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3" style:family="table-column">
      <style:table-column-properties fo:break-before="auto" style:column-width="1.4173in"/>
    </style:style>
    <style:style style:name="co14" style:family="table-column">
      <style:table-column-properties fo:break-before="auto" style:column-width="1.1075in"/>
    </style:style>
    <style:style style:name="co15" style:family="table-column">
      <style:table-column-properties fo:break-before="auto" style:column-width="0.8925in"/>
    </style:style>
    <style:style style:name="co16" style:family="table-column">
      <style:table-column-properties fo:break-before="auto" style:column-width="1.2264in"/>
    </style:style>
    <style:style style:name="co17" style:family="table-column">
      <style:table-column-properties fo:break-before="auto" style:column-width="1.155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20" style:family="table-column">
      <style:table-column-properties fo:break-before="auto" style:column-width="1.8047in"/>
    </style:style>
    <style:style style:name="co21" style:family="table-column">
      <style:table-column-properties fo:break-before="auto" style:column-width="1.4291in"/>
    </style:style>
    <style:style style:name="co22" style:family="table-column">
      <style:table-column-properties fo:break-before="auto" style:column-width="1.7626in"/>
    </style:style>
    <style:style style:name="co23" style:family="table-column">
      <style:table-column-properties fo:break-before="auto" style:column-width="1.1429in"/>
    </style:style>
    <style:style style:name="co24" style:family="table-column">
      <style:table-column-properties fo:break-before="auto" style:column-width="1.5008in"/>
    </style:style>
    <style:style style:name="co25" style:family="table-column">
      <style:table-column-properties fo:break-before="auto" style:column-width="1.3398in"/>
    </style:style>
    <style:style style:name="co26" style:family="table-column">
      <style:table-column-properties fo:break-before="auto" style:column-width="1.3508in"/>
    </style:style>
    <style:style style:name="co27" style:family="table-column">
      <style:table-column-properties fo:break-before="auto" style:column-width="1.586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1" style:family="table-row">
      <style:table-row-properties style:row-height="0.1756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854in" fo:break-before="auto" style:use-optimal-row-height="true"/>
    </style:style>
    <style:style style:name="ro14" style:family="table-row">
      <style:table-row-properties style:row-height="0.2346in" fo:break-before="auto" style:use-optimal-row-height="true"/>
    </style:style>
    <style:style style:name="ro15" style:family="table-row">
      <style:table-row-properties style:row-height="0.1819in" fo:break-before="auto" style:use-optimal-row-height="true"/>
    </style:style>
    <style:style style:name="ro16" style:family="table-row">
      <style:table-row-properties style:row-height="0.2016in" fo:break-before="auto" style:use-optimal-row-height="true"/>
    </style:style>
    <style:style style:name="ro17" style:family="table-row">
      <style:table-row-properties style:row-height="0.1681in" fo:break-before="auto" style:use-optimal-row-height="true"/>
    </style:style>
    <style:style style:name="ro18" style:family="table-row">
      <style:table-row-properties style:row-height="0.234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10" style:family="table-cell" style:parent-style-name="Default">
      <style:table-cell-properties fo:background-color="#ff0000"/>
      <style:text-properties style:text-position=""/>
    </style:style>
    <style:style style:name="ce11" style:family="table-cell" style:parent-style-name="Default">
      <style:table-cell-properties fo:background-color="#e6e6e6"/>
      <style:text-properties style:text-position="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  <style:text-properties style:text-position=""/>
    </style:style>
    <style:style style:name="ce8" style:family="table-cell" style:parent-style-name="Default">
      <style:text-properties style:text-position=""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  <style:text-properties style:text-position=""/>
    </style:style>
    <style:style style:name="ce14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ext-properties style:font-name="Liberation Sans" style:font-name-asian="Droid Sans Fallback" style:font-name-complex="FreeSans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00ff00"/>
    </style:style>
    <style:style style:name="ce21" style:family="table-cell" style:parent-style-name="Default">
      <style:text-properties fo:font-weight="normal" style:font-weight-asian="normal" style:font-weight-complex="normal"/>
    </style:style>
    <style:style style:name="ce22" style:family="table-cell" style:parent-style-name="Default">
      <style:table-cell-properties fo:background-color="#ffffff"/>
    </style:style>
    <style:style style:name="ce23" style:family="table-cell" style:parent-style-name="Default">
      <style:table-cell-properties fo:background-color="#ff0000"/>
    </style:style>
    <style:style style:name="ce24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26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27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28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29" style:family="table-cell" style:parent-style-name="Default">
      <style:table-cell-properties fo:background-color="#00ffff"/>
    </style:style>
    <style:style style:name="ce30" style:family="table-cell" style:parent-style-name="Default">
      <style:table-cell-properties fo:background-color="#ffff00"/>
    </style:style>
    <style:style style:name="ce31" style:family="table-cell" style:parent-style-name="Default">
      <style:table-cell-properties fo:background-color="#cfe7f5"/>
    </style:style>
    <style:style style:name="ce32" style:family="table-cell" style:parent-style-name="Default">
      <style:text-properties fo:color="#800000" fo:font-weight="bold" style:font-weight-asian="bold" style:font-weight-complex="bold"/>
    </style:style>
    <style:style style:name="ce33" style:family="table-cell" style:parent-style-name="Default">
      <style:text-properties fo:color="#ff3366"/>
    </style:style>
    <style:style style:name="ce34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00dcff"/>
    </style:style>
    <style:style style:name="ce37" style:family="table-cell" style:parent-style-name="Default" style:data-style-name="N37"/>
    <style:style style:name="ce38" style:family="table-cell" style:parent-style-name="Default">
      <style:text-properties fo:color="#00ff00"/>
    </style:style>
    <style:style style:name="ce39" style:family="table-cell" style:parent-style-name="Default">
      <style:table-cell-properties fo:background-color="#ffffff"/>
      <style:text-properties fo:color="#000000"/>
    </style:style>
    <style:style style:name="ce40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4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2" style:family="table-cell" style:parent-style-name="Default">
      <style:text-properties fo:color="#000000" fo:font-weight="bold" style:font-weight-asian="bold" style:font-weight-complex="bold"/>
    </style:style>
    <style:style style:name="ce43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66ffff"/>
    </style:style>
    <style:style style:name="ce46" style:family="table-cell" style:parent-style-name="Default">
      <style:table-cell-properties fo:background-color="#23ff23"/>
    </style:style>
    <style:style style:name="ce47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00ccff"/>
    </style:style>
    <style:style style:name="ce49" style:family="table-cell" style:parent-style-name="Default">
      <style:table-cell-properties fo:background-color="#e6e6ff"/>
    </style:style>
    <style:style style:name="ce50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51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cfe7f5"/>
      <style:text-properties fo:font-style="italic" fo:font-weight="bold" style:font-style-asian="italic" style:font-weight-asian="bold" style:font-style-complex="italic" style:font-weight-complex="bold"/>
    </style:style>
    <style:style style:name="ce53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54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55" style:family="table-cell" style:parent-style-name="Default">
      <style:table-cell-properties fo:background-color="#99ff66"/>
    </style:style>
    <style:style style:name="ce56" style:family="table-cell" style:parent-style-name="Default">
      <style:table-cell-properties fo:background-color="#33ff99"/>
    </style:style>
    <style:style style:name="ce57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58" style:family="table-cell" style:parent-style-name="Default">
      <style:table-cell-properties fo:background-color="#00cc33"/>
    </style:style>
    <style:style style:name="ce59" style:family="table-cell" style:parent-style-name="Default">
      <style:table-cell-properties fo:background-color="#99ccff"/>
    </style:style>
    <style:style style:name="ce60" style:family="table-cell" style:parent-style-name="Default">
      <style:table-cell-properties fo:background-color="#00ff66"/>
    </style:style>
    <style:style style:name="ce61" style:family="table-cell" style:parent-style-name="Default">
      <style:table-cell-properties fo:background-color="#00cc00"/>
    </style:style>
    <style:style style:name="ce62" style:family="table-cell" style:parent-style-name="Default">
      <style:table-cell-properties fo:background-color="#ff00ff"/>
    </style:style>
    <style:style style:name="ce63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64" style:family="table-cell" style:parent-style-name="Default">
      <style:table-cell-properties fo:background-color="#ff3366"/>
    </style:style>
    <style:style style:name="ce65" style:family="table-cell" style:parent-style-name="Default">
      <style:table-cell-properties fo:background-color="#ff3333"/>
    </style:style>
    <style:style style:name="ce66" style:family="table-cell" style:parent-style-name="Default" style:data-style-name="N0"/>
    <style:style style:name="ce67" style:family="table-cell" style:parent-style-name="Default">
      <style:table-cell-properties fo:background-color="#ff0000"/>
      <style:text-properties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"/>
    </style:style>
    <style:style style:name="T4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15"/>
        <table:table-column table:style-name="co13" table:default-cell-style-name="ce16"/>
        <table:table-column table:style-name="co14" table:default-cell-style-name="ce15"/>
        <table:table-column table:style-name="co1" table:number-columns-repeated="7" table:default-cell-style-name="Default"/>
        <table:table-row table:style-name="ro1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office:value-type="float" office:value="50000" calcext:value-type="float">
            <text:p>50000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3800" calcext:value-type="float">
            <text:p>38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office:value-type="float" office:value="3100" calcext:value-type="float">
            <text:p>3100</text:p>
          </table:table-cell>
          <table:table-cell office:value-type="float" office:value="4100" calcext:value-type="float">
            <text:p>4100</text:p>
          </table:table-cell>
          <table:table-cell table:formula="of:=SUM([.B2:.F2])" office:value-type="float" office:value="23000" calcext:value-type="float">
            <text:p>23000</text:p>
          </table:table-cell>
          <table:table-cell table:style-name="ce2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table:formula="of:=SUM([.H2];[.H21];[.H40];[.H59])" office:value-type="float" office:value="6931.98331080684" calcext:value-type="float">
            <text:p>6931.9833108068</text:p>
          </table:table-cell>
          <table:table-cell table:formula="of:=[.L2]+4160" office:value-type="float" office:value="11091.9833108068" calcext:value-type="float">
            <text:p>11091.9833108068</text:p>
          </table:table-cell>
          <table:table-cell table:style-name="ce29" table:formula="of:=3000-[.M2]" office:value-type="float" office:value="-8091.98331080684" calcext:value-type="float">
            <text:p>-8091.9833108068</text:p>
          </table:table-cell>
          <table:table-cell table:formula="of:=[.O1]/12" office:value-type="float" office:value="4166.66666666667" calcext:value-type="float">
            <text:p>4166.6666666667</text:p>
          </table:table-cell>
          <table:table-cell/>
        </table:table-row>
        <table:table-row table:style-name="ro9">
          <table:table-cell/>
          <table:table-cell table:style-name="ce15" office:value-type="string" calcext:value-type="string">
            <text:p>֊ Արեգ․</text:p>
          </table:table-cell>
          <table:table-cell table:number-columns-repeated="5"/>
          <table:table-cell table:style-name="ce2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ժելա</text:p>
          </table:table-cell>
          <table:table-cell office:value-type="float" office:value="0" calcext:value-type="float">
            <text:p>0</text:p>
          </table:table-cell>
          <table:table-cell table:style-name="ce23" office:value-type="float" office:value="-2300" calcext:value-type="float">
            <text:p>-2300</text:p>
          </table:table-cell>
          <table:table-cell table:formula="of:=SUM([.H3];[.H22];[.H41];[.H60])" office:value-type="float" office:value="3262.87491919845" calcext:value-type="float">
            <text:p>3262.8749191985</text:p>
          </table:table-cell>
          <table:table-cell table:formula="of:=[.L3]+4160" office:value-type="float" office:value="7422.87491919845" calcext:value-type="float">
            <text:p>7422.8749191985</text:p>
          </table:table-cell>
          <table:table-cell table:style-name="ce29" office:value-type="float" office:value="-7420" calcext:value-type="float">
            <text:p>-7420</text:p>
          </table:table-cell>
          <table:table-cell/>
          <table:table-cell office:value-type="float" office:value="73000" calcext:value-type="float">
            <text:p>73000</text:p>
          </table:table-cell>
        </table:table-row>
        <table:table-row table:style-name="ro9">
          <table:table-cell/>
          <table:table-cell table:style-name="ce15" office:value-type="string" calcext:value-type="string">
            <text:p>-Համլետ</text:p>
          </table:table-cell>
          <table:table-cell table:number-columns-repeated="5"/>
          <table:table-cell table:style-name="ce2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4];[.H23];[.H42];[.H61])" office:value-type="float" office:value="3262.87491919845" calcext:value-type="float">
            <text:p>3262.8749191985</text:p>
          </table:table-cell>
          <table:table-cell table:formula="of:=[.L4]+4160" office:value-type="float" office:value="7422.87491919845" calcext:value-type="float">
            <text:p>7422.8749191985</text:p>
          </table:table-cell>
          <table:table-cell table:style-name="ce29" office:value-type="float" office:value="-7420" calcext:value-type="float">
            <text:p>-7420</text:p>
          </table:table-cell>
          <table:table-cell/>
          <table:table-cell office:value-type="float" office:value="67700" calcext:value-type="float">
            <text:p>67700</text:p>
          </table:table-cell>
        </table:table-row>
        <table:table-row table:style-name="ro9">
          <table:table-cell/>
          <table:table-cell table:style-name="ce15" office:value-type="string" calcext:value-type="string">
            <text:p>֊Ալեք</text:p>
          </table:table-cell>
          <table:table-cell table:number-columns-repeated="5"/>
          <table:table-cell table:style-name="ce2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++12000</text:p>
          </table:table-cell>
          <table:table-cell/>
          <table:table-cell table:formula="of:=SUM([.H5];[.H24];[.H43];[.H62])" office:value-type="float" office:value="6931.98331080684" calcext:value-type="float">
            <text:p>6931.9833108068</text:p>
          </table:table-cell>
          <table:table-cell table:formula="of:=[.L5]+4160" office:value-type="float" office:value="11091.9833108068" calcext:value-type="float">
            <text:p>11091.9833108068</text:p>
          </table:table-cell>
          <table:table-cell table:formula="of:=12000-[.M5]" office:value-type="float" office:value="908.016689193159" calcext:value-type="float">
            <text:p>908.0166891932</text:p>
          </table:table-cell>
          <table:table-cell/>
          <table:table-cell table:style-name="ce20" office:value-type="float" office:value="16410" calcext:value-type="float">
            <text:p>16410</text:p>
          </table:table-cell>
        </table:table-row>
        <table:table-row table:style-name="ro9">
          <table:table-cell/>
          <table:table-cell table:style-name="ce15" office:value-type="string" calcext:value-type="string">
            <text:p>-Արման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2" office:value-type="string" calcext:value-type="string">
            <text:p>++5130</text:p>
          </table:table-cell>
          <table:table-cell/>
          <table:table-cell table:formula="of:=SUM([.H6];[.H25];[.H44];[.H63])" office:value-type="float" office:value="5343.5446661182" calcext:value-type="float">
            <text:p>5343.5446661182</text:p>
          </table:table-cell>
          <table:table-cell table:formula="of:=[.L6]+4160" office:value-type="float" office:value="9503.5446661182" calcext:value-type="float">
            <text:p>9503.5446661182</text:p>
          </table:table-cell>
          <table:table-cell table:formula="of:=15130-[.M6]" office:value-type="float" office:value="5626.4553338818" calcext:value-type="float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6" calcext:value-type="float">
            <text:p>860.4166666667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/>
          <table:table-cell table:formula="of:=SUM([.H7];[.H26];[.H45];[.H64])" office:value-type="float" office:value="6203.96133278486" calcext:value-type="float">
            <text:p>6203.9613327849</text:p>
          </table:table-cell>
          <table:table-cell table:formula="of:=[.L7]+4160" office:value-type="float" office:value="10363.9613327849" calcext:value-type="float">
            <text:p>10363.9613327849</text:p>
          </table:table-cell>
          <table:table-cell table:formula="of:=21180-[.M7]" office:value-type="float" office:value="10816.0386672151" calcext:value-type="float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7" office:value-type="string" calcext:value-type="string">
            <text:p>Մանե</text:p>
          </table:table-cell>
          <table:table-cell office:value-type="string" calcext:value-type="string">
            <text:p>++6900</text:p>
          </table:table-cell>
          <table:table-cell/>
          <table:table-cell table:formula="of:=SUM([.H8];[.H27];[.H46];[.H65])" office:value-type="float" office:value="6931.98331080684" calcext:value-type="float">
            <text:p>6931.9833108068</text:p>
          </table:table-cell>
          <table:table-cell table:formula="of:=[.L8]+4160" office:value-type="float" office:value="11091.9833108068" calcext:value-type="float">
            <text:p>11091.9833108068</text:p>
          </table:table-cell>
          <table:table-cell table:style-name="ce29" table:formula="of:=6900-[.M8]" office:value-type="float" office:value="-4191.98331080684" calcext:value-type="float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7" office:value-type="string" calcext:value-type="string">
            <text:p>Նանե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9];[.H27];[.H47];[.H66])" office:value-type="float" office:value="6931.98331080684" calcext:value-type="float">
            <text:p>6931.9833108068</text:p>
          </table:table-cell>
          <table:table-cell table:formula="of:=[.L9]+4160" office:value-type="float" office:value="11091.9833108068" calcext:value-type="float">
            <text:p>11091.9833108068</text:p>
          </table:table-cell>
          <table:table-cell table:style-name="ce29" table:formula="of:=[.J9]-[.M9]" office:value-type="float" office:value="-6091.98331080684" calcext:value-type="float">
            <text:p>-6091.9833108069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++10000</text:p>
          </table:table-cell>
          <table:table-cell/>
          <table:table-cell table:formula="of:=SUM([.H10];[.H29];[.H48];[.H67])" office:value-type="float" office:value="6931.98331080684" calcext:value-type="float">
            <text:p>6931.9833108068</text:p>
          </table:table-cell>
          <table:table-cell table:formula="of:=[.L10]+4160" office:value-type="float" office:value="11091.9833108068" calcext:value-type="float">
            <text:p>11091.9833108068</text:p>
          </table:table-cell>
          <table:table-cell table:style-name="ce29" table:formula="of:=10000-[.M10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Վահան</text:p>
          </table:table-cell>
          <table:table-cell office:value-type="float" office:value="-1660" calcext:value-type="float">
            <text:p>-1660</text:p>
          </table:table-cell>
          <table:table-cell/>
          <table:table-cell table:formula="of:=SUM([.H11];[.H30];[.H49];[.H68])" office:value-type="float" office:value="6578.13715696069" calcext:value-type="float">
            <text:p>6578.1371569607</text:p>
          </table:table-cell>
          <table:table-cell table:formula="of:=[.L11]" office:value-type="float" office:value="6578.13715696069" calcext:value-type="float">
            <text:p>6578.1371569607</text:p>
          </table:table-cell>
          <table:table-cell table:style-name="ce29" table:formula="of:=-(1660+6580)"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15" office:value-type="string" calcext:value-type="string">
            <text:p>֊ Արեգ․</text:p>
          </table:table-cell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++200</text:p>
          </table:table-cell>
          <table:table-cell/>
          <table:table-cell table:formula="of:=SUM([.H12];[.H31];[.H50];[.H69])" office:value-type="float" office:value="6931.98331080684" calcext:value-type="float">
            <text:p>6931.9833108068</text:p>
          </table:table-cell>
          <table:table-cell table:formula="of:=[.L12]" office:value-type="float" office:value="6931.98331080684" calcext:value-type="float">
            <text:p>6931.9833108068</text:p>
          </table:table-cell>
          <table:table-cell table:style-name="ce29" table:formula="of:=200-[.M12]" office:value-type="float" office:value="-6731.98331080684" calcext:value-type="float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5" office:value-type="string" calcext:value-type="string">
            <text:p>֊Ալեք</text:p>
          </table:table-cell>
          <table:table-cell table:style-name="ce15"/>
          <table:table-cell table:style-name="ce15" office:value-type="string" calcext:value-type="string">
            <text:p>-Հրաչ</text:p>
          </table:table-cell>
          <table:table-cell/>
          <table:table-cell table:style-name="Default" table:formula="of:=SUM([.B19];[.D19];[.E19])" office:value-type="float" office:value="879.391025641026" calcext:value-type="float">
            <text:p>879.391025641</text:p>
          </table:table-cell>
          <table:table-cell office:value-type="string" calcext:value-type="string">
            <text:p>Հրաչ</text:p>
          </table:table-cell>
          <table:table-cell office:value-type="string" calcext:value-type="string">
            <text:p>++100</text:p>
          </table:table-cell>
          <table:table-cell table:style-name="ce15"/>
          <table:table-cell table:formula="of:=SUM([.H13];[.H32];[.H51];[.H70])" office:value-type="float" office:value="4840.81447963801" calcext:value-type="float">
            <text:p>4840.814479638</text:p>
          </table:table-cell>
          <table:table-cell table:formula="of:=[.L13]" office:value-type="float" office:value="4840.81447963801" calcext:value-type="float">
            <text:p>4840.814479638</text:p>
          </table:table-cell>
          <table:table-cell table:style-name="ce29" table:formula="of:=100-[.M13]" office:value-type="float" office:value="-4740.81447963801" calcext:value-type="float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-Հրաչ</text:p>
          </table:table-cell>
          <table:table-cell table:style-name="ce15" table:number-columns-repeated="2"/>
          <table:table-cell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4];[.H33];[.H52];[.H71])" office:value-type="float" office:value="6931.98331080684" calcext:value-type="float">
            <text:p>6931.9833108068</text:p>
          </table:table-cell>
          <table:table-cell table:formula="of:=[.L14]+4160" office:value-type="float" office:value="11091.9833108068" calcext:value-type="float">
            <text:p>11091.9833108068</text:p>
          </table:table-cell>
          <table:table-cell table:style-name="ce29" table:formula="of:=10000-[.M14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++3800</text:p>
          </table:table-cell>
          <table:table-cell/>
          <table:table-cell table:formula="of:=SUM([.H15];[.H34];[.H53];[.H72])" office:value-type="float" office:value="3840.37491919845" calcext:value-type="float">
            <text:p>3840.3749191985</text:p>
          </table:table-cell>
          <table:table-cell table:formula="of:=[.L15]" office:value-type="float" office:value="3840.37491919845" calcext:value-type="float">
            <text:p>3840.3749191985</text:p>
          </table:table-cell>
          <table:table-cell table:style-name="ce29" table:formula="of:=3800-3840" office:value-type="float" office:value="-40" calcext:value-type="float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 calcext:value-type="float">
            <text:p>467.0833333333</text:p>
          </table:table-cell>
          <table:table-cell office:value-type="string" calcext:value-type="string">
            <text:p>Ալեք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5];[.H54];[.H73])" office:value-type="float" office:value="2807.70550527903" calcext:value-type="float">
            <text:p>2807.705505279</text:p>
          </table:table-cell>
          <table:table-cell table:formula="of:=[.L16]" office:value-type="float" office:value="2807.70550527903" calcext:value-type="float">
            <text:p>2807.705505279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/>
          <table:table-cell table:formula="of:=SUM([.H17];[.H36];[.H55];[.H74])" office:value-type="float" office:value="6581.98331080684" calcext:value-type="float">
            <text:p>6581.9833108068</text:p>
          </table:table-cell>
          <table:table-cell table:formula="of:=[.L17]+4160" office:value-type="float" office:value="10741.9833108068" calcext:value-type="float">
            <text:p>10741.9833108068</text:p>
          </table:table-cell>
          <table:table-cell table:style-name="ce30" table:formula="of:=5000+330-10740" office:value-type="float" office:value="-5410" calcext:value-type="float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 calcext:value-type="float">
            <text:p>1296.130952381</text:p>
          </table:table-cell>
          <table:table-cell office:value-type="string" calcext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 calcext:value-type="float">
            <text:p>2941.8172268908</text:p>
          </table:table-cell>
          <table:table-cell table:style-name="ce28" table:formula="of:=[.L18]+4160" office:value-type="float" office:value="7101.81722689076" calcext:value-type="float">
            <text:p>7101.8172268908</text:p>
          </table:table-cell>
          <table:table-cell table:style-name="ce29" office:value-type="float" office:value="-7100" calcext:value-type="float">
            <text:p>-7100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table:formula="of:=[.B2]/13" office:value-type="float" office:value="292.307692307692" calcext:value-type="float">
            <text:p>292.3076923077</text:p>
          </table:table-cell>
          <table:table-cell table:formula="of:=[.C2]/14" office:value-type="float" office:value="435.714285714286" calcext:value-type="float">
            <text:p>435.7142857143</text:p>
          </table:table-cell>
          <table:table-cell table:formula="of:=[.D2]/15" office:value-type="float" office:value="393.333333333333" calcext:value-type="float">
            <text:p>393.3333333333</text:p>
          </table:table-cell>
          <table:table-cell table:formula="of:=[.E2]/16" office:value-type="float" office:value="193.75" calcext:value-type="float">
            <text:p>193.75</text:p>
          </table:table-cell>
          <table:table-cell table:formula="of:=[.F2]/15" office:value-type="float" office:value="273.333333333333" calcext:value-type="float">
            <text:p>273.3333333333</text:p>
          </table:table-cell>
          <table:table-cell table:style-name="Default"/>
          <table:table-cell table:style-name="Default" office:value-type="float" office:value="430" calcext:value-type="float">
            <text:p>430</text:p>
          </table:table-cell>
          <table:table-cell table:style-name="Default" office:value-type="string" calcext:value-type="string">
            <text:p>Seyozha</text:p>
          </table:table-cell>
          <table:table-cell table:style-name="ce20"/>
          <table:table-cell/>
          <table:table-cell table:formula="of:=SUM([.H19];[.H78])" office:value-type="float" office:value="670" calcext:value-type="float">
            <text:p>670</text:p>
          </table:table-cell>
          <table:table-cell office:value-type="float" office:value="670" calcext:value-type="float">
            <text:p>670</text:p>
          </table:table-cell>
          <table:table-cell table:style-name="ce29"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15" table:formula="of:=SUM([.H2:.H19])" office:value-type="float" office:value="22994.2857142857" calcext:value-type="float">
            <text:p>22994.2857142857</text:p>
          </table:table-cell>
          <table:table-cell table:style-name="Default"/>
          <table:table-cell/>
          <table:table-cell table:style-name="ce23" office:value-type="float" office:value="-4300" calcext:value-type="float">
            <text:p>-4300</text:p>
          </table:table-cell>
          <table:table-cell table:style-name="ce15" table:formula="of:=SUM([.L2:.L19])" office:value-type="float" office:value="94857.9716117216" calcext:value-type="float">
            <text:p>94857.9716117216</text:p>
          </table:table-cell>
          <table:table-cell table:style-name="ce15"/>
          <table:table-cell table:number-columns-repeated="3"/>
        </table:table-row>
        <table:table-row table:style-name="ro9">
          <table:table-cell/>
          <table:table-cell office:value-type="float" office:value="6700" calcext:value-type="float">
            <text:p>6700</text:p>
          </table:table-cell>
          <table:table-cell office:value-type="float" office:value="4300" calcext:value-type="float">
            <text:p>4300</text:p>
          </table:table-cell>
          <table:table-cell office:value-type="float" office:value="2800" calcext:value-type="float">
            <text:p>2800</text:p>
          </table:table-cell>
          <table:table-cell office:value-type="float" office:value="4800" calcext:value-type="float">
            <text:p>4800</text:p>
          </table:table-cell>
          <table:table-cell office:value-type="float" office:value="8500" calcext:value-type="float">
            <text:p>8500</text:p>
          </table:table-cell>
          <table:table-cell table:formula="of:=SUM([.B21:.F21])" office:value-type="float" office:value="27100" calcext:value-type="float">
            <text:p>27100</text:p>
          </table:table-cell>
          <table:table-cell table:style-name="ce2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15" office:value-type="string" calcext:value-type="string">
            <text:p>Gena</text:p>
          </table:table-cell>
          <table:table-cell table:style-name="ce29" table:formula="of:=SUM([.H76])" office:value-type="float" office:value="1550.57692307692" calcext:value-type="float">
            <text:p>1550.5769230769</text:p>
          </table:table-cell>
          <table:table-cell table:style-name="ce29"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15" office:value-type="string" calcext:value-type="string">
            <text:p>֊Ալեք</text:p>
          </table:table-cell>
          <table:table-cell table:style-name="ce15" table:number-columns-repeated="2"/>
          <table:table-cell table:number-columns-repeated="3"/>
          <table:table-cell table:style-name="ce2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15" office:value-type="string" calcext:value-type="string">
            <text:p>Arus</text:p>
          </table:table-cell>
          <table:table-cell table:style-name="ce29" office:value-type="float" office:value="400" calcext:value-type="float">
            <text:p>400</text:p>
          </table:table-cell>
          <table:table-cell table:style-name="ce29"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15"/>
          <table:table-cell table:style-name="ce15" office:value-type="string" calcext:value-type="string">
            <text:p>-Սարգիս</text:p>
          </table:table-cell>
          <table:table-cell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style-name="ce15"/>
          <table:table-cell table:number-columns-repeated="3"/>
        </table:table-row>
        <table:table-row table:style-name="ro9">
          <table:table-cell/>
          <table:table-cell table:style-name="ce15"/>
          <table:table-cell table:style-name="ce15" office:value-type="string" calcext:value-type="string">
            <text:p>֊Ալեք</text:p>
          </table:table-cell>
          <table:table-cell table:style-name="ce15" office:value-type="string" calcext:value-type="string">
            <text:p>-Հրաչ</text:p>
          </table:table-cell>
          <table:table-cell table:number-columns-repeated="3"/>
          <table:table-cell table:style-name="ce2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style-name="ce15" office:value-type="string" calcext:value-type="string">
            <text:p>Անի Գ․</text:p>
          </table:table-cell>
          <table:table-cell office:value-type="float" office:value="-8100" calcext:value-type="float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Մանե</text:p>
          </table:table-cell>
          <table:table-cell table:number-columns-repeated="3"/>
          <table:table-cell table:style-name="ce15" office:value-type="string" calcext:value-type="string">
            <text:p>Անժելա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Նանե</text:p>
          </table:table-cell>
          <table:table-cell table:number-columns-repeated="3"/>
          <table:table-cell table:style-name="ce15" office:value-type="string" calcext:value-type="string">
            <text:p>Արմենուհի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սմիկ Դ․</text:p>
          </table:table-cell>
          <table:table-cell table:number-columns-repeated="3"/>
          <table:table-cell table:style-name="ce15" office:value-type="string" calcext:value-type="string">
            <text:p>Գայանե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Վահան</text:p>
          </table:table-cell>
          <table:table-cell table:number-columns-repeated="3"/>
          <table:table-cell table:style-name="ce15" office:value-type="string" calcext:value-type="string">
            <text:p>Արեգ</text:p>
          </table:table-cell>
          <table:table-cell office:value-type="float" office:value="5620" calcext:value-type="float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Կարեն</text:p>
          </table:table-cell>
          <table:table-cell table:number-columns-repeated="3"/>
          <table:table-cell table:style-name="ce15" office:value-type="string" calcext:value-type="string">
            <text:p>Համլետ</text:p>
          </table:table-cell>
          <table:table-cell office:value-type="float" office:value="10800" calcext:value-type="float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38];[.C38];[.E38];[.F38])" office:value-type="float" office:value="1487.76960784314" calcext:value-type="float">
            <text:p>1487.7696078431</text:p>
          </table:table-cell>
          <table:table-cell office:value-type="string" calcext:value-type="string">
            <text:p>Հրաչ</text:p>
          </table:table-cell>
          <table:table-cell/>
          <table:table-cell table:style-name="ce15"/>
          <table:table-cell/>
          <table:table-cell table:style-name="ce15" office:value-type="string" calcext:value-type="string">
            <text:p>Մանե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5" office:value-type="string" calcext:value-type="string">
            <text:p>Նանե</text:p>
          </table:table-cell>
          <table:table-cell office:value-type="float" office:value="-6100" calcext:value-type="float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Սարգիս</text:p>
          </table:table-cell>
          <table:table-cell table:number-columns-repeated="3"/>
          <table:table-cell table:style-name="ce15" office:value-type="string" calcext:value-type="string">
            <text:p>Հասմիկ Դ․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38:.F38])" office:value-type="float" office:value="782.352941176471" calcext:value-type="float">
            <text:p>782.352941176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table:style-name="ce15" office:value-type="string" calcext:value-type="string">
            <text:p>Վահան</text:p>
          </table:table-cell>
          <table:table-cell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5" office:value-type="string" calcext:value-type="string">
            <text:p>Կարեն</text:p>
          </table:table-cell>
          <table:table-cell office:value-type="float" office:value="-6730" calcext:value-type="float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 calcext:value-type="float">
            <text:p>1255.6862745098</text:p>
          </table:table-cell>
          <table:table-cell office:value-type="string" calcext:value-type="string">
            <text:p>Արման</text:p>
          </table:table-cell>
          <table:table-cell table:number-columns-repeated="3"/>
          <table:table-cell table:style-name="ce15" office:value-type="string" calcext:value-type="string">
            <text:p>Հրաչ</text:p>
          </table:table-cell>
          <table:table-cell office:value-type="float" office:value="-4750" calcext:value-type="float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 calcext:value-type="float">
            <text:p>418.75</text:p>
          </table:table-cell>
          <table:table-cell table:formula="of:=[.C21]/15" office:value-type="float" office:value="286.666666666667" calcext:value-type="float">
            <text:p>286.6666666667</text:p>
          </table:table-cell>
          <table:table-cell table:formula="of:=[.D21]/15" office:value-type="float" office:value="186.666666666667" calcext:value-type="float">
            <text:p>186.6666666667</text:p>
          </table:table-cell>
          <table:table-cell table:formula="of:=[.E21]/17" office:value-type="float" office:value="282.352941176471" calcext:value-type="float">
            <text:p>282.3529411765</text:p>
          </table:table-cell>
          <table:table-cell table:formula="of:=[.F21]/17" office:value-type="float" office:value="500" calcext:value-type="float">
            <text:p>500</text:p>
          </table:table-cell>
          <table:table-cell table:style-name="Default"/>
          <table:table-cell table:style-name="ce15" table:formula="of:=SUM([.H21:.H37])" office:value-type="float" office:value="26967.9166666667" calcext:value-type="float">
            <text:p>26967.9166666667</text:p>
          </table:table-cell>
          <table:table-cell table:style-name="Default"/>
          <table:table-cell table:number-columns-repeated="3"/>
          <table:table-cell table:style-name="ce15" office:value-type="string" calcext:value-type="string">
            <text:p>Ժոզեֆ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3" office:value-type="float" office:value="-5400" calcext:value-type="float">
            <text:p>-5400</text:p>
          </table:table-cell>
          <table:table-cell/>
          <table:table-cell table:style-name="ce15" office:value-type="string" calcext:value-type="string">
            <text:p>Սարգիս</text:p>
          </table:table-cell>
          <table:table-cell office:value-type="float" office:value="-40" calcext:value-type="float">
            <text:p>-40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<text:span text:style-name="T3">3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4000" calcext:value-type="float">
            <text:p>4000</text:p>
          </table:table-cell>
          <table:table-cell office:value-type="float" office:value="4200" calcext:value-type="float">
            <text:p>4200</text:p>
          </table:table-cell>
          <table:table-cell office:value-type="float" office:value="6900" calcext:value-type="float">
            <text:p>6900</text:p>
          </table:table-cell>
          <table:table-cell office:value-type="float" office:value="5400" calcext:value-type="float">
            <text:p>5400</text:p>
          </table:table-cell>
          <table:table-cell table:formula="of:=SUM([.B40:.F40])" office:value-type="float" office:value="25600" calcext:value-type="float">
            <text:p>25600</text:p>
          </table:table-cell>
          <table:table-cell table:style-name="ce21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table:style-name="ce15" office:value-type="string" calcext:value-type="string">
            <text:p>Ալեք</text:p>
          </table:table-cell>
          <table:table-cell office:value-type="float" office:value="-2800" calcext:value-type="float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5" office:value-type="string" calcext:value-type="string">
            <text:p>-Սարգիս</text:p>
          </table:table-cell>
          <table:table-cell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/>
          <table:table-cell table:style-name="ce15" office:value-type="string" calcext:value-type="string">
            <text:p>Տիգրան</text:p>
          </table:table-cell>
          <table:table-cell office:value-type="float" office:value="-5400" calcext:value-type="float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table:style-name="ce15" office:value-type="string" calcext:value-type="string">
            <text:p>Արման</text:p>
          </table:table-cell>
          <table:table-cell office:value-type="float" office:value="-7100" calcext:value-type="float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office:value-type="string" calcext:value-type="string">
            <text:p>Seyozha</text:p>
          </table:table-cell>
          <table:table-cell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5" office:value-type="string" calcext:value-type="string">
            <text:p>- Անժելա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րեգ</text:p>
          </table:table-cell>
          <table:table-cell table:number-columns-repeated="3"/>
          <table:table-cell table:style-name="ce15" office:value-type="string" calcext:value-type="string">
            <text:p>Gena</text:p>
          </table:table-cell>
          <table:table-cell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15" office:value-type="string" calcext:value-type="string">
            <text:p>- Արմենուհի</text:p>
          </table:table-cell>
          <table:table-cell table:style-name="ce15" office:value-type="string" calcext:value-type="string">
            <text:p>-Արմենուհի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մլետ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15" office:value-type="string" calcext:value-type="string">
            <text:p>Arus</text:p>
          </table:table-cell>
          <table:table-cell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5" office:value-type="string" calcext:value-type="string">
            <text:p>-Հրաչ</text:p>
          </table:table-cell>
          <table:table-cell/>
          <table:table-cell table:style-name="ce15" office:value-type="string" calcext:value-type="string">
            <text:p>-Հրաչ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15" office:value-type="string" calcext:value-type="string">
            <text:p>-Արման</text:p>
          </table:table-cell>
          <table:table-cell table:style-name="ce25" office:value-type="string" calcext:value-type="string">
            <text:p>-Արման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57];[.E57])" office:value-type="float" office:value="923.076923076923" calcext:value-type="float">
            <text:p>923.0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57:.F57])" office:value-type="float" office:value="980.769230769231" calcext:value-type="float">
            <text:p>980.7692307692</text:p>
          </table:table-cell>
          <table:table-cell office:value-type="string" calcext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 calcext:value-type="float">
            <text:p>39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 calcext:value-type="float">
            <text:p>392.3076923077</text:p>
          </table:table-cell>
          <table:table-cell table:formula="of:=[.C40]/11" office:value-type="float" office:value="363.636363636364" calcext:value-type="float">
            <text:p>363.6363636364</text:p>
          </table:table-cell>
          <table:table-cell table:formula="of:=[.D40]/11" office:value-type="float" office:value="381.818181818182" calcext:value-type="float">
            <text:p>381.8181818182</text:p>
          </table:table-cell>
          <table:table-cell table:formula="of:=[.E40]/13" office:value-type="float" office:value="530.769230769231" calcext:value-type="float">
            <text:p>530.7692307692</text:p>
          </table:table-cell>
          <table:table-cell table:formula="of:=[.F40]/12" office:value-type="float" office:value="450" calcext:value-type="float">
            <text:p>450</text:p>
          </table:table-cell>
          <table:table-cell table:style-name="Default"/>
          <table:table-cell table:style-name="Default" table:formula="of:=SUM([.H40:.H56])" office:value-type="float" office:value="25597.6923076923" calcext:value-type="float">
            <text:p>25597.6923076923</text:p>
          </table:table-cell>
          <table:table-cell table:style-name="Default"/>
          <table:table-cell table:style-name="ce20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3" office:value-type="float" office:value="-1000" calcext:value-type="float">
            <text:p>-1000</text:p>
          </table:table-cell>
          <table:table-cell table:number-columns-repeated="5"/>
        </table:table-row>
        <table:table-row table:style-name="ro8">
          <table:table-cell table:style-name="ce15" office:value-type="string" calcext:value-type="string">
            <text:p><text:span text:style-name="T3">4st</text:span></text:p>
          </table:table-cell>
          <table:table-cell office:value-type="float" office:value="4200" calcext:value-type="float">
            <text:p>4200</text:p>
          </table:table-cell>
          <table:table-cell office:value-type="float" office:value="3500" calcext:value-type="float">
            <text:p>3500</text:p>
          </table:table-cell>
          <table:table-cell office:value-type="float" office:value="4600" calcext:value-type="float">
            <text:p>4600</text:p>
          </table:table-cell>
          <table:table-cell office:value-type="float" office:value="5100" calcext:value-type="float">
            <text:p>5100</text:p>
          </table:table-cell>
          <table:table-cell office:value-type="float" office:value="3800" calcext:value-type="float">
            <text:p>3800</text:p>
          </table:table-cell>
          <table:table-cell table:formula="of:=SUM([.B59:.F59])" office:value-type="float" office:value="21200" calcext:value-type="float">
            <text:p>21200</text:p>
          </table:table-cell>
          <table:table-cell table:style-name="ce21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նի Գ․</text:p>
          </table:table-cell>
          <table:table-cell office:value-type="float" office:value="3000" calcext:value-type="float">
            <text:p>3000</text:p>
          </table:table-cell>
          <table:table-cell office:value-type="float" office:value="23000" calcext:value-type="float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15" office:value-type="string" calcext:value-type="string">
            <text:p>-Սարգիս</text:p>
          </table:table-cell>
          <table:table-cell table:style-name="ce15" table:number-columns-repeated="2"/>
          <table:table-cell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15" office:value-type="string" calcext:value-type="string">
            <text:p>- Անժելա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5" office:value-type="string" calcext:value-type="string">
            <text:p>- Արմենուհի</text:p>
          </table:table-cell>
          <table:table-cell table:style-name="ce15" office:value-type="string" calcext:value-type="string">
            <text:p>-Արմենուհի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Tigran</text:p>
          </table:table-cell>
          <table:table-cell table:style-name="ce15" table:number-columns-repeated="2"/>
          <table:table-cell/>
          <table:table-cell table:style-name="ce15"/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5" office:value-type="string" calcext:value-type="string">
            <text:p>-Արման</text:p>
          </table:table-cell>
          <table:table-cell table:style-name="ce25" office:value-type="string" calcext:value-type="string">
            <text:p>-Արման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 calcext:value-type="string">
            <text:p>Gena</text:p>
          </table:table-cell>
          <table:table-cell office:value-type="string" calcext:value-type="string">
            <text:p>-Vahan</text:p>
          </table:table-cell>
          <table:table-cell/>
          <table:table-cell office:value-type="string" calcext:value-type="string">
            <text:p>+Seryozh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5" office:value-type="string" calcext:value-type="string">
            <text:p>+Arus</text:p>
          </table:table-cell>
          <table:table-cell/>
          <table:table-cell table:style-name="ce15"/>
          <table:table-cell/>
          <table:table-cell table:formula="of:=SUM([.B76];[.C76];[.E76];[.F76])" office:value-type="float" office:value="1196.73076923077" calcext:value-type="float">
            <text:p>1196.7307692308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 office:value-type="string" calcext:value-type="string">
            <text:p>Gen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76];[.F76])" office:value-type="float" office:value="577.5" calcext:value-type="float">
            <text:p>577.5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76:.F76])" office:value-type="float" office:value="577.5" calcext:value-type="float">
            <text:p>577.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office:value-type="float" office:value="5580" calcext:value-type="float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 calcext:value-type="float">
            <text:p>1200.5769230769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 calcext:value-type="float">
            <text:p>350</text:p>
          </table:table-cell>
          <table:table-cell table:formula="of:=[.C59]/13" office:value-type="float" office:value="269.230769230769" calcext:value-type="float">
            <text:p>269.2307692308</text:p>
          </table:table-cell>
          <table:table-cell table:formula="of:=[.D59]/13" office:value-type="float" office:value="353.846153846154" calcext:value-type="float">
            <text:p>353.8461538462</text:p>
          </table:table-cell>
          <table:table-cell table:formula="of:=[.E59]/15" office:value-type="float" office:value="340" calcext:value-type="float">
            <text:p>340</text:p>
          </table:table-cell>
          <table:table-cell table:formula="of:=[.F59]/16" office:value-type="float" office:value="237.5" calcext:value-type="float">
            <text:p>237.5</text:p>
          </table:table-cell>
          <table:table-cell table:style-name="Default"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table:style-name="Default" office:value-type="string" calcext:value-type="string">
            <text:p>Gena</text:p>
          </table:table-cell>
          <table:table-cell table:style-name="ce20" office:value-type="float" office:value="11000" calcext:value-type="float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style-name="Default" office:value-type="string" calcext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 calcext:value-type="float">
            <text:p>240</text:p>
          </table:table-cell>
          <table:table-cell table:style-name="Default" office:value-type="string" calcext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 calcext:value-type="float">
            <text:p>96900</text:p>
          </table:table-cell>
          <table:table-cell table:style-name="ce15" table:formula="of:=SUM([.H59:.H78])" office:value-type="float" office:value="21248.6538461538" calcext:value-type="float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formula="of:=SUM([.G2];[.G21];[.G39])" office:value-type="float" office:value="66000" calcext:value-type="float">
            <text:p>66000</text:p>
          </table:table-cell>
          <table:table-cell table:style-name="ce14" office:value-type="string" calcext:value-type="string">
            <text:p>Total</text:p>
          </table:table-cell>
          <table:table-cell/>
          <table:table-cell office:value-type="float" office:value="50000" calcext:value-type="float">
            <text:p>50000</text:p>
          </table:table-cell>
          <table:table-cell/>
        </table:table-row>
        <table:table-row table:style-name="ro11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3500" calcext:value-type="float">
            <text:p>3500</text:p>
          </table:table-cell>
          <table:table-cell office:value-type="float" office:value="4800" calcext:value-type="float">
            <text:p>4800</text:p>
          </table:table-cell>
          <table:table-cell office:value-type="float" office:value="5100" calcext:value-type="float">
            <text:p>5100</text:p>
          </table:table-cell>
          <table:table-cell office:value-type="float" office:value="4200" calcext:value-type="float">
            <text:p>4200</text:p>
          </table:table-cell>
          <table:table-cell table:style-name="ce15" table:formula="of:=SUM([.B2:.F2])" office:value-type="float" office:value="22200" calcext:value-type="float">
            <text:p>22200</text:p>
          </table:table-cell>
          <table:table-cell table:style-name="ce21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];[.H21];[.H39];[.H58];[.H77])" office:value-type="float" office:value="7818.80494505494" calcext:value-type="float">
            <text:p>7818.804945055</text:p>
          </table:table-cell>
          <table:table-cell table:style-name="ce30" table:formula="of:=[.J2]-[.P2]" office:value-type="float" office:value="-5943.80494505494" calcext:value-type="float">
            <text:p>-5943.804945055</text:p>
          </table:table-cell>
          <table:table-cell table:formula="of:=[.O1]/16" office:value-type="float" office:value="3125" calcext:value-type="float">
            <text:p>3125</text:p>
          </table:table-cell>
          <table:table-cell table:formula="of:=SUM([.M2];[.O2])" office:value-type="float" office:value="10943.8049450549" calcext:value-type="float">
            <text:p>10943.804945054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նժելա</text:p>
          </table:table-cell>
          <table:table-cell office:value-type="float" office:value="2600" calcext:value-type="float">
            <text:p>2600</text:p>
          </table:table-cell>
          <table:table-cell table:style-name="ce23" office:value-type="float" office:value="1600" calcext:value-type="float">
            <text:p>1600</text:p>
          </table:table-cell>
          <table:table-cell/>
          <table:table-cell table:formula="of:=SUM([.H3];[.H22];[.H40];[.H59];[.H78])" office:value-type="float" office:value="7818.80494505494" calcext:value-type="float">
            <text:p>7818.804945055</text:p>
          </table:table-cell>
          <table:table-cell table:style-name="ce30" table:formula="of:=[.J3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րմենուհի</text:p>
          </table:table-cell>
          <table:table-cell office:value-type="float" office:value="2600" calcext:value-type="float">
            <text:p>2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4];[.H23];[.H41];[.H60];[.H79])" office:value-type="float" office:value="7818.80494505494" calcext:value-type="float">
            <text:p>7818.804945055</text:p>
          </table:table-cell>
          <table:table-cell table:style-name="ce30" table:formula="of:=[.J4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9];[.C19];[.E19];[.F19])" office:value-type="float" office:value="1175.41666666667" calcext:value-type="float">
            <text:p>1175.4166666667</text:p>
          </table:table-cell>
          <table:table-cell table:style-name="ce15" office:value-type="string" calcext:value-type="string">
            <text:p>Գայանե</text:p>
          </table:table-cell>
          <table:table-cell office:value-type="float" office:value="5900" calcext:value-type="float">
            <text:p>5900</text:p>
          </table:table-cell>
          <table:table-cell table:number-columns-repeated="2"/>
          <table:table-cell table:formula="of:=SUM([.H5];[.H24];[.H42];[.H80])" office:value-type="float" office:value="2679.26282051282" calcext:value-type="float">
            <text:p>2679.2628205128</text:p>
          </table:table-cell>
          <table:table-cell table:style-name="ce20" table:formula="of:=[.J5]-[.P5]" office:value-type="float" office:value="95.7371794871797" calcext:value-type="float">
            <text:p>95.7371794872</text:p>
          </table:table-cell>
          <table:table-cell/>
          <table:table-cell table:formula="of:=SUM([.M5];[.O2])" office:value-type="float" office:value="5804.26282051282" calcext:value-type="float">
            <text:p>5804.2628205128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րեգ</text:p>
          </table:table-cell>
          <table:table-cell table:style-name="ce22" office:value-type="float" office:value="9600" calcext:value-type="float">
            <text:p>9600</text:p>
          </table:table-cell>
          <table:table-cell table:number-columns-repeated="2"/>
          <table:table-cell table:formula="of:=SUM([.H6];[.H25];[.H43];[.H62];[.H81])" office:value-type="float" office:value="7818.80494505494" calcext:value-type="float">
            <text:p>7818.804945055</text:p>
          </table:table-cell>
          <table:table-cell table:style-name="ce30" table:formula="of:=[.J6]-[.P2]" office:value-type="float" office:value="-1343.80494505494" calcext:value-type="float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ամլետ</text:p>
          </table:table-cell>
          <table:table-cell office:value-type="float" office:value="30800" calcext:value-type="float">
            <text:p>30800</text:p>
          </table:table-cell>
          <table:table-cell table:number-columns-repeated="2"/>
          <table:table-cell table:formula="of:=SUM([.H7];[.H26];[.H44];[.H82];[.H63])" office:value-type="float" office:value="6518.80494505494" calcext:value-type="float">
            <text:p>6518.804945055</text:p>
          </table:table-cell>
          <table:table-cell table:style-name="ce20" table:formula="of:=[.J7]-[.P7]" office:value-type="float" office:value="21156.1950549451" calcext:value-type="float">
            <text:p>21156.1950549451</text:p>
          </table:table-cell>
          <table:table-cell/>
          <table:table-cell table:formula="of:=SUM([.M7];[.O2])" office:value-type="float" office:value="9643.80494505494" calcext:value-type="float">
            <text:p>9643.804945055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8];[.H27];[.H45];[.H64];[.H83])" office:value-type="float" office:value="4630.98443223443" calcext:value-type="float">
            <text:p>4630.9844322344</text:p>
          </table:table-cell>
          <table:table-cell table:style-name="ce30" table:formula="of:=[.J8]-[.P8]" office:value-type="float" office:value="-2755.98443223443" calcext:value-type="float">
            <text:p>-2755.9844322344</text:p>
          </table:table-cell>
          <table:table-cell/>
          <table:table-cell table:formula="of:=SUM([.M8];[.O2])" office:value-type="float" office:value="7755.98443223443" calcext:value-type="float">
            <text:p>7755.9844322344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Նանե</text:p>
          </table:table-cell>
          <table:table-cell office:value-type="float" office:value="5700" calcext:value-type="float">
            <text:p>5700</text:p>
          </table:table-cell>
          <table:table-cell table:number-columns-repeated="2"/>
          <table:table-cell table:formula="of:=SUM([.H9];[.H28];[.H46];[.H65];[.H84])" office:value-type="float" office:value="4630.98443223443" calcext:value-type="float">
            <text:p>4630.9844322344</text:p>
          </table:table-cell>
          <table:table-cell table:style-name="ce30" table:formula="of:=[.J9]-[.P8]" office:value-type="float" office:value="-2055.98443223443" calcext:value-type="float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ասմիկ Դ․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table:formula="of:=SUM([.H10];[.H29];[.H47];[.H66];[.H85])" office:value-type="float" office:value="7818.80494505494" calcext:value-type="float">
            <text:p>7818.804945055</text:p>
          </table:table-cell>
          <table:table-cell table:style-name="ce30" table:formula="of:=[.J10]-[.P2]" office:value-type="float" office:value="-4543.80494505494" calcext:value-type="float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5" table:number-columns-repeated="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Կարեն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table:formula="of:=SUM([.H11];[.H30];[.H48];[.H67];[.H86])" office:value-type="float" office:value="7534.18956043956" calcext:value-type="float">
            <text:p>7534.1895604396</text:p>
          </table:table-cell>
          <table:table-cell table:style-name="ce30" table:formula="of:=[.J11]-[.P11]" office:value-type="float" office:value="-10389.1895604396" calcext:value-type="float">
            <text:p>-10389.1895604396</text:p>
          </table:table-cell>
          <table:table-cell/>
          <table:table-cell table:formula="of:=SUM([.M11];[.O2])" office:value-type="float" office:value="10659.1895604396" calcext:value-type="float">
            <text:p>10659.1895604396</text:p>
          </table:table-cell>
        </table:table-row>
        <table:table-row table:style-name="ro12">
          <table:table-cell table:number-columns-repeated="2"/>
          <table:table-cell table:style-name="ce15" table:number-columns-repeated="5"/>
          <table:table-cell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րաչ</text:p>
          </table:table-cell>
          <table:table-cell office:value-type="float" office:value="270" calcext:value-type="float">
            <text:p>270</text:p>
          </table:table-cell>
          <table:table-cell table:style-name="ce15"/>
          <table:table-cell/>
          <table:table-cell table:formula="of:=SUM([.H12];[.H31];[.H49];[.H68];[.H87])" office:value-type="float" office:value="7818.80494505494" calcext:value-type="float">
            <text:p>7818.804945055</text:p>
          </table:table-cell>
          <table:table-cell table:style-name="ce30" table:formula="of:=[.J12]-[.P2]" office:value-type="float" office:value="-10673.8049450549" calcext:value-type="float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5" table:number-columns-repeated="3"/>
          <table:table-cell table:number-columns-repeated="2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3];[.H32];[.H50];[.H69];[.H88])" office:value-type="float" office:value="7497.37637362637" calcext:value-type="float">
            <text:p>7497.3763736264</text:p>
          </table:table-cell>
          <table:table-cell table:style-name="ce30" table:formula="of:=[.J13]-[.P13]" office:value-type="float" office:value="-622.376373626374" calcext:value-type="float">
            <text:p>-622.3763736264</text:p>
          </table:table-cell>
          <table:table-cell/>
          <table:table-cell table:formula="of:=SUM([.M13];[.O2])" office:value-type="float" office:value="10622.3763736264" calcext:value-type="float">
            <text:p>10622.3763736264</text:p>
          </table:table-cell>
        </table:table-row>
        <table:table-row table:style-name="ro12">
          <table:table-cell table:number-columns-repeated="2"/>
          <table:table-cell table:style-name="ce15"/>
          <table:table-cell table:number-columns-repeated="4"/>
          <table:table-cell table:style-name="ce16" table:formula="of:=SUM([.B19];[.D19];[.E19];[.F19])" office:value-type="float" office:value="1268.27380952381" calcext:value-type="float">
            <text:p>1268.2738095238</text:p>
          </table:table-cell>
          <table:table-cell table:style-name="ce15"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4];[.H33];[.H51];[.H70];[.H89])" office:value-type="float" office:value="5448.56684981685" calcext:value-type="float">
            <text:p>5448.5668498169</text:p>
          </table:table-cell>
          <table:table-cell table:style-name="ce30" table:formula="of:=[.J14]-[.P14]" office:value-type="float" office:value="-3573.56684981685" calcext:value-type="float">
            <text:p>-3573.5668498169</text:p>
          </table:table-cell>
          <table:table-cell/>
          <table:table-cell table:formula="of:=SUM([.M14];[.O2])" office:value-type="float" office:value="8573.56684981685" calcext:value-type="float">
            <text:p>8573.5668498169</text:p>
          </table:table-cell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/>
          <table:table-cell table:style-name="ce16" table:formula="of:=SUM([.E19])" office:value-type="float" office:value="318.75" calcext:value-type="float">
            <text:p>318.75</text:p>
          </table:table-cell>
          <table:table-cell table:style-name="ce15" office:value-type="string" calcext:value-type="string">
            <text:p>Ալեք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  <table:table-cell table:formula="of:=SUM([.H15];[.H34];[.H52];[.H71];[.H90])" office:value-type="float" office:value="925.892857142857" calcext:value-type="float">
            <text:p>925.8928571429</text:p>
          </table:table-cell>
          <table:table-cell table:style-name="ce30" table:formula="of:=[.J15]-[.M15]" office:value-type="float" office:value="-3732.89285714286" calcext:value-type="float">
            <text:p>-3732.8928571429</text:p>
          </table:table-cell>
          <table:table-cell table:number-columns-repeated="2"/>
        </table:table-row>
        <table:table-row table:style-name="ro11">
          <table:table-cell/>
          <table:table-cell table:number-columns-repeated="5" office:value-type="string" calcext:value-type="string">
            <text:p>-Արման</text:p>
          </table:table-cell>
          <table:table-cell/>
          <table:table-cell table:style-name="ce16" table:formula="of:=SUM([.B19:.E19])" office:value-type="float" office:value="1218.27380952381" calcext:value-type="float">
            <text:p>1218.2738095238</text:p>
          </table:table-cell>
          <table:table-cell table:style-name="ce21" office:value-type="string" calcext:value-type="string">
            <text:p>Seryozha</text:p>
          </table:table-cell>
          <table:table-cell office:value-type="float" office:value="330" calcext:value-type="float">
            <text:p>330</text:p>
          </table:table-cell>
          <table:table-cell table:number-columns-repeated="2"/>
          <table:table-cell table:formula="of:=SUM([.H16];[.H35];[.H53];[.H72];[.H91])" office:value-type="float" office:value="7518.80494505494" calcext:value-type="float">
            <text:p>7518.804945055</text:p>
          </table:table-cell>
          <table:table-cell table:style-name="ce30" table:formula="of:=[.J16]-[.P16]" office:value-type="float" office:value="-10313.8049450549" calcext:value-type="float">
            <text:p>-10313.8049450549</text:p>
          </table:table-cell>
          <table:table-cell/>
          <table:table-cell table:formula="of:=SUM([.M16];[.O2])" office:value-type="float" office:value="10643.8049450549" calcext:value-type="float">
            <text:p>10643.804945054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 Գայանե</text:p>
          </table:table-cell>
          <table:table-cell/>
          <table:table-cell table:style-name="ce21" office:value-type="string" calcext:value-type="string">
            <text:p>-Seryozha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րման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SUM([.H17];[.H36];[.H54];[.H73];[.H92])" office:value-type="float" office:value="5383.49816849817" calcext:value-type="float">
            <text:p>5383.4981684982</text:p>
          </table:table-cell>
          <table:table-cell table:style-name="ce30" table:formula="of:=[.J17]-[.P17]" office:value-type="float" office:value="-8508.49816849817" calcext:value-type="float">
            <text:p>-8508.4981684982</text:p>
          </table:table-cell>
          <table:table-cell/>
          <table:table-cell table:formula="of:=SUM([.M17];[.O2])" office:value-type="float" office:value="8508.49816849817" calcext:value-type="float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 calcext:value-type="float">
            <text:p>1518.2738095238</text:p>
          </table:table-cell>
          <table:table-cell office:value-type="string" calcext:value-type="string">
            <text:p>Gena</text:p>
          </table:table-cell>
          <table:table-cell office:value-type="float" office:value="5450" calcext:value-type="float">
            <text:p>5450</text:p>
          </table:table-cell>
          <table:table-cell table:number-columns-repeated="2"/>
          <table:table-cell table:formula="of:=SUM([.H18];[.H37];[.H55];[.H74];[.H93])" office:value-type="float" office:value="7818.80494505494" calcext:value-type="float">
            <text:p>7818.804945055</text:p>
          </table:table-cell>
          <table:table-cell table:style-name="ce30" table:formula="of:=[.J18]-[.P2]" office:value-type="float" office:value="-5493.80494505494" calcext:value-type="float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15" table:formula="of:=[.B2]/15" office:value-type="float" office:value="306.666666666667" calcext:value-type="float">
            <text:p>306.6666666667</text:p>
          </table:table-cell>
          <table:table-cell table:style-name="ce15" table:formula="of:=[.C2]/14" office:value-type="float" office:value="250" calcext:value-type="float">
            <text:p>250</text:p>
          </table:table-cell>
          <table:table-cell table:style-name="ce15" table:formula="of:=[.D2]/14" office:value-type="float" office:value="342.857142857143" calcext:value-type="float">
            <text:p>342.8571428571</text:p>
          </table:table-cell>
          <table:table-cell table:style-name="ce15" table:formula="of:=[.E2]/16" office:value-type="float" office:value="318.75" calcext:value-type="float">
            <text:p>318.75</text:p>
          </table:table-cell>
          <table:table-cell table:style-name="ce15" table:formula="of:=[.F2]/14" office:value-type="float" office:value="300" calcext:value-type="float">
            <text:p>300</text:p>
          </table:table-cell>
          <table:table-cell/>
          <table:table-cell table:formula="of:=SUM([.H2:.H18])" office:value-type="float" office:value="22200" calcext:value-type="float">
            <text:p>22200</text:p>
          </table:table-cell>
          <table:table-cell/>
          <table:table-cell table:style-name="ce20"/>
          <table:table-cell/>
          <table:table-cell table:formula="of:=SUM([.K2];[.K4];[.K17];[.K21];[.K44];[.K77])" office:value-type="float" office:value="94000" calcext:value-type="float">
            <text:p>94000</text:p>
          </table:table-cell>
          <table:table-cell table:formula="of:=SUM([.M2:.M18])" office:value-type="float" office:value="107500" calcext:value-type="float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2<text:span text:style-name="T3">nd</text:span></text:p>
          </table:table-cell>
          <table:table-cell office:value-type="float" office:value="3700" calcext:value-type="float">
            <text:p>3700</text:p>
          </table:table-cell>
          <table:table-cell office:value-type="float" office:value="4600" calcext:value-type="float">
            <text:p>4600</text:p>
          </table:table-cell>
          <table:table-cell office:value-type="float" office:value="4900" calcext:value-type="float">
            <text:p>4900</text:p>
          </table:table-cell>
          <table:table-cell office:value-type="float" office:value="5200" calcext:value-type="float">
            <text:p>5200</text:p>
          </table:table-cell>
          <table:table-cell office:value-type="float" office:value="3100" calcext:value-type="float">
            <text:p>3100</text:p>
          </table:table-cell>
          <table:table-cell table:style-name="ce15" table:formula="of:=SUM([.B21:.F21])" office:value-type="float" office:value="21500" calcext:value-type="float">
            <text:p>21500</text:p>
          </table:table-cell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նի Գ․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 calcext:value-type="float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Արման</text:p>
          </table:table-cell>
          <table:table-cell table:number-columns-repeated="4" office:value-type="string" calcext:value-type="string">
            <text:p>-Hamlet</text:p>
          </table:table-cell>
          <table:table-cell/>
          <table:table-cell table:formula="of:=SUM([.B38])" office:value-type="float" office:value="284.615384615385" calcext:value-type="float">
            <text:p>284.6153846154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style-name="ce15" office:value-type="string" calcext:value-type="string">
            <text:p>-Կարեն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table:number-columns-repeated="2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 calcext:value-type="float">
            <text:p>1184.6153846154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1]/13" office:value-type="float" office:value="284.615384615385" calcext:value-type="float">
            <text:p>284.6153846154</text:p>
          </table:table-cell>
          <table:table-cell table:style-name="ce15" table:formula="of:=[.C21]/14" office:value-type="float" office:value="328.571428571429" calcext:value-type="float">
            <text:p>328.5714285714</text:p>
          </table:table-cell>
          <table:table-cell table:style-name="ce15" table:formula="of:=[.D21]/14" office:value-type="float" office:value="350" calcext:value-type="float">
            <text:p>350</text:p>
          </table:table-cell>
          <table:table-cell table:style-name="ce15" table:formula="of:=[.E21]/13" office:value-type="float" office:value="400" calcext:value-type="float">
            <text:p>400</text:p>
          </table:table-cell>
          <table:table-cell table:style-name="ce15" table:formula="of:=[.F21]/14" office:value-type="float" office:value="221.428571428571" calcext:value-type="float">
            <text:p>221.4285714286</text:p>
          </table:table-cell>
          <table:table-cell table:style-name="ce15"/>
          <table:table-cell table:formula="of:=SUM([.H21:.H37])" office:value-type="float" office:value="21500" calcext:value-type="float">
            <text:p>21500</text:p>
          </table:table-cell>
          <table:table-cell table:number-columns-repeated="8"/>
        </table:table-row>
        <table:table-row table:style-name="ro11">
          <table:table-cell table:style-name="ce15" office:value-type="string" calcext:value-type="string">
            <text:p><text:span text:style-name="T3">3rd</text:span></text:p>
          </table:table-cell>
          <table:table-cell office:value-type="float" office:value="3900" calcext:value-type="float">
            <text:p>3900</text:p>
          </table:table-cell>
          <table:table-cell office:value-type="float" office:value="5100" calcext:value-type="float">
            <text:p>5100</text:p>
          </table:table-cell>
          <table:table-cell office:value-type="float" office:value="4300" calcext:value-type="float">
            <text:p>4300</text:p>
          </table:table-cell>
          <table:table-cell office:value-type="float" office:value="4800" calcext:value-type="float">
            <text:p>4800</text:p>
          </table:table-cell>
          <table:table-cell office:value-type="float" office:value="4200" calcext:value-type="float">
            <text:p>4200</text:p>
          </table:table-cell>
          <table:table-cell table:style-name="ce15" table:formula="of:=SUM([.B39:.F39])" office:value-type="float" office:value="22300" calcext:value-type="float">
            <text:p>22300</text:p>
          </table:table-cell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number-columns-repeated="2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 calcext:value-type="float">
            <text:p>1185.2380952381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 calcext:value-type="float">
            <text:p>1249.5238095238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39]/14" office:value-type="float" office:value="278.571428571429" calcext:value-type="float">
            <text:p>278.5714285714</text:p>
          </table:table-cell>
          <table:table-cell table:style-name="ce15" table:formula="of:=[.C39]/15" office:value-type="float" office:value="340" calcext:value-type="float">
            <text:p>340</text:p>
          </table:table-cell>
          <table:table-cell table:style-name="ce15" table:formula="of:=[.D39]/15" office:value-type="float" office:value="286.666666666667" calcext:value-type="float">
            <text:p>286.6666666667</text:p>
          </table:table-cell>
          <table:table-cell table:style-name="ce15" table:formula="of:=[.E39]/14" office:value-type="float" office:value="342.857142857143" calcext:value-type="float">
            <text:p>342.8571428571</text:p>
          </table:table-cell>
          <table:table-cell table:style-name="ce15" table:formula="of:=[.F39]/15" office:value-type="float" office:value="280" calcext:value-type="float">
            <text:p>280</text:p>
          </table:table-cell>
          <table:table-cell table:style-name="ce15"/>
          <table:table-cell table:formula="of:=SUM([.H39:.H55])" office:value-type="float" office:value="22300" calcext:value-type="float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<text:span text:style-name="T3">4rd</text:span></text:p>
          </table:table-cell>
          <table:table-cell office:value-type="float" office:value="4900" calcext:value-type="float">
            <text:p>4900</text:p>
          </table:table-cell>
          <table:table-cell table:number-columns-repeated="2" office:value-type="float" office:value="4300" calcext:value-type="float">
            <text:p>4300</text:p>
          </table:table-cell>
          <table:table-cell office:value-type="float" office:value="3900" calcext:value-type="float">
            <text:p>3900</text:p>
          </table:table-cell>
          <table:table-cell office:value-type="float" office:value="3400" calcext:value-type="float">
            <text:p>3400</text:p>
          </table:table-cell>
          <table:table-cell table:style-name="ce15" table:formula="of:=SUM([.B58:.F58])" office:value-type="float" office:value="20800" calcext:value-type="float">
            <text:p>20800</text:p>
          </table:table-cell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5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 calcext:value-type="float">
            <text:p>592.3076923077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 calcext:value-type="float">
            <text:p>408.3333333333</text:p>
          </table:table-cell>
          <table:table-cell table:formula="of:=[.C58]/12" office:value-type="float" office:value="358.333333333333" calcext:value-type="float">
            <text:p>358.3333333333</text:p>
          </table:table-cell>
          <table:table-cell table:formula="of:=[.D58]/13" office:value-type="float" office:value="330.769230769231" calcext:value-type="float">
            <text:p>330.7692307692</text:p>
          </table:table-cell>
          <table:table-cell table:formula="of:=[.E58]/12" office:value-type="float" office:value="325" calcext:value-type="float">
            <text:p>325</text:p>
          </table:table-cell>
          <table:table-cell table:formula="of:=[.F58]/13" office:value-type="float" office:value="261.538461538462" calcext:value-type="float">
            <text:p>261.5384615385</text:p>
          </table:table-cell>
          <table:table-cell/>
          <table:table-cell table:formula="of:=SUM([.H58:.H74])" office:value-type="float" office:value="20800" calcext:value-type="float">
            <text:p>20800</text:p>
          </table:table-cell>
          <table:table-cell/>
          <table:table-cell table:style-name="ce20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<text:span text:style-name="T3">5th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200" calcext:value-type="float">
            <text:p>4200</text:p>
          </table:table-cell>
          <table:table-cell office:value-type="float" office:value="3400" calcext:value-type="float">
            <text:p>3400</text:p>
          </table:table-cell>
          <table:table-cell office:value-type="float" office:value="4000" calcext:value-type="float">
            <text:p>4000</text:p>
          </table:table-cell>
          <table:table-cell table:style-name="ce21" office:value-type="float" office:value="4500" calcext:value-type="float">
            <text:p>4500</text:p>
          </table:table-cell>
          <table:table-cell table:style-name="ce15" table:formula="of:=SUM([.B77:.F77])" office:value-type="float" office:value="20700" calcext:value-type="float">
            <text:p>20700</text:p>
          </table:table-cell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նի Գ․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 table:number-columns-repeated="5"/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 calcext:value-type="string">
            <text:p>-Ալեք</text:p>
          </table:table-cell>
          <table:table-cell table:number-columns-repeated="3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5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Ժոզեֆ</text:p>
          </table:table-cell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 calcext:value-type="float">
            <text:p>1182.4175824176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 calcext:value-type="float">
            <text:p>1218.1318681319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 calcext:value-type="float">
            <text:p>607.1428571429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 calcext:value-type="float">
            <text:p>1150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77]/13" office:value-type="float" office:value="353.846153846154" calcext:value-type="float">
            <text:p>353.8461538462</text:p>
          </table:table-cell>
          <table:table-cell table:style-name="ce15" table:formula="of:=[.C77]/14" office:value-type="float" office:value="300" calcext:value-type="float">
            <text:p>300</text:p>
          </table:table-cell>
          <table:table-cell table:style-name="ce15" table:formula="of:=[.D77]/14" office:value-type="float" office:value="242.857142857143" calcext:value-type="float">
            <text:p>242.8571428571</text:p>
          </table:table-cell>
          <table:table-cell table:style-name="ce15" table:formula="of:=[.E77]/14" office:value-type="float" office:value="285.714285714286" calcext:value-type="float">
            <text:p>285.7142857143</text:p>
          </table:table-cell>
          <table:table-cell table:style-name="ce15" table:formula="of:=[.F77]/14" office:value-type="float" office:value="321.428571428571" calcext:value-type="float">
            <text:p>321.4285714286</text:p>
          </table:table-cell>
          <table:table-cell/>
          <table:table-cell table:formula="of:=SUM([.H77:.H93])" office:value-type="float" office:value="20700" calcext:value-type="float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 calcext:value-type="float">
            <text:p>107500</text:p>
          </table:table-cell>
          <table:table-cell/>
          <table:table-cell table:formula="of:=SUM([.K2];[.K4];[.K17];[.K21];[.K44];[.K77])-1600" office:value-type="float" office:value="92400" calcext:value-type="float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 calcext:value-type="float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 calcext:value-type="float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15"/>
        <table:table-column table:style-name="co19" table:default-cell-style-name="ce16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31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31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31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20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20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20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31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15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31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31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31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31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31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31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15" table:formula="of:=[.B2]/16" office:value-type="float" office:value="337.5" calcext:value-type="float">
            <text:p>337.5</text:p>
          </table:table-cell>
          <table:table-cell table:style-name="ce15" table:formula="of:=[.C2]/16" office:value-type="float" office:value="325" calcext:value-type="float">
            <text:p>325</text:p>
          </table:table-cell>
          <table:table-cell table:style-name="ce15" table:formula="of:=[.D2]/16" office:value-type="float" office:value="262.5" calcext:value-type="float">
            <text:p>262.5</text:p>
          </table:table-cell>
          <table:table-cell table:style-name="ce15" table:formula="of:=[.E2]/17" office:value-type="float" office:value="276.470588235294" calcext:value-type="float">
            <text:p>276.4705882353</text:p>
          </table:table-cell>
          <table:table-cell table:style-name="ce15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15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15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style-name="ce21"/>
          <table:table-cell table:number-columns-repeated="7"/>
        </table:table-row>
        <table:table-row table:style-name="ro8">
          <table:table-cell table:style-name="ce15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21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15"/>
          <table:table-cell table:number-columns-repeated="4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15" office:value-type="string" calcext:value-type="string">
            <text:p>- Սարգիս</text:p>
          </table:table-cell>
          <table:table-cell table:style-name="ce15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25" office:value-type="string" calcext:value-type="string">
            <text:p>- Գայանե</text:p>
          </table:table-cell>
          <table:table-cell table:style-name="ce25" office:value-type="string" calcext:value-type="string">
            <text:p>- Անի Գ․</text:p>
          </table:table-cell>
          <table:table-cell table:style-name="ce25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16" office:value-type="string" calcext:value-type="string">
            <text:p>- Ալեք</text:p>
          </table:table-cell>
          <table:table-cell table:style-name="ce25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16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25]/14" office:value-type="float" office:value="342.857142857143" calcext:value-type="float">
            <text:p>342.8571428571</text:p>
          </table:table-cell>
          <table:table-cell table:style-name="ce15" table:formula="of:=[.C25]/16" office:value-type="float" office:value="268.75" calcext:value-type="float">
            <text:p>268.75</text:p>
          </table:table-cell>
          <table:table-cell table:style-name="ce15" table:formula="of:=[.D25]/12" office:value-type="float" office:value="416.666666666667" calcext:value-type="float">
            <text:p>416.6666666667</text:p>
          </table:table-cell>
          <table:table-cell table:style-name="ce15" table:formula="of:=[.E25]/13" office:value-type="float" office:value="346.153846153846" calcext:value-type="float">
            <text:p>346.1538461538</text:p>
          </table:table-cell>
          <table:table-cell table:style-name="ce15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15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25"/>
          <table:table-cell table:number-columns-repeated="2" table:style-name="ce15" office:value-type="string" calcext:value-type="string">
            <text:p>- Ալեք</text:p>
          </table:table-cell>
          <table:table-cell table:style-name="ce25"/>
          <table:table-cell table:style-name="ce26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6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1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48]/14" office:value-type="float" office:value="328.571428571429" calcext:value-type="float">
            <text:p>328.5714285714</text:p>
          </table:table-cell>
          <table:table-cell table:style-name="ce15" table:formula="of:=[.C48]/13" office:value-type="float" office:value="361.538461538462" calcext:value-type="float">
            <text:p>361.5384615385</text:p>
          </table:table-cell>
          <table:table-cell table:style-name="ce15" table:formula="of:=[.D48]/13" office:value-type="float" office:value="307.692307692308" calcext:value-type="float">
            <text:p>307.6923076923</text:p>
          </table:table-cell>
          <table:table-cell table:style-name="ce15" table:formula="of:=[.E48]/14" office:value-type="float" office:value="357.142857142857" calcext:value-type="float">
            <text:p>357.1428571429</text:p>
          </table:table-cell>
          <table:table-cell table:style-name="ce15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15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</text:span></text:p>
          </table:table-cell>
          <table:table-cell table:style-name="ce16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21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25" office:value-type="string" calcext:value-type="string">
            <text:p>- Գենա</text:p>
          </table:table-cell>
          <table:table-cell table:number-columns-repeated="4" table:style-name="ce25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25" office:value-type="string" calcext:value-type="string">
            <text:p>- Անի Գ․</text:p>
          </table:table-cell>
          <table:table-cell table:style-name="ce16" table:number-columns-repeated="2"/>
          <table:table-cell table:style-name="ce16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table:style-name="ce25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25" office:value-type="string" calcext:value-type="string">
            <text:p>- Համլետ</text:p>
          </table:table-cell>
          <table:table-cell/>
          <table:table-cell table:style-name="ce25" office:value-type="string" calcext:value-type="string">
            <text:p>- Համլետ</text:p>
          </table:table-cell>
          <table:table-cell table:style-name="ce15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number-columns-repeated="5"/>
          <table:table-cell table:style-name="Default"/>
          <table:table-cell table:style-name="ce15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33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15"/>
        <table:table-column table:style-name="co15" table:default-cell-style-name="ce16"/>
        <table:table-column table:style-name="co15" table:default-cell-style-name="ce15"/>
        <table:table-column table:style-name="co20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table:formula="of:=50000/13" office:value-type="float" office:value="3846.15384615385" calcext:value-type="float">
            <text:p>3846.1538461539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4800" calcext:value-type="float">
            <text:p>4800</text:p>
          </table:table-cell>
          <table:table-cell office:value-type="float" office:value="4000" calcext:value-type="float">
            <text:p>40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table:formula="of:=SUM([.B2:.F2])" office:value-type="float" office:value="22100" calcext:value-type="float">
            <text:p>22100</text:p>
          </table:table-cell>
          <table:table-cell table:style-name="ce21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3050) + 2000</text:p>
          </table:table-cell>
          <table:table-cell table:style-name="ce33" office:value-type="float" office:value="9000" calcext:value-type="float">
            <text:p>9000</text:p>
          </table:table-cell>
          <table:table-cell office:value-type="float" office:value="5050" calcext:value-type="float">
            <text:p>5050</text:p>
          </table:table-cell>
          <table:table-cell table:formula="of:=SUM([.H2];[.H24];[.H40];[.H56])" office:value-type="float" office:value="6866.83261183261" calcext:value-type="float">
            <text:p>6866.8326118326</text:p>
          </table:table-cell>
          <table:table-cell table:formula="of:=SUM([.M2];[.N1])" office:value-type="float" office:value="10712.9864579865" calcext:value-type="float">
            <text:p>10712.9864579865</text:p>
          </table:table-cell>
          <table:table-cell table:style-name="ce29" table:formula="of:=[.L2]-[.N2]" office:value-type="float" office:value="-5662.98645798646" calcext:value-type="float">
            <text:p>-566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5400(5000)</text:p>
          </table:table-cell>
          <table:table-cell office:value-type="float" office:value="15000" calcext:value-type="float">
            <text:p>15000</text:p>
          </table:table-cell>
          <table:table-cell office:value-type="float" office:value="5000" calcext:value-type="float">
            <text:p>5000</text:p>
          </table:table-cell>
          <table:table-cell table:formula="of:=SUM([.H3];[.H25];[.H41];[.H57])" office:value-type="float" office:value="7676.83261183261" calcext:value-type="float">
            <text:p>7676.8326118326</text:p>
          </table:table-cell>
          <table:table-cell table:formula="of:=SUM([.M3];[.N1])" office:value-type="float" office:value="11522.9864579865" calcext:value-type="float">
            <text:p>11522.9864579865</text:p>
          </table:table-cell>
          <table:table-cell table:style-name="ce29" table:formula="of:=[.L3]-[.N3]" office:value-type="float" office:value="-6522.98645798646" calcext:value-type="float">
            <text:p>-652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20000(11000)</text:p>
          </table:table-cell>
          <table:table-cell office:value-type="string" calcext:value-type="string">
            <text:p>50000(salary)</text:p>
          </table:table-cell>
          <table:table-cell office:value-type="float" office:value="11000" calcext:value-type="float">
            <text:p>11000</text:p>
          </table:table-cell>
          <table:table-cell table:formula="of:=SUM([.H4];[.H26];[.H42];[.H58])" office:value-type="float" office:value="7676.83261183261" calcext:value-type="float">
            <text:p>7676.8326118326</text:p>
          </table:table-cell>
          <table:table-cell table:formula="of:=SUM([.M4];[.N1])" office:value-type="float" office:value="11522.9864579865" calcext:value-type="float">
            <text:p>11522.9864579865</text:p>
          </table:table-cell>
          <table:table-cell table:style-name="ce29" table:formula="of:=[.L4]-[.N4]" office:value-type="float" office:value="-522.986457986459" calcext:value-type="float">
            <text:p>-52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style-name="ce22" office:value-type="string" calcext:value-type="string">
            <text:p>3000(400)</text:p>
          </table:table-cell>
          <table:table-cell office:value-type="string" calcext:value-type="string">
            <text:p>50000(daily expenses)</text:p>
          </table:table-cell>
          <table:table-cell office:value-type="float" office:value="400" calcext:value-type="float">
            <text:p>400</text:p>
          </table:table-cell>
          <table:table-cell table:formula="of:=SUM([.H5];[.H27];[.H43];[.H59])" office:value-type="float" office:value="5673.80230880231" calcext:value-type="float">
            <text:p>5673.8023088023</text:p>
          </table:table-cell>
          <table:table-cell table:formula="of:=SUM([.M5];[.N1])" office:value-type="float" office:value="9519.95615495616" calcext:value-type="float">
            <text:p>9519.9561549562</text:p>
          </table:table-cell>
          <table:table-cell table:style-name="ce29" table:formula="of:=[.L5]-[.N5]" office:value-type="float" office:value="-9119.95615495616" calcext:value-type="float">
            <text:p>-9119.9561549562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20000(15000)</text:p>
          </table:table-cell>
          <table:table-cell/>
          <table:table-cell office:value-type="float" office:value="15000" calcext:value-type="float">
            <text:p>15000</text:p>
          </table:table-cell>
          <table:table-cell table:formula="of:=SUM([.H6];[.H28];[.H44];[.H60])" office:value-type="float" office:value="5637.72727272727" calcext:value-type="float">
            <text:p>5637.7272727273</text:p>
          </table:table-cell>
          <table:table-cell table:formula="of:=SUM([.M6];[.N1])" office:value-type="float" office:value="9483.88111888112" calcext:value-type="float">
            <text:p>9483.8811188811</text:p>
          </table:table-cell>
          <table:table-cell table:style-name="ce20" table:formula="of:=[.L6]-[.N6]" office:value-type="float" office:value="5516.11888111888" calcext:value-type="float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15100" calcext:value-type="float">
            <text:p>15100</text:p>
          </table:table-cell>
          <table:table-cell/>
          <table:table-cell office:value-type="float" office:value="15100" calcext:value-type="float">
            <text:p>15100</text:p>
          </table:table-cell>
          <table:table-cell table:formula="of:=SUM([.H7];[.H29];[.H45];[.H61])" office:value-type="float" office:value="6749.84848484849" calcext:value-type="float">
            <text:p>6749.8484848485</text:p>
          </table:table-cell>
          <table:table-cell table:formula="of:=SUM([.M7];[.N1])" office:value-type="float" office:value="10596.0023310023" calcext:value-type="float">
            <text:p>10596.0023310023</text:p>
          </table:table-cell>
          <table:table-cell table:style-name="ce20" table:formula="of:=[.L7]-[.N7]" office:value-type="float" office:value="4503.99766899767" calcext:value-type="float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 calcext:value-type="float">
            <text:p>1066.6666666667</text:p>
          </table:table-cell>
          <table:table-cell office:value-type="string" calcext:value-type="string">
            <text:p>Մանե</text:p>
          </table:table-cell>
          <table:table-cell table:style-name="ce20" office:value-type="string" calcext:value-type="string">
            <text:p>4400 + 2000</text:p>
          </table:table-cell>
          <table:table-cell/>
          <table:table-cell office:value-type="float" office:value="6400" calcext:value-type="float">
            <text:p>6400</text:p>
          </table:table-cell>
          <table:table-cell table:formula="of:=SUM([.H8];[.H30];[.H46];[.H62])" office:value-type="float" office:value="4685.25252525252" calcext:value-type="float">
            <text:p>4685.2525252525</text:p>
          </table:table-cell>
          <table:table-cell table:formula="of:=SUM([.M8];[.N1])" office:value-type="float" office:value="8531.40637140637" calcext:value-type="float">
            <text:p>8531.4063714064</text:p>
          </table:table-cell>
          <table:table-cell table:style-name="ce36" table:formula="of:=[.L8]-[.N8]" office:value-type="float" office:value="-2131.40637140637" calcext:value-type="float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Նանե</text:p>
          </table:table-cell>
          <table:table-cell table:style-name="ce20" office:value-type="string" calcext:value-type="string">
            <text:p>5100 + 2000</text:p>
          </table:table-cell>
          <table:table-cell/>
          <table:table-cell office:value-type="float" office:value="7100" calcext:value-type="float">
            <text:p>7100</text:p>
          </table:table-cell>
          <table:table-cell table:formula="of:=SUM([.H9];[.H31];[.H47];[.H63])" office:value-type="float" office:value="6688.73737373737" calcext:value-type="float">
            <text:p>6688.7373737374</text:p>
          </table:table-cell>
          <table:table-cell table:formula="of:=SUM([.M9];[.N1])" office:value-type="float" office:value="10534.8912198912" calcext:value-type="float">
            <text:p>10534.8912198912</text:p>
          </table:table-cell>
          <table:table-cell table:style-name="ce36" table:formula="of:=[.L9]-[.N9]" office:value-type="float" office:value="-3434.89121989122" calcext:value-type="float">
            <text:p>-3434.8912198912</text:p>
          </table:table-cell>
        </table:table-row>
        <table:table-row table:style-name="ro9">
          <table:table-cell table:number-columns-repeated="5"/>
          <table:table-cell office:value-type="string" calcext:value-type="string">
            <text:p>- Գենա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5000(750)</text:p>
          </table:table-cell>
          <table:table-cell/>
          <table:table-cell office:value-type="float" office:value="750" calcext:value-type="float">
            <text:p>750</text:p>
          </table:table-cell>
          <table:table-cell table:formula="of:=SUM([.H10];[.H32];[.H48];[.H64])" office:value-type="float" office:value="7676.83261183261" calcext:value-type="float">
            <text:p>7676.8326118326</text:p>
          </table:table-cell>
          <table:table-cell table:formula="of:=SUM([.M10];[.N1])" office:value-type="float" office:value="11522.9864579865" calcext:value-type="float">
            <text:p>11522.9864579865</text:p>
          </table:table-cell>
          <table:table-cell table:style-name="ce36" table:formula="of:=[.L10]-[.N10]" office:value-type="float" office:value="-10772.9864579865" calcext:value-type="float">
            <text:p>-10772.9864579865</text:p>
          </table:table-cell>
        </table:table-row>
        <table:table-row table:style-name="ro9">
          <table:table-cell table:number-columns-repeated="2"/>
          <table:table-cell table:style-name="ce15" office:value-type="string" calcext:value-type="string">
            <text:p>- Մանե</text:p>
          </table:table-cell>
          <table:table-cell table:style-name="ce15"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10000(4200)</text:p>
          </table:table-cell>
          <table:table-cell/>
          <table:table-cell office:value-type="float" office:value="4200" calcext:value-type="float">
            <text:p>4200</text:p>
          </table:table-cell>
          <table:table-cell table:formula="of:=SUM([.H11];[.H33];[.H49];[.H65])" office:value-type="float" office:value="4123.7012987013" calcext:value-type="float">
            <text:p>4123.7012987013</text:p>
          </table:table-cell>
          <table:table-cell table:formula="of:=SUM([.M11];[.N1])" office:value-type="float" office:value="7969.85514485515" calcext:value-type="float">
            <text:p>7969.8551448552</text:p>
          </table:table-cell>
          <table:table-cell table:style-name="ce29" table:formula="of:=[.L11]-[.N11]" office:value-type="float" office:value="-3769.85514485514" calcext:value-type="float">
            <text:p>-3769.8551448552</text:p>
          </table:table-cell>
        </table:table-row>
        <table:table-row table:style-name="ro9">
          <table:table-cell/>
          <table:table-cell table:number-columns-repeated="5" table:style-name="ce15" office:value-type="string" calcext:value-type="string">
            <text:p>- Գայանե</text:p>
          </table:table-cell>
          <table:table-cell table:style-name="Default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5000(5000) + 2000</text:p>
          </table:table-cell>
          <table:table-cell/>
          <table:table-cell office:value-type="float" office:value="7000" calcext:value-type="float">
            <text:p>7000</text:p>
          </table:table-cell>
          <table:table-cell table:formula="of:=SUM([.H12];[.H34];[.H50];[.H66])" office:value-type="float" office:value="7676.83261183261" calcext:value-type="float">
            <text:p>7676.8326118326</text:p>
          </table:table-cell>
          <table:table-cell table:formula="of:=SUM([.M12];[.N1])" office:value-type="float" office:value="11522.9864579865" calcext:value-type="float">
            <text:p>11522.9864579865</text:p>
          </table:table-cell>
          <table:table-cell table:style-name="ce29" table:formula="of:=[.L12]-[.N12]" office:value-type="float" office:value="-4522.98645798646" calcext:value-type="float">
            <text:p>-4522.9864579865</text:p>
          </table:table-cell>
        </table:table-row>
        <table:table-row table:style-name="ro9">
          <table:table-cell/>
          <table:table-cell table:number-columns-repeated="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3400)</text:p>
          </table:table-cell>
          <table:table-cell/>
          <table:table-cell office:value-type="float" office:value="3400" calcext:value-type="float">
            <text:p>3400</text:p>
          </table:table-cell>
          <table:table-cell table:formula="of:=SUM([.H13];[.H35];[.H51];[.H67])" office:value-type="float" office:value="758.333333333333" calcext:value-type="float">
            <text:p>758.3333333333</text:p>
          </table:table-cell>
          <table:table-cell table:formula="of:=SUM([.M13];[.N1])" office:value-type="float" office:value="4604.48717948718" calcext:value-type="float">
            <text:p>4604.4871794872</text:p>
          </table:table-cell>
          <table:table-cell table:formula="of:=[.L13]-[.N13]" office:value-type="float" office:value="-1204.48717948718" calcext:value-type="float">
            <text:p>-1204.4871794872</text:p>
          </table:table-cell>
        </table:table-row>
        <table:table-row table:style-name="ro9">
          <table:table-cell table:number-columns-repeated="5"/>
          <table:table-cell table:style-name="ce21"/>
          <table:table-cell table:style-name="Default"/>
          <table:table-cell table:style-name="Default" table:formula="of:=SUM([.B16:.F16])" office:value-type="float" office:value="2003.0303030303" calcext:value-type="float">
            <text:p>2003.0303030303</text:p>
          </table:table-cell>
          <table:table-cell table:style-name="ce35" office:value-type="string" calcext:value-type="string">
            <text:p>Արծվի</text:p>
          </table:table-cell>
          <table:table-cell office:value-type="string" calcext:value-type="string">
            <text:p>5400(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table:style-name="ce29" office:value-type="float" office:value="-2000" calcext:value-type="float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15000(0) + 5000</text:p>
          </table:table-cell>
          <table:table-cell/>
          <table:table-cell office:value-type="float" office:value="5000" calcext:value-type="float">
            <text:p>5000</text:p>
          </table:table-cell>
          <table:table-cell table:formula="of:=SUM([.H15];[.H37];[.H53];[.H69])" office:value-type="float" office:value="5849.84848484848" calcext:value-type="float">
            <text:p>5849.8484848485</text:p>
          </table:table-cell>
          <table:table-cell table:formula="of:=SUM([.M15];[.N1])" office:value-type="float" office:value="9696.00233100233" calcext:value-type="float">
            <text:p>9696.0023310023</text:p>
          </table:table-cell>
          <table:table-cell table:style-name="ce29" table:formula="of:=[.L15]-[.N15]" office:value-type="float" office:value="-4696.00233100233" calcext:value-type="float">
            <text:p>-4696.0023310023</text:p>
          </table:table-cell>
        </table:table-row>
        <table:table-row table:style-name="ro9">
          <table:table-cell/>
          <table:table-cell table:style-name="ce15" table:formula="of:=[.B2]/12" office:value-type="float" office:value="408.333333333333" calcext:value-type="float">
            <text:p>408.3333333333</text:p>
          </table:table-cell>
          <table:table-cell table:style-name="ce15" table:formula="of:=[.C2]/11" office:value-type="float" office:value="436.363636363636" calcext:value-type="float">
            <text:p>436.3636363636</text:p>
          </table:table-cell>
          <table:table-cell table:style-name="ce15" table:formula="of:=[.D2]/12" office:value-type="float" office:value="333.333333333333" calcext:value-type="float">
            <text:p>333.3333333333</text:p>
          </table:table-cell>
          <table:table-cell table:style-name="ce15" table:formula="of:=[.E2]/12" office:value-type="float" office:value="325" calcext:value-type="float">
            <text:p>325</text:p>
          </table:table-cell>
          <table:table-cell table:style-name="ce15" table:formula="of:=[.F2]/9" office:value-type="float" office:value="500" calcext:value-type="float">
            <text:p>500</text:p>
          </table:table-cell>
          <table:table-cell table:style-name="Default"/>
          <table:table-cell table:style-name="ce34" table:formula="of:=SUM([.H2:.H15])" office:value-type="float" office:value="22100" calcext:value-type="float">
            <text:p>22100</text:p>
          </table:table-cell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table:style-name="ce29" office:value-type="float" office:value="350" calcext:value-type="float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 calcext:value-type="float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1500" calcext:value-type="float">
            <text:p>15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office:value-type="float" office:value="6300" calcext:value-type="float">
            <text:p>6300</text:p>
          </table:table-cell>
          <table:table-cell table:formula="of:=SUM([.B24:.F24])" office:value-type="float" office:value="21100" calcext:value-type="float">
            <text:p>21100</text:p>
          </table:table-cell>
          <table:table-cell table:style-name="ce21" table:formula="of:=SUM([.B38:.D38];[.F38])" office:value-type="float" office:value="1596.66666666667" calcext:value-type="float">
            <text:p>1596.66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D38:.F38])" office:value-type="float" office:value="1434.54545454545" calcext:value-type="float">
            <text:p>1434.54545454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 calcext:value-type="float">
            <text:p>1250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Արեգ</text:p>
          </table:table-cell>
          <table:table-cell table:style-name="ce15" office:value-type="string" calcext:value-type="string">
            <text:p>- Մանե</text:p>
          </table:table-cell>
          <table:table-cell table:style-name="ce15"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38])" office:value-type="float" office:value="445.454545454545" calcext:value-type="float">
            <text:p>4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 office:value-type="string" calcext:value-type="string">
            <text:p>-Արեգ</text:p>
          </table:table-cell>
          <table:table-cell table:style-name="ce15"/>
          <table:table-cell table:number-columns-repeated="2" office:value-type="string" calcext:value-type="string">
            <text:p>-Karen</text:p>
          </table:table-cell>
          <table:table-cell table:style-name="Default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 Ani</text:p>
          </table:table-cell>
          <table:table-cell table:style-name="ce21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24]/11" office:value-type="float" office:value="445.454545454545" calcext:value-type="float">
            <text:p>445.4545454545</text:p>
          </table:table-cell>
          <table:table-cell table:style-name="ce15" table:formula="of:=[.C24]/9" office:value-type="float" office:value="166.666666666667" calcext:value-type="float">
            <text:p>166.6666666667</text:p>
          </table:table-cell>
          <table:table-cell table:style-name="ce15" table:formula="of:=[.D24]/11" office:value-type="float" office:value="354.545454545455" calcext:value-type="float">
            <text:p>354.5454545455</text:p>
          </table:table-cell>
          <table:table-cell table:style-name="ce15" table:formula="of:=[.E24]/10" office:value-type="float" office:value="450" calcext:value-type="float">
            <text:p>450</text:p>
          </table:table-cell>
          <table:table-cell table:style-name="ce15" table:formula="of:=[.F24]/10" office:value-type="float" office:value="630" calcext:value-type="float">
            <text:p>630</text:p>
          </table:table-cell>
          <table:table-cell table:style-name="Default"/>
          <table:table-cell table:style-name="ce34" table:formula="of:=SUM([.H24:.H37])" office:value-type="float" office:value="21100" calcext:value-type="float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rd</text:span>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float" office:value="4400" calcext:value-type="float">
            <text:p>4400</text:p>
          </table:table-cell>
          <table:table-cell office:value-type="float" office:value="3600" calcext:value-type="float">
            <text:p>3600</text:p>
          </table:table-cell>
          <table:table-cell office:value-type="float" office:value="3800" calcext:value-type="float">
            <text:p>3800</text:p>
          </table:table-cell>
          <table:table-cell table:formula="of:=SUM([.B40:.F40])" office:value-type="float" office:value="16600" calcext:value-type="float">
            <text:p>16600</text:p>
          </table:table-cell>
          <table:table-cell table:style-name="ce21" table:formula="of:=SUM([.B54:.D54];[.F54])" office:value-type="float" office:value="1181.81818181818" calcext:value-type="float">
            <text:p>1181.818181818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 calcext:value-type="float">
            <text:p>1196.3636363636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number-columns-repeated="3"/>
          <table:table-cell table:style-name="ce15" office:value-type="string" calcext:value-type="string">
            <text:p>- Մանե</text:p>
          </table:table-cell>
          <table:table-cell/>
          <table:table-cell table:formula="of:=SUM([.F54])" office:value-type="float" office:value="345.454545454545" calcext:value-type="float">
            <text:p>3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/>
          <table:table-cell table:style-name="ce15"/>
          <table:table-cell office:value-type="string" calcext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/>
          <table:table-cell table:style-name="ce21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formula="of:=[.C40]/11" office:value-type="float" office:value="436.363636363636" calcext:value-type="float">
            <text:p>436.3636363636</text:p>
          </table:table-cell>
          <table:table-cell table:style-name="ce15" table:formula="of:=[.D40]/11" office:value-type="float" office:value="400" calcext:value-type="float">
            <text:p>400</text:p>
          </table:table-cell>
          <table:table-cell table:style-name="ce15" table:formula="of:=[.E40]/10" office:value-type="float" office:value="360" calcext:value-type="float">
            <text:p>360</text:p>
          </table:table-cell>
          <table:table-cell table:style-name="ce15" table:formula="of:=[.F40]/11" office:value-type="float" office:value="345.454545454545" calcext:value-type="float">
            <text:p>345.4545454545</text:p>
          </table:table-cell>
          <table:table-cell table:style-name="Default"/>
          <table:table-cell table:style-name="ce34" table:formula="of:=SUM([.H40:.H53])" office:value-type="float" office:value="16600" calcext:value-type="float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rd</text:span></text:p>
          </table:table-cell>
          <table:table-cell office:value-type="float" office:value="5000" calcext:value-type="float">
            <text:p>5000</text:p>
          </table:table-cell>
          <table:table-cell office:value-type="float" office:value="4100" calcext:value-type="float">
            <text:p>4100</text:p>
          </table:table-cell>
          <table:table-cell office:value-type="float" office:value="4000" calcext:value-type="float">
            <text:p>4000</text:p>
          </table:table-cell>
          <table:table-cell office:value-type="float" office:value="3200" calcext:value-type="float">
            <text:p>3200</text:p>
          </table:table-cell>
          <table:table-cell office:value-type="float" office:value="4000" calcext:value-type="float">
            <text:p>4000</text:p>
          </table:table-cell>
          <table:table-cell table:formula="of:=SUM([.B56:.F56])" office:value-type="float" office:value="20300" calcext:value-type="float">
            <text:p>20300</text:p>
          </table:table-cell>
          <table:table-cell table:style-name="ce2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9000" calcext:value-type="float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 calcext:value-type="float">
            <text:p>1172.2222222222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 calcext:value-type="string">
            <text:p>-Gena</text:p>
          </table:table-cell>
          <table:table-cell/>
          <table:table-cell table:formula="of:=SUM([.C70:.E70])" office:value-type="float" office:value="1097.22222222222" calcext:value-type="float">
            <text:p>1097.222222222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 calcext:value-type="string">
            <text:p>+Arus</text:p>
          </table:table-cell>
          <table:table-cell office:value-type="string" calcext:value-type="string">
            <text:p>-Nane</text:p>
          </table:table-cell>
          <table:table-cell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number-columns-repeated="2"/>
          <table:table-cell table:style-name="ce15" office:value-type="string" calcext:value-type="string">
            <text:p>-Areg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formula="of:=SUM([.B70];[.C70];[.F70])" office:value-type="float" office:value="1329.76190476191" calcext:value-type="float">
            <text:p>1329.7619047619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21" office:value-type="string" calcext:value-type="string">
            <text:p>-Gena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Areg</text:p>
          </table:table-cell>
          <table:table-cell table:style-name="Default"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-Mane</text:p>
          </table:table-cell>
          <table:table-cell table:number-columns-repeated="3" office:value-type="string" calcext:value-type="string">
            <text:p>-Sarqis</text:p>
          </table:table-cell>
          <table:table-cell table:style-name="Default"/>
          <table:table-cell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Hamlet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 calcext:value-type="float">
            <text:p>416.6666666667</text:p>
          </table:table-cell>
          <table:table-cell table:style-name="ce15" table:formula="of:=[.C56]/12" office:value-type="float" office:value="341.666666666667" calcext:value-type="float">
            <text:p>341.6666666667</text:p>
          </table:table-cell>
          <table:table-cell table:style-name="ce15" table:formula="of:=[.D56]/10" office:value-type="float" office:value="400" calcext:value-type="float">
            <text:p>400</text:p>
          </table:table-cell>
          <table:table-cell table:style-name="ce15" table:formula="of:=[.E56]/9" office:value-type="float" office:value="355.555555555556" calcext:value-type="float">
            <text:p>355.5555555556</text:p>
          </table:table-cell>
          <table:table-cell table:style-name="ce15" table:formula="of:=[.F56]/7" office:value-type="float" office:value="571.428571428571" calcext:value-type="float">
            <text:p>571.4285714286</text:p>
          </table:table-cell>
          <table:table-cell table:style-name="Default"/>
          <table:table-cell table:style-name="ce34" table:formula="of:=SUM([.H56:.H69])" office:value-type="float" office:value="19944.4444444444" calcext:value-type="float">
            <text:p>19944.4444444444</text:p>
          </table:table-cell>
          <table:table-cell table:style-name="Default" office:value-type="string" calcext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5" calcext:value-type="float">
            <text:p>80064.4444444445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15"/>
        <table:table-column table:style-name="co21" table:default-cell-style-name="ce16"/>
        <table:table-column table:style-name="co1" table:default-cell-style-name="ce15"/>
        <table:table-column table:style-name="co22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3850" calcext:value-type="float">
            <text:p>3850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400" calcext:value-type="float">
            <text:p>4400</text:p>
          </table:table-cell>
          <table:table-cell office:value-type="float" office:value="3900" calcext:value-type="float">
            <text:p>3900</text:p>
          </table:table-cell>
          <table:table-cell office:value-type="float" office:value="4900" calcext:value-type="float">
            <text:p>4900</text:p>
          </table:table-cell>
          <table:table-cell office:value-type="float" office:value="5300" calcext:value-type="float">
            <text:p>5300</text:p>
          </table:table-cell>
          <table:table-cell office:value-type="float" office:value="4300" calcext:value-type="float">
            <text:p>4300</text:p>
          </table:table-cell>
          <table:table-cell table:formula="of:=SUM([.B2:.F2])" office:value-type="float" office:value="22800" calcext:value-type="float">
            <text:p>22800</text:p>
          </table:table-cell>
          <table:table-cell table:style-name="ce21" table:formula="of:=SUM([.B15];[.C15];[.E15];[.F15])" office:value-type="float" office:value="1553.14685314685" calcext:value-type="float">
            <text:p>1553.1468531469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6000(8300)</text:p>
          </table:table-cell>
          <table:table-cell office:value-type="float" office:value="20300" calcext:value-type="float">
            <text:p>20300</text:p>
          </table:table-cell>
          <table:table-cell table:formula="of:=SUM([.H2];[.H17];[.H37];[.H57])" office:value-type="float" office:value="6847.67066267066" calcext:value-type="float">
            <text:p>6847.6706626707</text:p>
          </table:table-cell>
          <table:table-cell table:formula="of:=SUM([.L2])+[.M1]" office:value-type="float" office:value="10697.6706626707" calcext:value-type="float">
            <text:p>10697.6706626707</text:p>
          </table:table-cell>
          <table:table-cell table:style-name="ce29" table:formula="of:=[.O2]-[.M2]" office:value-type="float" office:value="-2397.67066267066" calcext:value-type="float">
            <text:p>-2397.6706626707</text:p>
          </table:table-cell>
          <table:table-cell office:value-type="float" office:value="8300" calcext:value-type="float">
            <text:p>8300</text:p>
          </table:table-cell>
        </table:table-row>
        <table:table-row table:style-name="ro9">
          <table:table-cell table:style-name="ce37" office:value-type="date" office:date-value="2015-10-05" calcext:value-type="date">
            <text:p>10/05/15</text:p>
          </table:table-cell>
          <table:table-cell table:style-name="ce15"/>
          <table:table-cell table:number-columns-repeated="5"/>
          <table:table-cell table:style-name="ce21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1000(9500)</text:p>
          </table:table-cell>
          <table:table-cell office:value-type="string" calcext:value-type="string">
            <text:p>50000(salary)</text:p>
          </table:table-cell>
          <table:table-cell table:formula="of:=SUM([.H3];[.H18];[.H38];[.H58])" office:value-type="float" office:value="7256.003996004" calcext:value-type="float">
            <text:p>7256.003996004</text:p>
          </table:table-cell>
          <table:table-cell table:formula="of:=SUM([.L3];[.M1])" office:value-type="float" office:value="11106.003996004" calcext:value-type="float">
            <text:p>11106.003996004</text:p>
          </table:table-cell>
          <table:table-cell table:formula="of:=[.O3]-[.M3]" office:value-type="float" office:value="-1606.003996004" calcext:value-type="float">
            <text:p>-1606.003996004</text:p>
          </table:table-cell>
          <table:table-cell office:value-type="float" office:value="9500" calcext:value-type="float">
            <text:p>95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6000(5500)</text:p>
          </table:table-cell>
          <table:table-cell/>
          <table:table-cell table:formula="of:=SUM([.H4];[.H19];[.H39];[.H59])" office:value-type="float" office:value="7256.003996004" calcext:value-type="float">
            <text:p>7256.003996004</text:p>
          </table:table-cell>
          <table:table-cell table:formula="of:=SUM([.L4:.L4];[.M1])" office:value-type="float" office:value="11106.003996004" calcext:value-type="float">
            <text:p>11106.003996004</text:p>
          </table:table-cell>
          <table:table-cell table:style-name="ce29" table:formula="of:=[.O4]-[.M4]" office:value-type="float" office:value="-5606.003996004" calcext:value-type="float">
            <text:p>-5606.0039960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13000(3900)</text:p>
          </table:table-cell>
          <table:table-cell office:value-type="float" office:value="14000" calcext:value-type="float">
            <text:p>14000</text:p>
          </table:table-cell>
          <table:table-cell table:formula="of:=SUM([.H5];[.H20];[.H40];[.H60])" office:value-type="float" office:value="7256.003996004" calcext:value-type="float">
            <text:p>7256.003996004</text:p>
          </table:table-cell>
          <table:table-cell table:formula="of:=SUM([.M1];[.L5])" office:value-type="float" office:value="11106.003996004" calcext:value-type="float">
            <text:p>11106.003996004</text:p>
          </table:table-cell>
          <table:table-cell table:style-name="ce29" table:formula="of:=[.O5]-[.M5]" office:value-type="float" office:value="-7206.003996004" calcext:value-type="float">
            <text:p>-7206.003996004</text:p>
          </table:table-cell>
          <table:table-cell office:value-type="float" office:value="3900" calcext:value-type="float">
            <text:p>39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5500" calcext:value-type="float">
            <text:p>15500</text:p>
          </table:table-cell>
          <table:table-cell/>
          <table:table-cell table:formula="of:=SUM([.H6];[.H21];[.H41];[.H61])" office:value-type="float" office:value="7256.003996004" calcext:value-type="float">
            <text:p>7256.003996004</text:p>
          </table:table-cell>
          <table:table-cell table:formula="of:=SUM([.L6:.L6];[.M1])" office:value-type="float" office:value="11106.003996004" calcext:value-type="float">
            <text:p>11106.003996004</text:p>
          </table:table-cell>
          <table:table-cell table:formula="of:=[.O6]-[.M6]" office:value-type="float" office:value="4393.996003996" calcext:value-type="float">
            <text:p>4393.996003996</text:p>
          </table:table-cell>
          <table:table-cell office:value-type="float" office:value="15500" calcext:value-type="float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14500" calcext:value-type="float">
            <text:p>14500</text:p>
          </table:table-cell>
          <table:table-cell/>
          <table:table-cell table:formula="of:=SUM([.H7];[.H22];[.H42];[.H62])" office:value-type="float" office:value="7256.003996004" calcext:value-type="float">
            <text:p>7256.003996004</text:p>
          </table:table-cell>
          <table:table-cell table:formula="of:=SUM([.L7:.L7];[.M1])" office:value-type="float" office:value="11106.003996004" calcext:value-type="float">
            <text:p>11106.003996004</text:p>
          </table:table-cell>
          <table:table-cell table:formula="of:=[.O7]-[.M7]" office:value-type="float" office:value="3393.996003996" calcext:value-type="float">
            <text:p>3393.996003996</text:p>
          </table:table-cell>
          <table:table-cell office:value-type="float" office:value="14500" calcext:value-type="float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 calcext:value-type="float">
            <text:p>1216.0256410257</text:p>
          </table:table-cell>
          <table:table-cell office:value-type="string" calcext:value-type="string">
            <text:p>Մանե</text:p>
          </table:table-cell>
          <table:table-cell office:value-type="string" calcext:value-type="string">
            <text:p>7100(5000)</text:p>
          </table:table-cell>
          <table:table-cell/>
          <table:table-cell table:formula="of:=SUM([.H8];[.H23];[.H43];[.H63])" office:value-type="float" office:value="4240.72802197802" calcext:value-type="float">
            <text:p>4240.728021978</text:p>
          </table:table-cell>
          <table:table-cell table:formula="of:=SUM([.L8:.L8];[.M1])" office:value-type="float" office:value="8090.72802197802" calcext:value-type="float">
            <text:p>8090.728021978</text:p>
          </table:table-cell>
          <table:table-cell table:style-name="ce29" table:formula="of:=[.O8]-[.M8]" office:value-type="float" office:value="-3090.72802197802" calcext:value-type="float">
            <text:p>-3090.728021978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Նանե</text:p>
          </table:table-cell>
          <table:table-cell office:value-type="string" calcext:value-type="string">
            <text:p>8400(10000)</text:p>
          </table:table-cell>
          <table:table-cell/>
          <table:table-cell table:formula="of:=SUM([.H9];[.H24];[.H44];[.H64])" office:value-type="float" office:value="6881.003996004" calcext:value-type="float">
            <text:p>6881.003996004</text:p>
          </table:table-cell>
          <table:table-cell table:formula="of:=SUM([.L9:.L9];[.M1])" office:value-type="float" office:value="10731.003996004" calcext:value-type="float">
            <text:p>10731.003996004</text:p>
          </table:table-cell>
          <table:table-cell table:style-name="ce29" table:formula="of:=[.O9]-[.M9]" office:value-type="float" office:value="-731.003996003996" calcext:value-type="float">
            <text:p>-731.00399600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15000(8150)</text:p>
          </table:table-cell>
          <table:table-cell/>
          <table:table-cell table:formula="of:=SUM([.H10];[.H25];[.H45];[.H65])" office:value-type="float" office:value="7256.003996004" calcext:value-type="float">
            <text:p>7256.003996004</text:p>
          </table:table-cell>
          <table:table-cell table:formula="of:=SUM([.L10:.L10];[.M1])" office:value-type="float" office:value="11106.003996004" calcext:value-type="float">
            <text:p>11106.003996004</text:p>
          </table:table-cell>
          <table:table-cell table:style-name="ce29" table:formula="of:=[.O10]-[.M10]" office:value-type="float" office:value="-5956.003996004" calcext:value-type="float">
            <text:p>-5956.003996004</text:p>
          </table:table-cell>
          <table:table-cell office:value-type="float" office:value="5150" calcext:value-type="float">
            <text:p>5150</text:p>
          </table:table-cell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 table:style-name="ce15" office:value-type="string" calcext:value-type="string">
            <text:p>-Ani G</text:p>
          </table:table-cell>
          <table:table-cell table:style-name="ce15"/>
          <table:table-cell table:style-name="ce15" office:value-type="string" calcext:value-type="string">
            <text:p>- Մանե</text:p>
          </table:table-cell>
          <table:table-cell/>
          <table:table-cell table:formula="of:=SUM([.C15:.F15])" office:value-type="float" office:value="1561.48018648019" calcext:value-type="float">
            <text:p>1561.4801864802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7000(3200)</text:p>
          </table:table-cell>
          <table:table-cell/>
          <table:table-cell table:formula="of:=SUM([.H11];[.H26];[.H46];[.H66])" office:value-type="float" office:value="4763.14685314685" calcext:value-type="float">
            <text:p>4763.1468531469</text:p>
          </table:table-cell>
          <table:table-cell table:formula="of:=SUM([.L11:.L11];[.M1])" office:value-type="float" office:value="8613.14685314685" calcext:value-type="float">
            <text:p>8613.1468531469</text:p>
          </table:table-cell>
          <table:table-cell table:style-name="ce29" table:formula="of:=[.O11]-[.M11]" office:value-type="float" office:value="-5413.14685314685" calcext:value-type="float">
            <text:p>-5413.1468531469</text:p>
          </table:table-cell>
          <table:table-cell office:value-type="float" office:value="3200" calcext:value-type="float">
            <text:p>3200</text:p>
          </table:table-cell>
        </table:table-row>
        <table:table-row table:style-name="ro9">
          <table:table-cell/>
          <table:table-cell table:number-columns-repeated="5" table:style-name="ce15" office:value-type="string" calcext:value-type="string">
            <text:p>-Gena</text:p>
          </table:table-cell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Ժոզեֆ+Artsvi</text:p>
          </table:table-cell>
          <table:table-cell office:value-type="string" calcext:value-type="string">
            <text:p>10000(6500)</text:p>
          </table:table-cell>
          <table:table-cell/>
          <table:table-cell table:formula="of:=SUM([.H12];[.H27];[.H47];[.H67])" office:value-type="float" office:value="6924.753996004" calcext:value-type="float">
            <text:p>6924.753996004</text:p>
          </table:table-cell>
          <table:table-cell table:formula="of:=SUM([.L12:.L12];[.M1])" office:value-type="float" office:value="10774.753996004" calcext:value-type="float">
            <text:p>10774.753996004</text:p>
          </table:table-cell>
          <table:table-cell table:style-name="ce29" table:formula="of:=[.O12]-[.M12]" office:value-type="float" office:value="-4274.753996004" calcext:value-type="float">
            <text:p>-4274.753996004</text:p>
          </table:table-cell>
          <table:table-cell office:value-type="float" office:value="6500" calcext:value-type="float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 calcext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8800)</text:p>
          </table:table-cell>
          <table:table-cell/>
          <table:table-cell table:formula="of:=SUM([.H13];[.H28];[.H48];[.H68])" office:value-type="float" office:value="6868.503996004" calcext:value-type="float">
            <text:p>6868.503996004</text:p>
          </table:table-cell>
          <table:table-cell table:formula="of:=SUM([.L13:.L13];[.M1])" office:value-type="float" office:value="10718.503996004" calcext:value-type="float">
            <text:p>10718.503996004</text:p>
          </table:table-cell>
          <table:table-cell table:style-name="ce29" table:formula="of:=[.O13]-[.M13]" office:value-type="float" office:value="-1918.503996004" calcext:value-type="float">
            <text:p>-1918.503996004</text:p>
          </table:table-cell>
          <table:table-cell office:value-type="float" office:value="8800" calcext:value-type="float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7000(2300)</text:p>
          </table:table-cell>
          <table:table-cell/>
          <table:table-cell table:formula="of:=SUM([.H14];[.H29];[.H49];[.H69])" office:value-type="float" office:value="4927.85714285714" calcext:value-type="float">
            <text:p>4927.8571428572</text:p>
          </table:table-cell>
          <table:table-cell table:formula="of:=SUM([.L14:.L14];[.M1])" office:value-type="float" office:value="8777.85714285714" calcext:value-type="float">
            <text:p>8777.8571428572</text:p>
          </table:table-cell>
          <table:table-cell table:formula="of:=[.O14]-[.M14]" office:value-type="float" office:value="-6477.85714285714" calcext:value-type="float">
            <text:p>-6477.8571428572</text:p>
          </table:table-cell>
          <table:table-cell office:value-type="float" office:value="2300" calcext:value-type="float">
            <text:p>2300</text:p>
          </table:table-cell>
        </table:table-row>
        <table:table-row table:style-name="ro9">
          <table:table-cell/>
          <table:table-cell table:style-name="ce15" table:formula="of:=[.B2]/11" office:value-type="float" office:value="400" calcext:value-type="float">
            <text:p>400</text:p>
          </table:table-cell>
          <table:table-cell table:style-name="ce15" table:formula="of:=[.C2]/11" office:value-type="float" office:value="354.545454545455" calcext:value-type="float">
            <text:p>354.5454545455</text:p>
          </table:table-cell>
          <table:table-cell table:style-name="ce15" table:formula="of:=[.D2]/12" office:value-type="float" office:value="408.333333333333" calcext:value-type="float">
            <text:p>408.3333333333</text:p>
          </table:table-cell>
          <table:table-cell table:style-name="ce15" table:formula="of:=[.E2]/13" office:value-type="float" office:value="407.692307692308" calcext:value-type="float">
            <text:p>407.6923076923</text:p>
          </table:table-cell>
          <table:table-cell table:style-name="ce15" table:formula="of:=[.F2]/11" office:value-type="float" office:value="390.909090909091" calcext:value-type="float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 calcext:value-type="float">
            <text:p>816.0256410256</text:p>
          </table:table-cell>
          <table:table-cell table:style-name="Default" office:value-type="string" calcext:value-type="string">
            <text:p>Arus</text:p>
          </table:table-cell>
          <table:table-cell table:style-name="ce38"/>
          <table:table-cell office:value-type="string" calcext:value-type="string">
            <text:p>Arus</text:p>
          </table:table-cell>
          <table:table-cell table:formula="of:=SUM([.H15];[.H30])" office:value-type="float" office:value="1480.31135531136" calcext:value-type="float">
            <text:p>1480.3113553114</text:p>
          </table:table-cell>
          <table:table-cell office:value-type="float" office:value="1480" calcext:value-type="float">
            <text:p>1480</text:p>
          </table:table-cell>
          <table:table-cell table:style-name="ce29" office:value-type="float" office:value="-1480" calcext:value-type="float">
            <text:p>-148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34" table:formula="of:=SUM([.H2:.H15])" office:value-type="float" office:value="22800" calcext:value-type="float">
            <text:p>22800</text:p>
          </table:table-cell>
          <table:table-cell table:style-name="Default"/>
          <table:table-cell/>
          <table:table-cell office:value-type="string" calcext:value-type="string">
            <text:p>Arman</text:p>
          </table:table-cell>
          <table:table-cell table:formula="of:=SUM([.H31];[.H51];[.H71])" office:value-type="float" office:value="2392.59453781513" calcext:value-type="float">
            <text:p>2392.5945378151</text:p>
          </table:table-cell>
          <table:table-cell table:formula="of:=SUM([.L16];[.N1])" office:value-type="float" office:value="4392.59453781513" calcext:value-type="float">
            <text:p>4392.5945378151</text:p>
          </table:table-cell>
          <table:table-cell table:style-name="ce29" table:formula="of:=[.O16]-[.M16]" office:value-type="float" office:value="607.405462184874" calcext:value-type="float">
            <text:p>607.4054621849</text:p>
          </table:table-cell>
          <table:table-cell office:value-type="float" office:value="5000" calcext:value-type="float">
            <text:p>5000</text:p>
          </table:table-cell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4500" calcext:value-type="float">
            <text:p>4500</text:p>
          </table:table-cell>
          <table:table-cell office:value-type="float" office:value="4900" calcext:value-type="float">
            <text:p>4900</text:p>
          </table:table-cell>
          <table:table-cell office:value-type="float" office:value="4400" calcext:value-type="float">
            <text:p>4400</text:p>
          </table:table-cell>
          <table:table-cell office:value-type="float" office:value="5300" calcext:value-type="float">
            <text:p>5300</text:p>
          </table:table-cell>
          <table:table-cell office:value-type="float" office:value="6800" calcext:value-type="float">
            <text:p>6800</text:p>
          </table:table-cell>
          <table:table-cell table:formula="of:=SUM([.B17:.F17])" office:value-type="float" office:value="25900" calcext:value-type="float">
            <text:p>25900</text:p>
          </table:table-cell>
          <table:table-cell table:style-name="ce2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Seryoja</text:p>
          </table:table-cell>
          <table:table-cell table:formula="of:=SUM([.H32];[.H52];[.H72])" office:value-type="float" office:value="3948.57142857143" calcext:value-type="float">
            <text:p>3948.5714285714</text:p>
          </table:table-cell>
          <table:table-cell table:formula="of:=SUM([.L17:.L17];[.N1])" office:value-type="float" office:value="5948.57142857143" calcext:value-type="float">
            <text:p>5948.5714285714</text:p>
          </table:table-cell>
          <table:table-cell table:style-name="ce29" table:formula="of:=[.O17]-[.M17]" office:value-type="float" office:value="-948.571428571428" calcext:value-type="float">
            <text:p>-948.5714285714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style-name="ce37" office:value-type="date" office:date-value="2015-10-12" calcext:value-type="date">
            <text:p>10/12/15</text:p>
          </table:table-cell>
          <table:table-cell table:style-name="ce15"/>
          <table:table-cell table:number-columns-repeated="5"/>
          <table:table-cell table:style-name="ce2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Mher</text:p>
          </table:table-cell>
          <table:table-cell table:formula="of:=SUM([.H33];[.H53];[.H73])" office:value-type="float" office:value="4255.2380952381" calcext:value-type="float">
            <text:p>4255.2380952381</text:p>
          </table:table-cell>
          <table:table-cell table:formula="of:=SUM([.L18:.L18];[.N1])" office:value-type="float" office:value="6255.2380952381" calcext:value-type="float">
            <text:p>6255.2380952381</text:p>
          </table:table-cell>
          <table:table-cell table:style-name="ce29" table:formula="of:=[.O18]-[.M18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Davit</text:p>
          </table:table-cell>
          <table:table-cell table:formula="of:=SUM([.H34];[.H54];[.H74])" office:value-type="float" office:value="4255.2380952381" calcext:value-type="float">
            <text:p>4255.2380952381</text:p>
          </table:table-cell>
          <table:table-cell table:formula="of:=SUM([.L19:.L19];[.N1])" office:value-type="float" office:value="6255.2380952381" calcext:value-type="float">
            <text:p>6255.2380952381</text:p>
          </table:table-cell>
          <table:table-cell table:style-name="ce29" table:formula="of:=[.O19]-[.M19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այանե</text:p>
          </table:table-cell>
          <table:table-cell/>
          <table:table-cell office:value-type="string" calcext:value-type="string">
            <text:p>Stepan</text:p>
          </table:table-cell>
          <table:table-cell table:formula="of:=SUM([.H76])" office:value-type="float" office:value="452.941176470588" calcext:value-type="float">
            <text:p>452.9411764706</text:p>
          </table:table-cell>
          <table:table-cell office:value-type="float" office:value="450" calcext:value-type="float">
            <text:p>450</text:p>
          </table:table-cell>
          <table:table-cell table:style-name="ce29" office:value-type="float" office:value="-450" calcext:value-type="float">
            <text:p>-45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եգ</text:p>
          </table:table-cell>
          <table:table-cell/>
          <table:table-cell office:value-type="string" calcext:value-type="string">
            <text:p>Taron</text:p>
          </table:table-cell>
          <table:table-cell table:formula="of:=SUM([.H75])" office:value-type="float" office:value="1725.41666666667" calcext:value-type="float">
            <text:p>1725.4166666667</text:p>
          </table:table-cell>
          <table:table-cell table:formula="of:=SUM([.L21:.L21];[.N1])" office:value-type="float" office:value="3725.41666666667" calcext:value-type="float">
            <text:p>3725.4166666667</text:p>
          </table:table-cell>
          <table:table-cell table:style-name="ce29" office:value-type="float" office:value="-3700" calcext:value-type="float">
            <text:p>-370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մլետ</text:p>
          </table:table-cell>
          <table:table-cell table:number-columns-repeated="2"/>
          <table:table-cell table:style-name="ce15" table:formula="of:=SUM([.L2:.L21])" office:value-type="float" office:value="103500" calcext:value-type="float">
            <text:p>103500</text:p>
          </table:table-cell>
          <table:table-cell table:style-name="ce15" table:formula="of:=SUM([.M2:.M21])" office:value-type="float" office:value="163546.747468218" calcext:value-type="float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 calcext:value-type="float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 calcext:value-type="float">
            <text:p>1020.5357142857</text:p>
          </table:table-cell>
          <table:table-cell office:value-type="string" calcext:value-type="string">
            <text:p>Մանե</text:p>
          </table:table-cell>
          <table:table-cell table:number-columns-repeated="5"/>
          <table:table-cell table:formula="of:=SUM([.O2:.O22])" office:value-type="float" office:value="118150" calcext:value-type="float">
            <text:p>118150</text:p>
          </table:table-cell>
        </table:table-row>
        <table:table-row table:style-name="ro9">
          <table:table-cell/>
          <table:table-cell office:value-type="string" calcext:value-type="string">
            <text:p>+Arman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C35:.F35])" office:value-type="float" office:value="1448.86904761905" calcext:value-type="float">
            <text:p>1448.869047619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man</text:p>
          </table:table-cell>
          <table:table-cell table:number-columns-repeated="4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 office:value-type="string" calcext:value-type="string">
            <text:p>-Kare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formula="of:=SUM([.C35];[.E35];[.F35])" office:value-type="float" office:value="1134.58333333333" calcext:value-type="float">
            <text:p>1134.5833333333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/>
          <table:table-cell office:value-type="string" calcext:value-type="string">
            <text:p>+Arus</text:p>
          </table:table-cell>
          <table:table-cell table:number-columns-repeated="2" table:style-name="ce15" office:value-type="string" calcext:value-type="string">
            <text:p>-Arman</text:p>
          </table:table-cell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 calcext:value-type="float">
            <text:p>664.2857142857</text:p>
          </table:table-cell>
          <table:table-cell table:style-name="Default"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 calcext:value-type="float">
            <text:p>1039.2857142857</text:p>
          </table:table-cell>
          <table:table-cell table:style-name="Default"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17]/12" office:value-type="float" office:value="375" calcext:value-type="float">
            <text:p>375</text:p>
          </table:table-cell>
          <table:table-cell table:style-name="ce15" table:formula="of:=[.C17]/14" office:value-type="float" office:value="350" calcext:value-type="float">
            <text:p>350</text:p>
          </table:table-cell>
          <table:table-cell table:style-name="ce15" table:formula="of:=[.D17]/14" office:value-type="float" office:value="314.285714285714" calcext:value-type="float">
            <text:p>314.2857142857</text:p>
          </table:table-cell>
          <table:table-cell table:style-name="ce15" table:formula="of:=[.E17]/16" office:value-type="float" office:value="331.25" calcext:value-type="float">
            <text:p>331.25</text:p>
          </table:table-cell>
          <table:table-cell table:style-name="ce15" table:formula="of:=[.F17]/15" office:value-type="float" office:value="453.333333333333" calcext:value-type="float">
            <text:p>453.3333333333</text:p>
          </table:table-cell>
          <table:table-cell table:style-name="Default"/>
          <table:table-cell table:style-name="ce34" table:formula="of:=SUM([.H17:.H34])" office:value-type="float" office:value="25900" calcext:value-type="float">
            <text:p>25900</text:p>
          </table:table-cell>
          <table:table-cell table:style-name="Default"/>
          <table:table-cell/>
          <table:table-cell table:style-name="ce39" office:value-type="float" office:value="17000" calcext:value-type="float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th</text:span></text:p>
          </table:table-cell>
          <table:table-cell office:value-type="float" office:value="5500" calcext:value-type="float">
            <text:p>5500</text:p>
          </table:table-cell>
          <table:table-cell office:value-type="float" office:value="5300" calcext:value-type="float">
            <text:p>5300</text:p>
          </table:table-cell>
          <table:table-cell office:value-type="float" office:value="4500" calcext:value-type="float">
            <text:p>4500</text:p>
          </table:table-cell>
          <table:table-cell office:value-type="float" office:value="5200" calcext:value-type="float">
            <text:p>5200</text:p>
          </table:table-cell>
          <table:table-cell office:value-type="float" office:value="6300" calcext:value-type="float">
            <text:p>6300</text:p>
          </table:table-cell>
          <table:table-cell table:formula="of:=SUM([.B37:.F37])" office:value-type="float" office:value="26800" calcext:value-type="float">
            <text:p>26800</text:p>
          </table:table-cell>
          <table:table-cell table:style-name="ce2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4"/>
        </table:table-row>
        <table:table-row table:style-name="ro9">
          <table:table-cell table:style-name="ce37" office:value-type="date" office:date-value="2015-10-19" calcext:value-type="date">
            <text:p>10/19/15</text:p>
          </table:table-cell>
          <table:table-cell table:style-name="ce15"/>
          <table:table-cell table:number-columns-repeated="5"/>
          <table:table-cell table:style-name="ce2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 calcext:value-type="float">
            <text:p>972.9166666667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office:value-type="string" calcext:value-type="string">
            <text:p>- Մանե</text:p>
          </table:table-cell>
          <table:table-cell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55];[.D55];[.F55])" office:value-type="float" office:value="1041.66666666667" calcext:value-type="float">
            <text:p>1041.66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 table:style-name="ce15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 calcext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 calcext:value-type="float">
            <text:p>1378.571428571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 calcext:value-type="float">
            <text:p>718.75</text:p>
          </table:table-cell>
          <table:table-cell office:value-type="string" calcext:value-type="string">
            <text:p>Arman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Seryoja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Mher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Davit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5" table:formula="of:=[.B37]/15" office:value-type="float" office:value="366.666666666667" calcext:value-type="float">
            <text:p>366.6666666667</text:p>
          </table:table-cell>
          <table:table-cell table:style-name="ce15" table:formula="of:=[.C37]/14" office:value-type="float" office:value="378.571428571429" calcext:value-type="float">
            <text:p>378.5714285714</text:p>
          </table:table-cell>
          <table:table-cell table:style-name="ce15" table:formula="of:=[.D37]/16" office:value-type="float" office:value="281.25" calcext:value-type="float">
            <text:p>281.25</text:p>
          </table:table-cell>
          <table:table-cell table:style-name="ce15" table:formula="of:=[.E37]/16" office:value-type="float" office:value="325" calcext:value-type="float">
            <text:p>325</text:p>
          </table:table-cell>
          <table:table-cell table:style-name="ce15" table:formula="of:=[.F37]/16" office:value-type="float" office:value="393.75" calcext:value-type="float">
            <text:p>393.75</text:p>
          </table:table-cell>
          <table:table-cell table:style-name="Default"/>
          <table:table-cell table:style-name="ce34" table:formula="of:=SUM([.H37:.H54])" office:value-type="float" office:value="26800" calcext:value-type="float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22"/>
          <table:table-cell table:number-columns-repeated="5"/>
        </table:table-row>
        <table:table-row table:style-name="ro8">
          <table:table-cell table:style-name="ce15" office:value-type="string" calcext:value-type="string">
            <text:p><text:span text:style-name="T3">4th</text:span></text:p>
          </table:table-cell>
          <table:table-cell office:value-type="float" office:value="5300" calcext:value-type="float">
            <text:p>5300</text:p>
          </table:table-cell>
          <table:table-cell office:value-type="float" office:value="6200" calcext:value-type="float">
            <text:p>6200</text:p>
          </table:table-cell>
          <table:table-cell office:value-type="float" office:value="7700" calcext:value-type="float">
            <text:p>7700</text:p>
          </table:table-cell>
          <table:table-cell office:value-type="float" office:value="4200" calcext:value-type="float">
            <text:p>4200</text:p>
          </table:table-cell>
          <table:table-cell office:value-type="float" office:value="4600" calcext:value-type="float">
            <text:p>4600</text:p>
          </table:table-cell>
          <table:table-cell table:formula="of:=SUM([.B57:.F57])" office:value-type="float" office:value="28000" calcext:value-type="float">
            <text:p>28000</text:p>
          </table:table-cell>
          <table:table-cell table:style-name="ce2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37" office:value-type="date" office:date-value="2015-10-26" calcext:value-type="date">
            <text:p>10/26/15</text:p>
          </table:table-cell>
          <table:table-cell table:style-name="ce15"/>
          <table:table-cell table:number-columns-repeated="5"/>
          <table:table-cell table:style-name="ce2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այանե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 calcext:value-type="float">
            <text:p>1031.25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office:value-type="string" calcext:value-type="string">
            <text:p>-Arma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formula="of:=SUM([.B76];[.C76];[.F76])" office:value-type="float" office:value="1025.41666666667" calcext:value-type="float">
            <text:p>1025.41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1" office:value-type="string" calcext:value-type="string">
            <text:p>-Jozef</text:p>
          </table:table-cell>
          <table:table-cell office:value-type="string" calcext:value-type="string">
            <text:p>-Sargis</text:p>
          </table:table-cell>
          <table:table-cell table:number-columns-repeated="2" table:style-name="ce21" office:value-type="string" calcext:value-type="string">
            <text:p>-Karen</text:p>
          </table:table-cell>
          <table:table-cell table:style-name="ce15" office:value-type="string" calcext:value-type="string">
            <text:p>- Seryoja</text:p>
          </table:table-cell>
          <table:table-cell table:style-name="Default"/>
          <table:table-cell table:formula="of:=SUM([.C76:.F76])" office:value-type="float" office:value="1394.16666666667" calcext:value-type="float">
            <text:p>1394.1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 calcext:value-type="float">
            <text:p>1337.916666666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 calcext:value-type="float">
            <text:p>634.5588235294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 calcext:value-type="float">
            <text:p>1418.75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57]/16" office:value-type="float" office:value="331.25" calcext:value-type="float">
            <text:p>331.25</text:p>
          </table:table-cell>
          <table:table-cell table:style-name="ce15" table:formula="of:=[.C57]/16" office:value-type="float" office:value="387.5" calcext:value-type="float">
            <text:p>387.5</text:p>
          </table:table-cell>
          <table:table-cell table:style-name="ce15" table:formula="of:=[.D57]/17" office:value-type="float" office:value="452.941176470588" calcext:value-type="float">
            <text:p>452.9411764706</text:p>
          </table:table-cell>
          <table:table-cell table:style-name="ce15" table:formula="of:=[.E57]/17" office:value-type="float" office:value="247.058823529412" calcext:value-type="float">
            <text:p>247.0588235294</text:p>
          </table:table-cell>
          <table:table-cell table:style-name="ce15" table:formula="of:=[.F57]/15" office:value-type="float" office:value="306.666666666667" calcext:value-type="float">
            <text:p>306.6666666667</text:p>
          </table:table-cell>
          <table:table-cell table:style-name="Default"/>
          <table:table-cell table:style-name="ce15" table:formula="of:=SUM([.D76])" office:value-type="float" office:value="452.941176470588" calcext:value-type="float">
            <text:p>452.9411764706</text:p>
          </table:table-cell>
          <table:table-cell table:style-name="Default" office:value-type="string" calcext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34" table:formula="of:=SUM([.H57:.H76])" office:value-type="float" office:value="28000" calcext:value-type="float">
            <text:p>28000</text:p>
          </table:table-cell>
          <table:table-cell table:style-name="Default"/>
          <table:table-cell table:style-name="ce22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 calcext:value-type="float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 calcext:value-type="float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2000/15" office:value-type="float" office:value="3466.66666666667" calcext:value-type="float">
            <text:p>3466.6666666667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gena</text:p>
          </table:table-cell>
        </table:table-row>
        <table:table-row table:style-name="ro13">
          <table:table-cell table:style-name="ce15" office:value-type="string" calcext:value-type="string">
            <text:p><text:span text:style-name="T3">1st</text:span></text:p>
          </table:table-cell>
          <table:table-cell office:value-type="float" office:value="6300" calcext:value-type="float">
            <text:p>6300</text:p>
          </table:table-cell>
          <table:table-cell office:value-type="float" office:value="5600" calcext:value-type="float">
            <text:p>5600</text:p>
          </table:table-cell>
          <table:table-cell office:value-type="float" office:value="6900" calcext:value-type="float">
            <text:p>69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table:style-name="ce15" table:formula="of:=SUM([.B2:.F2])" office:value-type="float" office:value="30800" calcext:value-type="float">
            <text:p>30800</text:p>
          </table:table-cell>
          <table:table-cell table:style-name="ce21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10000(7600)</text:p>
          </table:table-cell>
          <table:table-cell office:value-type="float" office:value="8800" calcext:value-type="float">
            <text:p>8800</text:p>
          </table:table-cell>
          <table:table-cell table:formula="of:=SUM([.H2];[.H24];[.H45];[.H67])" office:value-type="float" office:value="7197.0440666145" calcext:value-type="float">
            <text:p>7197.0440666145</text:p>
          </table:table-cell>
          <table:table-cell table:formula="of:=SUM([.L2];[.M1])" office:value-type="float" office:value="10663.7107332812" calcext:value-type="float">
            <text:p>10663.7107332812</text:p>
          </table:table-cell>
          <table:table-cell office:value-type="float" office:value="7600" calcext:value-type="float">
            <text:p>7600</text:p>
          </table:table-cell>
          <table:table-cell table:style-name="ce29" table:formula="of:=[.N2]-[.M2]" office:value-type="float" office:value="-3063.71073328117" calcext:value-type="float">
            <text:p>-3063.7107332812</text:p>
          </table:table-cell>
          <table:table-cell table:formula="of:=SUM([.H14];[.H36];[.H57])" office:value-type="float" office:value="3813.3810629515" calcext:value-type="float">
            <text:p>3813.3810629515</text:p>
          </table:table-cell>
        </table:table-row>
        <table:table-row table:style-name="ro3">
          <table:table-cell table:style-name="ce37" office:value-type="date" office:date-value="2015-11-11" calcext:value-type="date">
            <text:p>11/11/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21:.E21])" office:value-type="float" office:value="1426.93498452012" calcext:value-type="float">
            <text:p>1426.9349845201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2000(5400)</text:p>
          </table:table-cell>
          <table:table-cell office:value-type="float" office:value="10000" calcext:value-type="float">
            <text:p>10000</text:p>
          </table:table-cell>
          <table:table-cell table:formula="of:=SUM([.H3];[.H25];[.H46];[.H68])" office:value-type="float" office:value="6803.71073328117" calcext:value-type="float">
            <text:p>6803.7107332812</text:p>
          </table:table-cell>
          <table:table-cell table:formula="of:=SUM([.M1];[.L3])" office:value-type="float" office:value="10270.3773999478" calcext:value-type="float">
            <text:p>10270.3773999478</text:p>
          </table:table-cell>
          <table:table-cell office:value-type="float" office:value="5400" calcext:value-type="float">
            <text:p>5400</text:p>
          </table:table-cell>
          <table:table-cell table:style-name="ce29" table:formula="of:=[.N3]-[.M3]" office:value-type="float" office:value="-4870.37739994783" calcext:value-type="float">
            <text:p>-4870.3773999478</text:p>
          </table:table-cell>
          <table:table-cell office:value-type="float" office:value="6400" calcext:value-type="float">
            <text:p>6400</text:p>
          </table:table-cell>
        </table:table-row>
        <table:table-row table:style-name="ro3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11000(5400)</text:p>
          </table:table-cell>
          <table:table-cell/>
          <table:table-cell table:formula="of:=SUM([.H4];[.H26];[.H47];[.H69])" office:value-type="float" office:value="4600.04772961816" calcext:value-type="float">
            <text:p>4600.0477296182</text:p>
          </table:table-cell>
          <table:table-cell table:formula="of:=SUM([.L4:.L4];[.M1])" office:value-type="float" office:value="8066.71439628483" calcext:value-type="float">
            <text:p>8066.7143962848</text:p>
          </table:table-cell>
          <table:table-cell office:value-type="float" office:value="5400" calcext:value-type="float">
            <text:p>5400</text:p>
          </table:table-cell>
          <table:table-cell table:style-name="ce29" table:formula="of:=[.N4]-[.M4]" office:value-type="float" office:value="-2666.71439628483" calcext:value-type="float">
            <text:p>-2666.7143962848</text:p>
          </table:table-cell>
          <table:table-cell table:formula="of:=SUM([.P2:.P3])" office:value-type="float" office:value="10213.3810629515" calcext:value-type="float">
            <text:p>10213.3810629515</text:p>
          </table:table-cell>
        </table:table-row>
        <table:table-row table:style-name="ro3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7200(0)</text:p>
          </table:table-cell>
          <table:table-cell/>
          <table:table-cell table:formula="of:=SUM([.H5];[.H27];[.H48];[.H70])" office:value-type="float" office:value="4171.29772961816" calcext:value-type="float">
            <text:p>4171.2977296182</text:p>
          </table:table-cell>
          <table:table-cell table:formula="of:=SUM([.L5:.L5];[.M1])" office:value-type="float" office:value="7637.96439628483" calcext:value-type="float">
            <text:p>7637.9643962848</text:p>
          </table:table-cell>
          <table:table-cell office:value-type="float" office:value="0" calcext:value-type="float">
            <text:p>0</text:p>
          </table:table-cell>
          <table:table-cell table:style-name="ce29" table:formula="of:=[.N5]-[.M5]" office:value-type="float" office:value="-7637.96439628483" calcext:value-type="float">
            <text:p>-7637.964396284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E21];[.F21])" office:value-type="float" office:value="714.385964912281" calcext:value-type="float">
            <text:p>714.385964912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4400+5000</text:p>
          </table:table-cell>
          <table:table-cell office:value-type="float" office:value="20000" calcext:value-type="float">
            <text:p>20000</text:p>
          </table:table-cell>
          <table:table-cell table:formula="of:=SUM([.H6];[.H28];[.H49];[.H71])" office:value-type="float" office:value="6091.16171367332" calcext:value-type="float">
            <text:p>6091.1617136733</text:p>
          </table:table-cell>
          <table:table-cell table:formula="of:=SUM([.M1];[.L6])" office:value-type="float" office:value="9557.82838033999" calcext:value-type="float">
            <text:p>9557.82838034</text:p>
          </table:table-cell>
          <table:table-cell office:value-type="float" office:value="9400" calcext:value-type="float">
            <text:p>9400</text:p>
          </table:table-cell>
          <table:table-cell table:style-name="ce29" table:formula="of:=[.N6]-[.M6]" office:value-type="float" office:value="-157.82838033999" calcext:value-type="float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 table:style-name="ce15"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մլետ</text:p>
          </table:table-cell>
          <table:table-cell table:style-name="ce41" office:value-type="float" office:value="3400" calcext:value-type="float">
            <text:p>3400</text:p>
          </table:table-cell>
          <table:table-cell/>
          <table:table-cell table:formula="of:=SUM([.H7];[.H29];[.H50];[.H72])" office:value-type="float" office:value="5507.46073328117" calcext:value-type="float">
            <text:p>5507.4607332812</text:p>
          </table:table-cell>
          <table:table-cell table:formula="of:=SUM([.L7:.L7];[.M1])" office:value-type="float" office:value="8974.12739994783" calcext:value-type="float">
            <text:p>8974.1273999478</text:p>
          </table:table-cell>
          <table:table-cell office:value-type="float" office:value="3400" calcext:value-type="float">
            <text:p>3400</text:p>
          </table:table-cell>
          <table:table-cell table:style-name="ce29" table:formula="of:=[.N7]-[.M7]" office:value-type="float" office:value="-5574.12739994783" calcext:value-type="float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Nane</text:p>
          </table:table-cell>
          <table:table-cell table:style-name="ce15"/>
          <table:table-cell table:style-name="ce16" table:formula="of:=SUM([.B21];[.C21];[.D21];[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Մանե</text:p>
          </table:table-cell>
          <table:table-cell office:value-type="string" calcext:value-type="string">
            <text:p>7000(3900)</text:p>
          </table:table-cell>
          <table:table-cell/>
          <table:table-cell table:formula="of:=SUM([.H8];[.H30];[.H51];[.H73])" office:value-type="float" office:value="4325.32083886186" calcext:value-type="float">
            <text:p>4325.3208388619</text:p>
          </table:table-cell>
          <table:table-cell table:formula="of:=SUM([.L8:.L8];[.N1])" office:value-type="float" office:value="6325.32083886186" calcext:value-type="float">
            <text:p>6325.3208388619</text:p>
          </table:table-cell>
          <table:table-cell office:value-type="float" office:value="3900" calcext:value-type="float">
            <text:p>3900</text:p>
          </table:table-cell>
          <table:table-cell table:style-name="ce29" table:formula="of:=[.N8]-[.M8]" office:value-type="float" office:value="-2425.32083886186" calcext:value-type="float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Anjela</text:p>
          </table:table-cell>
          <table:table-cell table:style-name="ce15"/>
          <table:table-cell table:style-name="ce16"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Նանե</text:p>
          </table:table-cell>
          <table:table-cell office:value-type="string" calcext:value-type="string">
            <text:p>7000(6300)</text:p>
          </table:table-cell>
          <table:table-cell/>
          <table:table-cell table:formula="of:=SUM([.H9];[.H31];[.H52];[.H74])" office:value-type="float" office:value="6323.71073328117" calcext:value-type="float">
            <text:p>6323.7107332812</text:p>
          </table:table-cell>
          <table:table-cell table:formula="of:=SUM([.L9:.L9];[.M1])" office:value-type="float" office:value="9790.37739994783" calcext:value-type="float">
            <text:p>9790.3773999478</text:p>
          </table:table-cell>
          <table:table-cell office:value-type="float" office:value="6300" calcext:value-type="float">
            <text:p>6300</text:p>
          </table:table-cell>
          <table:table-cell table:style-name="ce29" table:formula="of:=[.N9]-[.M9]" office:value-type="float" office:value="-3490.37739994783" calcext:value-type="float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qo</text:p>
          </table:table-cell>
          <table:table-cell office:value-type="string" calcext:value-type="string">
            <text:p>-Taron</text:p>
          </table:table-cell>
          <table:table-cell table:style-name="ce15"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6000(6200)</text:p>
          </table:table-cell>
          <table:table-cell/>
          <table:table-cell table:formula="of:=SUM([.H10];[.H32];[.H53];[.H75])" office:value-type="float" office:value="6375.61549518593" calcext:value-type="float">
            <text:p>6375.6154951859</text:p>
          </table:table-cell>
          <table:table-cell table:formula="of:=SUM([.L10:.L10];[.M1])" office:value-type="float" office:value="9842.28216185259" calcext:value-type="float">
            <text:p>9842.2821618526</text:p>
          </table:table-cell>
          <table:table-cell office:value-type="float" office:value="6200" calcext:value-type="float">
            <text:p>6200</text:p>
          </table:table-cell>
          <table:table-cell table:style-name="ce29" table:formula="of:=[.N10]-[.M10]" office:value-type="float" office:value="-3642.28216185259" calcext:value-type="float">
            <text:p>-3642.282161852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Areg</text:p>
          </table:table-cell>
          <table:table-cell table:number-columns-repeated="2"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table:style-name="ce15"/>
          <table:table-cell table:style-name="ce16" table:formula="of:=SUM([.B21];[.C21];[.D21];[.F21])" office:value-type="float" office:value="1499.21568627451" calcext:value-type="float">
            <text:p>1499.2156862745</text:p>
          </table:table-cell>
          <table:table-cell table:style-name="ce40" office:value-type="string" calcext:value-type="string">
            <text:p>Կարեն</text:p>
          </table:table-cell>
          <table:table-cell office:value-type="string" calcext:value-type="string">
            <text:p>8000(2600)</text:p>
          </table:table-cell>
          <table:table-cell/>
          <table:table-cell table:formula="of:=SUM([.H11];[.H33];[.H54];[.H76])" office:value-type="float" office:value="3691.33107088989" calcext:value-type="float">
            <text:p>3691.3310708899</text:p>
          </table:table-cell>
          <table:table-cell table:formula="of:=SUM([.L11:.L11];[.N1])" office:value-type="float" office:value="5691.3310708899" calcext:value-type="float">
            <text:p>5691.3310708899</text:p>
          </table:table-cell>
          <table:table-cell office:value-type="float" office:value="2600" calcext:value-type="float">
            <text:p>2600</text:p>
          </table:table-cell>
          <table:table-cell table:style-name="ce29" table:formula="of:=[.N11]-[.M11]" office:value-type="float" office:value="-3091.33107088989" calcext:value-type="float">
            <text:p>-3091.3310708899</text:p>
          </table:table-cell>
          <table:table-cell/>
        </table:table-row>
        <table:table-row table:style-name="ro11">
          <table:table-cell/>
          <table:table-cell table:style-name="ce21" office:value-type="string" calcext:value-type="string">
            <text:p>-Areg</text:p>
          </table:table-cell>
          <table:table-cell/>
          <table:table-cell table:style-name="ce21" office:value-type="string" calcext:value-type="string">
            <text:p>-Areg</text:p>
          </table:table-cell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Sargis</text:p>
          </table:table-cell>
          <table:table-cell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700)</text:p>
          </table:table-cell>
          <table:table-cell/>
          <table:table-cell table:formula="of:=SUM([.H12];[.H34];[.H55];[.H77])" office:value-type="float" office:value="6717.0440666145" calcext:value-type="float">
            <text:p>6717.0440666145</text:p>
          </table:table-cell>
          <table:table-cell table:formula="of:=SUM([.L12:.L12];[.M1])" office:value-type="float" office:value="10183.7107332812" calcext:value-type="float">
            <text:p>10183.7107332812</text:p>
          </table:table-cell>
          <table:table-cell office:value-type="float" office:value="5700" calcext:value-type="float">
            <text:p>5700</text:p>
          </table:table-cell>
          <table:table-cell table:style-name="ce29" table:formula="of:=[.N12]-[.M12]" office:value-type="float" office:value="-4483.71073328117" calcext:value-type="float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 calcext:value-type="string">
            <text:p>+2 QMS</text:p>
          </table:table-cell>
          <table:table-cell office:value-type="string" calcext:value-type="string">
            <text:p>-Arman</text:p>
          </table:table-cell>
          <table:table-cell/>
          <table:table-cell table:style-name="ce16" table:formula="of:=SUM([.B21];[.D21])" office:value-type="float" office:value="776.470588235294" calcext:value-type="float">
            <text:p>776.4705882353</text:p>
          </table:table-cell>
          <table:table-cell table:style-name="ce40" office:value-type="string" calcext:value-type="string">
            <text:p>Սարգիս</text:p>
          </table:table-cell>
          <table:table-cell office:value-type="string" calcext:value-type="string">
            <text:p>5000(3100)</text:p>
          </table:table-cell>
          <table:table-cell/>
          <table:table-cell table:formula="of:=SUM([.H13];[.H35];[.H56];[.H78])" office:value-type="float" office:value="2346.66666666667" calcext:value-type="float">
            <text:p>2346.6666666667</text:p>
          </table:table-cell>
          <table:table-cell table:formula="of:=SUM([.L13:.L13];[.M1])" office:value-type="float" office:value="5813.33333333333" calcext:value-type="float">
            <text:p>5813.3333333333</text:p>
          </table:table-cell>
          <table:table-cell office:value-type="float" office:value="3100" calcext:value-type="float">
            <text:p>3100</text:p>
          </table:table-cell>
          <table:table-cell table:formula="of:=[.N13]-[.M13]" office:value-type="float" office:value="-2713.33333333333" calcext:value-type="float">
            <text:p>-2713.3333333333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Roza</text:p>
          </table:table-cell>
          <table:table-cell/>
          <table:table-cell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Գենա</text:p>
          </table:table-cell>
          <table:table-cell office:value-type="string" calcext:value-type="string">
            <text:p>10000(3500)</text:p>
          </table:table-cell>
          <table:table-cell/>
          <table:table-cell table:formula="of:=SUM([.H14];[.H36];[.H57])" office:value-type="float" office:value="3813.3810629515" calcext:value-type="float">
            <text:p>3813.3810629515</text:p>
          </table:table-cell>
          <table:table-cell table:formula="of:=SUM([.L14:.L14];[.N1])" office:value-type="float" office:value="5813.3810629515" calcext:value-type="float">
            <text:p>5813.3810629515</text:p>
          </table:table-cell>
          <table:table-cell office:value-type="float" office:value="3500" calcext:value-type="float">
            <text:p>3500</text:p>
          </table:table-cell>
          <table:table-cell table:style-name="ce29" table:formula="of:=[.N14]-[.M14]" office:value-type="float" office:value="-2313.3810629515" calcext:value-type="float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+2QMS</text:p>
          </table:table-cell>
          <table:table-cell/>
          <table:table-cell table:formula="of:=SUM([.C21])" office:value-type="float" office:value="329.411764705882" calcext:value-type="float">
            <text:p>329.4117647059</text:p>
          </table:table-cell>
          <table:table-cell office:value-type="string" calcext:value-type="string">
            <text:p>Arman</text:p>
          </table:table-cell>
          <table:table-cell office:value-type="string" calcext:value-type="string">
            <text:p>5000(4400)</text:p>
          </table:table-cell>
          <table:table-cell/>
          <table:table-cell table:formula="of:=SUM([.H15];[.H37];[.H58];[.H80])" office:value-type="float" office:value="2185.26960784314" calcext:value-type="float">
            <text:p>2185.2696078431</text:p>
          </table:table-cell>
          <table:table-cell table:formula="of:=SUM([.L15:.L15];[.N1])" office:value-type="float" office:value="4185.26960784314" calcext:value-type="float">
            <text:p>4185.2696078431</text:p>
          </table:table-cell>
          <table:table-cell office:value-type="float" office:value="4400" calcext:value-type="float">
            <text:p>4400</text:p>
          </table:table-cell>
          <table:table-cell table:formula="of:=[.N15]-[.M15]" office:value-type="float" office:value="214.730392156863" calcext:value-type="float">
            <text:p>214.7303921569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000(9050)</text:p>
          </table:table-cell>
          <table:table-cell/>
          <table:table-cell table:formula="of:=SUM([.H16];[.H38];[.H59];[.H81])" office:value-type="float" office:value="6717.0440666145" calcext:value-type="float">
            <text:p>6717.0440666145</text:p>
          </table:table-cell>
          <table:table-cell table:formula="of:=SUM([.L16:.L16];[.M1])" office:value-type="float" office:value="10183.7107332812" calcext:value-type="float">
            <text:p>10183.7107332812</text:p>
          </table:table-cell>
          <table:table-cell office:value-type="float" office:value="9050" calcext:value-type="float">
            <text:p>9050</text:p>
          </table:table-cell>
          <table:table-cell table:style-name="ce29" table:formula="of:=[.N16]-[.M16]" office:value-type="float" office:value="-1133.71073328117" calcext:value-type="float">
            <text:p>-113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Mher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7];[.H39];[.H60];[.H82])" office:value-type="float" office:value="6717.0440666145" calcext:value-type="float">
            <text:p>6717.0440666145</text:p>
          </table:table-cell>
          <table:table-cell table:formula="of:=SUM([.L17:.L17];[.M1])" office:value-type="float" office:value="10183.7107332812" calcext:value-type="float">
            <text:p>10183.7107332812</text:p>
          </table:table-cell>
          <table:table-cell office:value-type="float" office:value="11500" calcext:value-type="float">
            <text:p>11500</text:p>
          </table:table-cell>
          <table:table-cell table:formula="of:=[.N17]-[.M17]" office:value-type="float" office:value="1316.28926671883" calcext:value-type="float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8];[.H40];[.H61];[.H83])" office:value-type="float" office:value="7637.0440666145" calcext:value-type="float">
            <text:p>7637.0440666145</text:p>
          </table:table-cell>
          <table:table-cell table:formula="of:=SUM([.L18:.L18];[.M1])" office:value-type="float" office:value="11103.7107332812" calcext:value-type="float">
            <text:p>11103.7107332812</text:p>
          </table:table-cell>
          <table:table-cell office:value-type="float" office:value="11500" calcext:value-type="float">
            <text:p>11500</text:p>
          </table:table-cell>
          <table:table-cell table:formula="of:=[.N18]-[.M18]" office:value-type="float" office:value="396.289266718833" calcext:value-type="float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Taron</text:p>
          </table:table-cell>
          <table:table-cell office:value-type="string" calcext:value-type="string">
            <text:p>8800(5100)</text:p>
          </table:table-cell>
          <table:table-cell office:value-type="float" office:value="20000" calcext:value-type="float">
            <text:p>20000</text:p>
          </table:table-cell>
          <table:table-cell table:formula="of:=SUM([.H19];[.H41];[.H62];[.H84])" office:value-type="float" office:value="6397.0440666145" calcext:value-type="float">
            <text:p>6397.0440666145</text:p>
          </table:table-cell>
          <table:table-cell table:formula="of:=SUM([.M1];[.L19])" office:value-type="float" office:value="9863.71073328117" calcext:value-type="float">
            <text:p>9863.7107332812</text:p>
          </table:table-cell>
          <table:table-cell office:value-type="float" office:value="5100" calcext:value-type="float">
            <text:p>5100</text:p>
          </table:table-cell>
          <table:table-cell table:style-name="ce29" table:formula="of:=[.N19]-[.M19]" office:value-type="float" office:value="-4763.71073328117" calcext:value-type="float">
            <text:p>-476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Hrach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0];[.H42];[.H63];[.H85])" office:value-type="float" office:value="7197.0440666145" calcext:value-type="float">
            <text:p>7197.0440666145</text:p>
          </table:table-cell>
          <table:table-cell table:formula="of:=SUM([.L20:.L20];[.M1])" office:value-type="float" office:value="10663.7107332812" calcext:value-type="float">
            <text:p>10663.7107332812</text:p>
          </table:table-cell>
          <table:table-cell office:value-type="float" office:value="5000" calcext:value-type="float">
            <text:p>5000</text:p>
          </table:table-cell>
          <table:table-cell table:formula="of:=[.N20]-[.M20]" office:value-type="float" office:value="-5663.71073328117" calcext:value-type="float">
            <text:p>-5663.7107332812</text:p>
          </table:table-cell>
          <table:table-cell/>
        </table:table-row>
        <table:table-row table:style-name="ro3">
          <table:table-cell/>
          <table:table-cell table:style-name="ce15" table:formula="of:=[.B2]/17" office:value-type="float" office:value="370.588235294118" calcext:value-type="float">
            <text:p>370.5882352941</text:p>
          </table:table-cell>
          <table:table-cell table:style-name="ce15" table:formula="of:=[.C2]/17" office:value-type="float" office:value="329.411764705882" calcext:value-type="float">
            <text:p>329.4117647059</text:p>
          </table:table-cell>
          <table:table-cell table:style-name="ce15" table:formula="of:=[.D2]/17" office:value-type="float" office:value="405.882352941176" calcext:value-type="float">
            <text:p>405.8823529412</text:p>
          </table:table-cell>
          <table:table-cell table:style-name="ce15" table:formula="of:=[.E2]/19" office:value-type="float" office:value="321.052631578947" calcext:value-type="float">
            <text:p>321.0526315789</text:p>
          </table:table-cell>
          <table:table-cell table:style-name="ce15" table:formula="of:=[.F2]/15" office:value-type="float" office:value="393.333333333333" calcext:value-type="float">
            <text:p>393.3333333333</text:p>
          </table:table-cell>
          <table:table-cell/>
          <table:table-cell table:formula="of:=SUM([.E21];[.F21])*3" office:value-type="float" office:value="2143.15789473684" calcext:value-type="float">
            <text:p>2143.1578947369</text:p>
          </table:table-cell>
          <table:table-cell office:value-type="string" calcext:value-type="string">
            <text:p>Roza</text:p>
          </table:table-cell>
          <table:table-cell table:number-columns-repeated="2"/>
          <table:table-cell table:formula="of:=SUM([.H21])" office:value-type="float" office:value="2143.15789473684" calcext:value-type="float">
            <text:p>2143.1578947369</text:p>
          </table:table-cell>
          <table:table-cell table:style-name="ce29" office:value-type="float" office:value="2150" calcext:value-type="float">
            <text:p>2150</text:p>
          </table:table-cell>
          <table:table-cell office:value-type="float" office:value="0" calcext:value-type="float">
            <text:p>0</text:p>
          </table:table-cell>
          <table:table-cell table:style-name="ce29" office:value-type="float" office:value="-2150" calcext:value-type="float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15" table:formula="of:=SUM([.H2:.H21])" office:value-type="float" office:value="30800" calcext:value-type="float">
            <text:p>30800</text:p>
          </table:table-cell>
          <table:table-cell table:style-name="Default"/>
          <table:table-cell table:style-name="ce20" office:value-type="float" office:value="2650" calcext:value-type="float">
            <text:p>2650</text:p>
          </table:table-cell>
          <table:table-cell office:value-type="string" calcext:value-type="string">
            <text:p>Stepan</text:p>
          </table:table-cell>
          <table:table-cell table:formula="of:=SUM([.H64];[.H87])" office:value-type="float" office:value="2010.17857142857" calcext:value-type="float">
            <text:p>2010.1785714286</text:p>
          </table:table-cell>
          <table:table-cell table:style-name="ce29"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000" calcext:value-type="float">
            <text:p>-2000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Vahan</text:p>
          </table:table-cell>
          <table:table-cell table:formula="of:=SUM([.H86])" office:value-type="float" office:value="1232.38095238095" calcext:value-type="float">
            <text:p>1232.380952381</text:p>
          </table:table-cell>
          <table:table-cell table:style-name="ce29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1200" calcext:value-type="float">
            <text:p>-120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style-name="ce15" office:value-type="float" office:value="6100" calcext:value-type="float">
            <text:p>6100</text:p>
          </table:table-cell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office:value-type="float" office:value="6300" calcext:value-type="float">
            <text:p>6300</text:p>
          </table:table-cell>
          <table:table-cell office:value-type="float" office:value="6000" calcext:value-type="float">
            <text:p>6000</text:p>
          </table:table-cell>
          <table:table-cell table:style-name="ce15" table:formula="of:=SUM([.B24:.F24])" office:value-type="float" office:value="20600" calcext:value-type="float">
            <text:p>20600</text:p>
          </table:table-cell>
          <table:table-cell table:style-name="ce21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15" table:formula="of:=SUM([.L2:.L23])" office:value-type="float" office:value="110200" calcext:value-type="float">
            <text:p>110200</text:p>
          </table:table-cell>
          <table:table-cell table:style-name="ce15" table:formula="of:=SUM([.M2:.M23])" office:value-type="float" office:value="170164.282581454" calcext:value-type="float">
            <text:p>170164.282581454</text:p>
          </table:table-cell>
          <table:table-cell table:number-columns-repeated="3"/>
        </table:table-row>
        <table:table-row table:style-name="ro3">
          <table:table-cell table:style-name="ce37" office:value-type="date" office:date-value="2015-11-11" calcext:value-type="date">
            <text:p>11/11/15</text:p>
          </table:table-cell>
          <table:table-cell table:number-columns-repeated="5"/>
          <table:table-cell table:style-name="ce15"/>
          <table:table-cell table:style-name="ce21"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 calcext:value-type="float">
            <text:p>-63041.5915070482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 calcext:value-type="float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E43])" office:value-type="float" office:value="370.588235294118" calcext:value-type="float">
            <text:p>370.5882352941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mlet</text:p>
          </table:table-cell>
          <table:table-cell table:number-columns-repeated="3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table:style-name="ce15" office:value-type="string" calcext:value-type="string">
            <text:p>+Saqo</text:p>
          </table:table-cell>
          <table:table-cell table:number-columns-repeated="2"/>
          <table:table-cell table:style-name="ce15" table:number-columns-repeated="2"/>
          <table:table-cell table:style-name="ce16" table:formula="of:=SUM([.C43])" office:value-type="float" office:value="440" calcext:value-type="float">
            <text:p>440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/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+Gayane</text:p>
          </table:table-cell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/>
          <table:table-cell table:style-name="ce16" table:formula="of:=SUM([.B43:.F43])" office:value-type="float" office:value="1570.19607843137" calcext:value-type="float">
            <text:p>1570.19607843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 calcext:value-type="float">
            <text:p>352.941176470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 calcext:value-type="float">
            <text:p>723.529411764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4]/15" office:value-type="float" office:value="406.666666666667" calcext:value-type="float">
            <text:p>406.6666666667</text:p>
          </table:table-cell>
          <table:table-cell table:style-name="ce15" table:formula="of:=[.C24]/5" office:value-type="float" office:value="440" calcext:value-type="float">
            <text:p>440</text:p>
          </table:table-cell>
          <table:table-cell table:style-name="ce15" table:formula="of:=[.D24]/17" office:value-type="float" office:value="0" calcext:value-type="float">
            <text:p>0</text:p>
          </table:table-cell>
          <table:table-cell table:style-name="ce15" table:formula="of:=[.E24]/17" office:value-type="float" office:value="370.588235294118" calcext:value-type="float">
            <text:p>370.5882352941</text:p>
          </table:table-cell>
          <table:table-cell table:style-name="ce15" table:formula="of:=[.F24]/17" office:value-type="float" office:value="352.941176470588" calcext:value-type="float">
            <text:p>352.9411764706</text:p>
          </table:table-cell>
          <table:table-cell/>
          <table:table-cell table:style-name="ce15" table:formula="of:=SUM([.H24:.H42])" office:value-type="float" office:value="20600" calcext:value-type="float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15" office:value-type="string" calcext:value-type="string">
            <text:p><text:span text:style-name="T3">3th</text:span></text:p>
          </table:table-cell>
          <table:table-cell table:style-name="ce15" office:value-type="float" office:value="5900" calcext:value-type="float">
            <text:p>59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5900" calcext:value-type="float">
            <text:p>5900</text:p>
          </table:table-cell>
          <table:table-cell office:value-type="float" office:value="4800" calcext:value-type="float">
            <text:p>4800</text:p>
          </table:table-cell>
          <table:table-cell table:style-name="ce15" table:formula="of:=SUM([.B45:.F45])" office:value-type="float" office:value="29300" calcext:value-type="float">
            <text:p>29300</text:p>
          </table:table-cell>
          <table:table-cell table:style-name="ce21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7000" calcext:value-type="float">
            <text:p>370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16/11/2015</text:p>
          </table:table-cell>
          <table:table-cell table:number-columns-repeated="5"/>
          <table:table-cell table:style-name="ce15"/>
          <table:table-cell table:style-name="ce21" table:formula="of:=SUM([.B65:.F65])" office:value-type="float" office:value="2129.58333333333" calcext:value-type="float">
            <text:p>2129.5833333333</text:p>
          </table:table-cell>
          <table:table-cell table:style-name="ce40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3"/>
          <table:table-cell office:value-type="string" calcext:value-type="string">
            <text:p>-Arman</text:p>
          </table:table-cell>
          <table:table-cell table:style-name="ce15"/>
          <table:table-cell table:style-name="ce26" table:formula="of:=SUM([.B65];[.C65])" office:value-type="float" office:value="780.833333333333" calcext:value-type="float">
            <text:p>780.8333333333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3"/>
          <table:table-cell office:value-type="string" calcext:value-type="string">
            <text:p>-Mher</text:p>
          </table:table-cell>
          <table:table-cell table:style-name="ce15"/>
          <table:table-cell table:style-name="ce16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Jozef</text:p>
          </table:table-cell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Seryoja</text:p>
          </table:table-cell>
          <table:table-cell table:style-name="ce15"/>
          <table:table-cell table:style-name="ce16" table:formula="of:=SUM([.B65];[.E65];[.F65])" office:value-type="float" office:value="1242.08333333333" calcext:value-type="float">
            <text:p>1242.0833333333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 table:style-name="ce15"/>
          <table:table-cell table:style-name="ce16" table:formula="of:=SUM([.B65:.E65])" office:value-type="float" office:value="1649.58333333333" calcext:value-type="float">
            <text:p>1649.5833333333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5"/>
          <table:table-cell table:style-name="ce16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Hamlet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style-name="ce15"/>
          <table:table-cell table:style-name="ce16" table:formula="of:=SUM([.C65];[.F65])" office:value-type="float" office:value="867.5" calcext:value-type="float">
            <text:p>867.5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 office:value-type="string" calcext:value-type="string">
            <text:p>- Karen</text:p>
          </table:table-cell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style-name="ce16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style-name="ce21" office:value-type="string" calcext:value-type="string">
            <text:p>+Karen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style-name="ce15" office:value-type="string" calcext:value-type="string">
            <text:p>- Մանե</text:p>
          </table:table-cell>
          <table:table-cell table:number-columns-repeated="3" office:value-type="string" calcext:value-type="string">
            <text:p>-Gayane</text:p>
          </table:table-cell>
          <table:table-cell/>
          <table:table-cell table:formula="of:=SUM([.C65:.E65])" office:value-type="float" office:value="1256.25" calcext:value-type="float">
            <text:p>1256.25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Arman</text:p>
          </table:table-cell>
          <table:table-cell office:value-type="string" calcext:value-type="string">
            <text:p>-Hamlet</text:p>
          </table:table-cell>
          <table:table-cell office:value-type="string" calcext:value-type="string">
            <text:p>-Nane</text:p>
          </table:table-cell>
          <table:table-cell/>
          <table:table-cell table:formula="of:=SUM([.C65];[.E65];[.F64])" office:value-type="float" office:value="756.25" calcext:value-type="float">
            <text:p>756.25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mlet</text:p>
          </table:table-cell>
          <table:table-cell table:number-columns-repeated="2" office:value-type="string" calcext:value-type="string">
            <text:p>+Stepan</text:p>
          </table:table-cell>
          <table:table-cell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Mher</text:p>
          </table:table-cell>
          <table:table-cell table:number-columns-repeated="3"/>
          <table:table-cell table:formula="of:=SUM([.H88];[.H65])" office:value-type="float" office:value="58800" calcext:value-type="float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];[.E65];[.F65])" office:value-type="float" office:value="1242.08333333333" calcext:value-type="float">
            <text:p>1242.0833333333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45]/15" office:value-type="float" office:value="393.333333333333" calcext:value-type="float">
            <text:p>393.3333333333</text:p>
          </table:table-cell>
          <table:table-cell table:style-name="ce15" table:formula="of:=[.C45]/16" office:value-type="float" office:value="387.5" calcext:value-type="float">
            <text:p>387.5</text:p>
          </table:table-cell>
          <table:table-cell table:style-name="ce15" table:formula="of:=[.D45]/13" office:value-type="float" office:value="500" calcext:value-type="float">
            <text:p>500</text:p>
          </table:table-cell>
          <table:table-cell table:style-name="ce15" table:formula="of:=[.E45]/16" office:value-type="float" office:value="368.75" calcext:value-type="float">
            <text:p>368.75</text:p>
          </table:table-cell>
          <table:table-cell table:style-name="ce15" table:formula="of:=[.F45]/10" office:value-type="float" office:value="480" calcext:value-type="float">
            <text:p>480</text:p>
          </table:table-cell>
          <table:table-cell/>
          <table:table-cell table:style-name="ce15" table:formula="of:=SUM([.H45:.H64])" office:value-type="float" office:value="29300" calcext:value-type="float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table:style-name="ce15" office:value-type="string" calcext:value-type="string">
            <text:p><text:span text:style-name="T3">4th</text:span></text:p>
          </table:table-cell>
          <table:table-cell table:style-name="ce15" office:value-type="float" office:value="6500" calcext:value-type="float">
            <text:p>6500</text:p>
          </table:table-cell>
          <table:table-cell office:value-type="float" office:value="6300" calcext:value-type="float">
            <text:p>6300</text:p>
          </table:table-cell>
          <table:table-cell office:value-type="float" office:value="5900" calcext:value-type="float">
            <text:p>5900</text:p>
          </table:table-cell>
          <table:table-cell office:value-type="float" office:value="5600" calcext:value-type="float">
            <text:p>5600</text:p>
          </table:table-cell>
          <table:table-cell office:value-type="float" office:value="5200" calcext:value-type="float">
            <text:p>5200</text:p>
          </table:table-cell>
          <table:table-cell table:style-name="ce15" table:formula="of:=SUM([.B67:.F67])" office:value-type="float" office:value="29500" calcext:value-type="float">
            <text:p>29500</text:p>
          </table:table-cell>
          <table:table-cell table:style-name="ce21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23/11/2015</text:p>
          </table:table-cell>
          <table:table-cell table:number-columns-repeated="5"/>
          <table:table-cell table:style-name="ce15"/>
          <table:table-cell table:style-name="ce21"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88];[.D88];[.E88])" office:value-type="float" office:value="1285.71428571429" calcext:value-type="float">
            <text:p>1285.7142857143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5"/>
          <table:table-cell table:style-name="ce16" table:formula="of:=SUM([.B88];[.C88];[.F88])" office:value-type="float" office:value="1295.56776556777" calcext:value-type="float">
            <text:p>1295.567765567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3"/>
          <table:table-cell office:value-type="string" calcext:value-type="string">
            <text:p>-Gayane</text:p>
          </table:table-cell>
          <table:table-cell table:style-name="ce15"/>
          <table:table-cell table:style-name="ce16" table:formula="of:=SUM([.C88];[.E88])" office:value-type="float" office:value="884.615384615385" calcext:value-type="float">
            <text:p>884.6153846154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 office:value-type="string" calcext:value-type="string">
            <text:p>- Karen</text:p>
          </table:table-cell>
          <table:table-cell table:style-name="ce21"/>
          <table:table-cell table:style-name="ce15" office:value-type="string" calcext:value-type="string">
            <text:p>+Stepan</text:p>
          </table:table-cell>
          <table:table-cell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Gayane</text:p>
          </table:table-cell>
          <table:table-cell table:style-name="ce15"/>
          <table:table-cell/>
          <table:table-cell table:style-name="ce21" office:value-type="string" calcext:value-type="string">
            <text:p>+Vahan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Vahan</text:p>
          </table:table-cell>
          <table:table-cell table:style-name="ce15" office:value-type="string" calcext:value-type="string">
            <text:p>- Մանե</text:p>
          </table:table-cell>
          <table:table-cell table:number-columns-repeated="2" office:value-type="string" calcext:value-type="string">
            <text:p>-Gaya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Armenuhi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formula="of:=SUM([.E88];[.F88])" office:value-type="float" office:value="746.666666666667" calcext:value-type="float">
            <text:p>746.6666666667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Gena</text:p>
          </table:table-cell>
          <table:table-cell/>
          <table:table-cell office:value-type="string" calcext:value-type="string">
            <text:p>-Mane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Gena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Armenuhi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Vahan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Karen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Stepan</text:p>
          </table:table-cell>
          <table:table-cell table:number-columns-repeated="3"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 calcext:value-type="float">
            <text:p>1232.380952381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 calcext:value-type="float">
            <text:p>768.0952380952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67]/14" office:value-type="float" office:value="464.285714285714" calcext:value-type="float">
            <text:p>464.2857142857</text:p>
          </table:table-cell>
          <table:table-cell table:style-name="ce15" table:formula="of:=[.C67]/13" office:value-type="float" office:value="484.615384615385" calcext:value-type="float">
            <text:p>484.6153846154</text:p>
          </table:table-cell>
          <table:table-cell table:style-name="ce15" table:formula="of:=[.D67]/14" office:value-type="float" office:value="421.428571428571" calcext:value-type="float">
            <text:p>421.4285714286</text:p>
          </table:table-cell>
          <table:table-cell table:style-name="ce15" table:formula="of:=[.E67]/14" office:value-type="float" office:value="400" calcext:value-type="float">
            <text:p>400</text:p>
          </table:table-cell>
          <table:table-cell table:style-name="ce15" table:formula="of:=[.F67]/15" office:value-type="float" office:value="346.666666666667" calcext:value-type="float">
            <text:p>346.6666666667</text:p>
          </table:table-cell>
          <table:table-cell/>
          <table:table-cell table:style-name="ce15" table:formula="of:=SUM([.H67:.H87])" office:value-type="float" office:value="29500" calcext:value-type="float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3" table:default-cell-style-name="Default"/>
        <table:table-column table:style-name="co1" table:number-columns-repeated="7" table:default-cell-style-name="Default"/>
        <table:table-column table:style-name="co1" table:default-cell-style-name="ce15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office:value-type="float" office:value="2760" calcext:value-type="float">
            <text:p>2760</text:p>
          </table:table-cell>
          <table:table-cell office:value-type="float" office:value="1500" calcext:value-type="float">
            <text:p>150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office:value-type="float" office:value="6400" calcext:value-type="float">
            <text:p>6400</text:p>
          </table:table-cell>
          <table:table-cell office:value-type="float" office:value="6200" calcext:value-type="float">
            <text:p>6200</text:p>
          </table:table-cell>
          <table:table-cell office:value-type="float" office:value="5400" calcext:value-type="float">
            <text:p>5400</text:p>
          </table:table-cell>
          <table:table-cell office:value-type="float" office:value="6000" calcext:value-type="float">
            <text:p>60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2:.F2])" office:value-type="float" office:value="32100" calcext:value-type="float">
            <text:p>32100</text:p>
          </table:table-cell>
          <table:table-cell table:style-name="ce2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1950)</text:p>
          </table:table-cell>
          <table:table-cell table:style-name="ce23" office:value-type="float" office:value="-9300" calcext:value-type="float">
            <text:p>-9300</text:p>
          </table:table-cell>
          <table:table-cell table:formula="of:=SUM([.H2];[.H25];[.H49];[.H74];[.H100];[.H129])" office:value-type="float" office:value="9455.49459527401" calcext:value-type="float">
            <text:p>9455.494595274</text:p>
          </table:table-cell>
          <table:table-cell table:formula="of:=SUM([.N1];[.L2])" office:value-type="float" office:value="12215.494595274" calcext:value-type="float">
            <text:p>12215.494595274</text:p>
          </table:table-cell>
          <table:table-cell office:value-type="float" office:value="1950" calcext:value-type="float">
            <text:p>1950</text:p>
          </table:table-cell>
          <table:table-cell table:style-name="ce45" table:formula="of:=[.N2]-[.M2]" office:value-type="float" office:value="-10265.494595274" calcext:value-type="float">
            <text:p>-10265.494595274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2">
          <table:table-cell table:style-name="ce37" office:value-type="string" calcext:value-type="string">
            <text:p>30/12/20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2000(7100)</text:p>
          </table:table-cell>
          <table:table-cell office:value-type="float" office:value="20000" calcext:value-type="float">
            <text:p>20000</text:p>
          </table:table-cell>
          <table:table-cell table:formula="of:=SUM([.H3];[.H26];[.H50];[.H75];[.H101];[.H130])" office:value-type="float" office:value="6353.13025210084" calcext:value-type="float">
            <text:p>6353.1302521008</text:p>
          </table:table-cell>
          <table:table-cell table:formula="of:=SUM([.N1];[.L3])" office:value-type="float" office:value="9113.13025210084" calcext:value-type="float">
            <text:p>9113.1302521008</text:p>
          </table:table-cell>
          <table:table-cell office:value-type="float" office:value="7100" calcext:value-type="float">
            <text:p>7100</text:p>
          </table:table-cell>
          <table:table-cell table:formula="of:=[.N3]-[.M3]" office:value-type="float" office:value="-2013.13025210084" calcext:value-type="float">
            <text:p>-2013.130252100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9700(7000)</text:p>
          </table:table-cell>
          <table:table-cell/>
          <table:table-cell table:formula="of:=SUM([.H4];[.H27];[.H51];[.H76];[.H102];[.H131])" office:value-type="float" office:value="9455.49459527401" calcext:value-type="float">
            <text:p>9455.494595274</text:p>
          </table:table-cell>
          <table:table-cell table:formula="of:=SUM([.L4:.L4];[.N1])" office:value-type="float" office:value="12215.494595274" calcext:value-type="float">
            <text:p>12215.494595274</text:p>
          </table:table-cell>
          <table:table-cell office:value-type="float" office:value="7000" calcext:value-type="float">
            <text:p>7000</text:p>
          </table:table-cell>
          <table:table-cell table:style-name="ce45" table:formula="of:=[.N4]-[.M4]" office:value-type="float" office:value="-5215.49459527401" calcext:value-type="float">
            <text:p>-52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22700(15100)</text:p>
          </table:table-cell>
          <table:table-cell/>
          <table:table-cell table:formula="of:=SUM([.H5];[.H28];[.H52];[.H77];[.H103];[.H132])" office:value-type="float" office:value="5219.94139761168" calcext:value-type="float">
            <text:p>5219.9413976117</text:p>
          </table:table-cell>
          <table:table-cell table:formula="of:=SUM([.L5:.L5];[.N1])" office:value-type="float" office:value="7979.94139761168" calcext:value-type="float">
            <text:p>7979.9413976117</text:p>
          </table:table-cell>
          <table:table-cell office:value-type="float" office:value="15100" calcext:value-type="float">
            <text:p>15100</text:p>
          </table:table-cell>
          <table:table-cell table:style-name="ce46" table:formula="of:=[.N5]-[.M5]" office:value-type="float" office:value="7120.05860238832" calcext:value-type="float">
            <text:p>7120.0586023883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7150(7000)</text:p>
          </table:table-cell>
          <table:table-cell/>
          <table:table-cell table:formula="of:=SUM([.H6];[.H29];[.H53];[.H78];[.H104];[.H133])" office:value-type="float" office:value="7153.45704948646" calcext:value-type="float">
            <text:p>7153.4570494865</text:p>
          </table:table-cell>
          <table:table-cell table:formula="of:=SUM([.L6:.L6];[.N1])" office:value-type="float" office:value="9913.45704948646" calcext:value-type="float">
            <text:p>9913.4570494865</text:p>
          </table:table-cell>
          <table:table-cell office:value-type="float" office:value="7000" calcext:value-type="float">
            <text:p>7000</text:p>
          </table:table-cell>
          <table:table-cell table:formula="of:=[.N6]-[.M6]" office:value-type="float" office:value="-2913.45704948646" calcext:value-type="float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10000(4400)</text:p>
          </table:table-cell>
          <table:table-cell/>
          <table:table-cell table:formula="of:=SUM([.H7];[.H30];[.H54];[.H79];[.H105];[.H134])" office:value-type="float" office:value="7990.71076068754" calcext:value-type="float">
            <text:p>7990.7107606876</text:p>
          </table:table-cell>
          <table:table-cell table:formula="of:=SUM([.L7:.L7];[.N1])" office:value-type="float" office:value="10750.7107606875" calcext:value-type="float">
            <text:p>10750.7107606875</text:p>
          </table:table-cell>
          <table:table-cell office:value-type="float" office:value="4400" calcext:value-type="float">
            <text:p>4400</text:p>
          </table:table-cell>
          <table:table-cell table:formula="of:=[.N7]-[.M7]" office:value-type="float" office:value="-6350.71076068754" calcext:value-type="float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1];[.D21];[.E21])" office:value-type="float" office:value="1136.47058823529" calcext:value-type="float">
            <text:p>1136.4705882353</text:p>
          </table:table-cell>
          <table:table-cell table:style-name="ce40" office:value-type="string" calcext:value-type="string">
            <text:p>Մանե</text:p>
          </table:table-cell>
          <table:table-cell office:value-type="string" calcext:value-type="string">
            <text:p>10000(7600)</text:p>
          </table:table-cell>
          <table:table-cell office:value-type="float" office:value="20000" calcext:value-type="float">
            <text:p>20000</text:p>
          </table:table-cell>
          <table:table-cell table:formula="of:=SUM([.H8];[.H31];[.H55];[.H80];[.H106];[.H135])" office:value-type="float" office:value="4446.51260504202" calcext:value-type="float">
            <text:p>4446.512605042</text:p>
          </table:table-cell>
          <table:table-cell table:formula="of:=SUM([.N1];[.L8])" office:value-type="float" office:value="7206.51260504202" calcext:value-type="float">
            <text:p>7206.512605042</text:p>
          </table:table-cell>
          <table:table-cell office:value-type="float" office:value="7600" calcext:value-type="float">
            <text:p>7600</text:p>
          </table:table-cell>
          <table:table-cell table:style-name="ce46" table:formula="of:=[.N8]-[.M8]" office:value-type="float" office:value="393.487394957983" calcext:value-type="float">
            <text:p>393.487394958</text:p>
          </table:table-cell>
          <table:table-cell office:value-type="float" office:value="5000" calcext:value-type="float">
            <text:p>50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table:style-name="ce40" office:value-type="string" calcext:value-type="string">
            <text:p>Նանե</text:p>
          </table:table-cell>
          <table:table-cell office:value-type="string" calcext:value-type="string">
            <text:p>10000(6500)</text:p>
          </table:table-cell>
          <table:table-cell/>
          <table:table-cell table:formula="of:=SUM([.H9];[.H32];[.H56];[.H81];[.H107];[.H136])" office:value-type="float" office:value="6353.13025210084" calcext:value-type="float">
            <text:p>6353.1302521008</text:p>
          </table:table-cell>
          <table:table-cell table:formula="of:=SUM([.L9:.L9];[.N1])" office:value-type="float" office:value="9113.13025210084" calcext:value-type="float">
            <text:p>9113.1302521008</text:p>
          </table:table-cell>
          <table:table-cell office:value-type="float" office:value="6500" calcext:value-type="float">
            <text:p>6500</text:p>
          </table:table-cell>
          <table:table-cell table:formula="of:=[.N9]-[.M9]" office:value-type="float" office:value="-2613.13025210084" calcext:value-type="float">
            <text:p>-2613.130252100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3650(5750)</text:p>
          </table:table-cell>
          <table:table-cell/>
          <table:table-cell table:formula="of:=SUM([.H10];[.H33];[.H57];[.H82];[.H137])" office:value-type="float" office:value="7130.80882352941" calcext:value-type="float">
            <text:p>7130.8088235294</text:p>
          </table:table-cell>
          <table:table-cell table:formula="of:=SUM([.L10:.L10];[.N1])" office:value-type="float" office:value="9890.80882352941" calcext:value-type="float">
            <text:p>9890.8088235294</text:p>
          </table:table-cell>
          <table:table-cell office:value-type="float" office:value="5750" calcext:value-type="float">
            <text:p>5750</text:p>
          </table:table-cell>
          <table:table-cell table:formula="of:=[.N10]-[.M10]" office:value-type="float" office:value="-4140.80882352941" calcext:value-type="float">
            <text:p>-4140.8088235294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 table:number-columns-repeated="2"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table:style-name="ce15"/>
          <table:table-cell table:style-name="ce16" table:formula="of:=SUM([.B21];[.F21])" office:value-type="float" office:value="826.470588235294" calcext:value-type="float">
            <text:p>826.4705882353</text:p>
          </table:table-cell>
          <table:table-cell table:style-name="ce40" office:value-type="string" calcext:value-type="string">
            <text:p>Կարեն</text:p>
          </table:table-cell>
          <table:table-cell office:value-type="string" calcext:value-type="string">
            <text:p>7000(3900)</text:p>
          </table:table-cell>
          <table:table-cell/>
          <table:table-cell table:style-name="ce31" table:formula="of:=SUM([.H11];[.H34];[.H58];[.H83];[.H109];[.H138])" office:value-type="float" office:value="3784.77007469655" calcext:value-type="float">
            <text:p>3784.7700746966</text:p>
          </table:table-cell>
          <table:table-cell table:formula="of:=SUM([.L11:.L11];[.O1])" office:value-type="float" office:value="5284.77007469655" calcext:value-type="float">
            <text:p>5284.7700746966</text:p>
          </table:table-cell>
          <table:table-cell office:value-type="float" office:value="3900" calcext:value-type="float">
            <text:p>3900</text:p>
          </table:table-cell>
          <table:table-cell table:style-name="ce45" table:formula="of:=[.N11]-[.M11]" office:value-type="float" office:value="-1384.77007469655" calcext:value-type="float">
            <text:p>-1384.770074696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/>
          <table:table-cell table:style-name="ce21"/>
          <table:table-cell table:number-columns-repeated="3" office:value-type="string" calcext:value-type="string">
            <text:p>-Gena</text:p>
          </table:table-cell>
          <table:table-cell table:number-columns-repeated="2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500)</text:p>
          </table:table-cell>
          <table:table-cell/>
          <table:table-cell table:formula="of:=SUM([.H12];[.H35];[.H59];[.H84];[.H110];[.H139])" office:value-type="float" office:value="9455.49459527401" calcext:value-type="float">
            <text:p>9455.494595274</text:p>
          </table:table-cell>
          <table:table-cell table:formula="of:=SUM([.L12:.L12];[.N1])" office:value-type="float" office:value="12215.494595274" calcext:value-type="float">
            <text:p>12215.494595274</text:p>
          </table:table-cell>
          <table:table-cell office:value-type="float" office:value="5500" calcext:value-type="float">
            <text:p>5500</text:p>
          </table:table-cell>
          <table:table-cell table:style-name="ce45" table:formula="of:=[.N12]-[.M12]" office:value-type="float" office:value="-6715.49459527401" calcext:value-type="float">
            <text:p>-6715.494595274</text:p>
          </table:table-cell>
          <table:table-cell office:value-type="float" office:value="7000" calcext:value-type="float">
            <text:p>7000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Mane</text:p>
          </table:table-cell>
          <table:table-cell table:number-columns-repeated="2" table:style-name="ce21"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office:value-type="string" calcext:value-type="string">
            <text:p>7000(4300)</text:p>
          </table:table-cell>
          <table:table-cell/>
          <table:table-cell table:formula="of:=SUM([.H13];[.H36];[.H60];[.H85];[.H111];[.H140])" office:value-type="float" office:value="5461.2266573296" calcext:value-type="float">
            <text:p>5461.2266573296</text:p>
          </table:table-cell>
          <table:table-cell table:formula="of:=SUM([.L13:.L13];[.N1])" office:value-type="float" office:value="8221.2266573296" calcext:value-type="float">
            <text:p>8221.2266573296</text:p>
          </table:table-cell>
          <table:table-cell office:value-type="float" office:value="4300" calcext:value-type="float">
            <text:p>4300</text:p>
          </table:table-cell>
          <table:table-cell table:style-name="ce45" table:formula="of:=[.N13]-[.M13]" office:value-type="float" office:value="-3921.2266573296" calcext:value-type="float">
            <text:p>-3921.2266573296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table:number-columns-repeated="2" office:value-type="string" calcext:value-type="string">
            <text:p>+Stepan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office:value-type="string" calcext:value-type="string">
            <text:p>6000(3800)</text:p>
          </table:table-cell>
          <table:table-cell/>
          <table:table-cell table:formula="of:=SUM([.H14];[.H37];[.H61];[.H86];[.H141])" office:value-type="float" office:value="3939.15966386555" calcext:value-type="float">
            <text:p>3939.1596638656</text:p>
          </table:table-cell>
          <table:table-cell table:formula="of:=SUM([.L14:.L14];[.N1])" office:value-type="float" office:value="6699.15966386555" calcext:value-type="float">
            <text:p>6699.1596638656</text:p>
          </table:table-cell>
          <table:table-cell office:value-type="float" office:value="3800" calcext:value-type="float">
            <text:p>3800</text:p>
          </table:table-cell>
          <table:table-cell table:formula="of:=[.N14]-[.M14]" office:value-type="float" office:value="-2899.15966386555" calcext:value-type="float">
            <text:p>-2899.1596638656</text:p>
          </table:table-cell>
          <table:table-cell/>
        </table:table-row>
        <table:table-row table:style-name="ro11">
          <table:table-cell table:number-columns-repeated="7"/>
          <table:table-cell table:formula="of:=SUM([.C21];[.F21])" office:value-type="float" office:value="837.5" calcext:value-type="float">
            <text:p>837.5</text:p>
          </table:table-cell>
          <table:table-cell office:value-type="string" calcext:value-type="string">
            <text:p>Arman</text:p>
          </table:table-cell>
          <table:table-cell table:style-name="ce29" office:value-type="float" office:value="5200" calcext:value-type="float">
            <text:p>5200</text:p>
          </table:table-cell>
          <table:table-cell/>
          <table:table-cell table:formula="of:=SUM([.H15];[.H38];[.H62];[.H87];[.H113];[.H142])" office:value-type="float" office:value="5189.49227329258" calcext:value-type="float">
            <text:p>5189.4922732926</text:p>
          </table:table-cell>
          <table:table-cell table:formula="of:=SUM([.L15:.L15];[.N1])" office:value-type="float" office:value="7949.49227329258" calcext:value-type="float">
            <text:p>7949.4922732926</text:p>
          </table:table-cell>
          <table:table-cell office:value-type="float" office:value="5200" calcext:value-type="float">
            <text:p>5200</text:p>
          </table:table-cell>
          <table:table-cell table:style-name="ce45" table:formula="of:=[.N15]-[.M15]" office:value-type="float" office:value="-2749.49227329258" calcext:value-type="float">
            <text:p>-2749.4922732926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100(10000)</text:p>
          </table:table-cell>
          <table:table-cell/>
          <table:table-cell table:formula="of:=SUM([.H16];[.H39];[.H63];[.H88];[.H114];[.H143])" office:value-type="float" office:value="4559.6682647418" calcext:value-type="float">
            <text:p>4559.6682647418</text:p>
          </table:table-cell>
          <table:table-cell table:formula="of:=SUM([.L16:.L16];[.N1])" office:value-type="float" office:value="7319.6682647418" calcext:value-type="float">
            <text:p>7319.6682647418</text:p>
          </table:table-cell>
          <table:table-cell office:value-type="float" office:value="10000" calcext:value-type="float">
            <text:p>10000</text:p>
          </table:table-cell>
          <table:table-cell table:style-name="ce46" table:formula="of:=[.N16]-[.M16]" office:value-type="float" office:value="2680.33173525821" calcext:value-type="float">
            <text:p>2680.331735258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Mher</text:p>
          </table:table-cell>
          <table:table-cell table:style-name="ce29" office:value-type="float" office:value="11300" calcext:value-type="float">
            <text:p>11300</text:p>
          </table:table-cell>
          <table:table-cell/>
          <table:table-cell table:formula="of:=SUM([.H17];[.H40];[.H64];[.H89];[.H115];[.H144])" office:value-type="float" office:value="9455.49459527401" calcext:value-type="float">
            <text:p>9455.494595274</text:p>
          </table:table-cell>
          <table:table-cell table:formula="of:=SUM([.L17:.L17];[.N1])" office:value-type="float" office:value="12215.494595274" calcext:value-type="float">
            <text:p>12215.494595274</text:p>
          </table:table-cell>
          <table:table-cell office:value-type="float" office:value="11300" calcext:value-type="float">
            <text:p>11300</text:p>
          </table:table-cell>
          <table:table-cell table:style-name="ce45" table:formula="of:=[.N17]-[.M17]" office:value-type="float" office:value="-915.494595274007" calcext:value-type="float">
            <text:p>-915.494595274</text:p>
          </table:table-cell>
          <table:table-cell office:value-type="float" office:value="11000" calcext:value-type="float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Davit</text:p>
          </table:table-cell>
          <table:table-cell table:style-name="ce29" office:value-type="float" office:value="10400" calcext:value-type="float">
            <text:p>10400</text:p>
          </table:table-cell>
          <table:table-cell/>
          <table:table-cell table:formula="of:=SUM([.H18];[.H41];[.H65];[.H90];[.H116];[.H145])" office:value-type="float" office:value="9455.49459527401" calcext:value-type="float">
            <text:p>9455.494595274</text:p>
          </table:table-cell>
          <table:table-cell table:formula="of:=SUM([.L18:.L18];[.N1])" office:value-type="float" office:value="12215.494595274" calcext:value-type="float">
            <text:p>12215.494595274</text:p>
          </table:table-cell>
          <table:table-cell office:value-type="float" office:value="10400" calcext:value-type="float">
            <text:p>10400</text:p>
          </table:table-cell>
          <table:table-cell table:style-name="ce45" table:formula="of:=[.N18]-[.M18]" office:value-type="float" office:value="-1815.49459527401" calcext:value-type="float">
            <text:p>-1815.494595274</text:p>
          </table:table-cell>
          <table:table-cell office:value-type="float" office:value="11900" calcext:value-type="float">
            <text:p>119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table:style-name="ce40" office:value-type="string" calcext:value-type="string">
            <text:p>Taron</text:p>
          </table:table-cell>
          <table:table-cell office:value-type="string" calcext:value-type="string">
            <text:p>10000(5250)</text:p>
          </table:table-cell>
          <table:table-cell/>
          <table:table-cell table:formula="of:=SUM([.H19];[.H42];[.H66];[.H91];[.H117];[.H146])" office:value-type="float" office:value="8748.77190619838" calcext:value-type="float">
            <text:p>8748.7719061984</text:p>
          </table:table-cell>
          <table:table-cell table:formula="of:=SUM([.L19:.L19];[.N1])" office:value-type="float" office:value="11508.7719061984" calcext:value-type="float">
            <text:p>11508.7719061984</text:p>
          </table:table-cell>
          <table:table-cell office:value-type="float" office:value="5250" calcext:value-type="float">
            <text:p>5250</text:p>
          </table:table-cell>
          <table:table-cell table:style-name="ce45" table:formula="of:=[.N19]-[.M19]" office:value-type="float" office:value="-6258.77190619838" calcext:value-type="float">
            <text:p>-6258.771906198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Hrach</text:p>
          </table:table-cell>
          <table:table-cell office:value-type="string" calcext:value-type="string">
            <text:p>15000(9300)</text:p>
          </table:table-cell>
          <table:table-cell/>
          <table:table-cell table:formula="of:=SUM([.H20];[.H43];[.H67];[.H92];[.H118];[.H147])" office:value-type="float" office:value="9455.49459527401" calcext:value-type="float">
            <text:p>9455.494595274</text:p>
          </table:table-cell>
          <table:table-cell table:formula="of:=SUM([.L20:.L20];[.N1])" office:value-type="float" office:value="12215.494595274" calcext:value-type="float">
            <text:p>12215.494595274</text:p>
          </table:table-cell>
          <table:table-cell office:value-type="float" office:value="9300" calcext:value-type="float">
            <text:p>9300</text:p>
          </table:table-cell>
          <table:table-cell table:style-name="ce45" table:formula="of:=[.N20]-[.M20]" office:value-type="float" office:value="-2915.49459527401" calcext:value-type="float">
            <text:p>-29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15" table:formula="of:=[.B2]/17" office:value-type="float" office:value="376.470588235294" calcext:value-type="float">
            <text:p>376.4705882353</text:p>
          </table:table-cell>
          <table:table-cell table:style-name="ce15" table:formula="of:=[.C2]/16" office:value-type="float" office:value="387.5" calcext:value-type="float">
            <text:p>387.5</text:p>
          </table:table-cell>
          <table:table-cell table:style-name="ce15" table:formula="of:=[.D2]/15" office:value-type="float" office:value="360" calcext:value-type="float">
            <text:p>360</text:p>
          </table:table-cell>
          <table:table-cell table:style-name="ce15" table:formula="of:=[.E2]/15" office:value-type="float" office:value="400" calcext:value-type="float">
            <text:p>400</text:p>
          </table:table-cell>
          <table:table-cell table:style-name="ce15" table:formula="of:=[.F2]/18" office:value-type="float" office:value="450" calcext:value-type="float">
            <text:p>450</text:p>
          </table:table-cell>
          <table:table-cell/>
          <table:table-cell table:formula="of:=SUM([.F21])" office:value-type="float" office:value="450" calcext:value-type="float">
            <text:p>450</text:p>
          </table:table-cell>
          <table:table-cell table:style-name="ce42" office:value-type="string" calcext:value-type="string">
            <text:p>Tina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44];[.H68];[.H93];[.H119];[.H148])" office:value-type="float" office:value="7414.85734037205" calcext:value-type="float">
            <text:p>7414.8573403721</text:p>
          </table:table-cell>
          <table:table-cell table:formula="of:=SUM([.L21:.L21];[.N1])" office:value-type="float" office:value="10174.857340372" calcext:value-type="float">
            <text:p>10174.857340372</text:p>
          </table:table-cell>
          <table:table-cell office:value-type="float" office:value="10000" calcext:value-type="float">
            <text:p>10000</text:p>
          </table:table-cell>
          <table:table-cell table:style-name="ce22" table:formula="of:=[.N21]-[.M21]" office:value-type="float" office:value="-174.857340372047" calcext:value-type="float">
            <text:p>-174.857340372</text:p>
          </table:table-cell>
          <table:table-cell/>
        </table:table-row>
        <table:table-row table:style-name="ro11">
          <table:table-cell table:number-columns-repeated="7"/>
          <table:table-cell table:formula="of:=SUM([.B21];[.C21];[.F21])" office:value-type="float" office:value="1213.97058823529" calcext:value-type="float">
            <text:p>1213.9705882353</text:p>
          </table:table-cell>
          <table:table-cell table:style-name="ce43" office:value-type="string" calcext:value-type="string">
            <text:p>Stepan</text:p>
          </table:table-cell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table:style-name="ce31" table:formula="of:=SUM([.H22];[.H45];[.H69];[.H94];[.H120];[.H149])" office:value-type="float" office:value="3974.88326302181" calcext:value-type="float">
            <text:p>3974.8832630218</text:p>
          </table:table-cell>
          <table:table-cell table:formula="of:=SUM([.O1];[.L22])" office:value-type="float" office:value="5474.88326302181" calcext:value-type="float">
            <text:p>5474.8832630218</text:p>
          </table:table-cell>
          <table:table-cell office:value-type="float" office:value="0" calcext:value-type="float">
            <text:p>0</text:p>
          </table:table-cell>
          <table:table-cell table:style-name="ce45" table:formula="of:=[.N22]-[.M22]" office:value-type="float" office:value="-5474.88326302181" calcext:value-type="float">
            <text:p>-5474.883263021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 table:number-columns-repeated="7"/>
          <table:table-cell table:style-name="ce15" table:formula="of:=SUM([.H2:.H22])" office:value-type="float" office:value="32100" calcext:value-type="float">
            <text:p>32100</text:p>
          </table:table-cell>
          <table:table-cell table:style-name="Default"/>
          <table:table-cell table:style-name="ce22"/>
          <table:table-cell office:value-type="string" calcext:value-type="string">
            <text:p>Vahe</text:p>
          </table:table-cell>
          <table:table-cell table:style-name="ce31" table:formula="of:=SUM([.H46];[.H70];[.H95];[.H121]; [.H150])" office:value-type="float" office:value="5171.86456431426" calcext:value-type="float">
            <text:p>5171.8645643143</text:p>
          </table:table-cell>
          <table:table-cell table:formula="of:=SUM([.L23:.L23];[.O1])" office:value-type="float" office:value="6671.86456431426" calcext:value-type="float">
            <text:p>6671.8645643143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3]-[.M23]" office:value-type="float" office:value="328.135435685745" calcext:value-type="float">
            <text:p>328.1354356857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Tatev</text:p>
          </table:table-cell>
          <table:table-cell table:style-name="ce31" table:formula="of:=SUM([.H47];[.H71];[.H96];[.H122]; [.H151])" office:value-type="float" office:value="3647.50558995528" calcext:value-type="float">
            <text:p>3647.5055899553</text:p>
          </table:table-cell>
          <table:table-cell table:formula="of:=SUM([.L24:.L24];[.O1])" office:value-type="float" office:value="5147.50558995528" calcext:value-type="float">
            <text:p>5147.5055899553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4]-[.M24]" office:value-type="float" office:value="1852.49441004472" calcext:value-type="float">
            <text:p>1852.4944100447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6600" calcext:value-type="float">
            <text:p>6600</text:p>
          </table:table-cell>
          <table:table-cell office:value-type="float" office:value="5700" calcext:value-type="float">
            <text:p>5700</text:p>
          </table:table-cell>
          <table:table-cell office:value-type="float" office:value="6700" calcext:value-type="float">
            <text:p>6700</text:p>
          </table:table-cell>
          <table:table-cell office:value-type="float" office:value="6500" calcext:value-type="float">
            <text:p>6500</text:p>
          </table:table-cell>
          <table:table-cell office:value-type="float" office:value="6900" calcext:value-type="float">
            <text:p>6900</text:p>
          </table:table-cell>
          <table:table-cell table:style-name="ce15" table:formula="of:=SUM([.B25:.F25])" office:value-type="float" office:value="32400" calcext:value-type="float">
            <text:p>32400</text:p>
          </table:table-cell>
          <table:table-cell table:style-name="ce2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Movses</text:p>
          </table:table-cell>
          <table:table-cell table:style-name="ce31" table:formula="of:=SUM([.H72];[.H123]; [.H152])" office:value-type="float" office:value="2426.81489262372" calcext:value-type="float">
            <text:p>2426.8148926237</text:p>
          </table:table-cell>
          <table:table-cell table:formula="of:=SUM([.L25:.L25];[.O1])" office:value-type="float" office:value="3926.81489262372" calcext:value-type="float">
            <text:p>3926.8148926237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5]-[.M25]" office:value-type="float" office:value="3073.18510737628" calcext:value-type="float">
            <text:p>3073.1851073763</text:p>
          </table:table-cell>
          <table:table-cell/>
        </table:table-row>
        <table:table-row table:style-name="ro11">
          <table:table-cell table:style-name="ce37" office:value-type="date" office:date-value="2015-07-12" calcext:value-type="date">
            <text:p>07/12/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Vahan</text:p>
          </table:table-cell>
          <table:table-cell table:formula="of:=SUM([.H124])" office:value-type="float" office:value="394.444444444444" calcext:value-type="float">
            <text:p>394.4444444444</text:p>
          </table:table-cell>
          <table:table-cell table:formula="of:=SUM([.L26:.L26])" office:value-type="float" office:value="394.444444444444" calcext:value-type="float">
            <text:p>394.4444444444</text:p>
          </table:table-cell>
          <table:table-cell office:value-type="float" office:value="0" calcext:value-type="float">
            <text:p>0</text:p>
          </table:table-cell>
          <table:table-cell table:style-name="ce45" table:formula="of:=[.N26]-[.M26]" office:value-type="float" office:value="-394.444444444444" calcext:value-type="float">
            <text:p>-394.444444444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1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1-in harki axjik</text:p>
          </table:table-cell>
          <table:table-cell table:formula="of:=SUM([.H125])" office:value-type="float" office:value="405.882352941176" calcext:value-type="float">
            <text:p>405.8823529412</text:p>
          </table:table-cell>
          <table:table-cell table:formula="of:=SUM([.L27:.L27])" office:value-type="float" office:value="405.882352941176" calcext:value-type="float">
            <text:p>405.8823529412</text:p>
          </table:table-cell>
          <table:table-cell office:value-type="float" office:value="0" calcext:value-type="float">
            <text:p>0</text:p>
          </table:table-cell>
          <table:table-cell table:formula="of:=[.N27]-[.M27]" office:value-type="float" office:value="-405.882352941176" calcext:value-type="float">
            <text:p>-405.8823529412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D44:.F44])" office:value-type="float" office:value="1081.22291021672" calcext:value-type="float">
            <text:p>1081.2229102167</text:p>
          </table:table-cell>
          <table:table-cell office:value-type="string" calcext:value-type="string">
            <text:p>Գայանե</text:p>
          </table:table-cell>
          <table:table-cell table:number-columns-repeated="2"/>
          <table:table-cell table:style-name="ce15" table:formula="of:=SUM([.L2:.L27])" office:value-type="float" office:value="156500" calcext:value-type="float">
            <text:p>156500</text:p>
          </table:table-cell>
          <table:table-cell table:style-name="ce15" table:formula="of:=SUM([.M2:.M27])" office:value-type="float" office:value="216440" calcext:value-type="float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եգ</text:p>
          </table:table-cell>
          <table:table-cell table:number-columns-repeated="5"/>
          <table:table-cell table:style-name="ce15" table:formula="of:=SUM([.O2];[.O3];[.O4];[.O6];[.O7];[.O9];[.O10];[.O11];[.O12];[.O13];[.O14];[.O15];[.O17];[.O18];[.O19];[.O20];[.O21];[.O22];[.O26];[.O27])" office:value-type="float" office:value="-69537.6926857113" calcext:value-type="float">
            <text:p>-69537.6926857113</text:p>
          </table:table-cell>
          <table:table-cell table:formula="of:=SUM([.P2:.P27])" office:value-type="float" office:value="112100" calcext:value-type="float">
            <text:p>1121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44:.D44])" office:value-type="float" office:value="1169.41176470588" calcext:value-type="float">
            <text:p>1169.4117647059</text:p>
          </table:table-cell>
          <table:table-cell office:value-type="string" calcext:value-type="string">
            <text:p>Համլետ</text:p>
          </table:table-cell>
          <table:table-cell table:number-columns-repeated="6"/>
          <table:table-cell table:style-name="ce20" table:formula="of:=[.P29]-60000-10000" office:value-type="float" office:value="42100" calcext:value-type="float">
            <text:p>421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44];[.D44];[.E44];[.F44])" office:value-type="float" office:value="1521.22291021672" calcext:value-type="float">
            <text:p>1521.2229102167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21"/>
          <table:table-cell table:number-columns-repeated="2" office:value-type="string" calcext:value-type="string">
            <text:p>-Arman</text:p>
          </table:table-cell>
          <table:table-cell table:style-name="ce15" table:number-columns-repeated="2"/>
          <table:table-cell table:style-name="ce16" table:formula="of:=SUM([.C44];[.E44];[.F44])" office:value-type="float" office:value="1022.39938080495" calcext:value-type="float">
            <text:p>1022.399380805</text:p>
          </table:table-cell>
          <table:table-cell table:style-name="ce40" office:value-type="string" calcext:value-type="string">
            <text:p>Կարեն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1">
          <table:table-cell/>
          <table:table-cell table:style-name="ce21" office:value-type="string" calcext:value-type="string">
            <text:p>-Gayane</text:p>
          </table:table-cell>
          <table:table-cell office:value-type="string" calcext:value-type="string">
            <text:p>-Mane</text:p>
          </table:table-cell>
          <table:table-cell table:number-columns-repeated="4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14000" calcext:value-type="float">
            <text:p>14000</text:p>
          </table:table-cell>
          <table:table-cell table:number-columns-repeated="5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style-name="ce21" office:value-type="string" calcext:value-type="string">
            <text:p>-Gayane</text:p>
          </table:table-cell>
          <table:table-cell table:style-name="ce21" office:value-type="string" calcext:value-type="string">
            <text:p>-Karen</text:p>
          </table:table-cell>
          <table:table-cell table:style-name="ce21" office:value-type="string" calcext:value-type="string">
            <text:p>-Hamlet</text:p>
          </table:table-cell>
          <table:table-cell table:number-columns-repeated="2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table:number-columns-repeated="2"/>
          <table:table-cell table:formula="of:=SUM([.C44:.F44])" office:value-type="float" office:value="1416.51702786378" calcext:value-type="float">
            <text:p>1416.5170278638</text:p>
          </table:table-cell>
          <table:table-cell table:style-name="ce40" office:value-type="string" calcext:value-type="string">
            <text:p>Գեն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5"/>
        </table:table-row>
        <table:table-row table:style-name="ro11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office:value-type="string" calcext:value-type="string">
            <text:p>-Seryoja</text:p>
          </table:table-cell>
          <table:table-cell/>
          <table:table-cell table:formula="of:=SUM([.C44];[.F44])" office:value-type="float" office:value="680.294117647059" calcext:value-type="float">
            <text:p>680.294117647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apn</text:p>
          </table:table-cell>
          <table:table-cell/>
          <table:table-cell office:value-type="string" calcext:value-type="string">
            <text:p>+Vahe</text:p>
          </table:table-cell>
          <table:table-cell table:style-name="ce21" office:value-type="string" calcext:value-type="string">
            <text:p>-Hamle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+Tatev</text:p>
          </table:table-cell>
          <table:table-cell table:number-columns-repeated="2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];[.D44];[.E44];[.F44])" office:value-type="float" office:value="1521.22291021672" calcext:value-type="float">
            <text:p>1521.222910216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5]/15" office:value-type="float" office:value="440" calcext:value-type="float">
            <text:p>440</text:p>
          </table:table-cell>
          <table:table-cell table:style-name="ce15" table:formula="of:=[.C25]/17" office:value-type="float" office:value="335.294117647059" calcext:value-type="float">
            <text:p>335.2941176471</text:p>
          </table:table-cell>
          <table:table-cell table:style-name="ce15" table:formula="of:=[.D25]/17" office:value-type="float" office:value="394.117647058824" calcext:value-type="float">
            <text:p>394.1176470588</text:p>
          </table:table-cell>
          <table:table-cell table:style-name="ce15" table:formula="of:=[.E25]/19" office:value-type="float" office:value="342.105263157895" calcext:value-type="float">
            <text:p>342.1052631579</text:p>
          </table:table-cell>
          <table:table-cell table:style-name="ce15" table:formula="of:=[.F25]/20" office:value-type="float" office:value="345" calcext:value-type="float">
            <text:p>345</text:p>
          </table:table-cell>
          <table:table-cell/>
          <table:table-cell table:formula="of:=SUM([.B44:.F44])" office:value-type="float" office:value="1856.51702786378" calcext:value-type="float">
            <text:p>1856.5170278638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44])" office:value-type="float" office:value="335.294117647059" calcext:value-type="float">
            <text:p>335.2941176471</text:p>
          </table:table-cell>
          <table:table-cell table:style-name="ce43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15" table:formula="of:=SUM([.H25:.H47])" office:value-type="float" office:value="32400" calcext:value-type="float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office:value-type="float" office:value="13300" calcext:value-type="float">
            <text:p>13300</text:p>
          </table:table-cell>
          <table:table-cell office:value-type="float" office:value="6100" calcext:value-type="float">
            <text:p>6100</text:p>
          </table:table-cell>
          <table:table-cell office:value-type="float" office:value="6400" calcext:value-type="float">
            <text:p>6400</text:p>
          </table:table-cell>
          <table:table-cell office:value-type="float" office:value="6900" calcext:value-type="float">
            <text:p>6900</text:p>
          </table:table-cell>
          <table:table-cell office:value-type="float" office:value="7500" calcext:value-type="float">
            <text:p>7500</text:p>
          </table:table-cell>
          <table:table-cell table:style-name="ce15" table:formula="of:=SUM([.B49:.F49])" office:value-type="float" office:value="40200" calcext:value-type="float">
            <text:p>40200</text:p>
          </table:table-cell>
          <table:table-cell table:style-name="ce2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 calcext:value-type="float">
            <text:p>156500</text:p>
          </table:table-cell>
          <table:table-cell table:formula="of:=SUM([.K2];[.K3];[.K8];[.K22];[.K35];[.K37];[.K49];[.K100];[.K99];[.K100];[.K101])" office:value-type="float" office:value="165700" calcext:value-type="float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73];[.D73];[.E73])" office:value-type="float" office:value="1430.9243697479" calcext:value-type="float">
            <text:p>1430.9243697479</text:p>
          </table:table-cell>
          <table:table-cell table:style-name="ce40" office:value-type="string" calcext:value-type="string">
            <text:p>Մանե</text:p>
          </table:table-cell>
          <table:table-cell table:number-columns-repeated="4"/>
          <table:table-cell table:formula="of:=[.M54]-[.N54]" office:value-type="float" office:value="-9200" calcext:value-type="float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Sargis</text:p>
          </table:table-cell>
          <table:table-cell table:number-columns-repeated="2"/>
          <table:table-cell table:style-name="ce15" table:number-columns-repeated="2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/>
          <table:table-cell office:value-type="string" calcext:value-type="string">
            <text:p>-Mane</text:p>
          </table:table-cell>
          <table:table-cell table:number-columns-repeated="4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style-name="ce21"/>
          <table:table-cell table:style-name="ce21" office:value-type="string" calcext:value-type="string">
            <text:p>-Karen</text:p>
          </table:table-cell>
          <table:table-cell table:style-name="ce21"/>
          <table:table-cell table:number-columns-repeated="2"/>
          <table:table-cell table:style-name="ce16" table:formula="of:=SUM([.D73:.F73])" office:value-type="float" office:value="1023.57142857143" calcext:value-type="float">
            <text:p>1023.57142857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/>
          <table:table-cell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Seryoja</text:p>
          </table:table-cell>
          <table:table-cell/>
          <table:table-cell table:formula="of:=SUM([.D73:.F73])" office:value-type="float" office:value="1023.57142857143" calcext:value-type="float">
            <text:p>1023.571428571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style-name="ce21" office:value-type="string" calcext:value-type="string">
            <text:p>-Kare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5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])" office:value-type="float" office:value="782.352941176471" calcext:value-type="float">
            <text:p>782.3529411765</text:p>
          </table:table-cell>
          <table:table-cell table:style-name="ce43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73:.F73])" office:value-type="float" office:value="703.571428571429" calcext:value-type="float">
            <text:p>703.5714285714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5" office:value-type="string" calcext:value-type="string">
            <text:p>Saturday</text:p>
          </table:table-cell>
          <table:table-cell table:style-name="ce15" table:formula="of:=[.B49]/17" office:value-type="float" office:value="782.352941176471" calcext:value-type="float">
            <text:p>782.3529411765</text:p>
          </table:table-cell>
          <table:table-cell table:style-name="ce15" table:formula="of:=[.C49]/17" office:value-type="float" office:value="358.823529411765" calcext:value-type="float">
            <text:p>358.8235294118</text:p>
          </table:table-cell>
          <table:table-cell table:style-name="ce15" table:formula="of:=[.D49]/20" office:value-type="float" office:value="320" calcext:value-type="float">
            <text:p>320</text:p>
          </table:table-cell>
          <table:table-cell table:style-name="ce15" table:formula="of:=[.E49]/21" office:value-type="float" office:value="328.571428571429" calcext:value-type="float">
            <text:p>328.5714285714</text:p>
          </table:table-cell>
          <table:table-cell table:style-name="ce15" table:formula="of:=[.F49]/20" office:value-type="float" office:value="375" calcext:value-type="float">
            <text:p>375</text:p>
          </table:table-cell>
          <table:table-cell/>
          <table:table-cell table:style-name="ce15" table:formula="of:=SUM([.H49:.H72])" office:value-type="float" office:value="40200" calcext:value-type="float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 calcext:value-type="float">
            <text:p>6800</text:p>
          </table:table-cell>
          <table:table-cell table:number-columns-repeated="5"/>
          <table:table-cell table:style-name="ce15" table:formula="of:=SUM([.A74:.F74])" office:value-type="float" office:value="6800" calcext:value-type="float">
            <text:p>6800</text:p>
          </table:table-cell>
          <table:table-cell table:style-name="ce21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15" table:number-columns-repeated="2"/>
          <table:table-cell table:style-name="ce16" table:formula="of:=SUM([.A98];[.E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Gayane</text:p>
          </table:table-cell>
          <table:table-cell table:number-columns-repeated="5" table:style-name="ce21" office:value-type="string" calcext:value-type="string">
            <text:p>-Hasmik</text:p>
          </table:table-cell>
          <table:table-cell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Seryoja</text:p>
          </table:table-cell>
          <table:table-cell table:number-columns-repeated="5" office:value-type="string" calcext:value-type="string">
            <text:p>-Nane</text:p>
          </table:table-cell>
          <table:table-cell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Tatev</text:p>
          </table:table-cell>
          <table:table-cell table:number-columns-repeated="5" office:value-type="string" calcext:value-type="string">
            <text:p>-Mane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5" table:style-name="ce21" office:value-type="string" calcext:value-type="string">
            <text:p>-Anjela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Vahe</text:p>
          </table:table-cell>
          <table:table-cell table:number-columns-repeated="5" office:value-type="string" calcext:value-type="string">
            <text:p>-Gayane</text:p>
          </table:table-cell>
          <table:table-cell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Stepan</text:p>
          </table:table-cell>
          <table:table-cell table:number-columns-repeated="6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])" office:value-type="float" office:value="357.894736842105" calcext:value-type="float">
            <text:p>357.8947368421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5" table:formula="of:=[.A74]/19" office:value-type="float" office:value="357.894736842105" calcext:value-type="float">
            <text:p>357.8947368421</text:p>
          </table:table-cell>
          <table:table-cell table:style-name="ce15" table:formula="of:=[.B74]/18" office:value-type="float" office:value="0" calcext:value-type="float">
            <text:p>0</text:p>
          </table:table-cell>
          <table:table-cell table:style-name="ce15" table:formula="of:=[.C74]/18" office:value-type="float" office:value="0" calcext:value-type="float">
            <text:p>0</text:p>
          </table:table-cell>
          <table:table-cell table:style-name="ce15" table:formula="of:=[.D74]/18" office:value-type="float" office:value="0" calcext:value-type="float">
            <text:p>0</text:p>
          </table:table-cell>
          <table:table-cell table:style-name="ce15" table:formula="of:=[.E74]/18" office:value-type="float" office:value="0" calcext:value-type="float">
            <text:p>0</text:p>
          </table:table-cell>
          <table:table-cell table:style-name="ce15" table:formula="of:=[.F74]/18" office:value-type="float" office:value="0" calcext:value-type="float">
            <text:p>0</text:p>
          </table:table-cell>
          <table:table-cell/>
          <table:table-cell table:style-name="ce15" table:formula="of:=SUM([.H74:.H97])" office:value-type="float" office:value="6800" calcext:value-type="float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15" office:value-type="string" calcext:value-type="string">
            <text:p>Saturday</text:p>
          </table:table-cell>
          <table:table-cell table:style-name="ce15" table:number-columns-repeated="5"/>
          <table:table-cell/>
          <table:table-cell table:style-name="ce15" table:formula="of:=SUM([.H75:.H98])" office:value-type="float" office:value="13242.1052631579" calcext:value-type="float">
            <text:p>13242.1052631579</text:p>
          </table:table-cell>
          <table:table-cell table:style-name="Default"/>
          <table:table-cell/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 calcext:value-type="float">
            <text:p>6900</text:p>
          </table:table-cell>
          <table:table-cell office:value-type="float" office:value="7100" calcext:value-type="float">
            <text:p>7100</text:p>
          </table:table-cell>
          <table:table-cell office:value-type="float" office:value="6600" calcext:value-type="float">
            <text:p>66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/>
          <table:table-cell table:style-name="ce15" table:formula="of:=SUM([.A100:.F100])" office:value-type="float" office:value="33300" calcext:value-type="float">
            <text:p>33300</text:p>
          </table:table-cell>
          <table:table-cell table:style-name="ce21"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Անժելա</text:p>
          </table:table-cell>
          <table:table-cell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Գայանե</text:p>
          </table:table-cell>
          <table:table-cell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Մանե</text:p>
          </table:table-cell>
          <table:table-cell table:style-name="ce15" table:number-columns-repeated="2"/>
          <table:table-cell table:style-name="ce16" table:formula="of:=SUM([.A126:.B126])" office:value-type="float" office:value="800.326797385621" calcext:value-type="float">
            <text:p>800.3267973856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Նանե</text:p>
          </table:table-cell>
          <table:table-cell table:style-name="ce21"/>
          <table:table-cell/>
          <table:table-cell table:style-name="ce1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Հասմիկ Դ․</text:p>
          </table:table-cell>
          <table:table-cell table:number-columns-repeated="2"/>
          <table:table-cell table:style-name="ce16" table:formula="of:=SUM([.A126];[.B126];[.D126];[.E126])" office:value-type="float" office:value="1816.99346405229" calcext:value-type="float">
            <text:p>1816.993464052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Գենա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 Arman</text:p>
          </table:table-cell>
          <table:table-cell table:style-name="ce21" office:value-type="string" calcext:value-type="string">
            <text:p>+Vahan</text:p>
          </table:table-cell>
          <table:table-cell table:number-columns-repeated="3" table:style-name="ce21" office:value-type="string" calcext:value-type="string">
            <text:p>- Tatev</text:p>
          </table:table-cell>
          <table:table-cell table:style-name="ce21"/>
          <table:table-cell/>
          <table:table-cell table:formula="of:=SUM([.B126:.E126])" office:value-type="float" office:value="1918.80341880342" calcext:value-type="float">
            <text:p>1918.803418803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1-i harki nor axjik</text:p>
          </table:table-cell>
          <table:table-cell/>
          <table:table-cell table:number-columns-repeated="3" office:value-type="string" calcext:value-type="string">
            <text:p>- Areg</text:p>
          </table:table-cell>
          <table:table-cell table:number-columns-repeated="2"/>
          <table:table-cell table:formula="of:=SUM([.A126:.D126])" office:value-type="float" office:value="1808.01910507793" calcext:value-type="float">
            <text:p>1808.0191050779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Movses</text:p>
          </table:table-cell>
          <table:table-cell table:style-name="ce16" office:value-type="string" calcext:value-type="string">
            <text:p>- Կարեն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Կարեն</text:p>
          </table:table-cell>
          <table:table-cell office:value-type="string" calcext:value-type="string">
            <text:p>- Seryoj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 Stepan</text:p>
          </table:table-cell>
          <table:table-cell/>
          <table:table-cell office:value-type="string" calcext:value-type="string">
            <text:p>- Tin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 calcext:value-type="float">
            <text:p>1808.0191050779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126])" office:value-type="float" office:value="507.692307692308" calcext:value-type="float">
            <text:p>507.6923076923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Vahe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Tatev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;[.E126])" office:value-type="float" office:value="1316.99346405229" calcext:value-type="float">
            <text:p>1316.9934640523</text:p>
          </table:table-cell>
          <table:table-cell office:value-type="string" calcext:value-type="string">
            <text:p>Movses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26])" office:value-type="float" office:value="394.444444444444" calcext:value-type="float">
            <text:p>394.4444444444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])" office:value-type="float" office:value="405.882352941176" calcext:value-type="float">
            <text:p>405.8823529412</text:p>
          </table:table-cell>
          <table:table-cell table:style-name="Default"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15" table:formula="of:=[.A100]/17" office:value-type="float" office:value="405.882352941176" calcext:value-type="float">
            <text:p>405.8823529412</text:p>
          </table:table-cell>
          <table:table-cell table:style-name="ce15" table:formula="of:=[.B100]/18" office:value-type="float" office:value="394.444444444444" calcext:value-type="float">
            <text:p>394.4444444444</text:p>
          </table:table-cell>
          <table:table-cell table:style-name="ce15" table:formula="of:=[.C100]/13" office:value-type="float" office:value="507.692307692308" calcext:value-type="float">
            <text:p>507.6923076923</text:p>
          </table:table-cell>
          <table:table-cell table:style-name="ce15" table:formula="of:=[.D100]/13" office:value-type="float" office:value="500" calcext:value-type="float">
            <text:p>500</text:p>
          </table:table-cell>
          <table:table-cell table:style-name="ce15" table:formula="of:=[.E100]/12" office:value-type="float" office:value="516.666666666667" calcext:value-type="float">
            <text:p>516.6666666667</text:p>
          </table:table-cell>
          <table:table-cell table:style-name="ce15" table:formula="of:=[.F100]/18" office:value-type="float" office:value="0" calcext:value-type="float">
            <text:p>0</text:p>
          </table:table-cell>
          <table:table-cell/>
          <table:table-cell table:style-name="ce15" table:formula="of:=SUM([.H100:.H125])" office:value-type="float" office:value="33300" calcext:value-type="float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 calcext:value-type="float">
            <text:p>6500</text:p>
          </table:table-cell>
          <table:table-cell office:value-type="float" office:value="5200" calcext:value-type="float">
            <text:p>5200</text:p>
          </table:table-cell>
          <table:table-cell table:number-columns-repeated="3"/>
          <table:table-cell table:style-name="ce15" table:formula="of:=SUM([.B129:.F129])" office:value-type="float" office:value="11700" calcext:value-type="float">
            <text:p>11700</text:p>
          </table:table-cell>
          <table:table-cell table:style-name="ce21"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Անժելա</text:p>
          </table:table-cell>
          <table:table-cell table:number-columns-repeated="3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այանե</text:p>
          </table:table-cell>
          <table:table-cell table:number-columns-repeated="3"/>
          <table:table-cell table:style-name="ce15"/>
          <table:table-cell table:style-name="ce16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Մանե</text:p>
          </table:table-cell>
          <table:table-cell table:number-columns-repeated="2"/>
          <table:table-cell table:style-name="ce15" table:number-columns-repeated="2"/>
          <table:table-cell table:style-name="ce16" table:formula="of:=SUM([.B155:.C155])" office:value-type="float" office:value="777.678571428571" calcext:value-type="float">
            <text:p>777.6785714286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Նանե</text:p>
          </table:table-cell>
          <table:table-cell table:number-columns-repeated="2"/>
          <table:table-cell table:style-name="ce21"/>
          <table:table-cell/>
          <table:table-cell table:style-name="ce16"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 Areg</text:p>
          </table:table-cell>
          <table:table-cell office:value-type="string" calcext:value-type="string">
            <text:p>-Hamlet</text:p>
          </table:table-cell>
          <table:table-cell table:number-columns-repeated="4"/>
          <table:table-cell table:style-name="ce16" table:formula="of:=SUM([.B155])" office:value-type="float" office:value="406.25" calcext:value-type="float">
            <text:p>406.2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ենա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21" office:value-type="string" calcext:value-type="string">
            <text:p>-Arman</text:p>
          </table:table-cell>
          <table:table-cell table:style-name="ce21" office:value-type="string" calcext:value-type="string">
            <text:p>-Sargis</text:p>
          </table:table-cell>
          <table:table-cell table:style-name="ce21" table:number-columns-repeated="3"/>
          <table:table-cell/>
          <table:table-cell table:formula="of:=SUM([.C155])" office:value-type="float" office:value="371.428571428571" calcext:value-type="float">
            <text:p>371.428571428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Areg</text:p>
          </table:table-cell>
          <table:table-cell table:number-columns-repeated="4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Taron</text:p>
          </table:table-cell>
          <table:table-cell/>
          <table:table-cell table:style-name="ce16"/>
          <table:table-cell table:number-columns-repeated="2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Movses</text:p>
          </table:table-cell>
          <table:table-cell table:number-columns-repeated="4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pan</text:p>
          </table:table-cell>
          <table:table-cell table:number-columns-repeated="4"/>
          <table:table-cell table:formula="of:=SUM([.B155])" office:value-type="float" office:value="406.25" calcext:value-type="float">
            <text:p>406.25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 calcext:value-type="float">
            <text:p>777.6785714286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])" office:value-type="float" office:value="406.25" calcext:value-type="float">
            <text:p>406.25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1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])" office:value-type="float" office:value="0" calcext:value-type="float">
            <text:p>0</text:p>
          </table:table-cell>
          <table:table-cell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15"/>
          <table:table-cell table:style-name="ce15" table:formula="of:=[.B129]/16" office:value-type="float" office:value="406.25" calcext:value-type="float">
            <text:p>406.25</text:p>
          </table:table-cell>
          <table:table-cell table:style-name="ce15" table:formula="of:=[.C129]/14" office:value-type="float" office:value="371.428571428571" calcext:value-type="float">
            <text:p>371.4285714286</text:p>
          </table:table-cell>
          <table:table-cell table:style-name="ce15" table:number-columns-repeated="3"/>
          <table:table-cell/>
          <table:table-cell table:style-name="ce15" table:formula="of:=SUM([.H129:.H154])" office:value-type="float" office:value="11700" calcext:value-type="float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6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-2810" calcext:value-type="float">
            <text:p>-2810</text:p>
          </table:table-cell>
          <table:table-cell office:value-type="float" office:value="-1210" calcext:value-type="float">
            <text:p>-121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table:style-name="ce37" office:value-type="date" office:date-value="2016-08-01" calcext:value-type="date">
            <text:p>08/01/16</text:p>
          </table:table-cell>
          <table:table-cell table:number-columns-repeated="6"/>
          <table:table-cell table:style-name="Default"/>
          <table:table-cell/>
          <table:table-cell table:style-name="ce20" office:value-type="float" office:value="9800" calcext:value-type="float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 calcext:value-type="float">
            <text:p>58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6700" calcext:value-type="float">
            <text:p>6700</text:p>
          </table:table-cell>
          <table:table-cell office:value-type="float" office:value="6900" calcext:value-type="float">
            <text:p>6900</text:p>
          </table:table-cell>
          <table:table-cell table:style-name="ce15" table:formula="of:=SUM([.A3:.F3])" office:value-type="float" office:value="38600" calcext:value-type="float">
            <text:p>386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9700" calcext:value-type="float">
            <text:p>9700</text:p>
          </table:table-cell>
          <table:table-cell/>
          <table:table-cell table:formula="of:=SUM([.H3];[.H33];[.H60];[.H88])" office:value-type="float" office:value="4448.60412394623" calcext:value-type="float">
            <text:p>4448.6041239462</text:p>
          </table:table-cell>
          <table:table-cell table:formula="of:=[.J3]-[.L3]" office:value-type="float" office:value="5251.39587605377" calcext:value-type="float">
            <text:p>5251.3958760538</text:p>
          </table:table-cell>
          <table:table-cell table:formula="of:=[.M3]+[.M1]" office:value-type="float" office:value="2441.39587605377" calcext:value-type="float">
            <text:p>2441.395876053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8000" calcext:value-type="float">
            <text:p>8000</text:p>
          </table:table-cell>
          <table:table-cell office:value-type="float" office:value="20000" calcext:value-type="float">
            <text:p>20000</text:p>
          </table:table-cell>
          <table:table-cell table:formula="of:=SUM([.H4];[.H34];[.H61];[.H89])" office:value-type="float" office:value="6748.00888585099" calcext:value-type="float">
            <text:p>6748.008885851</text:p>
          </table:table-cell>
          <table:table-cell table:formula="of:=[.J4]-[.L4]" office:value-type="float" office:value="1251.99111414901" calcext:value-type="float">
            <text:p>1251.991114149</text:p>
          </table:table-cell>
          <table:table-cell table:formula="of:=SUM([.M4];[.M1])" office:value-type="float" office:value="-1558.00888585099" calcext:value-type="float">
            <text:p>-1558.00888585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9800" calcext:value-type="float">
            <text:p>9800</text:p>
          </table:table-cell>
          <table:table-cell/>
          <table:table-cell table:formula="of:=SUM([.H5];[.H35];[.H62];[.H90])" office:value-type="float" office:value="6748.00888585099" calcext:value-type="float">
            <text:p>6748.008885851</text:p>
          </table:table-cell>
          <table:table-cell table:formula="of:=[.J5]-[.L5]" office:value-type="float" office:value="3051.99111414901" calcext:value-type="float">
            <text:p>3051.991114149</text:p>
          </table:table-cell>
          <table:table-cell table:formula="of:=SUM([.M5];[.M1])" office:value-type="float" office:value="241.991114149009" calcext:value-type="float">
            <text:p>241.99111414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7120" calcext:value-type="float">
            <text:p>7120</text:p>
          </table:table-cell>
          <table:table-cell/>
          <table:table-cell table:formula="of:=SUM([.H6];[.H36];[.H63];[.H91])" office:value-type="float" office:value="6748.00888585099" calcext:value-type="float">
            <text:p>6748.008885851</text:p>
          </table:table-cell>
          <table:table-cell table:formula="of:=[.J6]-[.L6]" office:value-type="float" office:value="371.991114149009" calcext:value-type="float">
            <text:p>371.991114149</text:p>
          </table:table-cell>
          <table:table-cell table:formula="of:=SUM([.M6];[.M1])" office:value-type="float" office:value="-2438.00888585099" calcext:value-type="float">
            <text:p>-2438.00888585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եգ</text:p>
          </table:table-cell>
          <table:table-cell office:value-type="float" office:value="-2900" calcext:value-type="float">
            <text:p>-2900</text:p>
          </table:table-cell>
          <table:table-cell/>
          <table:table-cell table:formula="of:=SUM([.H7];[.H37];[.H64];[.H92])" office:value-type="float" office:value="4443.64285714286" calcext:value-type="float">
            <text:p>4443.6428571429</text:p>
          </table:table-cell>
          <table:table-cell table:formula="of:=[.J7]-[.L7]" office:value-type="float" office:value="-7343.64285714286" calcext:value-type="float">
            <text:p>-7343.6428571429</text:p>
          </table:table-cell>
          <table:table-cell table:formula="of:=SUM([.M7];[.M1])" office:value-type="float" office:value="-10153.6428571429" calcext:value-type="float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3650" calcext:value-type="float">
            <text:p>3650</text:p>
          </table:table-cell>
          <table:table-cell/>
          <table:table-cell table:formula="of:=SUM([.H8];[.H38];[.H65];[.H93])" office:value-type="float" office:value="6405.9036226931" calcext:value-type="float">
            <text:p>6405.9036226931</text:p>
          </table:table-cell>
          <table:table-cell table:formula="of:=[.J8]-[.L8]" office:value-type="float" office:value="-2755.9036226931" calcext:value-type="float">
            <text:p>-2755.9036226931</text:p>
          </table:table-cell>
          <table:table-cell table:formula="of:=SUM([.M8];[.M1])" office:value-type="float" office:value="-5565.9036226931" calcext:value-type="float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5400" calcext:value-type="float">
            <text:p>5400</text:p>
          </table:table-cell>
          <table:table-cell/>
          <table:table-cell table:formula="of:=SUM([.H9];[.H39];[.H66];[.H94])" office:value-type="float" office:value="6408.00888585099" calcext:value-type="float">
            <text:p>6408.008885851</text:p>
          </table:table-cell>
          <table:table-cell table:formula="of:=[.J9]-[.L9]" office:value-type="float" office:value="-1008.00888585099" calcext:value-type="float">
            <text:p>-1008.008885851</text:p>
          </table:table-cell>
          <table:table-cell table:formula="of:=SUM([.M9];[.M1])" office:value-type="float" office:value="-3818.00888585099" calcext:value-type="float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8:.F28])" office:value-type="float" office:value="1698.30827067669" calcext:value-type="float">
            <text:p>1698.308270676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2500" calcext:value-type="float">
            <text:p>2500</text:p>
          </table:table-cell>
          <table:table-cell/>
          <table:table-cell table:formula="of:=SUM([.H10];[.H40];[.H67];[.H95])" office:value-type="float" office:value="6442.74572795625" calcext:value-type="float">
            <text:p>6442.7457279563</text:p>
          </table:table-cell>
          <table:table-cell table:formula="of:=[.J10]-[.L10]" office:value-type="float" office:value="-3942.74572795625" calcext:value-type="float">
            <text:p>-3942.7457279563</text:p>
          </table:table-cell>
          <table:table-cell table:formula="of:=SUM([.M10];[.M1])" office:value-type="float" office:value="-6752.74572795625" calcext:value-type="float">
            <text:p>-6752.7457279563</text:p>
          </table:table-cell>
          <table:table-cell office:value-type="float" office:value="-3280" calcext:value-type="float">
            <text:p>-3280</text:p>
          </table:table-cell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Ani G</text:p>
          </table:table-cell>
          <table:table-cell office:value-type="string" calcext:value-type="string">
            <text:p>-Arman</text:p>
          </table:table-cell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2150" calcext:value-type="float">
            <text:p>12150</text:p>
          </table:table-cell>
          <table:table-cell office:value-type="float" office:value="30000" calcext:value-type="float">
            <text:p>30000</text:p>
          </table:table-cell>
          <table:table-cell table:formula="of:=SUM([.H11];[.H41];[.H68];[.H96])" office:value-type="float" office:value="6748.00888585099" calcext:value-type="float">
            <text:p>6748.008885851</text:p>
          </table:table-cell>
          <table:table-cell table:formula="of:=[.J11]-[.L11]" office:value-type="float" office:value="5401.99111414901" calcext:value-type="float">
            <text:p>5401.991114149</text:p>
          </table:table-cell>
          <table:table-cell table:formula="of:=SUM([.M11];[.M1])" office:value-type="float" office:value="2591.99111414901" calcext:value-type="float">
            <text:p>2591.991114149</text:p>
          </table:table-cell>
          <table:table-cell office:value-type="float" office:value="-880" calcext:value-type="float">
            <text:p>-880</text:p>
          </table:table-cell>
        </table:table-row>
        <table:table-row table:style-name="ro12">
          <table:table-cell table:number-columns-repeated="2"/>
          <table:table-cell table:style-name="ce21"/>
          <table:table-cell office:value-type="string" calcext:value-type="string">
            <text:p>-Sargis</text:p>
          </table:table-cell>
          <table:table-cell/>
          <table:table-cell table:style-name="ce15" office:value-type="string" calcext:value-type="string">
            <text:p>-Jozef</text:p>
          </table:table-cell>
          <table:table-cell table:style-name="ce15"/>
          <table:table-cell table:style-name="ce16" table:formula="of:=SUM([.F28])" office:value-type="float" office:value="383.333333333333" calcext:value-type="float">
            <text:p>383.3333333333</text:p>
          </table:table-cell>
          <table:table-cell table:style-name="ce40" office:value-type="string" calcext:value-type="string">
            <text:p>Կարեն</text:p>
          </table:table-cell>
          <table:table-cell office:value-type="float" office:value="-400" calcext:value-type="float">
            <text:p>-400</text:p>
          </table:table-cell>
          <table:table-cell/>
          <table:table-cell table:style-name="ce49" table:formula="of:=SUM([.H12];[.H42];[.H69];[.H97])" office:value-type="float" office:value="3436.09409888357" calcext:value-type="float">
            <text:p>3436.0940988836</text:p>
          </table:table-cell>
          <table:table-cell table:formula="of:=[.J12]-[.L12]" office:value-type="float" office:value="-3836.09409888357" calcext:value-type="float">
            <text:p>-3836.0940988836</text:p>
          </table:table-cell>
          <table:table-cell table:formula="of:=SUM([.M12];[.N1])" office:value-type="float" office:value="-5046.09409888357" calcext:value-type="float">
            <text:p>-5046.0940988836</text:p>
          </table:table-cell>
          <table:table-cell/>
        </table:table-row>
        <table:table-row table:style-name="ro12">
          <table:table-cell table:number-columns-repeated="2" table:style-name="ce21" office:value-type="string" calcext:value-type="string">
            <text:p>-Ani G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Gena</text:p>
          </table:table-cell>
          <table:table-cell office:value-type="string" calcext:value-type="string">
            <text:p>+Karen</text:p>
          </table:table-cell>
          <table:table-cell/>
          <table:table-cell table:style-name="ce16" table:formula="of:=SUM([.A28:.E28])" office:value-type="float" office:value="1620.2380952381" calcext:value-type="float">
            <text:p>1620.2380952381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5300" calcext:value-type="float">
            <text:p>5300</text:p>
          </table:table-cell>
          <table:table-cell/>
          <table:table-cell table:formula="of:=SUM([.H13];[.H43];[.H70];[.H98])" office:value-type="float" office:value="3235.75324675325" calcext:value-type="float">
            <text:p>3235.7532467533</text:p>
          </table:table-cell>
          <table:table-cell table:formula="of:=[.J13]-[.L13]" office:value-type="float" office:value="2064.24675324675" calcext:value-type="float">
            <text:p>2064.2467532468</text:p>
          </table:table-cell>
          <table:table-cell table:formula="of:=SUM([.M13];[.M1])" office:value-type="float" office:value="-745.753246753247" calcext:value-type="float">
            <text:p>-745.7532467532</text:p>
          </table:table-cell>
          <table:table-cell/>
        </table:table-row>
        <table:table-row table:style-name="ro12"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Ani G</text:p>
          </table:table-cell>
          <table:table-cell table:number-columns-repeated="2" table:style-name="ce21" office:value-type="string" calcext:value-type="string">
            <text:p>-Karen</text:p>
          </table:table-cell>
          <table:table-cell office:value-type="string" calcext:value-type="string">
            <text:p>-Ani G</text:p>
          </table:table-cell>
          <table:table-cell/>
          <table:table-cell table:style-name="ce16" table:formula="of:=SUM([.B28];[.C28];[.E28])" office:value-type="float" office:value="989.974937343359" calcext:value-type="float">
            <text:p>989.9749373434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6100" calcext:value-type="float">
            <text:p>6100</text:p>
          </table:table-cell>
          <table:table-cell/>
          <table:table-cell table:formula="of:=SUM([.H14];[.H44];[.H71];[.H99])" office:value-type="float" office:value="3936.98496240602" calcext:value-type="float">
            <text:p>3936.984962406</text:p>
          </table:table-cell>
          <table:table-cell table:formula="of:=[.J14]-[.L14]" office:value-type="float" office:value="2163.01503759398" calcext:value-type="float">
            <text:p>2163.015037594</text:p>
          </table:table-cell>
          <table:table-cell table:formula="of:=SUM([.M14];[.M1])" office:value-type="float" office:value="-646.984962406015" calcext:value-type="float">
            <text:p>-646.984962406</text:p>
          </table:table-cell>
          <table:table-cell/>
        </table:table-row>
        <table:table-row table:style-name="ro12"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];[.C28];[.F28])" office:value-type="float" office:value="1020.67669172932" calcext:value-type="float">
            <text:p>1020.6766917293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3100" calcext:value-type="float">
            <text:p>3100</text:p>
          </table:table-cell>
          <table:table-cell/>
          <table:table-cell table:formula="of:=SUM([.H15];[.H45];[.H72];[.H100])" office:value-type="float" office:value="5765.11414900889" calcext:value-type="float">
            <text:p>5765.1141490089</text:p>
          </table:table-cell>
          <table:table-cell table:formula="of:=[.J15]-[.L15]" office:value-type="float" office:value="-2665.11414900889" calcext:value-type="float">
            <text:p>-2665.1141490089</text:p>
          </table:table-cell>
          <table:table-cell table:formula="of:=SUM([.M15];[.M1])" office:value-type="float" office:value="-5475.11414900889" calcext:value-type="float">
            <text:p>-5475.1141490089</text:p>
          </table:table-cell>
          <table:table-cell/>
        </table:table-row>
        <table:table-row table:style-name="ro12">
          <table:table-cell office:value-type="string" calcext:value-type="string">
            <text:p>-Nane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number-columns-repeated="2" office:value-type="string" calcext:value-type="string">
            <text:p>-Movses</text:p>
          </table:table-cell>
          <table:table-cell/>
          <table:table-cell table:formula="of:=SUM([.A28];[.C28];[.D28];[.E28])" office:value-type="float" office:value="1278.1328320802" calcext:value-type="float">
            <text:p>1278.1328320802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7250" calcext:value-type="float">
            <text:p>7250</text:p>
          </table:table-cell>
          <table:table-cell/>
          <table:table-cell table:style-name="ce49" table:formula="of:=SUM([.H16];[.H46];[.H73];[.H101])" office:value-type="float" office:value="1909.96616541353" calcext:value-type="float">
            <text:p>1909.9661654135</text:p>
          </table:table-cell>
          <table:table-cell table:formula="of:=[.J16]-[.L16]" office:value-type="float" office:value="5340.03383458647" calcext:value-type="float">
            <text:p>5340.0338345865</text:p>
          </table:table-cell>
          <table:table-cell table:formula="of:=SUM([.M16];[.N1])" office:value-type="float" office:value="4130.03383458647" calcext:value-type="float">
            <text:p>4130.0338345865</text:p>
          </table:table-cell>
          <table:table-cell/>
        </table:table-row>
        <table:table-row table:style-name="ro12"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Sargis</text:p>
          </table:table-cell>
          <table:table-cell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2700" calcext:value-type="float">
            <text:p>12700</text:p>
          </table:table-cell>
          <table:table-cell/>
          <table:table-cell table:formula="of:=SUM([.H17];[.H47];[.H74];[.H102])" office:value-type="float" office:value="6748.00888585099" calcext:value-type="float">
            <text:p>6748.008885851</text:p>
          </table:table-cell>
          <table:table-cell table:formula="of:=[.J17]-[.L17]" office:value-type="float" office:value="5951.99111414901" calcext:value-type="float">
            <text:p>5951.991114149</text:p>
          </table:table-cell>
          <table:table-cell table:formula="of:=SUM([.M17];[.M1])" office:value-type="float" office:value="3141.99111414901" calcext:value-type="float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0100" calcext:value-type="float">
            <text:p>10100</text:p>
          </table:table-cell>
          <table:table-cell/>
          <table:table-cell table:formula="of:=SUM([.H18];[.H48];[.H75];[.H103])" office:value-type="float" office:value="6748.00888585099" calcext:value-type="float">
            <text:p>6748.008885851</text:p>
          </table:table-cell>
          <table:table-cell table:formula="of:=[.J18]-[.L18]" office:value-type="float" office:value="3351.99111414901" calcext:value-type="float">
            <text:p>3351.991114149</text:p>
          </table:table-cell>
          <table:table-cell table:formula="of:=SUM([.M18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0100" calcext:value-type="float">
            <text:p>10100</text:p>
          </table:table-cell>
          <table:table-cell/>
          <table:table-cell table:formula="of:=SUM([.H19];[.H49];[.H76];[.H104])" office:value-type="float" office:value="6748.00888585099" calcext:value-type="float">
            <text:p>6748.008885851</text:p>
          </table:table-cell>
          <table:table-cell table:formula="of:=[.J19]-[.L19]" office:value-type="float" office:value="3351.99111414901" calcext:value-type="float">
            <text:p>3351.991114149</text:p>
          </table:table-cell>
          <table:table-cell table:formula="of:=SUM([.M19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 calcext:value-type="float">
            <text:p>1661.4661654135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3750" calcext:value-type="float">
            <text:p>3750</text:p>
          </table:table-cell>
          <table:table-cell/>
          <table:table-cell table:formula="of:=SUM([.H20];[.H50];[.H77];[.H105])" office:value-type="float" office:value="5594.23695602643" calcext:value-type="float">
            <text:p>5594.2369560264</text:p>
          </table:table-cell>
          <table:table-cell table:formula="of:=[.J20]-[.L20]" office:value-type="float" office:value="-1844.23695602643" calcext:value-type="float">
            <text:p>-1844.2369560264</text:p>
          </table:table-cell>
          <table:table-cell table:formula="of:=SUM([.M20];[.M1])" office:value-type="float" office:value="-4654.23695602643" calcext:value-type="float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8100" calcext:value-type="float">
            <text:p>8100</text:p>
          </table:table-cell>
          <table:table-cell/>
          <table:table-cell table:formula="of:=SUM([.H21];[.H51];[.H78];[.H106])" office:value-type="float" office:value="6748.00888585099" calcext:value-type="float">
            <text:p>6748.008885851</text:p>
          </table:table-cell>
          <table:table-cell table:formula="of:=[.J21]-[.L21]" office:value-type="float" office:value="1351.99111414901" calcext:value-type="float">
            <text:p>1351.991114149</text:p>
          </table:table-cell>
          <table:table-cell table:formula="of:=SUM([.M21];[.M1])" office:value-type="float" office:value="-1458.00888585099" calcext:value-type="float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table:style-name="ce42" office:value-type="string" calcext:value-type="string">
            <text:p>Թինա</text:p>
          </table:table-cell>
          <table:table-cell table:style-name="ce20" office:value-type="float" office:value="4850" calcext:value-type="float">
            <text:p>4850</text:p>
          </table:table-cell>
          <table:table-cell/>
          <table:table-cell table:formula="of:=SUM([.H22];[.H52];[.H79];[.H107])" office:value-type="float" office:value="6748.00888585099" calcext:value-type="float">
            <text:p>6748.008885851</text:p>
          </table:table-cell>
          <table:table-cell table:formula="of:=[.J22]-[.L22]" office:value-type="float" office:value="-1898.00888585099" calcext:value-type="float">
            <text:p>-1898.008885851</text:p>
          </table:table-cell>
          <table:table-cell table:formula="of:=SUM([.M22];[.M1])" office:value-type="float" office:value="-4708.00888585099" calcext:value-type="float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Ստեպան</text:p>
          </table:table-cell>
          <table:table-cell office:value-type="float" office:value="-270" calcext:value-type="float">
            <text:p>-270</text:p>
          </table:table-cell>
          <table:table-cell/>
          <table:table-cell table:formula="of:=SUM([.H108])" office:value-type="float" office:value="336" calcext:value-type="float">
            <text:p>336</text:p>
          </table:table-cell>
          <table:table-cell table:formula="of:=[.L23]" office:value-type="float" office:value="336" calcext:value-type="float">
            <text:p>336</text:p>
          </table:table-cell>
          <table:table-cell office:value-type="float" office:value="350" calcext:value-type="float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8300" calcext:value-type="float">
            <text:p>8300</text:p>
          </table:table-cell>
          <table:table-cell/>
          <table:table-cell table:formula="of:=SUM([.H24];[.H54];[.H81];[.H109])" office:value-type="float" office:value="6748.00888585099" calcext:value-type="float">
            <text:p>6748.008885851</text:p>
          </table:table-cell>
          <table:table-cell table:formula="of:=[.J24]-[.L24]" office:value-type="float" office:value="1551.99111414901" calcext:value-type="float">
            <text:p>1551.991114149</text:p>
          </table:table-cell>
          <table:table-cell table:formula="of:=SUM([.M24];[.M1])" office:value-type="float" office:value="-1258.00888585099" calcext:value-type="float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11850" calcext:value-type="float">
            <text:p>11850</text:p>
          </table:table-cell>
          <table:table-cell/>
          <table:table-cell table:formula="of:=SUM([.H25];[.H55];[.H82];[.H110])" office:value-type="float" office:value="6748.00888585099" calcext:value-type="float">
            <text:p>6748.008885851</text:p>
          </table:table-cell>
          <table:table-cell table:formula="of:=[.J25]-[.L25]" office:value-type="float" office:value="5101.99111414901" calcext:value-type="float">
            <text:p>5101.991114149</text:p>
          </table:table-cell>
          <table:table-cell table:formula="of:=SUM([.M25];[.M1])" office:value-type="float" office:value="2291.99111414901" calcext:value-type="float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 calcext:value-type="float">
            <text:p>972.3684210526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4100" calcext:value-type="float">
            <text:p>4100</text:p>
          </table:table-cell>
          <table:table-cell/>
          <table:table-cell table:formula="of:=SUM([.H26];[.H56];[.H83];[.H111])" office:value-type="float" office:value="5030.13921166553" calcext:value-type="float">
            <text:p>5030.1392116655</text:p>
          </table:table-cell>
          <table:table-cell table:formula="of:=[.J26]-[.L26]" office:value-type="float" office:value="-930.139211665528" calcext:value-type="float">
            <text:p>-930.1392116655</text:p>
          </table:table-cell>
          <table:table-cell table:formula="of:=SUM([.M26];[.M1])" office:value-type="float" office:value="-3740.13921166553" calcext:value-type="float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 calcext:value-type="float">
            <text:p>630.2631578947</text:p>
          </table:table-cell>
          <table:table-cell table:style-name="ce47" office:value-type="string" calcext:value-type="string">
            <text:p>Մարինե</text:p>
          </table:table-cell>
          <table:table-cell table:style-name="ce20" office:value-type="float" office:value="2600" calcext:value-type="float">
            <text:p>2600</text:p>
          </table:table-cell>
          <table:table-cell/>
          <table:table-cell table:style-name="ce49" table:formula="of:=SUM([.H27];[.H58];[.H84];[.H112])" office:value-type="float" office:value="2302.86842105263" calcext:value-type="float">
            <text:p>2302.8684210526</text:p>
          </table:table-cell>
          <table:table-cell table:formula="of:=[.J27]-[.L27]" office:value-type="float" office:value="297.131578947368" calcext:value-type="float">
            <text:p>297.1315789474</text:p>
          </table:table-cell>
          <table:table-cell table:formula="of:=SUM([.M27];[.N1])" office:value-type="float" office:value="-912.868421052632" calcext:value-type="float">
            <text:p>-912.8684210526</text:p>
          </table:table-cell>
          <table:table-cell/>
        </table:table-row>
        <table:table-row table:style-name="ro12">
          <table:table-cell table:style-name="ce15" table:formula="of:=[.A3]/19" office:value-type="float" office:value="305.263157894737" calcext:value-type="float">
            <text:p>305.2631578947</text:p>
          </table:table-cell>
          <table:table-cell table:style-name="ce15" table:formula="of:=[.B3]/19" office:value-type="float" office:value="342.105263157895" calcext:value-type="float">
            <text:p>342.1052631579</text:p>
          </table:table-cell>
          <table:table-cell table:style-name="ce15" table:formula="of:=[.C3]/21" office:value-type="float" office:value="295.238095238095" calcext:value-type="float">
            <text:p>295.2380952381</text:p>
          </table:table-cell>
          <table:table-cell table:style-name="ce15" table:formula="of:=[.D3]/20" office:value-type="float" office:value="325" calcext:value-type="float">
            <text:p>325</text:p>
          </table:table-cell>
          <table:table-cell table:style-name="ce15" table:formula="of:=[.E3]/19" office:value-type="float" office:value="352.631578947368" calcext:value-type="float">
            <text:p>352.6315789474</text:p>
          </table:table-cell>
          <table:table-cell table:style-name="ce15" table:formula="of:=[.F3]/18" office:value-type="float" office:value="383.333333333333" calcext:value-type="float">
            <text:p>383.3333333333</text:p>
          </table:table-cell>
          <table:table-cell/>
          <table:table-cell table:formula="of:=SUM([.C28])" office:value-type="float" office:value="295.238095238095" calcext:value-type="float">
            <text:p>295.2380952381</text:p>
          </table:table-cell>
          <table:table-cell table:style-name="ce47" office:value-type="string" calcext:value-type="string">
            <text:p>Մարիամ</text:p>
          </table:table-cell>
          <table:table-cell table:style-name="ce20" office:value-type="float" office:value="600" calcext:value-type="float">
            <text:p>600</text:p>
          </table:table-cell>
          <table:table-cell/>
          <table:table-cell table:formula="of:=SUM([.H28];[.H85];[.H113])" office:value-type="float" office:value="959.238095238095" calcext:value-type="float">
            <text:p>959.2380952381</text:p>
          </table:table-cell>
          <table:table-cell table:formula="of:=[.J28]-[.L28]" office:value-type="float" office:value="-359.238095238095" calcext:value-type="float">
            <text:p>-359.2380952381</text:p>
          </table:table-cell>
          <table:table-cell office:value-type="float" office:value="-360" calcext:value-type="float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15" table:formula="of:=SUM([.H3:.H28])" office:value-type="float" office:value="38600" calcext:value-type="float">
            <text:p>38600</text:p>
          </table:table-cell>
          <table:table-cell office:value-type="string" calcext:value-type="string">
            <text:p>Նաիրա</text:p>
          </table:table-cell>
          <table:table-cell/>
          <table:table-cell table:style-name="ce48" office:value-type="float" office:value="0" calcext:value-type="float">
            <text:p>0</text:p>
          </table:table-cell>
          <table:table-cell table:formula="of:=SUM([.H114])" office:value-type="float" office:value="1287.51515151515" calcext:value-type="float">
            <text:p>1287.5151515152</text:p>
          </table:table-cell>
          <table:table-cell office:value-type="float" office:value="1300" calcext:value-type="float">
            <text:p>1300</text:p>
          </table:table-cell>
          <table:table-cell office:value-type="float" office:value="-1300" calcext:value-type="float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Թամարա</text:p>
          </table:table-cell>
          <table:table-cell table:number-columns-repeated="2"/>
          <table:table-cell table:formula="of:=SUM([.H115])" office:value-type="float" office:value="1615.51515151515" calcext:value-type="float">
            <text:p>1615.5151515152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15" table:formula="of:=SUM([.L3:.L30])" office:value-type="float" office:value="137786.428571429" calcext:value-type="float">
            <text:p>137786.428571429</text:p>
          </table:table-cell>
          <table:table-cell table:number-columns-repeated="3"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 calcext:value-type="float">
            <text:p>5000</text:p>
          </table:table-cell>
          <table:table-cell/>
          <table:table-cell table:style-name="ce15" table:formula="of:=SUM([.N4];[.N6];[.N7];[.N8];[.N9];[.N10];[.N12];[.N13];[.N14];[.N15];[.N20];[.N21];[.N22];[.N24];[.N26];[.N27])" office:value-type="float" office:value="-58931.5365686945" calcext:value-type="float">
            <text:p>-58931.5365686945</text:p>
          </table:table-cell>
          <table:table-cell/>
        </table:table-row>
        <table:table-row table:style-name="ro12">
          <table:table-cell table:style-name="ce37" office:value-type="string" calcext:value-type="string">
            <text:p>18/01/2016</text:p>
          </table:table-cell>
          <table:table-cell office:value-type="float" office:value="6800" calcext:value-type="float">
            <text:p>6800</text:p>
          </table:table-cell>
          <table:table-cell office:value-type="float" office:value="6600" calcext:value-type="float">
            <text:p>6600</text:p>
          </table:table-cell>
          <table:table-cell office:value-type="float" office:value="6900" calcext:value-type="float">
            <text:p>6900</text:p>
          </table:table-cell>
          <table:table-cell office:value-type="float" office:value="8900" calcext:value-type="float">
            <text:p>8900</text:p>
          </table:table-cell>
          <table:table-cell office:value-type="float" office:value="6400" calcext:value-type="float">
            <text:p>6400</text:p>
          </table:table-cell>
          <table:table-cell table:style-name="ce15" table:formula="of:=SUM([.A33:.F33])" office:value-type="float" office:value="35600" calcext:value-type="float">
            <text:p>35600</text:p>
          </table:table-cell>
          <table:table-cell table:style-name="ce21" table:formula="of:=SUM([.B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 calcext:value-type="float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 calcext:value-type="float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 calcext:value-type="float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58:.E58])" office:value-type="float" office:value="1480.2380952381" calcext:value-type="float">
            <text:p>1480.238095238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/>
          <table:table-cell table:formula="of:=[.M35]-[.M36]" office:value-type="float" office:value="2900" calcext:value-type="float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C58];[.D58];[.E58];[.F58])" office:value-type="float" office:value="1460.2380952381" calcext:value-type="float">
            <text:p>1460.2380952381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58:.F58])" office:value-type="float" office:value="1800.2380952381" calcext:value-type="float">
            <text:p>1800.2380952381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58];[.E58];[.F58])" office:value-type="float" office:value="1131.66666666667" calcext:value-type="float">
            <text:p>1131.6666666667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 table:style-name="ce21" office:value-type="string" calcext:value-type="string">
            <text:p>-Karen</text:p>
          </table:table-cell>
          <table:table-cell table:style-name="ce21" office:value-type="string" calcext:value-type="string">
            <text:p>-Taron</text:p>
          </table:table-cell>
          <table:table-cell table:number-columns-repeated="2"/>
          <table:table-cell table:style-name="ce16" table:formula="of:=SUM([.B58];[.D58];[.F58])" office:value-type="float" office:value="988.571428571429" calcext:value-type="float">
            <text:p>988.57142857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+Mariam</text:p>
          </table:table-cell>
          <table:table-cell/>
          <table:table-cell table:formula="of:=SUM([.B58];[.C58];[.D58];[.E58];[.F58])" office:value-type="float" office:value="1800.2380952381" calcext:value-type="float">
            <text:p>1800.2380952381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3"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table:number-columns-repeated="2"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Jozef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Movses</text:p>
          </table:table-cell>
          <table:table-cell/>
          <table:table-cell table:formula="of:=SUM([.B58];[.D58];[.F58])" office:value-type="float" office:value="988.571428571429" calcext:value-type="float">
            <text:p>988.5714285714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33]/20" office:value-type="float" office:value="340" calcext:value-type="float">
            <text:p>340</text:p>
          </table:table-cell>
          <table:table-cell table:style-name="ce15" table:formula="of:=[.C33]/18" office:value-type="float" office:value="366.666666666667" calcext:value-type="float">
            <text:p>366.6666666667</text:p>
          </table:table-cell>
          <table:table-cell table:style-name="ce15" table:formula="of:=[.D33]/21" office:value-type="float" office:value="328.571428571429" calcext:value-type="float">
            <text:p>328.5714285714</text:p>
          </table:table-cell>
          <table:table-cell table:style-name="ce15" table:formula="of:=[.E33]/20" office:value-type="float" office:value="445" calcext:value-type="float">
            <text:p>445</text:p>
          </table:table-cell>
          <table:table-cell table:style-name="ce15" table:formula="of:=[.F33]/20" office:value-type="float" office:value="320" calcext:value-type="float">
            <text:p>320</text:p>
          </table:table-cell>
          <table:table-cell/>
          <table:table-cell table:formula="of:=SUM([.F58])" office:value-type="float" office:value="320" calcext:value-type="float">
            <text:p>320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3:.H58])" office:value-type="float" office:value="35600" calcext:value-type="float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5/01/2016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900" calcext:value-type="float">
            <text:p>6900</text:p>
          </table:table-cell>
          <table:table-cell/>
          <table:table-cell office:value-type="float" office:value="6300" calcext:value-type="float">
            <text:p>6300</text:p>
          </table:table-cell>
          <table:table-cell table:style-name="ce15" table:formula="of:=SUM([.A60:.F60])" office:value-type="float" office:value="25900" calcext:value-type="float">
            <text:p>25900</text:p>
          </table:table-cell>
          <table:table-cell table:style-name="ce21"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C85:.F85])" office:value-type="float" office:value="986.578947368421" calcext:value-type="float">
            <text:p>986.5789473684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85];[.E85];[.F85])" office:value-type="float" office:value="641.578947368421" calcext:value-type="float">
            <text:p>641.5789473684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style-name="ce16" table:formula="of:=SUM([.B85:.E85])" office:value-type="float" office:value="997.105263157895" calcext:value-type="float">
            <text:p>997.105263157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Sargis</text:p>
          </table:table-cell>
          <table:table-cell/>
          <table:table-cell table:formula="of:=SUM([.B85];[.C85];[.D85];[.E85];[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 calcext:value-type="float">
            <text:p>687.1052631579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60]/19" office:value-type="float" office:value="342.105263157895" calcext:value-type="float">
            <text:p>342.1052631579</text:p>
          </table:table-cell>
          <table:table-cell table:style-name="ce15" table:formula="of:=[.C60]/20" office:value-type="float" office:value="310" calcext:value-type="float">
            <text:p>310</text:p>
          </table:table-cell>
          <table:table-cell table:style-name="ce15" table:formula="of:=[.D60]/20" office:value-type="float" office:value="345" calcext:value-type="float">
            <text:p>345</text:p>
          </table:table-cell>
          <table:table-cell table:style-name="ce15" table:formula="of:=[.E60]/20" office:value-type="float" office:value="0" calcext:value-type="float">
            <text:p>0</text:p>
          </table:table-cell>
          <table:table-cell table:style-name="ce15" table:formula="of:=[.F60]/19" office:value-type="float" office:value="331.578947368421" calcext:value-type="float">
            <text:p>331.5789473684</text:p>
          </table:table-cell>
          <table:table-cell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60:.H85])" office:value-type="float" office:value="25900" calcext:value-type="float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37" office:value-type="date" office:date-value="2016-01-02" calcext:value-type="date">
            <text:p>01/02/16</text:p>
          </table:table-cell>
          <table:table-cell office:value-type="float" office:value="7000" calcext:value-type="float">
            <text:p>7000</text:p>
          </table:table-cell>
          <table:table-cell office:value-type="float" office:value="7100" calcext:value-type="float">
            <text:p>71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table:style-name="ce15" table:formula="of:=SUM([.B88:.F88])" office:value-type="float" office:value="38800" calcext:value-type="float">
            <text:p>38800</text:p>
          </table:table-cell>
          <table:table-cell table:style-name="ce21" table:formula="of:=SUM([.B116];[.D116];[.E116];[.F116])" office:value-type="float" office:value="1319.68181818182" calcext:value-type="float">
            <text:p>1319.6818181818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2000" calcext:value-type="float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116];[.E116];[.F116])" office:value-type="float" office:value="959.833333333333" calcext:value-type="float">
            <text:p>959.8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B116];[.C116];[.D116];[.F116])" office:value-type="float" office:value="1279.51515151515" calcext:value-type="float">
            <text:p>1279.5151515152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6" table:formula="of:=SUM([.C116];[.D116];[.F116])" office:value-type="float" office:value="961.333333333333" calcext:value-type="float">
            <text:p>961.333333333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Kare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table:formula="of:=SUM([.C116];[.E116])" office:value-type="float" office:value="631.833333333333" calcext:value-type="float">
            <text:p>631.8333333333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Naira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table:number-columns-repeated="2" office:value-type="string" calcext:value-type="string">
            <text:p>+Mariam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+Stepa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 calcext:value-type="float">
            <text:p>336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 calcext:value-type="float">
            <text:p>665.5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formula="of:=SUM([.E116];[.F116])" office:value-type="float" office:value="664" calcext:value-type="float">
            <text:p>664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 calcext:value-type="float">
            <text:p>1287.5151515152</text:p>
          </table:table-cell>
          <table:table-cell office:value-type="string" calcext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88]/22" office:value-type="float" office:value="318.181818181818" calcext:value-type="float">
            <text:p>318.1818181818</text:p>
          </table:table-cell>
          <table:table-cell table:style-name="ce15" table:formula="of:=[.C88]/24" office:value-type="float" office:value="295.833333333333" calcext:value-type="float">
            <text:p>295.8333333333</text:p>
          </table:table-cell>
          <table:table-cell table:style-name="ce15" table:formula="of:=[.D88]/24" office:value-type="float" office:value="337.5" calcext:value-type="float">
            <text:p>337.5</text:p>
          </table:table-cell>
          <table:table-cell table:style-name="ce15" table:formula="of:=[.E88]/25" office:value-type="float" office:value="336" calcext:value-type="float">
            <text:p>336</text:p>
          </table:table-cell>
          <table:table-cell table:style-name="ce15" table:formula="of:=[.F88]/25" office:value-type="float" office:value="328" calcext:value-type="float">
            <text:p>328</text:p>
          </table:table-cell>
          <table:table-cell/>
          <table:table-cell table:style-name="ce15" table:formula="of:=SUM([.H88:.H115])" office:value-type="float" office:value="38800" calcext:value-type="float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" table:number-columns-repeated="2" table:default-cell-style-name="Default"/>
        <table:table-column table:style-name="co1" table:default-cell-style-name="ce15"/>
        <table:table-column table:style-name="co1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table:number-columns-repeated="7"/>
          <table:table-cell table:style-name="Default"/>
          <table:table-cell/>
          <table:table-cell table:style-name="ce55" office:value-type="float" office:value="2900" calcext:value-type="float">
            <text:p>2900</text:p>
          </table:table-cell>
          <table:table-cell table:number-columns-repeated="3"/>
          <table:table-cell table:style-name="ce15" table:formula="of:=-58000/21" office:value-type="float" office:value="-2761.90476190476" calcext:value-type="float">
            <text:p>-2761.9047619048</text:p>
          </table:table-cell>
        </table:table-row>
        <table:table-row table:style-name="ro12">
          <table:table-cell table:style-name="ce37" office:value-type="date" office:date-value="2016-08-02" calcext:value-type="date">
            <text:p>08/02/16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14500" calcext:value-type="float">
            <text:p>14500</text:p>
          </table:table-cell>
          <table:table-cell office:value-type="float" office:value="7900" calcext:value-type="float">
            <text:p>7900</text:p>
          </table:table-cell>
          <table:table-cell office:value-type="float" office:value="9800" calcext:value-type="float">
            <text:p>9800</text:p>
          </table:table-cell>
          <table:table-cell table:style-name="ce15" table:formula="of:=SUM([.B3:.F3])" office:value-type="float" office:value="47100" calcext:value-type="float">
            <text:p>47100</text:p>
          </table:table-cell>
          <table:table-cell table:style-name="ce21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7440" calcext:value-type="float">
            <text:p>744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3];[.H33];[.H63];[.H93])" office:value-type="float" office:value="8063.53865559815" calcext:value-type="float">
            <text:p>8063.5386555982</text:p>
          </table:table-cell>
          <table:table-cell table:formula="of:=[.J3]-[.M3]" office:value-type="float" office:value="-623.538655598153" calcext:value-type="float">
            <text:p>-623.5386555982</text:p>
          </table:table-cell>
          <table:table-cell table:formula="of:=SUM([.N3];[.O2])" office:value-type="float" office:value="-3385.44341750291" calcext:value-type="float">
            <text:p>-3385.443417502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8450" calcext:value-type="float">
            <text:p>18450</text:p>
          </table:table-cell>
          <table:table-cell table:number-columns-repeated="2"/>
          <table:table-cell table:formula="of:=SUM([.H4];[.H34];[.H64];[.H94])" office:value-type="float" office:value="8063.53865559815" calcext:value-type="float">
            <text:p>8063.5386555982</text:p>
          </table:table-cell>
          <table:table-cell table:formula="of:=[.J4]-[.M4]" office:value-type="float" office:value="10386.4613444018" calcext:value-type="float">
            <text:p>10386.4613444018</text:p>
          </table:table-cell>
          <table:table-cell table:formula="of:=SUM([.N4];[.O2])" office:value-type="float" office:value="7624.55658249709" calcext:value-type="float">
            <text:p>7624.5565824971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5240" calcext:value-type="float">
            <text:p>5240</text:p>
          </table:table-cell>
          <table:table-cell office:value-type="float" office:value="37000" calcext:value-type="float">
            <text:p>37000</text:p>
          </table:table-cell>
          <table:table-cell/>
          <table:table-cell table:formula="of:=SUM([.H5];[.H35];[.H65];[.H95])" office:value-type="float" office:value="8063.53865559815" calcext:value-type="float">
            <text:p>8063.5386555982</text:p>
          </table:table-cell>
          <table:table-cell table:formula="of:=[.J5]-[.M5]" office:value-type="float" office:value="-2823.53865559815" calcext:value-type="float">
            <text:p>-2823.5386555982</text:p>
          </table:table-cell>
          <table:table-cell table:formula="of:=SUM([.N5];[.O2])" office:value-type="float" office:value="-5585.44341750291" calcext:value-type="float">
            <text:p>-5585.443417502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table:formula="of:=SUM([.H96])" office:value-type="float" office:value="347.619047619048" calcext:value-type="float">
            <text:p>347.619047619</text:p>
          </table:table-cell>
          <table:table-cell table:formula="of:=[.J6]-[.M6]" office:value-type="float" office:value="-347.619047619048" calcext:value-type="float">
            <text:p>-347.619047619</text:p>
          </table:table-cell>
          <table:table-cell office:value-type="float" office:value="-350" calcext:value-type="float">
            <text:p>-350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0000" calcext:value-type="float">
            <text:p>10000</text:p>
          </table:table-cell>
          <table:table-cell office:value-type="float" office:value="36000" calcext:value-type="float">
            <text:p>36000</text:p>
          </table:table-cell>
          <table:table-cell/>
          <table:table-cell table:formula="of:=SUM([.H7];[.H37];[.H67])" office:value-type="float" office:value="3342.76334776335" calcext:value-type="float">
            <text:p>3342.7633477634</text:p>
          </table:table-cell>
          <table:table-cell table:formula="of:=[.J7]-[.M7]" office:value-type="float" office:value="6657.23665223665" calcext:value-type="float">
            <text:p>6657.2366522367</text:p>
          </table:table-cell>
          <table:table-cell table:formula="of:=SUM([.N7];[.O2])" office:value-type="float" office:value="3895.33189033189" calcext:value-type="float">
            <text:p>3895.3318903319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51" office:value-type="string" calcext:value-type="string">
            <text:p>Համլետ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13200" calcext:value-type="float">
            <text:p>13200</text:p>
          </table:table-cell>
          <table:table-cell/>
          <table:table-cell table:formula="of:=SUM([.K2];[.K5];[.K7];[.K33];[.K67];[.K96];[.K97];[.J32])" office:value-type="float" office:value="167700" calcext:value-type="float">
            <text:p>167700</text:p>
          </table:table-cell>
          <table:table-cell table:formula="of:=SUM([.H9];[.H38];[.H68];[.H98])" office:value-type="float" office:value="8063.53865559815" calcext:value-type="float">
            <text:p>8063.5386555982</text:p>
          </table:table-cell>
          <table:table-cell table:formula="of:=[.J9]-[.M9]" office:value-type="float" office:value="5136.46134440185" calcext:value-type="float">
            <text:p>5136.4613444019</text:p>
          </table:table-cell>
          <table:table-cell table:formula="of:=SUM([.N9];[.O2])" office:value-type="float" office:value="2374.55658249708" calcext:value-type="float">
            <text:p>2374.5565824971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6700" calcext:value-type="float">
            <text:p>6700</text:p>
          </table:table-cell>
          <table:table-cell/>
          <table:table-cell table:formula="of:=SUM([.G3];[.G33];[.G63];[.G93])" office:value-type="float" office:value="164600" calcext:value-type="float">
            <text:p>164600</text:p>
          </table:table-cell>
          <table:table-cell table:formula="of:=SUM([.H10];[.H39];[.H69];[.H99])" office:value-type="float" office:value="8063.53865559815" calcext:value-type="float">
            <text:p>8063.5386555982</text:p>
          </table:table-cell>
          <table:table-cell table:formula="of:=[.J10]-[.M10]" office:value-type="float" office:value="-1363.53865559815" calcext:value-type="float">
            <text:p>-1363.5386555982</text:p>
          </table:table-cell>
          <table:table-cell table:formula="of:=SUM([.N10];[.O2])" office:value-type="float" office:value="-4125.44341750291" calcext:value-type="float">
            <text:p>-4125.4434175029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7600" calcext:value-type="float">
            <text:p>7600</text:p>
          </table:table-cell>
          <table:table-cell/>
          <table:table-cell table:style-name="ce15" table:formula="of:=[.L9]-[.L10]" office:value-type="float" office:value="3100" calcext:value-type="float">
            <text:p>3100</text:p>
          </table:table-cell>
          <table:table-cell table:formula="of:=SUM([.H11];[.H40];[.H70];[.H100])" office:value-type="float" office:value="6951.02149312676" calcext:value-type="float">
            <text:p>6951.0214931268</text:p>
          </table:table-cell>
          <table:table-cell table:formula="of:=[.J11]-[.M11]" office:value-type="float" office:value="648.978506873244" calcext:value-type="float">
            <text:p>648.9785068732</text:p>
          </table:table-cell>
          <table:table-cell table:formula="of:=SUM([.N11];[.O2])" office:value-type="float" office:value="-2112.92625503152" calcext:value-type="float">
            <text:p>-2112.9262550315</text:p>
          </table:table-cell>
        </table:table-row>
        <table:table-row table:style-name="ro11">
          <table:table-cell/>
          <table:table-cell office:value-type="string" calcext:value-type="string">
            <text:p>-Seroj</text:p>
          </table:table-cell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B28];[.D28];[.E28];[.F28])" office:value-type="float" office:value="1894.28229665072" calcext:value-type="float">
            <text:p>1894.2822966507</text:p>
          </table:table-cell>
          <table:table-cell table:style-name="ce52" office:value-type="string" calcext:value-type="string">
            <text:p>Կարեն</text:p>
          </table:table-cell>
          <table:table-cell table:style-name="ce20" office:value-type="float" office:value="4950" calcext:value-type="float">
            <text:p>4950</text:p>
          </table:table-cell>
          <table:table-cell table:number-columns-repeated="2"/>
          <table:table-cell table:formula="of:=SUM([.H12];[.H41];[.H71])" office:value-type="float" office:value="3389.8017771702" calcext:value-type="float">
            <text:p>3389.8017771702</text:p>
          </table:table-cell>
          <table:table-cell table:formula="of:=[.J12]-[.M12]" office:value-type="float" office:value="1560.1982228298" calcext:value-type="float">
            <text:p>1560.1982228298</text:p>
          </table:table-cell>
          <table:table-cell table:formula="of:=[.N12]-1000" office:value-type="float" office:value="560.198222829802" calcext:value-type="float">
            <text:p>560.1982228298</text:p>
          </table:table-cell>
        </table:table-row>
        <table:table-row table:style-name="ro11">
          <table:table-cell table:style-name="ce21"/>
          <table:table-cell table:style-name="ce21" office:value-type="string" calcext:value-type="string">
            <text:p>-Arman</text:p>
          </table:table-cell>
          <table:table-cell office:value-type="string" calcext:value-type="string">
            <text:p>-Karen</text:p>
          </table:table-cell>
          <table:table-cell table:number-columns-repeated="4"/>
          <table:table-cell table:style-name="ce16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6000" calcext:value-type="float">
            <text:p>6000</text:p>
          </table:table-cell>
          <table:table-cell table:number-columns-repeated="2"/>
          <table:table-cell table:formula="of:=SUM([.H13];[.H42];[.H72];[.H102])" office:value-type="float" office:value="7692.11008416958" calcext:value-type="float">
            <text:p>7692.1100841696</text:p>
          </table:table-cell>
          <table:table-cell table:formula="of:=[.J13]-[.M13]" office:value-type="float" office:value="-1692.11008416958" calcext:value-type="float">
            <text:p>-1692.1100841696</text:p>
          </table:table-cell>
          <table:table-cell table:formula="of:=SUM([.N13];[.O2])" office:value-type="float" office:value="-4454.01484607434" calcext:value-type="float">
            <text:p>-4454.0148460744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4" office:value-type="string" calcext:value-type="string">
            <text:p>-Taron</text:p>
          </table:table-cell>
          <table:table-cell/>
          <table:table-cell table:style-name="ce16" table:formula="of:=SUM([.B28];[.C28];[.E28];[.F28])" office:value-type="float" office:value="1587.57233994076" calcext:value-type="float">
            <text:p>1587.5723399408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4350" calcext:value-type="float">
            <text:p>4350</text:p>
          </table:table-cell>
          <table:table-cell table:number-columns-repeated="2"/>
          <table:table-cell table:formula="of:=SUM([.H14];[.H43];[.H73];[.H103])" office:value-type="float" office:value="4888.40244550771" calcext:value-type="float">
            <text:p>4888.4024455077</text:p>
          </table:table-cell>
          <table:table-cell table:formula="of:=[.J14]-[.M14]" office:value-type="float" office:value="-538.402445507709" calcext:value-type="float">
            <text:p>-538.4024455077</text:p>
          </table:table-cell>
          <table:table-cell table:formula="of:=SUM([.N14];[.O2])" office:value-type="float" office:value="-3300.30720741247" calcext:value-type="float">
            <text:p>-3300.3072074125</text:p>
          </table:table-cell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10500" calcext:value-type="float">
            <text:p>10500</text:p>
          </table:table-cell>
          <table:table-cell table:number-columns-repeated="2"/>
          <table:table-cell table:formula="of:=SUM([.H15];[.H44];[.H74];[.H104])" office:value-type="float" office:value="6906.46794852744" calcext:value-type="float">
            <text:p>6906.4679485275</text:p>
          </table:table-cell>
          <table:table-cell table:formula="of:=[.J15]-[.M15]" office:value-type="float" office:value="3593.53205147256" calcext:value-type="float">
            <text:p>3593.5320514726</text:p>
          </table:table-cell>
          <table:table-cell table:formula="of:=SUM([.N15];[.O2])" office:value-type="float" office:value="831.627289567794" calcext:value-type="float">
            <text:p>831.6272895678</text:p>
          </table:table-cell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+Mariam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53" office:value-type="string" calcext:value-type="string">
            <text:p>Արման</text:p>
          </table:table-cell>
          <table:table-cell table:style-name="ce20" office:value-type="float" office:value="4100" calcext:value-type="float">
            <text:p>4100</text:p>
          </table:table-cell>
          <table:table-cell table:number-columns-repeated="2"/>
          <table:table-cell table:formula="of:=SUM([.H16];[.H45];[.H75];[.H105])" office:value-type="float" office:value="3327.05578174686" calcext:value-type="float">
            <text:p>3327.0557817469</text:p>
          </table:table-cell>
          <table:table-cell table:formula="of:=[.J16]-[.M16]" office:value-type="float" office:value="772.944218253143" calcext:value-type="float">
            <text:p>772.9442182531</text:p>
          </table:table-cell>
          <table:table-cell table:formula="of:=[.N16]-1000" office:value-type="float" office:value="-227.055781746858" calcext:value-type="float">
            <text:p>-227.0557817469</text:p>
          </table:table-cell>
        </table:table-row>
        <table:table-row table:style-name="ro11">
          <table:table-cell table:number-columns-repeated="3"/>
          <table:table-cell office:value-type="string" calcext:value-type="string">
            <text:p>-Sargis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-Tamara</text:p>
          </table:table-cell>
          <table:table-cell/>
          <table:table-cell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3150" calcext:value-type="float">
            <text:p>13150</text:p>
          </table:table-cell>
          <table:table-cell table:number-columns-repeated="2"/>
          <table:table-cell table:formula="of:=SUM([.H17];[.H46];[.H76];[.H106])" office:value-type="float" office:value="6931.70908166332" calcext:value-type="float">
            <text:p>6931.7090816633</text:p>
          </table:table-cell>
          <table:table-cell table:formula="of:=[.J17]-[.M17]" office:value-type="float" office:value="6218.29091833668" calcext:value-type="float">
            <text:p>6218.2909183367</text:p>
          </table:table-cell>
          <table:table-cell table:formula="of:=SUM([.N17];[.O2])" office:value-type="float" office:value="3456.38615643192" calcext:value-type="float">
            <text:p>3456.3861564319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3540" calcext:value-type="float">
            <text:p>13540</text:p>
          </table:table-cell>
          <table:table-cell table:number-columns-repeated="2"/>
          <table:table-cell table:formula="of:=SUM([.H18];[.H47];[.H77];[.H107])" office:value-type="float" office:value="7674.64976670926" calcext:value-type="float">
            <text:p>7674.6497667093</text:p>
          </table:table-cell>
          <table:table-cell table:formula="of:=[.J18]-[.M18]" office:value-type="float" office:value="5865.35023329074" calcext:value-type="float">
            <text:p>5865.3502332907</text:p>
          </table:table-cell>
          <table:table-cell table:formula="of:=SUM([.N18];[.O2])" office:value-type="float" office:value="3103.44547138598" calcext:value-type="float">
            <text:p>3103.445471386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2540" calcext:value-type="float">
            <text:p>12540</text:p>
          </table:table-cell>
          <table:table-cell table:number-columns-repeated="2"/>
          <table:table-cell table:formula="of:=SUM([.H19];[.H48];[.H78];[.H108])" office:value-type="float" office:value="8063.53865559815" calcext:value-type="float">
            <text:p>8063.5386555982</text:p>
          </table:table-cell>
          <table:table-cell table:formula="of:=[.J19]-[.M19]" office:value-type="float" office:value="4476.46134440185" calcext:value-type="float">
            <text:p>4476.4613444019</text:p>
          </table:table-cell>
          <table:table-cell table:formula="of:=SUM([.N19];[.O2])" office:value-type="float" office:value="1714.55658249709" calcext:value-type="float">
            <text:p>1714.556582497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5350" calcext:value-type="float">
            <text:p>5350</text:p>
          </table:table-cell>
          <table:table-cell table:number-columns-repeated="2"/>
          <table:table-cell table:formula="of:=SUM([.H20];[.H49];[.H79];[.H109])" office:value-type="float" office:value="5816.87540656648" calcext:value-type="float">
            <text:p>5816.8754065665</text:p>
          </table:table-cell>
          <table:table-cell table:formula="of:=[.J20]-[.M20]" office:value-type="float" office:value="-466.875406566483" calcext:value-type="float">
            <text:p>-466.8754065665</text:p>
          </table:table-cell>
          <table:table-cell table:formula="of:=SUM([.N20];[.O2])" office:value-type="float" office:value="-3228.78016847124" calcext:value-type="float">
            <text:p>-3228.7801684713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8500" calcext:value-type="float">
            <text:p>8500</text:p>
          </table:table-cell>
          <table:table-cell table:number-columns-repeated="2"/>
          <table:table-cell table:formula="of:=SUM([.H21];[.H50];[.H80];[.H110])" office:value-type="float" office:value="8063.53865559815" calcext:value-type="float">
            <text:p>8063.5386555982</text:p>
          </table:table-cell>
          <table:table-cell table:formula="of:=[.J21]-[.M21]" office:value-type="float" office:value="436.461344401847" calcext:value-type="float">
            <text:p>436.4613444018</text:p>
          </table:table-cell>
          <table:table-cell table:formula="of:=SUM([.N21];[.O2])" office:value-type="float" office:value="-2325.44341750291" calcext:value-type="float">
            <text:p>-2325.4434175029</text:p>
          </table:table-cell>
        </table:table-row>
        <table:table-row table:style-name="ro12">
          <table:table-cell table:number-columns-repeated="7"/>
          <table:table-cell table:formula="of:=SUM([.B28];[.C28];[.D28])" office:value-type="float" office:value="1406.20870357712" calcext:value-type="float">
            <text:p>1406.2087035771</text:p>
          </table:table-cell>
          <table:table-cell table:style-name="ce42" office:value-type="string" calcext:value-type="string">
            <text:p>Թինա</text:p>
          </table:table-cell>
          <table:table-cell table:style-name="ce22" office:value-type="float" office:value="-700" calcext:value-type="float">
            <text:p>-700</text:p>
          </table:table-cell>
          <table:table-cell table:number-columns-repeated="2"/>
          <table:table-cell table:formula="of:=SUM([.H22];[.H51];[.H81])" office:value-type="float" office:value="1406.20870357712" calcext:value-type="float">
            <text:p>1406.2087035771</text:p>
          </table:table-cell>
          <table:table-cell table:formula="of:=[.J22]-[.M22]" office:value-type="float" office:value="-2106.20870357712" calcext:value-type="float">
            <text:p>-2106.2087035771</text:p>
          </table:table-cell>
          <table:table-cell office:value-type="float" office:value="-2100" calcext:value-type="float">
            <text:p>-2100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table:formula="of:=SUM([.H52];[.H82])" office:value-type="float" office:value="705.909090909091" calcext:value-type="float">
            <text:p>705.9090909091</text:p>
          </table:table-cell>
          <table:table-cell table:formula="of:=[.J23]-[.M23]" office:value-type="float" office:value="-705.909090909091" calcext:value-type="float">
            <text:p>-705.9090909091</text:p>
          </table:table-cell>
          <table:table-cell office:value-type="float" office:value="-700" calcext:value-type="float">
            <text:p>-700</text:p>
          </table:table-cell>
        </table:table-row>
        <table:table-row table:style-name="ro12">
          <table:table-cell table:number-columns-repeated="7"/>
          <table:table-cell table:formula="of:=SUM([.B28];[.C28];[.F28])" office:value-type="float" office:value="1192.57233994076" calcext:value-type="float">
            <text:p>1192.5723399408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5750" calcext:value-type="float">
            <text:p>5750</text:p>
          </table:table-cell>
          <table:table-cell table:number-columns-repeated="2"/>
          <table:table-cell table:formula="of:=SUM([.H24];[.H53];[.H83];[.H113])" office:value-type="float" office:value="3962.03755436021" calcext:value-type="float">
            <text:p>3962.0375543602</text:p>
          </table:table-cell>
          <table:table-cell table:formula="of:=[.J24]-[.M24]" office:value-type="float" office:value="1787.96244563979" calcext:value-type="float">
            <text:p>1787.9624456398</text:p>
          </table:table-cell>
          <table:table-cell table:formula="of:=SUM([.N24];[.O2])" office:value-type="float" office:value="-973.942316264971" calcext:value-type="float">
            <text:p>-973.942316265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5400" calcext:value-type="float">
            <text:p>5400</text:p>
          </table:table-cell>
          <table:table-cell table:number-columns-repeated="2"/>
          <table:table-cell table:formula="of:=SUM([.H25];[.H54];[.H84];[.H114])" office:value-type="float" office:value="8063.53865559815" calcext:value-type="float">
            <text:p>8063.5386555982</text:p>
          </table:table-cell>
          <table:table-cell table:formula="of:=[.J25]-[.M25]" office:value-type="float" office:value="-2663.53865559815" calcext:value-type="float">
            <text:p>-2663.5386555982</text:p>
          </table:table-cell>
          <table:table-cell table:formula="of:=SUM([.N25];[.O2])" office:value-type="float" office:value="-5425.44341750291" calcext:value-type="float">
            <text:p>-5425.443417502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6250" calcext:value-type="float">
            <text:p>6250</text:p>
          </table:table-cell>
          <table:table-cell table:number-columns-repeated="2"/>
          <table:table-cell table:formula="of:=SUM([.H26];[.H55];[.H85];[.H115])" office:value-type="float" office:value="7674.06497138763" calcext:value-type="float">
            <text:p>7674.0649713876</text:p>
          </table:table-cell>
          <table:table-cell table:formula="of:=[.J26]-[.M26]" office:value-type="float" office:value="-1424.06497138763" calcext:value-type="float">
            <text:p>-1424.0649713876</text:p>
          </table:table-cell>
          <table:table-cell table:formula="of:=SUM([.N26];[.O2])" office:value-type="float" office:value="-4185.96973329239" calcext:value-type="float">
            <text:p>-4185.969733292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851.92640692641" calcext:value-type="float">
            <text:p>1851.9264069264</text:p>
          </table:table-cell>
          <table:table-cell table:style-name="ce47" office:value-type="string" calcext:value-type="string">
            <text:p>Մարինե</text:p>
          </table:table-cell>
          <table:table-cell table:style-name="ce20" office:value-type="float" office:value="5000" calcext:value-type="float">
            <text:p>5000</text:p>
          </table:table-cell>
          <table:table-cell table:number-columns-repeated="2"/>
          <table:table-cell table:formula="of:=SUM([.H27];[.H56];[.H86];[.H116])" office:value-type="float" office:value="6538.41903837327" calcext:value-type="float">
            <text:p>6538.4190383733</text:p>
          </table:table-cell>
          <table:table-cell table:formula="of:=[.J27]-[.M27]" office:value-type="float" office:value="-1538.41903837327" calcext:value-type="float">
            <text:p>-1538.4190383733</text:p>
          </table:table-cell>
          <table:table-cell table:formula="of:=SUM([.N27];[.O2])" office:value-type="float" office:value="-4300.32380027803" calcext:value-type="float">
            <text:p>-4300.323800278</text:p>
          </table:table-cell>
        </table:table-row>
        <table:table-row table:style-name="ro12">
          <table:table-cell table:style-name="ce15"/>
          <table:table-cell table:style-name="ce15" table:formula="of:=[.B3]/19" office:value-type="float" office:value="394.736842105263" calcext:value-type="float">
            <text:p>394.7368421053</text:p>
          </table:table-cell>
          <table:table-cell table:style-name="ce15" table:formula="of:=[.C3]/21" office:value-type="float" office:value="352.380952380952" calcext:value-type="float">
            <text:p>352.380952381</text:p>
          </table:table-cell>
          <table:table-cell table:style-name="ce15" table:formula="of:=[.D3]/22" office:value-type="float" office:value="659.090909090909" calcext:value-type="float">
            <text:p>659.0909090909</text:p>
          </table:table-cell>
          <table:table-cell table:style-name="ce15" table:formula="of:=[.E3]/20" office:value-type="float" office:value="395" calcext:value-type="float">
            <text:p>395</text:p>
          </table:table-cell>
          <table:table-cell table:style-name="ce15" table:formula="of:=[.F3]/22" office:value-type="float" office:value="445.454545454545" calcext:value-type="float">
            <text:p>445.4545454545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54" office:value-type="string" calcext:value-type="string">
            <text:p>Մարիամ</text:p>
          </table:table-cell>
          <table:table-cell table:number-columns-repeated="3"/>
          <table:table-cell table:formula="of:=SUM([.H28];[.H57];[.H87];[.H117])" office:value-type="float" office:value="2511.63655185394" calcext:value-type="float">
            <text:p>2511.636551854</text:p>
          </table:table-cell>
          <table:table-cell table:formula="of:=[.J28]-[.M28]" office:value-type="float" office:value="-2511.63655185394" calcext:value-type="float">
            <text:p>-2511.636551854</text:p>
          </table:table-cell>
          <table:table-cell office:value-type="float" office:value="-2500" calcext:value-type="float">
            <text:p>-2500</text:p>
          </table:table-cell>
        </table:table-row>
        <table:table-row table:style-name="ro12">
          <table:table-cell table:number-columns-repeated="7"/>
          <table:table-cell table:style-name="ce21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8700" calcext:value-type="float">
            <text:p>8700</text:p>
          </table:table-cell>
          <table:table-cell table:number-columns-repeated="2"/>
          <table:table-cell table:formula="of:=SUM([.H29];[.H58];[.H88];[.H118])" office:value-type="float" office:value="8063.53865559815" calcext:value-type="float">
            <text:p>8063.5386555982</text:p>
          </table:table-cell>
          <table:table-cell table:formula="of:=[.J29]-[.M29]" office:value-type="float" office:value="636.461344401847" calcext:value-type="float">
            <text:p>636.4613444018</text:p>
          </table:table-cell>
          <table:table-cell table:formula="of:=SUM([.N29];[.O2])" office:value-type="float" office:value="-2125.44341750291" calcext:value-type="float">
            <text:p>-2125.4434175029</text:p>
          </table:table-cell>
        </table:table-row>
        <table:table-row table:style-name="ro12">
          <table:table-cell table:number-columns-repeated="7"/>
          <table:table-cell table:formula="of:=SUM([.B28:.E28])" office:value-type="float" office:value="1801.20870357712" calcext:value-type="float">
            <text:p>1801.2087035771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6400" calcext:value-type="float">
            <text:p>6400</text:p>
          </table:table-cell>
          <table:table-cell table:number-columns-repeated="2"/>
          <table:table-cell table:formula="of:=SUM([.H30];[.H59];[.H89];[.H119])" office:value-type="float" office:value="7618.08411014361" calcext:value-type="float">
            <text:p>7618.0841101436</text:p>
          </table:table-cell>
          <table:table-cell table:formula="of:=[.J30]-[.M30]" office:value-type="float" office:value="-1218.08411014361" calcext:value-type="float">
            <text:p>-1218.0841101436</text:p>
          </table:table-cell>
          <table:table-cell table:formula="of:=SUM([.N30];[.O2])" office:value-type="float" office:value="-3979.98887204837" calcext:value-type="float">
            <text:p>-3979.9888720484</text:p>
          </table:table-cell>
        </table:table-row>
        <table:table-row table:style-name="ro12">
          <table:table-cell table:number-columns-repeated="7"/>
          <table:table-cell table:style-name="ce15" table:formula="of:=SUM([.H3:.H30])" office:value-type="float" office:value="47100" calcext:value-type="float">
            <text:p>47100</text:p>
          </table:table-cell>
          <table:table-cell office:value-type="string" calcext:value-type="string">
            <text:p>Արծվի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122])" office:value-type="float" office:value="723.04347826087" calcext:value-type="float">
            <text:p>723.0434782609</text:p>
          </table:table-cell>
          <table:table-cell table:formula="of:=[.J31]-[.M31]" office:value-type="float" office:value="-723.04347826087" calcext:value-type="float">
            <text:p>-723.0434782609</text:p>
          </table:table-cell>
          <table:table-cell table:style-name="ce56" office:value-type="float" office:value="-700" calcext:value-type="float">
            <text:p>-700</text:p>
          </table:table-cell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style-name="ce29" office:value-type="float" office:value="1800" calcext:value-type="float">
            <text:p>1800</text:p>
          </table:table-cell>
          <table:table-cell table:number-columns-repeated="2"/>
          <table:table-cell table:style-name="ce15" table:formula="of:=SUM([.M3:.M31])" office:value-type="float" office:value="160979.727579819" calcext:value-type="float">
            <text:p>160979.727579819</text:p>
          </table:table-cell>
          <table:table-cell/>
          <table:table-cell office:value-type="float" office:value="-1800" calcext:value-type="float">
            <text:p>-1800</text:p>
          </table:table-cell>
        </table:table-row>
        <table:table-row table:style-name="ro12">
          <table:table-cell table:style-name="ce37" office:value-type="string" calcext:value-type="string">
            <text:p>14/02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7500" calcext:value-type="float">
            <text:p>7500</text:p>
          </table:table-cell>
          <table:table-cell office:value-type="float" office:value="7000" calcext:value-type="float">
            <text:p>7000</text:p>
          </table:table-cell>
          <table:table-cell office:value-type="float" office:value="9200" calcext:value-type="float">
            <text:p>9200</text:p>
          </table:table-cell>
          <table:table-cell table:style-name="ce15" table:formula="of:=SUM([.B33:.F33])" office:value-type="float" office:value="38300" calcext:value-type="float">
            <text:p>38300</text:p>
          </table:table-cell>
          <table:table-cell table:style-name="ce21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ժելա</text:p>
          </table:table-cell>
          <table:table-cell table:number-columns-repeated="5"/>
          <table:table-cell table:formula="of:=SUM([.O2];[.O3];[.O5];[.O6];[.O10];[.O11];[.O13];[.O14];[.O16];[.O20];[.O21];[.O22];[.O23];[.O24];[.O25];[.O26];[.O27];[.O28];[.O29];[.O30];[.O31];[.O32])" office:value-type="float" office:value="-60647.8742475425" calcext:value-type="float">
            <text:p>-60647.8742475425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57:.F57])" office:value-type="float" office:value="1490.83694083694" calcext:value-type="float">
            <text:p>1490.83694083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D57];[.F57])" office:value-type="float" office:value="759.090909090909" calcext:value-type="float">
            <text:p>759.0909090909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office:value-type="string" calcext:value-type="string">
            <text:p>-Karen</text:p>
          </table:table-cell>
          <table:table-cell table:number-columns-repeated="4"/>
          <table:table-cell table:style-name="ce16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style-name="ce16" table:formula="of:=SUM([.B57];[.C57];[.E57];[.F57])" office:value-type="float" office:value="1539.40153413838" calcext:value-type="float">
            <text:p>1539.401534138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57:.D57])" office:value-type="float" office:value="1073.23991797676" calcext:value-type="float">
            <text:p>1073.2399179768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ina</text:p>
          </table:table-cell>
          <table:table-cell office:value-type="string" calcext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 calcext:value-type="float">
            <text:p>1148.56459330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/>
          <table:table-cell table:number-columns-repeated="2" office:value-type="string" calcext:value-type="string">
            <text:p>-Tina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formula="of:=SUM([.B57];[.C57];[.D57];[.F57])" office:value-type="float" office:value="1491.42173615858" calcext:value-type="float">
            <text:p>1491.42173615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Mher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Gena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7])" office:value-type="float" office:value="340.909090909091" calcext:value-type="float">
            <text:p>340.9090909091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D57];[.F57])" office:value-type="float" office:value="1101.94805194805" calcext:value-type="float">
            <text:p>1101.9480519481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];[.C57];[.D57];[.E57];[.F57])" office:value-type="float" office:value="1880.31062504747" calcext:value-type="float">
            <text:p>1880.310625047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E57];[.F57])" office:value-type="float" office:value="1149.92784992785" calcext:value-type="float">
            <text:p>1149.9278499279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33]/19" office:value-type="float" office:value="389.473684210526" calcext:value-type="float">
            <text:p>389.4736842105</text:p>
          </table:table-cell>
          <table:table-cell table:style-name="ce15" table:formula="of:=[.C33]/21" office:value-type="float" office:value="342.857142857143" calcext:value-type="float">
            <text:p>342.8571428571</text:p>
          </table:table-cell>
          <table:table-cell table:style-name="ce15" table:formula="of:=[.D33]/22" office:value-type="float" office:value="340.909090909091" calcext:value-type="float">
            <text:p>340.9090909091</text:p>
          </table:table-cell>
          <table:table-cell table:style-name="ce15" table:formula="of:=[.E33]/18" office:value-type="float" office:value="388.888888888889" calcext:value-type="float">
            <text:p>388.8888888889</text:p>
          </table:table-cell>
          <table:table-cell table:style-name="ce15" table:formula="of:=[.F33]/22" office:value-type="float" office:value="418.181818181818" calcext:value-type="float">
            <text:p>418.1818181818</text:p>
          </table:table-cell>
          <table:table-cell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3:.H59])" office:value-type="float" office:value="38300" calcext:value-type="float">
            <text:p>383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15"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2/02/2016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12300" calcext:value-type="float">
            <text:p>12300</text:p>
          </table:table-cell>
          <table:table-cell table:style-name="ce15" table:formula="of:=SUM([.B63:.F63])" office:value-type="float" office:value="42100" calcext:value-type="float">
            <text:p>42100</text:p>
          </table:table-cell>
          <table:table-cell table:style-name="ce21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15"/>
          <table:table-cell table:style-name="ce16" table:formula="of:=SUM([.A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87];[.D87])" office:value-type="float" office:value="736.428571428572" calcext:value-type="float">
            <text:p>736.4285714286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table:formula="of:=SUM([.B87];[.C87];[.E87];[.F87])" office:value-type="float" office:value="1755" calcext:value-type="float">
            <text:p>17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16" table:formula="of:=SUM([.B87];[.D87];[.E87];[.F87])" office:value-type="float" office:value="1761.42857142857" calcext:value-type="float">
            <text:p>1761.4285714286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/>
          <table:table-cell table:formula="of:=SUM([.D87])" office:value-type="float" office:value="371.428571428571" calcext:value-type="float">
            <text:p>371.4285714286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+Stepan</text:p>
          </table:table-cell>
          <table:table-cell table:number-columns-repeated="2" office:value-type="string" calcext:value-type="string">
            <text:p>-Tina</text:p>
          </table:table-cell>
          <table:table-cell office:value-type="string" calcext:value-type="string">
            <text:p>-Karen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)" office:value-type="float" office:value="365" calcext:value-type="float">
            <text:p>365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87])" office:value-type="float" office:value="615" calcext:value-type="float">
            <text:p>61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];[.C87];[.D87];[.E87];[.F87])" office:value-type="float" office:value="2126.42857142857" calcext:value-type="float">
            <text:p>2126.4285714286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;[.D87];[.E87];[.F87])" office:value-type="float" office:value="1726.42857142857" calcext:value-type="float">
            <text:p>1726.4285714286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63]/18" office:value-type="float" office:value="400" calcext:value-type="float">
            <text:p>400</text:p>
          </table:table-cell>
          <table:table-cell table:style-name="ce15" table:formula="of:=[.C63]/20" office:value-type="float" office:value="365" calcext:value-type="float">
            <text:p>365</text:p>
          </table:table-cell>
          <table:table-cell table:style-name="ce15" table:formula="of:=[.D63]/21" office:value-type="float" office:value="371.428571428571" calcext:value-type="float">
            <text:p>371.4285714286</text:p>
          </table:table-cell>
          <table:table-cell table:style-name="ce15" table:formula="of:=[.E63]/20" office:value-type="float" office:value="375" calcext:value-type="float">
            <text:p>375</text:p>
          </table:table-cell>
          <table:table-cell table:style-name="ce15" table:formula="of:=[.F63]/20" office:value-type="float" office:value="615" calcext:value-type="float">
            <text:p>615</text:p>
          </table:table-cell>
          <table:table-cell/>
          <table:table-cell table:formula="of:=SUM([.E87];[.D87])" office:value-type="float" office:value="746.428571428571" calcext:value-type="float">
            <text:p>746.4285714286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63:.H89])" office:value-type="float" office:value="42100" calcext:value-type="float">
            <text:p>42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15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9/02/2016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office:value-type="float" office:value="8200" calcext:value-type="float">
            <text:p>82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93:.F93])" office:value-type="float" office:value="37100" calcext:value-type="float">
            <text:p>37100</text:p>
          </table:table-cell>
          <table:table-cell table:style-name="ce21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7])" office:value-type="float" office:value="347.619047619048" calcext:value-type="float">
            <text:p>347.619047619</text:p>
          </table:table-cell>
          <table:table-cell table:style-name="ce50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1">
          <table:table-cell/>
          <table:table-cell table:style-name="ce21" office:value-type="string" calcext:value-type="string">
            <text:p>-Vahe</text:p>
          </table:table-cell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table:number-columns-repeated="4"/>
          <table:table-cell table:style-name="ce15"/>
          <table:table-cell table:style-name="ce16" table:formula="of:=SUM([.A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4"/>
          <table:table-cell table:style-name="ce15"/>
          <table:table-cell table:style-name="ce16" table:formula="of:=SUM([.B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Gayane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oves</text:p>
          </table:table-cell>
          <table:table-cell office:value-type="string" calcext:value-type="string">
            <text:p>-Vahe</text:p>
          </table:table-cell>
          <table:table-cell/>
          <table:table-cell table:style-name="ce15"/>
          <table:table-cell table:style-name="ce16" table:formula="of:=SUM([.B117];[.C117])" office:value-type="float" office:value="697.619047619048" calcext:value-type="float">
            <text:p>697.61904761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style-name="ce21" office:value-type="string" calcext:value-type="string">
            <text:p>-Arman</text:p>
          </table:table-cell>
          <table:table-cell table:style-name="ce16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 table:style-name="ce15" table:number-columns-repeated="2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1">
          <table:table-cell table:style-name="ce21"/>
          <table:table-cell table:style-name="ce21" office:value-type="string" calcext:value-type="string">
            <text:p>-Arman</text:p>
          </table:table-cell>
          <table:table-cell table:number-columns-repeated="4" office:value-type="string" calcext:value-type="string">
            <text:p>-Karen</text:p>
          </table:table-cell>
          <table:table-cell/>
          <table:table-cell table:style-name="ce16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֊Tina</text:p>
          </table:table-cell>
          <table:table-cell/>
          <table:table-cell table:formula="of:=SUM([.B117];[.D117];[.E117];[.F117])" office:value-type="float" office:value="1460.13621009044" calcext:value-type="float">
            <text:p>1460.1362100905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/>
          <table:table-cell table:formula="of:=SUM([.D117];[.F117])" office:value-type="float" office:value="702.517162471396" calcext:value-type="float">
            <text:p>702.51716247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Vahe(Artsax)</text:p>
          </table:table-cell>
          <table:table-cell/>
          <table:table-cell table:number-columns-repeated="3" office:value-type="string" calcext:value-type="string">
            <text:p>-Hasmik</text:p>
          </table:table-cell>
          <table:table-cell/>
          <table:table-cell table:formula="of:=SUM([.C117];[.E117];[.F117])" office:value-type="float" office:value="1073.04347826087" calcext:value-type="float">
            <text:p>1073.043478260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table:number-columns-repeated="5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4" office:value-type="string" calcext:value-type="string">
            <text:p>+Vahe(Artsax)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/>
          <table:table-cell table:formula="of:=SUM([.B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table:number-columns-repeated="2" office:value-type="string" calcext:value-type="string">
            <text:p>+Artsvi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17];[.D117];[.F117])" office:value-type="float" office:value="1052.5171624714" calcext:value-type="float">
            <text:p>1052.517162471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];[.C117];[.E117];[.F117])" office:value-type="float" office:value="1420.66252587992" calcext:value-type="float">
            <text:p>1420.662525879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93]/21" office:value-type="float" office:value="347.619047619048" calcext:value-type="float">
            <text:p>347.619047619</text:p>
          </table:table-cell>
          <table:table-cell table:style-name="ce15" table:formula="of:=[.C93]/20" office:value-type="float" office:value="350" calcext:value-type="float">
            <text:p>350</text:p>
          </table:table-cell>
          <table:table-cell table:style-name="ce15" table:formula="of:=[.D93]/19" office:value-type="float" office:value="389.473684210526" calcext:value-type="float">
            <text:p>389.4736842105</text:p>
          </table:table-cell>
          <table:table-cell table:style-name="ce15" table:formula="of:=[.E93]/20" office:value-type="float" office:value="410" calcext:value-type="float">
            <text:p>410</text:p>
          </table:table-cell>
          <table:table-cell table:style-name="ce15" table:formula="of:=[.F93]/23" office:value-type="float" office:value="313.04347826087" calcext:value-type="float">
            <text:p>313.0434782609</text:p>
          </table:table-cell>
          <table:table-cell/>
          <table:table-cell table:formula="of:=SUM([.B117];[.F117])" office:value-type="float" office:value="660.662525879917" calcext:value-type="float">
            <text:p>660.662525879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Vahe(Artsax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Սարգիս (Yerevan)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E117];[.F117])" office:value-type="float" office:value="723.04347826087" calcext:value-type="float">
            <text:p>723.0434782609</text:p>
          </table:table-cell>
          <table:table-cell table:style-name="Default"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93:.H122])" office:value-type="float" office:value="37100" calcext:value-type="float">
            <text:p>37100</text:p>
          </table:table-cell>
          <table:table-cell table:style-name="Default"/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3100" calcext:value-type="float">
            <text:p>3100</text:p>
          </table:table-cell>
          <table:table-cell table:number-columns-repeated="2"/>
          <table:table-cell table:formula="of:=52000/17" office:value-type="float" office:value="3058.82352941176" calcext:value-type="float">
            <text:p>3058.8235294118</text:p>
          </table:table-cell>
          <table:table-cell office:value-type="float" office:value="2000" calcext:value-type="float">
            <text:p>2000</text:p>
          </table:table-cell>
          <table:table-cell table:number-columns-repeated="2"/>
        </table:table-row>
        <table:table-row table:style-name="ro12">
          <table:table-cell table:style-name="ce37" office:value-type="date" office:date-value="2016-07-03" calcext:value-type="date">
            <text:p>07/03/16</text:p>
          </table:table-cell>
          <table:table-cell office:value-type="float" office:value="13100" calcext:value-type="float">
            <text:p>13100</text:p>
          </table:table-cell>
          <table:table-cell/>
          <table:table-cell office:value-type="float" office:value="7200" calcext:value-type="float">
            <text:p>7200</text:p>
          </table:table-cell>
          <table:table-cell office:value-type="float" office:value="7100" calcext:value-type="float">
            <text:p>7100</text:p>
          </table:table-cell>
          <table:table-cell office:value-type="float" office:value="7800" calcext:value-type="float">
            <text:p>7800</text:p>
          </table:table-cell>
          <table:table-cell table:style-name="ce15" table:formula="of:=SUM([.B3:.F3])" office:value-type="float" office:value="35200" calcext:value-type="float">
            <text:p>35200</text:p>
          </table:table-cell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6600" calcext:value-type="float">
            <text:p>6600</text:p>
          </table:table-cell>
          <table:table-cell table:number-columns-repeated="2"/>
          <table:table-cell table:formula="of:=SUM([.H3];[.H34];[.H63];[.H92])" office:value-type="float" office:value="7642.76534696813" calcext:value-type="float">
            <text:p>7642.7653469681</text:p>
          </table:table-cell>
          <table:table-cell table:formula="of:=SUM([.M3];[.N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3]-[.N3]" office:value-type="float" office:value="-4101.5888763799" calcext:value-type="float">
            <text:p>-4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7600" calcext:value-type="float">
            <text:p>76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4];[.H35];[.H64];[.H93])" office:value-type="float" office:value="7642.76534696813" calcext:value-type="float">
            <text:p>7642.7653469681</text:p>
          </table:table-cell>
          <table:table-cell table:formula="of:=SUM([.N2];[.M4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4]-[.N4]" office:value-type="float" office:value="-3101.5888763799" calcext:value-type="float">
            <text:p>-3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5];[.H36];[.H65];[.H94])" office:value-type="float" office:value="6925.0961740358" calcext:value-type="float">
            <text:p>6925.0961740358</text:p>
          </table:table-cell>
          <table:table-cell table:formula="of:=[.M5]+[.N2]" office:value-type="float" office:value="9983.91970344757" calcext:value-type="float">
            <text:p>9983.9197034476</text:p>
          </table:table-cell>
          <table:table-cell table:number-columns-repeated="2"/>
          <table:table-cell table:formula="of:=[.J5]-[.N5]" office:value-type="float" office:value="-2983.91970344757" calcext:value-type="float">
            <text:p>-2983.9197034476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style-name="ce20" office:value-type="float" office:value="0" calcext:value-type="float">
            <text:p>0</text:p>
          </table:table-cell>
          <table:table-cell/>
          <table:table-cell table:formula="of:=SUM([.K2];[.K4];[.K16];[.K36];[.K76];[.K98];[.K99])" office:value-type="float" office:value="140100" calcext:value-type="float">
            <text:p>140100</text:p>
          </table:table-cell>
          <table:table-cell table:style-name="ce59" table:formula="of:=SUM([.H37];[.H95])" office:value-type="float" office:value="1795.71723426213" calcext:value-type="float">
            <text:p>1795.7172342621</text:p>
          </table:table-cell>
          <table:table-cell table:formula="of:=[.M6]+[.P6]" office:value-type="float" office:value="2295.71723426213" calcext:value-type="float">
            <text:p>2295.7172342621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6]-[.N6]" office:value-type="float" office:value="-2295.71723426213" calcext:value-type="float">
            <text:p>-2295.717234262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3900" calcext:value-type="float">
            <text:p>3900</text:p>
          </table:table-cell>
          <table:table-cell/>
          <table:table-cell table:formula="of:=SUM([.H32];[.G34];[.G63];[.G92])" office:value-type="float" office:value="140600" calcext:value-type="float">
            <text:p>140600</text:p>
          </table:table-cell>
          <table:table-cell table:style-name="ce3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7]-[.N7]" office:value-type="float" office:value="3900" calcext:value-type="float">
            <text:p>3900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400" calcext:value-type="float">
            <text:p>7400</text:p>
          </table:table-cell>
          <table:table-cell/>
          <table:table-cell table:style-name="ce15" table:formula="of:=[.L6]-[.L7]" office:value-type="float" office:value="-500" calcext:value-type="float">
            <text:p>-500</text:p>
          </table:table-cell>
          <table:table-cell table:formula="of:=SUM([.H8];[.H39];[.H68];[.H97])" office:value-type="float" office:value="7642.76534696813" calcext:value-type="float">
            <text:p>7642.7653469681</text:p>
          </table:table-cell>
          <table:table-cell table:formula="of:=SUM([.N2];[.M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8]-[.N8]" office:value-type="float" office:value="-3301.5888763799" calcext:value-type="float">
            <text:p>-3301.5888763799</text:p>
          </table:table-cell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+Mariam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5900" calcext:value-type="float">
            <text:p>5900</text:p>
          </table:table-cell>
          <table:table-cell table:number-columns-repeated="2"/>
          <table:table-cell table:formula="of:=SUM([.H9];[.H40];[.H69];[.H98])" office:value-type="float" office:value="7642.76534696813" calcext:value-type="float">
            <text:p>7642.7653469681</text:p>
          </table:table-cell>
          <table:table-cell table:formula="of:=SUM([.N2];[.M9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9]-[.N9]" office:value-type="float" office:value="-4801.5888763799" calcext:value-type="float">
            <text:p>-4801.5888763799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 office:value-type="string" calcext:value-type="string">
            <text:p>-Arman</text:p>
          </table:table-cell>
          <table:table-cell/>
          <table:table-cell table:formula="of:=SUM([.E22:.F22])" office:value-type="float" office:value="748.621553884712" calcext:value-type="float">
            <text:p>748.6215538847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1300" calcext:value-type="float">
            <text:p>11300</text:p>
          </table:table-cell>
          <table:table-cell table:number-columns-repeated="2"/>
          <table:table-cell table:formula="of:=SUM([.H10];[.H41];[.H70];[.H99])" office:value-type="float" office:value="6379.77833398112" calcext:value-type="float">
            <text:p>6379.7783339811</text:p>
          </table:table-cell>
          <table:table-cell table:formula="of:=SUM([.N2];[.M10])" office:value-type="float" office:value="9438.60186339288" calcext:value-type="float">
            <text:p>9438.6018633929</text:p>
          </table:table-cell>
          <table:table-cell table:number-columns-repeated="2"/>
          <table:table-cell table:formula="of:=[.J10]-[.N10]" office:value-type="float" office:value="1861.39813660711" calcext:value-type="float">
            <text:p>1861.3981366071</text:p>
          </table:table-cell>
        </table:table-row>
        <table:table-row table:style-name="ro11">
          <table:table-cell/>
          <table:table-cell office:value-type="string" calcext:value-type="string">
            <text:p>֊Tina</text:p>
          </table:table-cell>
          <table:table-cell/>
          <table:table-cell table:number-columns-repeated="2" office:value-type="string" calcext:value-type="string">
            <text:p>֊Tina</text:p>
          </table:table-cell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Կարեն</text:p>
          </table:table-cell>
          <table:table-cell table:style-name="ce20" office:value-type="float" office:value="560" calcext:value-type="float">
            <text:p>560</text:p>
          </table:table-cell>
          <table:table-cell table:number-columns-repeated="2"/>
          <table:table-cell table:formula="of:=SUM([.H11];[.H42];[.H71];[.H10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11]" office:value-type="float" office:value="560" calcext:value-type="float">
            <text:p>560</text:p>
          </table:table-cell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/>
          <table:table-cell table:style-name="ce16" office:value-type="string" calcext:value-type="string">
            <text:p>-Hasmik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Marine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Ժոզեֆ</text:p>
          </table:table-cell>
          <table:table-cell table:style-name="ce58" office:value-type="float" office:value="6850" calcext:value-type="float">
            <text:p>6850</text:p>
          </table:table-cell>
          <table:table-cell table:number-columns-repeated="2"/>
          <table:table-cell table:formula="of:=SUM([.H12];[.H43];[.H72];[.H101])" office:value-type="float" office:value="7642.76534696813" calcext:value-type="float">
            <text:p>7642.7653469681</text:p>
          </table:table-cell>
          <table:table-cell table:formula="of:=SUM([.N2];[.M1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2]-[.N12]" office:value-type="float" office:value="-3851.5888763799" calcext:value-type="float">
            <text:p>-3851.5888763799</text:p>
          </table:table-cell>
        </table:table-row>
        <table:table-row table:style-name="ro11">
          <table:table-cell/>
          <table:table-cell office:value-type="string" calcext:value-type="string">
            <text:p>-Hasmik</text:p>
          </table:table-cell>
          <table:table-cell/>
          <table:table-cell office:value-type="string" calcext:value-type="string">
            <text:p>+Vahe(Artsax)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Movses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40" office:value-type="string" calcext:value-type="string">
            <text:p>Սարգիս</text:p>
          </table:table-cell>
          <table:table-cell table:style-name="ce58" office:value-type="float" office:value="3700" calcext:value-type="float">
            <text:p>3700</text:p>
          </table:table-cell>
          <table:table-cell table:number-columns-repeated="2"/>
          <table:table-cell table:formula="of:=SUM([.H13];[.H44];[.H73];[.H102])" office:value-type="float" office:value="5505.17136200573" calcext:value-type="float">
            <text:p>5505.1713620057</text:p>
          </table:table-cell>
          <table:table-cell table:formula="of:=SUM([.N2];[.M13])" office:value-type="float" office:value="8563.99489141749" calcext:value-type="float">
            <text:p>8563.9948914175</text:p>
          </table:table-cell>
          <table:table-cell table:number-columns-repeated="2"/>
          <table:table-cell table:formula="of:=[.J13]-[.N13]" office:value-type="float" office:value="-4863.99489141749" calcext:value-type="float">
            <text:p>-4863.9948914175</text:p>
          </table:table-cell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6800" calcext:value-type="float">
            <text:p>6800</text:p>
          </table:table-cell>
          <table:table-cell table:number-columns-repeated="2"/>
          <table:table-cell table:formula="of:=SUM([.H14];[.H45];[.H74];[.H103])" office:value-type="float" office:value="5151.07779475427" calcext:value-type="float">
            <text:p>5151.0777947543</text:p>
          </table:table-cell>
          <table:table-cell table:formula="of:=SUM([.N2];[.M14])" office:value-type="float" office:value="8209.90132416603" calcext:value-type="float">
            <text:p>8209.901324166</text:p>
          </table:table-cell>
          <table:table-cell table:number-columns-repeated="2"/>
          <table:table-cell table:formula="of:=[.J14]-[.N14]" office:value-type="float" office:value="-1409.90132416603" calcext:value-type="float">
            <text:p>-1409.901324166</text:p>
          </table:table-cell>
        </table:table-row>
        <table:table-row table:style-name="ro11">
          <table:table-cell/>
          <table:table-cell office:value-type="string" calcext:value-type="string">
            <text:p>-Vahe(Artsax)</text:p>
          </table:table-cell>
          <table:table-cell/>
          <table:table-cell table:number-columns-repeated="2"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22];[.D22];[.E22])" office:value-type="float" office:value="1601.08225108225" calcext:value-type="float">
            <text:p>1601.0822510823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4800" calcext:value-type="float">
            <text:p>4800</text:p>
          </table:table-cell>
          <table:table-cell table:number-columns-repeated="2"/>
          <table:table-cell table:style-name="ce30" table:formula="of:=SUM([.H15];[.H46];[.H75];[.H104])" office:value-type="float" office:value="4176.96665907192" calcext:value-type="float">
            <text:p>4176.9666590719</text:p>
          </table:table-cell>
          <table:table-cell table:formula="of:=[.M15]+[.P15]" office:value-type="float" office:value="6176.96665907192" calcext:value-type="float">
            <text:p>6176.9666590719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15]-[.N15]" office:value-type="float" office:value="-1376.96665907192" calcext:value-type="float">
            <text:p>-1376.9666590719</text:p>
          </table:table-cell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Vahe(Artsax)</text:p>
          </table:table-cell>
          <table:table-cell office:value-type="string" calcext:value-type="string">
            <text:p>֊Tina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3450" calcext:value-type="float">
            <text:p>13450</text:p>
          </table:table-cell>
          <table:table-cell office:value-type="float" office:value="50000" calcext:value-type="float">
            <text:p>50000</text:p>
          </table:table-cell>
          <table:table-cell/>
          <table:table-cell table:formula="of:=SUM([.H16];[.H47];[.H76];[.H105])" office:value-type="float" office:value="7235.62248982528" calcext:value-type="float">
            <text:p>7235.6224898253</text:p>
          </table:table-cell>
          <table:table-cell table:formula="of:=SUM([.N2];[.M16])" office:value-type="float" office:value="10294.446019237" calcext:value-type="float">
            <text:p>10294.446019237</text:p>
          </table:table-cell>
          <table:table-cell table:number-columns-repeated="2"/>
          <table:table-cell table:formula="of:=[.J16]-[.N16]" office:value-type="float" office:value="3155.55398076296" calcext:value-type="float">
            <text:p>3155.553980763</text:p>
          </table:table-cell>
        </table:table-row>
        <table:table-row table:style-name="ro11">
          <table:table-cell/>
          <table:table-cell office:value-type="string" calcext:value-type="string">
            <text:p>-Tatev</text:p>
          </table:table-cell>
          <table:table-cell table:number-columns-repeated="3"/>
          <table:table-cell office:value-type="string" calcext:value-type="string">
            <text:p>+Vahe(Artsax)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3100" calcext:value-type="float">
            <text:p>13100</text:p>
          </table:table-cell>
          <table:table-cell table:number-columns-repeated="2"/>
          <table:table-cell table:formula="of:=SUM([.H17];[.H48];[.H77];[.H106])" office:value-type="float" office:value="7642.76534696813" calcext:value-type="float">
            <text:p>7642.7653469681</text:p>
          </table:table-cell>
          <table:table-cell table:formula="of:=SUM([.N2];[.M17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7]-[.N17]" office:value-type="float" office:value="2398.4111236201" calcext:value-type="float">
            <text:p>2398.4111236201</text:p>
          </table:table-cell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1700" calcext:value-type="float">
            <text:p>11700</text:p>
          </table:table-cell>
          <table:table-cell table:number-columns-repeated="2"/>
          <table:table-cell table:formula="of:=SUM([.H18];[.H49];[.H78];[.H107])" office:value-type="float" office:value="7642.76534696813" calcext:value-type="float">
            <text:p>7642.7653469681</text:p>
          </table:table-cell>
          <table:table-cell table:formula="of:=SUM([.N2];[.M1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8]-[.N18]" office:value-type="float" office:value="998.411123620102" calcext:value-type="float">
            <text:p>998.411123620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6200" calcext:value-type="float">
            <text:p>6200</text:p>
          </table:table-cell>
          <table:table-cell table:number-columns-repeated="2"/>
          <table:table-cell table:formula="of:=SUM([.H19];[.H50];[.H79];[.H108])" office:value-type="float" office:value="6083.76490468596" calcext:value-type="float">
            <text:p>6083.764904686</text:p>
          </table:table-cell>
          <table:table-cell table:formula="of:=SUM([.N2];[.M19])" office:value-type="float" office:value="9142.58843409772" calcext:value-type="float">
            <text:p>9142.5884340977</text:p>
          </table:table-cell>
          <table:table-cell table:number-columns-repeated="2"/>
          <table:table-cell table:formula="of:=[.J19]-[.N19]" office:value-type="float" office:value="-2942.58843409772" calcext:value-type="float">
            <text:p>-2942.5884340977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700" calcext:value-type="float">
            <text:p>7700</text:p>
          </table:table-cell>
          <table:table-cell table:number-columns-repeated="2"/>
          <table:table-cell table:formula="of:=SUM([.H20];[.H51];[.H80];[.H109])" office:value-type="float" office:value="7642.76534696813" calcext:value-type="float">
            <text:p>7642.7653469681</text:p>
          </table:table-cell>
          <table:table-cell table:formula="of:=SUM([.N2];[.M20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0]-[.N20]" office:value-type="float" office:value="-3001.5888763799" calcext:value-type="float">
            <text:p>-3001.5888763799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Թինա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2">
          <table:table-cell/>
          <table:table-cell table:formula="of:=[.B3]/14" office:value-type="float" office:value="935.714285714286" calcext:value-type="float">
            <text:p>935.7142857143</text:p>
          </table:table-cell>
          <table:table-cell/>
          <table:table-cell table:formula="of:=[.D3]/22" office:value-type="float" office:value="327.272727272727" calcext:value-type="float">
            <text:p>327.2727272727</text:p>
          </table:table-cell>
          <table:table-cell table:formula="of:=[.E3]/21" office:value-type="float" office:value="338.095238095238" calcext:value-type="float">
            <text:p>338.0952380952</text:p>
          </table:table-cell>
          <table:table-cell table:formula="of:=[.F3]/19" office:value-type="float" office:value="410.526315789474" calcext:value-type="float">
            <text:p>410.5263157895</text:p>
          </table:table-cell>
          <table:table-cell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20" office:value-type="float" office:value="160" calcext:value-type="float">
            <text:p>160</text:p>
          </table:table-cell>
          <table:table-cell table:number-columns-repeated="2"/>
          <table:table-cell table:style-name="ce59" table:formula="of:=SUM([.H53];[.H82])" office:value-type="float" office:value="1140.47619047619" calcext:value-type="float">
            <text:p>1140.4761904762</text:p>
          </table:table-cell>
          <table:table-cell table:formula="of:=[.M22]+[.P22]" office:value-type="float" office:value="1640.47619047619" calcext:value-type="float">
            <text:p>1640.4761904762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22]-[.N22]" office:value-type="float" office:value="-1480.47619047619" calcext:value-type="float">
            <text:p>-1480.4761904762</text:p>
          </table:table-cell>
        </table:table-row>
        <table:table-row table:style-name="ro12">
          <table:table-cell table:number-columns-repeated="7"/>
          <table:table-cell table:formula="of:=SUM([.D22];[.F22])" office:value-type="float" office:value="737.799043062201" calcext:value-type="float">
            <text:p>737.7990430622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style-name="ce30" table:formula="of:=SUM([.H23];[.H54];[.H83];[.H112])" office:value-type="float" office:value="4352.69765322397" calcext:value-type="float">
            <text:p>4352.697653224</text:p>
          </table:table-cell>
          <table:table-cell table:formula="of:=[.M23]+[.P23]" office:value-type="float" office:value="6352.69765322397" calcext:value-type="float">
            <text:p>6352.697653224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3]-[.N23]" office:value-type="float" office:value="647.302346776031" calcext:value-type="float">
            <text:p>647.302346776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4];[.H55];[.H84];[.H113])" office:value-type="float" office:value="5851.90400243032" calcext:value-type="float">
            <text:p>5851.9040024303</text:p>
          </table:table-cell>
          <table:table-cell table:formula="of:=SUM([.N2];[.M24])" office:value-type="float" office:value="8910.72753184208" calcext:value-type="float">
            <text:p>8910.7275318421</text:p>
          </table:table-cell>
          <table:table-cell table:number-columns-repeated="2"/>
          <table:table-cell table:formula="of:=[.J24]-[.N24]" office:value-type="float" office:value="-1910.72753184208" calcext:value-type="float">
            <text:p>-1910.7275318421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5800" calcext:value-type="float">
            <text:p>5800</text:p>
          </table:table-cell>
          <table:table-cell table:number-columns-repeated="2"/>
          <table:table-cell table:style-name="ce30" table:formula="of:=SUM([.H25];[.H56];[.H85];[.H114])" office:value-type="float" office:value="4340.79289131921" calcext:value-type="float">
            <text:p>4340.7928913192</text:p>
          </table:table-cell>
          <table:table-cell table:formula="of:=SUM([.P25];[.M25])" office:value-type="float" office:value="6340.79289131921" calcext:value-type="float">
            <text:p>6340.7928913192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5]-[.N25]" office:value-type="float" office:value="-540.792891319207" calcext:value-type="float">
            <text:p>-540.7928913192</text:p>
          </table:table-cell>
        </table:table-row>
        <table:table-row table:style-name="ro12">
          <table:table-cell table:number-columns-repeated="7"/>
          <table:table-cell table:formula="of:=SUM([.D22])" office:value-type="float" office:value="327.272727272727" calcext:value-type="float">
            <text:p>327.2727272727</text:p>
          </table:table-cell>
          <table:table-cell table:style-name="ce47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59" table:formula="of:=SUM([.H26];[.H57])" office:value-type="float" office:value="327.272727272727" calcext:value-type="float">
            <text:p>327.2727272727</text:p>
          </table:table-cell>
          <table:table-cell office:value-type="float" office:value="350" calcext:value-type="float">
            <text:p>350</text:p>
          </table:table-cell>
          <table:table-cell table:number-columns-repeated="2"/>
          <table:table-cell table:formula="of:=[.J26]-[.N26]" office:value-type="float" office:value="-350" calcext:value-type="float">
            <text:p>-350</text:p>
          </table:table-cell>
        </table:table-row>
        <table:table-row table:style-name="ro12">
          <table:table-cell table:number-columns-repeated="7"/>
          <table:table-cell table:formula="of:=SUM([.D22];[.E22];[.F22])" office:value-type="float" office:value="1075.89428115744" calcext:value-type="float">
            <text:p>1075.8942811574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500" calcext:value-type="float">
            <text:p>500</text:p>
          </table:table-cell>
          <table:table-cell table:formula="of:=SUM([.H27];[.H58];[.H87];[.H116])" office:value-type="float" office:value="3919.07487077766" calcext:value-type="float">
            <text:p>3919.0748707777</text:p>
          </table:table-cell>
          <table:table-cell/>
          <table:table-cell table:style-name="ce30" table:formula="of:=SUM([.H27];[.H58];[.H87];[.H116])" office:value-type="float" office:value="3919.07487077766" calcext:value-type="float">
            <text:p>3919.0748707777</text:p>
          </table:table-cell>
          <table:table-cell table:formula="of:=SUM([.M27];[.P27])" office:value-type="float" office:value="4919.07487077766" calcext:value-type="float">
            <text:p>4919.0748707777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[.J27]-[.N27]" office:value-type="float" office:value="-4419.07487077766" calcext:value-type="float">
            <text:p>-4419.0748707777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8];[.H59];[.H88];[.H117])" office:value-type="float" office:value="7642.76534696813" calcext:value-type="float">
            <text:p>7642.7653469681</text:p>
          </table:table-cell>
          <table:table-cell table:formula="of:=SUM([.N2];[.M2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8]-[.N28]" office:value-type="float" office:value="-3701.5888763799" calcext:value-type="float">
            <text:p>-37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4200" calcext:value-type="float">
            <text:p>4200</text:p>
          </table:table-cell>
          <table:table-cell table:number-columns-repeated="2"/>
          <table:table-cell table:formula="of:=SUM([.H29];[.H60];[.H89];[.H118])" office:value-type="float" office:value="7235.62248982528" calcext:value-type="float">
            <text:p>7235.6224898253</text:p>
          </table:table-cell>
          <table:table-cell table:formula="of:=SUM([.N2];[.M29])" office:value-type="float" office:value="10294.446019237" calcext:value-type="float">
            <text:p>10294.446019237</text:p>
          </table:table-cell>
          <table:table-cell table:number-columns-repeated="2"/>
          <table:table-cell table:formula="of:=[.J29]-[.N29]" office:value-type="float" office:value="-6094.44601923704" calcext:value-type="float">
            <text:p>-6094.446019237</text:p>
          </table:table-cell>
        </table:table-row>
        <table:table-row table:style-name="ro11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Vahe(Artsax)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/>
          <table:table-cell table:style-name="ce59" office:value-type="float" office:value="1070" calcext:value-type="float">
            <text:p>107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-300" calcext:value-type="float">
            <text:p>-300</text:p>
          </table:table-cell>
        </table:table-row>
        <table:table-row table:style-name="ro12">
          <table:table-cell table:number-columns-repeated="8"/>
          <table:table-cell table:style-name="Default"/>
          <table:table-cell table:style-name="ce29"/>
          <table:table-cell office:value-type="string" calcext:value-type="string">
            <text:p>Arus</text:p>
          </table:table-cell>
          <table:table-cell/>
          <table:table-cell table:style-name="ce59" table:formula="of:=SUM([.H90])" office:value-type="float" office:value="318.181818181818" calcext:value-type="float">
            <text:p>318.1818181818</text:p>
          </table:table-cell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15" table:formula="of:=SUM([.H3:.H30])" office:value-type="float" office:value="35200" calcext:value-type="float">
            <text:p>35200</text:p>
          </table:table-cell>
          <table:table-cell table:style-name="Default"/>
          <table:table-cell table:number-columns-repeated="3"/>
          <table:table-cell table:style-name="ce15" table:formula="of:=SUM([.M3:.M31])" office:value-type="float" office:value="140594.105718843" calcext:value-type="float">
            <text:p>140594.105718843</text:p>
          </table:table-cell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  <table:table-cell table:formula="of:=SUM([.N3:.N31])" office:value-type="float" office:value="199528.651173388" calcext:value-type="float">
            <text:p>199528.651173388</text:p>
          </table:table-cell>
          <table:table-cell table:number-columns-repeated="3"/>
        </table:table-row>
        <table:table-row table:style-name="ro12">
          <table:table-cell table:style-name="ce37" office:value-type="string" calcext:value-type="string">
            <text:p>14/03/2016</text:p>
          </table:table-cell>
          <table:table-cell office:value-type="float" office:value="7700" calcext:value-type="float">
            <text:p>7700</text:p>
          </table:table-cell>
          <table:table-cell office:value-type="float" office:value="7000" calcext:value-type="float">
            <text:p>7000</text:p>
          </table:table-cell>
          <table:table-cell office:value-type="float" office:value="8200" calcext:value-type="float">
            <text:p>8200</text:p>
          </table:table-cell>
          <table:table-cell office:value-type="float" office:value="13200" calcext:value-type="float">
            <text:p>132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34:.F34])" office:value-type="float" office:value="43300" calcext:value-type="float">
            <text:p>43300</text:p>
          </table:table-cell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2"/>
          <table:table-cell table:formula="of:=[.N33]-[.M32]" office:value-type="float" office:value="58934.5454545455" calcext:value-type="float">
            <text:p>58934.5454545455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3])" office:value-type="float" office:value="333.333333333333" calcext:value-type="float">
            <text:p>333.3333333333</text:p>
          </table:table-cell>
          <table:table-cell table:style-name="ce50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Karen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Areg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֊Ti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Կարեն</text:p>
          </table:table-cell>
          <table:table-cell table:number-columns-repeated="8"/>
        </table:table-row>
        <table:table-row table:style-name="ro11">
          <table:table-cell/>
          <table:table-cell table:number-columns-repeated="2" office:value-type="string" calcext:value-type="string">
            <text:p>+Mariam</text:p>
          </table:table-cell>
          <table:table-cell table:style-name="ce16"/>
          <table:table-cell office:value-type="string" calcext:value-type="string">
            <text:p>-Vahe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+Gayane</text:p>
          </table:table-cell>
          <table:table-cell table:number-columns-repeated="3" office:value-type="string" calcext:value-type="string">
            <text:p>-Marine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-Karen</text:p>
          </table:table-cell>
          <table:table-cell/>
          <table:table-cell table:formula="of:=SUM([.C53:.F53])" office:value-type="float" office:value="1819.52380952381" calcext:value-type="float">
            <text:p>1819.523809523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Areg</text:p>
          </table:table-cell>
          <table:table-cell/>
          <table:table-cell table:formula="of:=SUM([.B53];[.D53];[.F53])" office:value-type="float" office:value="1180.63492063492" calcext:value-type="float">
            <text:p>1180.634920634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 office:value-type="string" calcext:value-type="string">
            <text:p>֊Tina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 table:number-columns-repeated="4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Թինա</text:p>
          </table:table-cell>
          <table:table-cell table:number-columns-repeated="8"/>
        </table:table-row>
        <table:table-row table:style-name="ro12">
          <table:table-cell/>
          <table:table-cell table:formula="of:=[.B34]/18" office:value-type="float" office:value="427.777777777778" calcext:value-type="float">
            <text:p>427.7777777778</text:p>
          </table:table-cell>
          <table:table-cell table:formula="of:=[.C34]/21" office:value-type="float" office:value="333.333333333333" calcext:value-type="float">
            <text:p>333.3333333333</text:p>
          </table:table-cell>
          <table:table-cell table:formula="of:=[.D34]/20" office:value-type="float" office:value="410" calcext:value-type="float">
            <text:p>410</text:p>
          </table:table-cell>
          <table:table-cell table:formula="of:=[.E34]/18" office:value-type="float" office:value="733.333333333333" calcext:value-type="float">
            <text:p>733.3333333333</text:p>
          </table:table-cell>
          <table:table-cell table:formula="of:=[.F34]/21" office:value-type="float" office:value="342.857142857143" calcext:value-type="float">
            <text:p>342.8571428571</text:p>
          </table:table-cell>
          <table:table-cell/>
          <table:table-cell table:formula="of:=SUM([.E53])" office:value-type="float" office:value="733.333333333333" calcext:value-type="float">
            <text:p>733.3333333333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];[.C53];[.F53])" office:value-type="float" office:value="1103.96825396825" calcext:value-type="float">
            <text:p>1103.968253968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34:.H60])" office:value-type="float" office:value="43300" calcext:value-type="float">
            <text:p>433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1/03/2016</text:p>
          </table:table-cell>
          <table:table-cell office:value-type="float" office:value="5700" calcext:value-type="float">
            <text:p>5700</text:p>
          </table:table-cell>
          <table:table-cell office:value-type="float" office:value="7900" calcext:value-type="float">
            <text:p>7900</text:p>
          </table:table-cell>
          <table:table-cell office:value-type="float" office:value="7200" calcext:value-type="float">
            <text:p>7200</text:p>
          </table:table-cell>
          <table:table-cell table:number-columns-repeated="2" office:value-type="float" office:value="7000" calcext:value-type="float">
            <text:p>7000</text:p>
          </table:table-cell>
          <table:table-cell table:style-name="ce15" table:formula="of:=SUM([.B63:.F63])" office:value-type="float" office:value="34800" calcext:value-type="float">
            <text:p>34800</text:p>
          </table:table-cell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man</text:p>
          </table:table-cell>
          <table:table-cell table:style-name="ce16"/>
          <table:table-cell table:number-columns-repeated="2" office:value-type="string" calcext:value-type="string">
            <text:p>-Marine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Arus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Vahe</text:p>
          </table:table-cell>
          <table:table-cell table:number-columns-repeated="2"/>
          <table:table-cell table:formula="of:=SUM([.D82];[.F82])" office:value-type="float" office:value="661.038961038961" calcext:value-type="float">
            <text:p>661.03896103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table:number-columns-repeated="2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Սերյոժ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/>
          <table:table-cell table:formula="of:=[.B63]/14" office:value-type="float" office:value="407.142857142857" calcext:value-type="float">
            <text:p>407.1428571429</text:p>
          </table:table-cell>
          <table:table-cell table:formula="of:=[.C63]/19" office:value-type="float" office:value="415.789473684211" calcext:value-type="float">
            <text:p>415.7894736842</text:p>
          </table:table-cell>
          <table:table-cell table:formula="of:=[.D63]/21" office:value-type="float" office:value="342.857142857143" calcext:value-type="float">
            <text:p>342.8571428571</text:p>
          </table:table-cell>
          <table:table-cell table:formula="of:=[.E63]/16" office:value-type="float" office:value="437.5" calcext:value-type="float">
            <text:p>437.5</text:p>
          </table:table-cell>
          <table:table-cell table:formula="of:=[.F63]/22" office:value-type="float" office:value="318.181818181818" calcext:value-type="float">
            <text:p>318.1818181818</text:p>
          </table:table-cell>
          <table:table-cell/>
          <table:table-cell table:formula="of:=SUM([.B82])" office:value-type="float" office:value="407.142857142857" calcext:value-type="float">
            <text:p>407.1428571429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2];[.F82])" office:value-type="float" office:value="661.038961038961" calcext:value-type="float">
            <text:p>661.03896103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F82])" office:value-type="float" office:value="318.181818181818" calcext:value-type="float">
            <text:p>318.1818181818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63:.H90])" office:value-type="float" office:value="34800" calcext:value-type="float">
            <text:p>348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8/03/2016</text:p>
          </table:table-cell>
          <table:table-cell/>
          <table:table-cell office:value-type="float" office:value="5900" calcext:value-type="float">
            <text:p>59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92:.F92])" office:value-type="float" office:value="27300" calcext:value-type="float">
            <text:p>27300</text:p>
          </table:table-cell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11:.F111])" office:value-type="float" office:value="1151.85758513932" calcext:value-type="float">
            <text:p>1151.857585139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Areg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table:style-name="ce16"/>
          <table:table-cell table:number-columns-repeated="2" office:value-type="string" calcext:value-type="string">
            <text:p>-Marine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Marine</text:p>
          </table:table-cell>
          <table:table-cell table:number-columns-repeated="3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enuhi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office:value-type="string" calcext:value-type="string">
            <text:p>+Mariam</text:p>
          </table:table-cell>
          <table:table-cell/>
          <table:table-cell table:formula="of:=SUM([.D111:.F111])" office:value-type="float" office:value="1151.85758513932" calcext:value-type="float">
            <text:p>1151.857585139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Movses</text:p>
          </table:table-cell>
          <table:table-cell/>
          <table:table-cell table:formula="of:=SUM([.D111];[.F111])" office:value-type="float" office:value="734.21052631579" calcext:value-type="float">
            <text:p>734.2105263158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C111])" office:value-type="float" office:value="310.526315789474" calcext:value-type="float">
            <text:p>310.5263157895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 table:number-columns-repeated="2"/>
          <table:table-cell table:formula="of:=[.C92]/19" office:value-type="float" office:value="310.526315789474" calcext:value-type="float">
            <text:p>310.5263157895</text:p>
          </table:table-cell>
          <table:table-cell table:formula="of:=[.D92]/19" office:value-type="float" office:value="384.210526315789" calcext:value-type="float">
            <text:p>384.2105263158</text:p>
          </table:table-cell>
          <table:table-cell table:formula="of:=[.E92]/17" office:value-type="float" office:value="417.647058823529" calcext:value-type="float">
            <text:p>417.6470588235</text:p>
          </table:table-cell>
          <table:table-cell table:formula="of:=[.F92]/20" office:value-type="float" office:value="350" calcext:value-type="float">
            <text:p>350</text:p>
          </table:table-cell>
          <table:table-cell/>
          <table:table-cell table:formula="of:=SUM([.B111])"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)" office:value-type="float" office:value="694.736842105263" calcext:value-type="float">
            <text:p>694.7368421053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8"/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92:.H119])" office:value-type="float" office:value="27300" calcext:value-type="float">
            <text:p>27300</text:p>
          </table:table-cell>
          <table:table-cell table:style-name="Default"/>
          <table:table-cell table:number-columns-repeated="8"/>
        </table:table-row>
      </table:table>
      <table:table table:name="Sheet14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3" table:default-cell-style-name="Default"/>
        <table:table-column table:style-name="co15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1900" calcext:value-type="float">
            <text:p>1900</text:p>
          </table:table-cell>
          <table:table-cell table:number-columns-repeated="5"/>
        </table:table-row>
        <table:table-row table:style-name="ro12">
          <table:table-cell table:style-name="ce37" office:value-type="date" office:date-value="2016-04-04" calcext:value-type="date">
            <text:p>04/04/16</text:p>
          </table:table-cell>
          <table:table-cell office:value-type="float" office:value="7100" calcext:value-type="float">
            <text:p>7100</text:p>
          </table:table-cell>
          <table:table-cell office:value-type="float" office:value="7900" calcext:value-type="float">
            <text:p>79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5900" calcext:value-type="float">
            <text:p>5900</text:p>
          </table:table-cell>
          <table:table-cell table:number-columns-repeated="2"/>
          <table:table-cell table:formula="of:=SUM([.H3];[.H31];[.H59];[.H86])" office:value-type="float" office:value="7309.04082845259" calcext:value-type="float">
            <text:p>7309.0408284526</text:p>
          </table:table-cell>
          <table:table-cell table:formula="of:=SUM([.M3:.M3];[.N1])" office:value-type="float" office:value="10309.0408284526" calcext:value-type="float">
            <text:p>10309.0408284526</text:p>
          </table:table-cell>
          <table:table-cell table:formula="of:=[.J3]-[.N3]" office:value-type="float" office:value="-4409.04082845259" calcext:value-type="float">
            <text:p>-4409.0408284526</text:p>
          </table:table-cell>
          <table:table-cell/>
        </table:table-row>
        <table:table-row table:style-name="ro12">
          <table:table-cell table:number-columns-repeated="7"/>
          <table:table-cell table:formula="of:=SUM([.C28:.F28])" office:value-type="float" office:value="1555.37151702786" calcext:value-type="float">
            <text:p>1555.3715170279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6100" calcext:value-type="float">
            <text:p>6100</text:p>
          </table:table-cell>
          <table:table-cell table:number-columns-repeated="2"/>
          <table:table-cell table:formula="of:=SUM([.H4];[.H32];[.H60];[.H87])" office:value-type="float" office:value="7385.35661792628" calcext:value-type="float">
            <text:p>7385.3566179263</text:p>
          </table:table-cell>
          <table:table-cell table:formula="of:=SUM([.M4:.M4];[.N1])" office:value-type="float" office:value="10385.3566179263" calcext:value-type="float">
            <text:p>10385.3566179263</text:p>
          </table:table-cell>
          <table:table-cell table:formula="of:=[.J4]-[.N4]" office:value-type="float" office:value="-4285.35661792628" calcext:value-type="float">
            <text:p>-4285.3566179263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5];[.H33];[.H61];[.H88])" office:value-type="float" office:value="7759.04082845259" calcext:value-type="float">
            <text:p>7759.0408284526</text:p>
          </table:table-cell>
          <table:table-cell table:formula="of:=SUM([.M5:.M5];[.N1])" office:value-type="float" office:value="10759.0408284526" calcext:value-type="float">
            <text:p>10759.0408284526</text:p>
          </table:table-cell>
          <table:table-cell table:formula="of:=[.J5]-[.N5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700" calcext:value-type="float">
            <text:p>7700</text:p>
          </table:table-cell>
          <table:table-cell/>
          <table:table-cell table:formula="of:=SUM([.K2];[.K10];[.K12];[.K37];[.K59];[.K89])" office:value-type="float" office:value="147900" calcext:value-type="float">
            <text:p>147900</text:p>
          </table:table-cell>
          <table:table-cell table:formula="of:=SUM([.H6];[.H34];[.H62];[.H89])" office:value-type="float" office:value="7404.04082845259" calcext:value-type="float">
            <text:p>7404.0408284526</text:p>
          </table:table-cell>
          <table:table-cell table:formula="of:=SUM([.M6:.M6];[.N1])" office:value-type="float" office:value="10404.0408284526" calcext:value-type="float">
            <text:p>10404.0408284526</text:p>
          </table:table-cell>
          <table:table-cell table:formula="of:=[.J6]-[.N6]" office:value-type="float" office:value="-2704.04082845259" calcext:value-type="float">
            <text:p>-2704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3900" calcext:value-type="float">
            <text:p>13900</text:p>
          </table:table-cell>
          <table:table-cell/>
          <table:table-cell table:formula="of:=SUM([.G3];[.G31];[.G59];[.G86])" office:value-type="float" office:value="149500" calcext:value-type="float">
            <text:p>149500</text:p>
          </table:table-cell>
          <table:table-cell table:formula="of:=SUM([.H35];[.H63];[.H90])" office:value-type="float" office:value="5412.33804207488" calcext:value-type="float">
            <text:p>5412.3380420749</text:p>
          </table:table-cell>
          <table:table-cell table:formula="of:=SUM([.N1];[.M7])" office:value-type="float" office:value="8412.33804207488" calcext:value-type="float">
            <text:p>8412.3380420749</text:p>
          </table:table-cell>
          <table:table-cell table:formula="of:=[.J7]-[.N7]" office:value-type="float" office:value="5487.66195792512" calcext:value-type="float">
            <text:p>5487.6619579251</text:p>
          </table:table-cell>
          <table:table-cell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];[.C28];[.F28])" office:value-type="float" office:value="1137.10526315789" calcext:value-type="float">
            <text:p>1137.1052631579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style-name="ce15" table:formula="of:=[.L6]-[.L7]" office:value-type="float" office:value="-1600" calcext:value-type="float">
            <text:p>-1600</text:p>
          </table:table-cell>
          <table:table-cell table:style-name="ce30" table:formula="of:=SUM([.H8])" office:value-type="float" office:value="1137.10526315789" calcext:value-type="float">
            <text:p>1137.1052631579</text:p>
          </table:table-cell>
          <table:table-cell office:value-type="float" office:value="1100" calcext:value-type="float">
            <text:p>1100</text:p>
          </table:table-cell>
          <table:table-cell table:formula="of:=[.J8]-[.N8]" office:value-type="float" office:value="5900" calcext:value-type="float">
            <text:p>5900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7100" calcext:value-type="float">
            <text:p>71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30" table:formula="of:=SUM([.H9];[.H37])" office:value-type="float" office:value="4016.25478580587" calcext:value-type="float">
            <text:p>4016.2547858059</text:p>
          </table:table-cell>
          <table:table-cell table:formula="of:=SUM([.M9];[.L9])" office:value-type="float" office:value="5616.25478580587" calcext:value-type="float">
            <text:p>5616.2547858059</text:p>
          </table:table-cell>
          <table:table-cell table:formula="of:=[.J9]-[.N9]" office:value-type="float" office:value="1483.74521419413" calcext:value-type="float">
            <text:p>1483.7452141941</text:p>
          </table:table-cell>
          <table:table-cell table:formula="of:=SUM([.O3];[.O4];[.O5];[.O6];[.O10];[.O11];[.O12];[.O13];[.O19];[.O20];[.O21];[.O22];[.O23];[.O25];[.O24];[.O26];[.O27])" office:value-type="float" office:value="-60795.3919558254" calcext:value-type="float">
            <text:p>-60795.3919558254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Tamara</text:p>
          </table:table-cell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ասմիկ Դ․</text:p>
          </table:table-cell>
          <table:table-cell table:style-name="ce60" office:value-type="float" office:value="5500" calcext:value-type="float">
            <text:p>5500</text:p>
          </table:table-cell>
          <table:table-cell office:value-type="float" office:value="22000" calcext:value-type="float">
            <text:p>22000</text:p>
          </table:table-cell>
          <table:table-cell/>
          <table:table-cell table:formula="of:=SUM([.H10];[.H38];[.H64];[.H91])" office:value-type="float" office:value="7759.04082845259" calcext:value-type="float">
            <text:p>7759.0408284526</text:p>
          </table:table-cell>
          <table:table-cell table:formula="of:=SUM([.M10:.M10];[.N1])" office:value-type="float" office:value="10759.0408284526" calcext:value-type="float">
            <text:p>10759.0408284526</text:p>
          </table:table-cell>
          <table:table-cell table:formula="of:=[.J10]-[.N10]" office:value-type="float" office:value="-5259.0408284526" calcext:value-type="float">
            <text:p>-5259.040828452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table:style-name="ce16" office:value-type="string" calcext:value-type="string">
            <text:p>-Marine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6150" calcext:value-type="float">
            <text:p>6150</text:p>
          </table:table-cell>
          <table:table-cell table:number-columns-repeated="2"/>
          <table:table-cell table:formula="of:=SUM([.H11];[.H39];[.H65];[.H92])" office:value-type="float" office:value="7347.92971734148" calcext:value-type="float">
            <text:p>7347.9297173415</text:p>
          </table:table-cell>
          <table:table-cell table:formula="of:=SUM([.M11:.M11];[.N1])" office:value-type="float" office:value="10347.9297173415" calcext:value-type="float">
            <text:p>10347.9297173415</text:p>
          </table:table-cell>
          <table:table-cell table:formula="of:=[.J11]-[.N11]" office:value-type="float" office:value="-4197.92971734148" calcext:value-type="float">
            <text:p>-4197.9297173415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Anjela</text:p>
          </table:table-cell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Marine</text:p>
          </table:table-cell>
          <table:table-cell office:value-type="string" calcext:value-type="string">
            <text:p>-Seroj</text:p>
          </table:table-cell>
          <table:table-cell/>
          <table:table-cell table:formula="of:=SUM([.C28:.F28])" office:value-type="float" office:value="1555.37151702786" calcext:value-type="float">
            <text:p>1555.3715170279</text:p>
          </table:table-cell>
          <table:table-cell table:style-name="ce40" office:value-type="string" calcext:value-type="string">
            <text:p>Սարգիս</text:p>
          </table:table-cell>
          <table:table-cell table:style-name="ce60" office:value-type="float" office:value="5100" calcext:value-type="float">
            <text:p>5100</text:p>
          </table:table-cell>
          <table:table-cell office:value-type="float" office:value="38000" calcext:value-type="float">
            <text:p>38000</text:p>
          </table:table-cell>
          <table:table-cell/>
          <table:table-cell table:formula="of:=SUM([.H12];[.H40];[.H66];[.H93])" office:value-type="float" office:value="6637.98819687365" calcext:value-type="float">
            <text:p>6637.9881968737</text:p>
          </table:table-cell>
          <table:table-cell table:formula="of:=SUM([.M12:.M12];[.N1])" office:value-type="float" office:value="9637.98819687365" calcext:value-type="float">
            <text:p>9637.9881968737</text:p>
          </table:table-cell>
          <table:table-cell table:formula="of:=[.J12]-[.N12]" office:value-type="float" office:value="-4537.98819687365" calcext:value-type="float">
            <text:p>-4537.9881968737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Tatev</text:p>
          </table:table-cell>
          <table:table-cell office:value-type="string" calcext:value-type="string">
            <text:p>+Kare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-1400" calcext:value-type="float">
            <text:p>-1400</text:p>
          </table:table-cell>
          <table:table-cell table:number-columns-repeated="2"/>
          <table:table-cell table:formula="of:=SUM([.H13];[.H41];[.H67])" office:value-type="float" office:value="5831.1545351793" calcext:value-type="float">
            <text:p>5831.1545351793</text:p>
          </table:table-cell>
          <table:table-cell table:formula="of:=SUM([.M13:.M13];[.N1])" office:value-type="float" office:value="8831.1545351793" calcext:value-type="float">
            <text:p>8831.1545351793</text:p>
          </table:table-cell>
          <table:table-cell table:formula="of:=[.J13]-[.N13]" office:value-type="float" office:value="-10231.1545351793" calcext:value-type="float">
            <text:p>-10231.1545351793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C28];[.F28])" office:value-type="float" office:value="763.421052631579" calcext:value-type="float">
            <text:p>763.4210526316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5000" calcext:value-type="float">
            <text:p>5000</text:p>
          </table:table-cell>
          <table:table-cell/>
          <table:table-cell office:value-type="float" office:value="1100" calcext:value-type="float">
            <text:p>1100</text:p>
          </table:table-cell>
          <table:table-cell table:style-name="ce30" table:formula="of:=SUM([.H14];[.H68];[.H95])" office:value-type="float" office:value="2197.85828206881" calcext:value-type="float">
            <text:p>2197.8582820688</text:p>
          </table:table-cell>
          <table:table-cell table:formula="of:=SUM([.M14];[.L14])" office:value-type="float" office:value="3297.85828206881" calcext:value-type="float">
            <text:p>3297.8582820688</text:p>
          </table:table-cell>
          <table:table-cell table:formula="of:=[.J14]-[.N14]" office:value-type="float" office:value="1702.14171793119" calcext:value-type="float">
            <text:p>1702.1417179312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28:.E28])" office:value-type="float" office:value="1560.6346749226" calcext:value-type="float">
            <text:p>1560.6346749226</text:p>
          </table:table-cell>
          <table:table-cell office:value-type="string" calcext:value-type="string">
            <text:p>Սերյոժա</text:p>
          </table:table-cell>
          <table:table-cell table:style-name="ce56" office:value-type="float" office:value="13150" calcext:value-type="float">
            <text:p>1315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15];[.H43];[.H69];[.H96])" office:value-type="float" office:value="6940.61977582101" calcext:value-type="float">
            <text:p>6940.619775821</text:p>
          </table:table-cell>
          <table:table-cell table:formula="of:=SUM([.M15:.M15];[.N1])" office:value-type="float" office:value="9940.61977582101" calcext:value-type="float">
            <text:p>9940.619775821</text:p>
          </table:table-cell>
          <table:table-cell table:formula="of:=[.J15]-[.N15]" office:value-type="float" office:value="3209.38022417899" calcext:value-type="float">
            <text:p>3209.380224179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Մհեր</text:p>
          </table:table-cell>
          <table:table-cell table:style-name="ce61" office:value-type="float" office:value="12400" calcext:value-type="float">
            <text:p>12400</text:p>
          </table:table-cell>
          <table:table-cell table:number-columns-repeated="2"/>
          <table:table-cell table:formula="of:=SUM([.H16];[.H44];[.H70];[.H97])" office:value-type="float" office:value="7759.04082845259" calcext:value-type="float">
            <text:p>7759.0408284526</text:p>
          </table:table-cell>
          <table:table-cell table:formula="of:=SUM([.M16:.M16];[.N1])" office:value-type="float" office:value="10759.0408284526" calcext:value-type="float">
            <text:p>10759.0408284526</text:p>
          </table:table-cell>
          <table:table-cell table:formula="of:=[.J16]-[.N16]" office:value-type="float" office:value="1640.95917154741" calcext:value-type="float">
            <text:p>16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Դավիթ</text:p>
          </table:table-cell>
          <table:table-cell table:style-name="ce61" office:value-type="float" office:value="11000" calcext:value-type="float">
            <text:p>11000</text:p>
          </table:table-cell>
          <table:table-cell table:number-columns-repeated="2"/>
          <table:table-cell table:formula="of:=SUM([.H17];[.H45];[.H71];[.H98])" office:value-type="float" office:value="7759.04082845259" calcext:value-type="float">
            <text:p>7759.0408284526</text:p>
          </table:table-cell>
          <table:table-cell table:formula="of:=SUM([.M17:.M17];[.N1])" office:value-type="float" office:value="10759.0408284526" calcext:value-type="float">
            <text:p>10759.0408284526</text:p>
          </table:table-cell>
          <table:table-cell table:formula="of:=[.J17]-[.N17]" office:value-type="float" office:value="240.959171547405" calcext:value-type="float">
            <text:p>2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E28])" office:value-type="float" office:value="1560.6346749226" calcext:value-type="float">
            <text:p>1560.6346749226</text:p>
          </table:table-cell>
          <table:table-cell table:style-name="ce40" office:value-type="string" calcext:value-type="string">
            <text:p>Տարոն</text:p>
          </table:table-cell>
          <table:table-cell table:style-name="ce58" office:value-type="float" office:value="7000" calcext:value-type="float">
            <text:p>7000</text:p>
          </table:table-cell>
          <table:table-cell/>
          <table:table-cell office:value-type="float" office:value="2100" calcext:value-type="float">
            <text:p>2100</text:p>
          </table:table-cell>
          <table:table-cell table:style-name="ce30" office:value-type="float" office:value="5000" calcext:value-type="float">
            <text:p>5000</text:p>
          </table:table-cell>
          <table:table-cell office:value-type="float" office:value="7000" calcext:value-type="float">
            <text:p>7000</text:p>
          </table:table-cell>
          <table:table-cell table:formula="of:=[.J18]-[.N18]" office:value-type="float" office:value="0" calcext:value-type="float">
            <text:p>0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19];[.H47];[.H73];[.H100])" office:value-type="float" office:value="7759.04082845259" calcext:value-type="float">
            <text:p>7759.0408284526</text:p>
          </table:table-cell>
          <table:table-cell table:formula="of:=SUM([.M19];[.N1])" office:value-type="float" office:value="10759.0408284526" calcext:value-type="float">
            <text:p>10759.0408284526</text:p>
          </table:table-cell>
          <table:table-cell table:formula="of:=[.J19]-[.N19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60" office:value-type="float" office:value="7000" calcext:value-type="float">
            <text:p>7000</text:p>
          </table:table-cell>
          <table:table-cell table:number-columns-repeated="2"/>
          <table:table-cell table:formula="of:=SUM([.H48];[.H74];[.H101])" office:value-type="float" office:value="5418.8739897873" calcext:value-type="float">
            <text:p>5418.8739897873</text:p>
          </table:table-cell>
          <table:table-cell table:formula="of:=SUM([.M20:.M20];[.N1])" office:value-type="float" office:value="8418.8739897873" calcext:value-type="float">
            <text:p>8418.8739897873</text:p>
          </table:table-cell>
          <table:table-cell table:formula="of:=[.J20]-[.N20]" office:value-type="float" office:value="-1418.8739897873" calcext:value-type="float">
            <text:p>-1418.873989787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1];[.H49];[.H75];[.H102])" office:value-type="float" office:value="5283.06903622693" calcext:value-type="float">
            <text:p>5283.0690362269</text:p>
          </table:table-cell>
          <table:table-cell table:formula="of:=SUM([.M21:.M21];[.N1])" office:value-type="float" office:value="8283.06903622693" calcext:value-type="float">
            <text:p>8283.0690362269</text:p>
          </table:table-cell>
          <table:table-cell table:formula="of:=[.J21]-[.N21]" office:value-type="float" office:value="-1283.06903622693" calcext:value-type="float">
            <text:p>-1283.0690362269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100" calcext:value-type="float">
            <text:p>7100</text:p>
          </table:table-cell>
          <table:table-cell table:number-columns-repeated="2"/>
          <table:table-cell table:formula="of:=SUM([.H22];[.H50];[.H76];[.H103])" office:value-type="float" office:value="5743.40615352999" calcext:value-type="float">
            <text:p>5743.40615353</text:p>
          </table:table-cell>
          <table:table-cell table:formula="of:=SUM([.M22:.M22];[.N1])" office:value-type="float" office:value="8743.40615352999" calcext:value-type="float">
            <text:p>8743.40615353</text:p>
          </table:table-cell>
          <table:table-cell table:formula="of:=[.J22]-[.N22]" office:value-type="float" office:value="-1643.40615352999" calcext:value-type="float">
            <text:p>-1643.4061535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4500" calcext:value-type="float">
            <text:p>4500</text:p>
          </table:table-cell>
          <table:table-cell table:number-columns-repeated="2"/>
          <table:table-cell table:formula="of:=SUM([.H23];[.H51];[.H77];[.H104])" office:value-type="float" office:value="5733.06903622693" calcext:value-type="float">
            <text:p>5733.0690362269</text:p>
          </table:table-cell>
          <table:table-cell table:formula="of:=SUM([.M23:.M23];[.N1])" office:value-type="float" office:value="8733.06903622693" calcext:value-type="float">
            <text:p>8733.0690362269</text:p>
          </table:table-cell>
          <table:table-cell table:formula="of:=[.J23]-[.N23]" office:value-type="float" office:value="-4233.06903622693" calcext:value-type="float">
            <text:p>-4233.0690362269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62" table:formula="of:=SUM([.H79];[.H105])" office:value-type="float" office:value="686.818181818182" calcext:value-type="float">
            <text:p>686.8181818182</text:p>
          </table:table-cell>
          <table:table-cell office:value-type="float" office:value="700" calcext:value-type="float">
            <text:p>700</text:p>
          </table:table-cell>
          <table:table-cell table:formula="of:=[.J24]-[.N24]" office:value-type="float" office:value="-700" calcext:value-type="float">
            <text:p>-700</text:p>
          </table:table-cell>
          <table:table-cell/>
        </table:table-row>
        <table:table-row table:style-name="ro12">
          <table:table-cell table:number-columns-repeated="7"/>
          <table:table-cell table:formula="of:=SUM([.B28];[.E28])" office:value-type="float" office:value="797.213622291022" calcext:value-type="float">
            <text:p>797.213622291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2600" calcext:value-type="float">
            <text:p>26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30" table:formula="of:=SUM([.H25];[.H53];[.H79];[.H107])" office:value-type="float" office:value="4451.25887356538" calcext:value-type="float">
            <text:p>4451.2588735654</text:p>
          </table:table-cell>
          <table:table-cell table:formula="of:=SUM([.L25];[.M25])" office:value-type="float" office:value="6051.25887356538" calcext:value-type="float">
            <text:p>6051.2588735654</text:p>
          </table:table-cell>
          <table:table-cell table:formula="of:=[.J25]-[.N25]" office:value-type="float" office:value="-3451.25887356538" calcext:value-type="float">
            <text:p>-3451.258873565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8300" calcext:value-type="float">
            <text:p>8300</text:p>
          </table:table-cell>
          <table:table-cell table:number-columns-repeated="2"/>
          <table:table-cell table:formula="of:=SUM([.H26];[.H54];[.H80];[.H107])" office:value-type="float" office:value="7759.04082845259" calcext:value-type="float">
            <text:p>7759.0408284526</text:p>
          </table:table-cell>
          <table:table-cell table:formula="of:=SUM([.M26:.M26];[.N1])" office:value-type="float" office:value="10759.0408284526" calcext:value-type="float">
            <text:p>10759.0408284526</text:p>
          </table:table-cell>
          <table:table-cell table:formula="of:=[.J26]-[.N26]" office:value-type="float" office:value="-2459.04082845259" calcext:value-type="float">
            <text:p>-24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];[.D28];[.E28];[.F28])" office:value-type="float" office:value="1534.05572755418" calcext:value-type="float">
            <text:p>1534.0557275542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7900" calcext:value-type="float">
            <text:p>7900</text:p>
          </table:table-cell>
          <table:table-cell table:number-columns-repeated="2"/>
          <table:table-cell table:formula="of:=SUM([.H27];[.H55];[.H81];[.H108])" office:value-type="float" office:value="7364.04082845259" calcext:value-type="float">
            <text:p>7364.0408284526</text:p>
          </table:table-cell>
          <table:table-cell table:formula="of:=SUM([.M27:.M27];[.N1])" office:value-type="float" office:value="10364.0408284526" calcext:value-type="float">
            <text:p>10364.0408284526</text:p>
          </table:table-cell>
          <table:table-cell table:formula="of:=[.J27]-[.N27]" office:value-type="float" office:value="-2464.04082845259" calcext:value-type="float">
            <text:p>-2464.0408284526</text:p>
          </table:table-cell>
          <table:table-cell/>
        </table:table-row>
        <table:table-row table:style-name="ro12">
          <table:table-cell/>
          <table:table-cell table:formula="of:=[.B3]/19" office:value-type="float" office:value="373.684210526316" calcext:value-type="float">
            <text:p>373.6842105263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19" office:value-type="float" office:value="368.421052631579" calcext:value-type="float">
            <text:p>368.4210526316</text:p>
          </table:table-cell>
          <table:table-cell table:formula="of:=[.E3]/17" office:value-type="float" office:value="423.529411764706" calcext:value-type="float">
            <text:p>423.5294117647</text:p>
          </table:table-cell>
          <table:table-cell table:formula="of:=[.F3]/19" office:value-type="float" office:value="368.421052631579" calcext:value-type="float">
            <text:p>368.4210526316</text:p>
          </table:table-cell>
          <table:table-cell/>
          <table:table-cell table:style-name="ce15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ce29" office:value-type="float" office:value="8000" calcext:value-type="float">
            <text:p>8000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date" office:date-value="2016-11-04" calcext:value-type="date">
            <text:p>11/04/16</text:p>
          </table:table-cell>
          <table:table-cell office:value-type="float" office:value="7400" calcext:value-type="float">
            <text:p>7400</text:p>
          </table:table-cell>
          <table:table-cell office:value-type="float" office:value="7000" calcext:value-type="float">
            <text:p>70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12900" calcext:value-type="float">
            <text:p>12900</text:p>
          </table:table-cell>
          <table:table-cell table:style-name="ce15" table:formula="of:=SUM([.B31:.F31])" office:value-type="float" office:value="41700" calcext:value-type="float">
            <text:p>41700</text:p>
          </table:table-cell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5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Ma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 table:style-name="ce16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table:formula="of:=SUM([.C56:.F56])" office:value-type="float" office:value="1676.08794714058" calcext:value-type="float">
            <text:p>1676.087947140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Tatev</text:p>
          </table:table-cell>
          <table:table-cell/>
          <table:table-cell office:value-type="string" calcext:value-type="string">
            <text:p>-Movses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Man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676.08794714058" calcext:value-type="float">
            <text:p>1676.087947140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D56];[.F56])" office:value-type="float" office:value="1345.0937950938" calcext:value-type="float">
            <text:p>1345.0937950938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E56];[.F56])" office:value-type="float" office:value="1371.15895800106" calcext:value-type="float">
            <text:p>1371.1589580011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31]/18" office:value-type="float" office:value="411.111111111111" calcext:value-type="float">
            <text:p>411.1111111111</text:p>
          </table:table-cell>
          <table:table-cell table:formula="of:=[.C31]/19" office:value-type="float" office:value="368.421052631579" calcext:value-type="float">
            <text:p>368.4210526316</text:p>
          </table:table-cell>
          <table:table-cell table:formula="of:=[.D31]/21" office:value-type="float" office:value="347.619047619048" calcext:value-type="float">
            <text:p>347.619047619</text:p>
          </table:table-cell>
          <table:table-cell table:formula="of:=[.E31]/19" office:value-type="float" office:value="373.684210526316" calcext:value-type="float">
            <text:p>373.6842105263</text:p>
          </table:table-cell>
          <table:table-cell table:formula="of:=[.F31]/22" office:value-type="float" office:value="586.363636363636" calcext:value-type="float">
            <text:p>586.3636363636</text:p>
          </table:table-cell>
          <table:table-cell/>
          <table:table-cell table:style-name="ce15" table:formula="of:=SUM([.H31:.H55])" office:value-type="float" office:value="42068.4210526316" calcext:value-type="float">
            <text:p>42068.4210526316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string" calcext:value-type="string">
            <text:p>18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table:style-name="ce15" table:formula="of:=SUM([.B59:.F59])" office:value-type="float" office:value="35800" calcext:value-type="float">
            <text:p>35800</text:p>
          </table:table-cell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5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Arman</text:p>
          </table:table-cell>
          <table:table-cell table:style-name="ce16"/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Vahe</text:p>
          </table:table-cell>
          <table:table-cell table:number-columns-repeated="2"/>
          <table:table-cell table:formula="of:=SUM([.B82];[.D82];[.E82];[.F82])" office:value-type="float" office:value="1435.95238095238" calcext:value-type="float">
            <text:p>1435.952380952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 table:number-columns-repeated="2"/>
          <table:table-cell table:formula="of:=SUM([.B82:.F82])" office:value-type="float" office:value="1814.89974937343" calcext:value-type="float">
            <text:p>1814.8997493734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table:formula="of:=SUM([.B82];[.E82];[.F82])" office:value-type="float" office:value="1102.61904761905" calcext:value-type="float">
            <text:p>1102.6190476191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1: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2])" office:value-type="float" office:value="333.333333333333" calcext:value-type="float">
            <text:p>333.3333333333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B83])" office:value-type="float" office:value="355" calcext:value-type="float">
            <text:p>355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59]/20" office:value-type="float" office:value="355" calcext:value-type="float">
            <text:p>355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21" office:value-type="float" office:value="333.333333333333" calcext:value-type="float">
            <text:p>333.3333333333</text:p>
          </table:table-cell>
          <table:table-cell table:formula="of:=[.E59]/18" office:value-type="float" office:value="400" calcext:value-type="float">
            <text:p>400</text:p>
          </table:table-cell>
          <table:table-cell table:formula="of:=[.F59]/21" office:value-type="float" office:value="347.619047619048" calcext:value-type="float">
            <text:p>347.619047619</text:p>
          </table:table-cell>
          <table:table-cell/>
          <table:table-cell table:style-name="ce15" table:formula="of:=SUM([.H59:.H81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office:value-type="string" calcext:value-type="string">
            <text:p>4<text:span text:style-name="T3">th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string" calcext:value-type="string">
            <text:p>25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300" calcext:value-type="float">
            <text:p>7300</text:p>
          </table:table-cell>
          <table:table-cell table:number-columns-repeated="2"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86:.F86])" office:value-type="float" office:value="35800" calcext:value-type="float">
            <text:p>35800</text:p>
          </table:table-cell>
          <table:table-cell table:formula="of:=SUM([.B109: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Gena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109:.E109])" office:value-type="float" office:value="1559.46524064171" calcext:value-type="float">
            <text:p>1559.4652406417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table:formula="of:=SUM([.C109])" office:value-type="float" office:value="331.818181818182" calcext:value-type="float">
            <text:p>331.8181818182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Seryoja</text:p>
          </table:table-cell>
          <table:table-cell table:number-columns-repeated="2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Gena</text:p>
          </table:table-cell>
          <table:table-cell/>
          <table:table-cell table:number-columns-repeated="2" office:value-type="string" calcext:value-type="string">
            <text:p>-Gena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Sargis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;[.D109];[.F109])" office:value-type="float" office:value="1060.23923444976" calcext:value-type="float">
            <text:p>1060.2392344498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)" office:value-type="float" office:value="331.818181818182" calcext:value-type="float">
            <text:p>331.8181818182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86]/17" office:value-type="float" office:value="417.647058823529" calcext:value-type="float">
            <text:p>417.6470588235</text:p>
          </table:table-cell>
          <table:table-cell table:formula="of:=[.C86]/22" office:value-type="float" office:value="331.818181818182" calcext:value-type="float">
            <text:p>331.8181818182</text:p>
          </table:table-cell>
          <table:table-cell table:formula="of:=[.D86]/20" office:value-type="float" office:value="360" calcext:value-type="float">
            <text:p>360</text:p>
          </table:table-cell>
          <table:table-cell table:formula="of:=[.E86]/16" office:value-type="float" office:value="450" calcext:value-type="float">
            <text:p>450</text:p>
          </table:table-cell>
          <table:table-cell table:formula="of:=[.F86]/19" office:value-type="float" office:value="368.421052631579" calcext:value-type="float">
            <text:p>368.4210526316</text:p>
          </table:table-cell>
          <table:table-cell/>
          <table:table-cell table:style-name="ce15" table:formula="of:=SUM([.H86:.H108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</table:table>
      <table:table table:name="Sheet15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3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9800" calcext:value-type="float">
            <text:p>9800</text:p>
          </table:table-cell>
          <table:table-cell table:number-columns-repeated="2"/>
          <table:table-cell office:value-type="float" office:value="2690" calcext:value-type="float">
            <text:p>269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 table:style-name="ce37" office:value-type="date" office:date-value="2016-02-05" calcext:value-type="date">
            <text:p>02/05/16</text:p>
          </table:table-cell>
          <table:table-cell office:value-type="float" office:value="7100" calcext:value-type="float">
            <text:p>7100</text:p>
          </table:table-cell>
          <table:table-cell office:value-type="float" office:value="7400" calcext:value-type="float">
            <text:p>7400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table:style-name="ce15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0" calcext:value-type="float">
            <text:p>0</text:p>
          </table:table-cell>
          <table:table-cell/>
          <table:table-cell table:formula="of:=SUM([.K2];[.K10];[.K11];[.K35];[.K64];[.K100];[.K101])" office:value-type="float" office:value="166400" calcext:value-type="float">
            <text:p>1664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2700" calcext:value-type="float">
            <text:p>12700</text:p>
          </table:table-cell>
          <table:table-cell/>
          <table:table-cell table:formula="of:=SUM([.G3];[.G31];[.G59];[.G93])" office:value-type="float" office:value="163700" calcext:value-type="float">
            <text:p>163700</text:p>
          </table:table-cell>
          <table:table-cell table:formula="of:=SUM([.H4];[.H32];[.H60];[.H94])" office:value-type="float" office:value="6914.27414008744" calcext:value-type="float">
            <text:p>6914.2741400874</text:p>
          </table:table-cell>
          <table:table-cell table:formula="of:=SUM([.N2];[.M4])" office:value-type="float" office:value="9604.27414008744" calcext:value-type="float">
            <text:p>9604.2741400874</text:p>
          </table:table-cell>
          <table:table-cell table:formula="of:=[.J4]-[.N4]" office:value-type="float" office:value="3095.72585991256" calcext:value-type="float">
            <text:p>3095.7258599126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8250" calcext:value-type="float">
            <text:p>8250</text:p>
          </table:table-cell>
          <table:table-cell/>
          <table:table-cell table:formula="of:=[.L3]-[.L4]" office:value-type="float" office:value="2700" calcext:value-type="float">
            <text:p>2700</text:p>
          </table:table-cell>
          <table:table-cell table:formula="of:=SUM([.H5];[.H33];[.H61];[.H95])" office:value-type="float" office:value="7823.52692434022" calcext:value-type="float">
            <text:p>7823.5269243402</text:p>
          </table:table-cell>
          <table:table-cell table:formula="of:=SUM([.N2];[.M5])" office:value-type="float" office:value="10513.5269243402" calcext:value-type="float">
            <text:p>10513.5269243402</text:p>
          </table:table-cell>
          <table:table-cell table:formula="of:=[.J5]-[.N5]" office:value-type="float" office:value="-2263.52692434022" calcext:value-type="float">
            <text:p>-2263.5269243402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300" calcext:value-type="float">
            <text:p>7300</text:p>
          </table:table-cell>
          <table:table-cell table:number-columns-repeated="2"/>
          <table:table-cell table:formula="of:=SUM([.H6];[.H34];[.H62];[.H96])" office:value-type="float" office:value="6914.27414008744" calcext:value-type="float">
            <text:p>6914.2741400874</text:p>
          </table:table-cell>
          <table:table-cell table:formula="of:=SUM([.N2];[.M6])" office:value-type="float" office:value="9604.27414008744" calcext:value-type="float">
            <text:p>9604.2741400874</text:p>
          </table:table-cell>
          <table:table-cell table:formula="of:=[.J6]-[.N6]" office:value-type="float" office:value="-2304.27414008744" calcext:value-type="float">
            <text:p>-2304.274140087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0500" calcext:value-type="float">
            <text:p>10500</text:p>
          </table:table-cell>
          <table:table-cell table:number-columns-repeated="2"/>
          <table:table-cell table:formula="of:=SUM([.H7];[.H35];[.H63];[.H97])" office:value-type="float" office:value="5790.10941592271" calcext:value-type="float">
            <text:p>5790.1094159227</text:p>
          </table:table-cell>
          <table:table-cell table:formula="of:=SUM([.N2];[.M7])" office:value-type="float" office:value="8480.10941592271" calcext:value-type="float">
            <text:p>8480.1094159227</text:p>
          </table:table-cell>
          <table:table-cell table:formula="of:=[.J7]-[.N7]" office:value-type="float" office:value="2019.89058407729" calcext:value-type="float">
            <text:p>2019.8905840773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900" calcext:value-type="float">
            <text:p>7900</text:p>
          </table:table-cell>
          <table:table-cell table:number-columns-repeated="2"/>
          <table:table-cell table:formula="of:=SUM([.H8];[.H36];[.H64];[.H98])" office:value-type="float" office:value="7992.05191786522" calcext:value-type="float">
            <text:p>7992.0519178652</text:p>
          </table:table-cell>
          <table:table-cell table:formula="of:=SUM([.M8:.M8];[.N2])" office:value-type="float" office:value="10682.0519178652" calcext:value-type="float">
            <text:p>10682.0519178652</text:p>
          </table:table-cell>
          <table:table-cell table:formula="of:=[.J8]-[.N8]" office:value-type="float" office:value="-2782.05191786522" calcext:value-type="float">
            <text:p>-2782.0519178652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6500" calcext:value-type="float">
            <text:p>6500</text:p>
          </table:table-cell>
          <table:table-cell table:number-columns-repeated="2"/>
          <table:table-cell table:formula="of:=SUM([.H9];[.H37];[.H65];[.H99])" office:value-type="float" office:value="8181.94128775459" calcext:value-type="float">
            <text:p>8181.9412877546</text:p>
          </table:table-cell>
          <table:table-cell table:formula="of:=SUM([.M9:.M9];[.N2])" office:value-type="float" office:value="10871.9412877546" calcext:value-type="float">
            <text:p>10871.9412877546</text:p>
          </table:table-cell>
          <table:table-cell table:formula="of:=[.J9]-[.N9]" office:value-type="float" office:value="-4371.94128775459" calcext:value-type="float">
            <text:p>-4371.9412877546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ասմիկ Դ․</text:p>
          </table:table-cell>
          <table:table-cell table:style-name="ce60" office:value-type="float" office:value="7550" calcext:value-type="float">
            <text:p>7550</text:p>
          </table:table-cell>
          <table:table-cell office:value-type="float" office:value="8600" calcext:value-type="float">
            <text:p>8600</text:p>
          </table:table-cell>
          <table:table-cell/>
          <table:table-cell table:formula="of:=SUM([.H10];[.H38];[.H66];[.H100])" office:value-type="float" office:value="6914.27414008744" calcext:value-type="float">
            <text:p>6914.2741400874</text:p>
          </table:table-cell>
          <table:table-cell table:formula="of:=SUM([.M10:.M10];[.N2])" office:value-type="float" office:value="9604.27414008744" calcext:value-type="float">
            <text:p>9604.2741400874</text:p>
          </table:table-cell>
          <table:table-cell table:formula="of:=[.J10]-[.N10]" office:value-type="float" office:value="-2054.27414008744" calcext:value-type="float">
            <text:p>-2054.2741400874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Seryoja</text:p>
          </table:table-cell>
          <table:table-cell table:style-name="ce16" office:value-type="string" calcext:value-type="string">
            <text:p>-Taron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5800" calcext:value-type="float">
            <text:p>5800</text:p>
          </table:table-cell>
          <table:table-cell office:value-type="float" office:value="35000" calcext:value-type="float">
            <text:p>35000</text:p>
          </table:table-cell>
          <table:table-cell/>
          <table:table-cell table:formula="of:=SUM([.H11];[.H39];[.H67];[.H101])" office:value-type="float" office:value="6066.81959463289" calcext:value-type="float">
            <text:p>6066.8195946329</text:p>
          </table:table-cell>
          <table:table-cell table:formula="of:=SUM([.M11:.M11];[.N2])" office:value-type="float" office:value="8756.81959463289" calcext:value-type="float">
            <text:p>8756.8195946329</text:p>
          </table:table-cell>
          <table:table-cell table:formula="of:=[.J11]-[.N11]" office:value-type="float" office:value="-2956.81959463289" calcext:value-type="float">
            <text:p>-2956.8195946329</text:p>
          </table:table-cell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 table:number-columns-repeated="3" office:value-type="string" calcext:value-type="string">
            <text:p>-Seryoja</text:p>
          </table:table-cell>
          <table:table-cell/>
          <table:table-cell table:formula="of:=SUM([.C28];[.D28];[.F28])" office:value-type="float" office:value="1021.73913043478" calcext:value-type="float">
            <text:p>1021.7391304348</text:p>
          </table:table-cell>
          <table:table-cell table:style-name="ce40" office:value-type="string" calcext:value-type="string">
            <text:p>Սարգիս</text:p>
          </table:table-cell>
          <table:table-cell table:style-name="ce60" office:value-type="float" office:value="500" calcext:value-type="float">
            <text:p>500</text:p>
          </table:table-cell>
          <table:table-cell/>
          <table:table-cell table:formula="of:=SUM([.H43];[.H71];[.H105])-3200+2500" office:value-type="float" office:value="4386.32585932586" calcext:value-type="float">
            <text:p>4386.3258593259</text:p>
          </table:table-cell>
          <table:table-cell table:formula="of:=SUM([.H12])" office:value-type="float" office:value="1021.73913043478" calcext:value-type="float">
            <text:p>1021.7391304348</text:p>
          </table:table-cell>
          <table:table-cell office:value-type="float" office:value="1000" calcext:value-type="float">
            <text:p>1000</text:p>
          </table:table-cell>
          <table:table-cell table:formula="of:=[.J12]-[.N12]" office:value-type="float" office:value="-500" calcext:value-type="float">
            <text:p>-500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-10200" calcext:value-type="float">
            <text:p>-10200</text:p>
          </table:table-cell>
          <table:table-cell table:number-columns-repeated="2"/>
          <table:table-cell table:formula="of:=SUM([.H13];[.H41];[.H69];[.H103])" office:value-type="float" office:value="3353.22377622378" calcext:value-type="float">
            <text:p>3353.2237762238</text:p>
          </table:table-cell>
          <table:table-cell table:formula="of:=SUM([.M13];[.O2])" office:value-type="float" office:value="4353.22377622378" calcext:value-type="float">
            <text:p>4353.2237762238</text:p>
          </table:table-cell>
          <table:table-cell table:formula="of:=[.J13]-[.N13]" office:value-type="float" office:value="-14553.2237762238" calcext:value-type="float">
            <text:p>-14553.2237762238</text:p>
          </table:table-cell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Mpvses</text:p>
          </table:table-cell>
          <table:table-cell table:number-columns-repeated="2"/>
          <table:table-cell table:formula="of:=SUM([.D28];[.F28])" office:value-type="float" office:value="669.35817805383" calcext:value-type="float">
            <text:p>669.3581780538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4700" calcext:value-type="float">
            <text:p>4700</text:p>
          </table:table-cell>
          <table:table-cell table:number-columns-repeated="2"/>
          <table:table-cell table:formula="of:=SUM([.H14];[.H42];[.H70];[.H104])" office:value-type="float" office:value="3256.80499050064" calcext:value-type="float">
            <text:p>3256.8049905007</text:p>
          </table:table-cell>
          <table:table-cell table:formula="of:=SUM([.M14:.M14];[.N2])" office:value-type="float" office:value="5946.80499050064" calcext:value-type="float">
            <text:p>5946.8049905007</text:p>
          </table:table-cell>
          <table:table-cell table:formula="of:=[.J14]-[.N14]" office:value-type="float" office:value="-1246.80499050064" calcext:value-type="float">
            <text:p>-1246.8049905007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style-name="ce56" office:value-type="float" office:value="8200" calcext:value-type="float">
            <text:p>8200</text:p>
          </table:table-cell>
          <table:table-cell table:number-columns-repeated="2"/>
          <table:table-cell table:formula="of:=SUM([.H15];[.H43];[.H71];[.H105])" office:value-type="float" office:value="5086.32585932586" calcext:value-type="float">
            <text:p>5086.3258593259</text:p>
          </table:table-cell>
          <table:table-cell table:formula="of:=SUM([.M15:.M15];[.N2])" office:value-type="float" office:value="7776.32585932586" calcext:value-type="float">
            <text:p>7776.3258593259</text:p>
          </table:table-cell>
          <table:table-cell table:formula="of:=[.J15]-[.N15]" office:value-type="float" office:value="423.67414067414" calcext:value-type="float">
            <text:p>423.6741406741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Մհեր</text:p>
          </table:table-cell>
          <table:table-cell table:style-name="ce61" office:value-type="float" office:value="8350" calcext:value-type="float">
            <text:p>8350</text:p>
          </table:table-cell>
          <table:table-cell table:number-columns-repeated="2"/>
          <table:table-cell table:formula="of:=SUM([.H16];[.H44];[.H72];[.H106])" office:value-type="float" office:value="6066.81959463289" calcext:value-type="float">
            <text:p>6066.8195946329</text:p>
          </table:table-cell>
          <table:table-cell table:formula="of:=SUM([.M16:.M16];[.N2])" office:value-type="float" office:value="8756.81959463289" calcext:value-type="float">
            <text:p>8756.8195946329</text:p>
          </table:table-cell>
          <table:table-cell table:formula="of:=[.J16]-[.N16]" office:value-type="float" office:value="-406.819594632894" calcext:value-type="float">
            <text:p>-406.8195946329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Tamar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Դավիթ</text:p>
          </table:table-cell>
          <table:table-cell table:style-name="ce61" office:value-type="float" office:value="9750" calcext:value-type="float">
            <text:p>9750</text:p>
          </table:table-cell>
          <table:table-cell table:number-columns-repeated="2"/>
          <table:table-cell table:formula="of:=SUM([.H17];[.H45];[.H73];[.H107])" office:value-type="float" office:value="6914.27414008744" calcext:value-type="float">
            <text:p>6914.2741400874</text:p>
          </table:table-cell>
          <table:table-cell table:formula="of:=SUM([.M17:.M17];[.N2])" office:value-type="float" office:value="9604.27414008744" calcext:value-type="float">
            <text:p>9604.2741400874</text:p>
          </table:table-cell>
          <table:table-cell table:formula="of:=[.J17]-[.N17]" office:value-type="float" office:value="145.72585991256" calcext:value-type="float">
            <text:p>145.7258599126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Sargiis</text:p>
          </table:table-cell>
          <table:table-cell table:number-columns-repeated="2"/>
          <table:table-cell table:formula="of:=SUM([.B28];[.C28];[.E28];[.F28])" office:value-type="float" office:value="1480.32923314253" calcext:value-type="float">
            <text:p>1480.3292331425</text:p>
          </table:table-cell>
          <table:table-cell table:style-name="ce40" office:value-type="string" calcext:value-type="string">
            <text:p>Տարոն</text:p>
          </table:table-cell>
          <table:table-cell table:style-name="ce58" office:value-type="float" office:value="10000" calcext:value-type="float">
            <text:p>10000</text:p>
          </table:table-cell>
          <table:table-cell table:number-columns-repeated="2"/>
          <table:table-cell table:formula="of:=SUM([.H18];[.H46];[.H74];[.H108])" office:value-type="float" office:value="4278.89285470615" calcext:value-type="float">
            <text:p>4278.8928547062</text:p>
          </table:table-cell>
          <table:table-cell table:formula="of:=SUM([.M18:.M18];[.N2])" office:value-type="float" office:value="6968.89285470615" calcext:value-type="float">
            <text:p>6968.8928547062</text:p>
          </table:table-cell>
          <table:table-cell table:formula="of:=[.J18]-[.N18]" office:value-type="float" office:value="3031.10714529385" calcext:value-type="float">
            <text:p>3031.107145293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250" calcext:value-type="float">
            <text:p>7250</text:p>
          </table:table-cell>
          <table:table-cell table:number-columns-repeated="2"/>
          <table:table-cell table:formula="of:=SUM([.H19];[.H47];[.H75];[.H109])" office:value-type="float" office:value="6914.27414008744" calcext:value-type="float">
            <text:p>6914.2741400874</text:p>
          </table:table-cell>
          <table:table-cell table:formula="of:=SUM([.M19:.M19];[.N2])" office:value-type="float" office:value="9604.27414008744" calcext:value-type="float">
            <text:p>9604.2741400874</text:p>
          </table:table-cell>
          <table:table-cell table:formula="of:=[.J19]-[.N19]" office:value-type="float" office:value="-2354.27414008744" calcext:value-type="float">
            <text:p>-2354.2741400874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47" office:value-type="string" calcext:value-type="string">
            <text:p>Ստեփան</text:p>
          </table:table-cell>
          <table:table-cell table:style-name="ce60" office:value-type="float" office:value="8600" calcext:value-type="float">
            <text:p>8600</text:p>
          </table:table-cell>
          <table:table-cell table:number-columns-repeated="2"/>
          <table:table-cell table:formula="of:=SUM([.H20];[.H48];[.H76];[.H110])" office:value-type="float" office:value="6184.55386036716" calcext:value-type="float">
            <text:p>6184.5538603672</text:p>
          </table:table-cell>
          <table:table-cell table:formula="of:=SUM([.M20:.M20];[.N2])" office:value-type="float" office:value="8874.55386036716" calcext:value-type="float">
            <text:p>8874.5538603672</text:p>
          </table:table-cell>
          <table:table-cell table:formula="of:=[.J20]-[.N20]" office:value-type="float" office:value="-274.553860367159" calcext:value-type="float">
            <text:p>-274.5538603672</text:p>
          </table:table-cell>
        </table:table-row>
        <table:table-row table:style-name="ro12">
          <table:table-cell table:number-columns-repeated="7"/>
          <table:table-cell table:formula="of:=SUM([.B28];[.C28];[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1];[.H49];[.H77];[.H111])" office:value-type="float" office:value="4953.06628476194" calcext:value-type="float">
            <text:p>4953.0662847619</text:p>
          </table:table-cell>
          <table:table-cell table:formula="of:=SUM([.M21:.M21];[.N2])" office:value-type="float" office:value="7643.06628476194" calcext:value-type="float">
            <text:p>7643.0662847619</text:p>
          </table:table-cell>
          <table:table-cell table:formula="of:=[.J21]-[.N21]" office:value-type="float" office:value="-643.066284761937" calcext:value-type="float">
            <text:p>-643.066284761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5350" calcext:value-type="float">
            <text:p>5350</text:p>
          </table:table-cell>
          <table:table-cell table:number-columns-repeated="2"/>
          <table:table-cell table:formula="of:=SUM([.H22];[.H50];[.H78];[.H112])" office:value-type="float" office:value="6059.56033537364" calcext:value-type="float">
            <text:p>6059.5603353736</text:p>
          </table:table-cell>
          <table:table-cell table:formula="of:=SUM([.M22:.M22];[.N2])" office:value-type="float" office:value="8749.56033537364" calcext:value-type="float">
            <text:p>8749.5603353736</text:p>
          </table:table-cell>
          <table:table-cell table:formula="of:=[.J22]-[.N22]" office:value-type="float" office:value="-3399.56033537364" calcext:value-type="float">
            <text:p>-3399.5603353736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5800" calcext:value-type="float">
            <text:p>5800</text:p>
          </table:table-cell>
          <table:table-cell table:number-columns-repeated="2"/>
          <table:table-cell table:formula="of:=SUM([.H23];[.H51];[.H79];[.H113])" office:value-type="float" office:value="5659.43584113149" calcext:value-type="float">
            <text:p>5659.4358411315</text:p>
          </table:table-cell>
          <table:table-cell table:formula="of:=SUM([.M23:.M23];[.N2])" office:value-type="float" office:value="8349.43584113149" calcext:value-type="float">
            <text:p>8349.4358411315</text:p>
          </table:table-cell>
          <table:table-cell table:formula="of:=[.J23]-[.N23]" office:value-type="float" office:value="-2549.43584113149" calcext:value-type="float">
            <text:p>-2549.4358411315</text:p>
          </table:table-cell>
        </table:table-row>
        <table:table-row table:style-name="ro12">
          <table:table-cell table:number-columns-repeated="7"/>
          <table:table-cell table:formula="of:=SUM([.F28])" office:value-type="float" office:value="321.739130434783" calcext:value-type="float">
            <text:p>321.7391304348</text:p>
          </table:table-cell>
          <table:table-cell table:style-name="ce47" office:value-type="string" calcext:value-type="string">
            <text:p>Մարինե</text:p>
          </table:table-cell>
          <table:table-cell table:style-name="ce61" office:value-type="float" office:value="1300" calcext:value-type="float">
            <text:p>1300</text:p>
          </table:table-cell>
          <table:table-cell table:number-columns-repeated="2"/>
          <table:table-cell table:formula="of:=SUM([.H24];[.H52])" office:value-type="float" office:value="649.01185770751" calcext:value-type="float">
            <text:p>649.0118577075</text:p>
          </table:table-cell>
          <table:table-cell office:value-type="float" office:value="0" calcext:value-type="float">
            <text:p>0</text:p>
          </table:table-cell>
          <table:table-cell table:formula="of:=[.J24]-[.M24]" office:value-type="float" office:value="650.98814229249" calcext:value-type="float">
            <text:p>650.9881422925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1550" calcext:value-type="float">
            <text:p>1550</text:p>
          </table:table-cell>
          <table:table-cell table:number-columns-repeated="2"/>
          <table:table-cell table:formula="of:=SUM([.H25];[.H53];[.H81];[.H115])" office:value-type="float" office:value="6519.829695643" calcext:value-type="float">
            <text:p>6519.829695643</text:p>
          </table:table-cell>
          <table:table-cell table:formula="of:=SUM([.M25:.M25];[.N2])" office:value-type="float" office:value="9209.829695643" calcext:value-type="float">
            <text:p>9209.829695643</text:p>
          </table:table-cell>
          <table:table-cell office:value-type="float" office:value="-7650" calcext:value-type="float">
            <text:p>-7650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7550" calcext:value-type="float">
            <text:p>7550</text:p>
          </table:table-cell>
          <table:table-cell table:number-columns-repeated="2"/>
          <table:table-cell table:formula="of:=SUM([.H26];[.H54];[.H82];[.H116])" office:value-type="float" office:value="6914.27414008744" calcext:value-type="float">
            <text:p>6914.2741400874</text:p>
          </table:table-cell>
          <table:table-cell table:formula="of:=SUM([.M26:.M26];[.N2])" office:value-type="float" office:value="9604.27414008744" calcext:value-type="float">
            <text:p>9604.2741400874</text:p>
          </table:table-cell>
          <table:table-cell table:formula="of:=[.J26]-[.N26]" office:value-type="float" office:value="-2054.27414008744" calcext:value-type="float">
            <text:p>-2054.2741400874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7550" calcext:value-type="float">
            <text:p>7550</text:p>
          </table:table-cell>
          <table:table-cell table:number-columns-repeated="2"/>
          <table:table-cell table:formula="of:=SUM([.H27];[.H55];[.H83];[.H117])" office:value-type="float" office:value="6140.97097266662" calcext:value-type="float">
            <text:p>6140.9709726666</text:p>
          </table:table-cell>
          <table:table-cell table:formula="of:=SUM([.M27:.M27];[.N2])" office:value-type="float" office:value="8830.97097266662" calcext:value-type="float">
            <text:p>8830.9709726666</text:p>
          </table:table-cell>
          <table:table-cell table:formula="of:=[.J27]-[.N27]" office:value-type="float" office:value="-1280.97097266662" calcext:value-type="float">
            <text:p>-1280.9709726666</text:p>
          </table:table-cell>
        </table:table-row>
        <table:table-row table:style-name="ro12">
          <table:table-cell/>
          <table:table-cell table:formula="of:=[.B3]/18" office:value-type="float" office:value="394.444444444444" calcext:value-type="float">
            <text:p>394.4444444444</text:p>
          </table:table-cell>
          <table:table-cell table:formula="of:=[.C3]/21" office:value-type="float" office:value="352.380952380952" calcext:value-type="float">
            <text:p>352.380952381</text:p>
          </table:table-cell>
          <table:table-cell table:formula="of:=[.D3]/21" office:value-type="float" office:value="347.619047619048" calcext:value-type="float">
            <text:p>347.619047619</text:p>
          </table:table-cell>
          <table:table-cell table:formula="of:=[.E3]/17" office:value-type="float" office:value="411.764705882353" calcext:value-type="float">
            <text:p>411.7647058824</text:p>
          </table:table-cell>
          <table:table-cell table:formula="of:=[.F3]/23" office:value-type="float" office:value="321.739130434783" calcext:value-type="float">
            <text:p>321.7391304348</text:p>
          </table:table-cell>
          <table:table-cell/>
          <table:table-cell table:style-name="ce15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2"/>
          <table:table-cell table:style-name="ce15" office:value-type="string" calcext:value-type="string">
            <text:p>Edgar</text:p>
          </table:table-cell>
          <table:table-cell table:formula="of:=SUM([.H84];[.H118])" office:value-type="float" office:value="3683.99300699301" calcext:value-type="float">
            <text:p>3683.993006993</text:p>
          </table:table-cell>
          <table:table-cell table:style-name="ce15" table:formula="of:=SUM([.N4:.N27])" office:value-type="float" office:value="193389.578046373" calcext:value-type="float">
            <text:p>193389.578046373</text:p>
          </table:table-cell>
          <table:table-cell table:formula="of:=3000-[.M28]" office:value-type="float" office:value="-683.993006993007" calcext:value-type="float">
            <text:p>-683.993006993</text:p>
          </table:table-cell>
        </table:table-row>
        <table:table-row table:style-name="ro12">
          <table:table-cell table:number-columns-repeated="8"/>
          <table:table-cell table:style-name="ce29"/>
          <table:table-cell table:number-columns-repeated="2"/>
          <table:table-cell table:style-name="ce15" office:value-type="string" calcext:value-type="string">
            <text:p>Hasmik K</text:p>
          </table:table-cell>
          <table:table-cell table:formula="of:=SUM([.H85];[.H119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2"/>
          <table:table-cell table:style-name="ce15" office:value-type="string" calcext:value-type="string">
            <text:p>Smbat</text:p>
          </table:table-cell>
          <table:table-cell table:formula="of:=SUM([.H86];[.H120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style-name="ce37" office:value-type="date" office:date-value="2016-09-05" calcext:value-type="date">
            <text:p>09/05/16</text:p>
          </table:table-cell>
          <table:table-cell office:value-type="float" office:value="0" calcext:value-type="float">
            <text:p>0</text:p>
          </table:table-cell>
          <table:table-cell office:value-type="float" office:value="7300" calcext:value-type="float">
            <text:p>7300</text:p>
          </table:table-cell>
          <table:table-cell office:value-type="float" office:value="7200" calcext:value-type="float">
            <text:p>7200</text:p>
          </table:table-cell>
          <table:table-cell office:value-type="float" office:value="9700" calcext:value-type="float">
            <text:p>97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31:.F31])" office:value-type="float" office:value="32300" calcext:value-type="float">
            <text:p>32300</text:p>
          </table:table-cell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15" office:value-type="string" calcext:value-type="string">
            <text:p>Ani</text:p>
          </table:table-cell>
          <table:table-cell table:formula="of:=SUM([.H87];[.H121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ժելա</text:p>
          </table:table-cell>
          <table:table-cell table:number-columns-repeated="2"/>
          <table:table-cell table:style-name="ce15" office:value-type="string" calcext:value-type="string">
            <text:p>Araks</text:p>
          </table:table-cell>
          <table:table-cell table:formula="of:=SUM([.H88];[.H122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[.C56]+[.D56]+3*[.E56]+2.5*[.F56]" office:value-type="float" office:value="2673.1240981241" calcext:value-type="float">
            <text:p>2673.1240981241</text:p>
          </table:table-cell>
          <table:table-cell office:value-type="string" calcext:value-type="string">
            <text:p>Արմենուհի</text:p>
          </table:table-cell>
          <table:table-cell table:number-columns-repeated="2"/>
          <table:table-cell table:style-name="ce15" office:value-type="string" calcext:value-type="string">
            <text:p>Meruj</text:p>
          </table:table-cell>
          <table:table-cell table:formula="of:=SUM([.H89];[.H123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table:style-name="ce57" office:value-type="string" calcext:value-type="string">
            <text:p>Գայանե</text:p>
          </table:table-cell>
          <table:table-cell table:number-columns-repeated="3"/>
          <table:table-cell table:style-name="ce15" table:formula="of:=SUM([.M4:.M33])" office:value-type="float" office:value="158674.287076474" calcext:value-type="float">
            <text:p>158674.287076474</text:p>
          </table:table-cell>
          <table:table-cell/>
          <table:table-cell table:style-name="ce15" table:formula="of:=SUM([.O5];[.O6];[.O8];[.O9];[.O10];[.O11];[.O12];[.O13];[.O14];[.O16];[.O19];[.O20];[.O21];[.O22];[.O23];[.O25];[.O26];[.O27];[.O28];[.O29];[.O30];[.O31];[.O32];[.O33])" office:value-type="float" office:value="-57729.8649475939" calcext:value-type="float">
            <text:p>-57729.8649475939</text:p>
          </table:table-cell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36000" calcext:value-type="float">
            <text:p>36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[.C56]+[.D56]+4*[.E56]+[.F56]" office:value-type="float" office:value="2480.11063011063" calcext:value-type="float">
            <text:p>2480.1106301106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2670" calcext:value-type="float">
            <text:p>2670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Gena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table:style-name="ce16"/>
          <table:table-cell table:number-columns-repeated="2" office:value-type="string" calcext:value-type="string">
            <text:p>-Sargis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table:formula="of:=SUM([.C56];[.E56])" office:value-type="float" office:value="706.878306878307" calcext:value-type="float">
            <text:p>706.878306878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];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:.F56])" office:value-type="float" office:value="1054.7138047138" calcext:value-type="float">
            <text:p>1054.713804713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])" office:value-type="float" office:value="327.272727272727" calcext:value-type="float">
            <text:p>327.2727272727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/>
          <table:table-cell table:formula="of:=[.B31]/18" office:value-type="float" office:value="0" calcext:value-type="float">
            <text:p>0</text:p>
          </table:table-cell>
          <table:table-cell table:formula="of:=[.C31]/21" office:value-type="float" office:value="347.619047619048" calcext:value-type="float">
            <text:p>347.619047619</text:p>
          </table:table-cell>
          <table:table-cell table:formula="of:=[.D31]/22" office:value-type="float" office:value="327.272727272727" calcext:value-type="float">
            <text:p>327.2727272727</text:p>
          </table:table-cell>
          <table:table-cell table:formula="of:=[.E31]/27" office:value-type="float" office:value="359.259259259259" calcext:value-type="float">
            <text:p>359.2592592593</text:p>
          </table:table-cell>
          <table:table-cell table:formula="of:=[.F31]/22" office:value-type="float" office:value="368.181818181818" calcext:value-type="float">
            <text:p>368.1818181818</text:p>
          </table:table-cell>
          <table:table-cell/>
          <table:table-cell table:style-name="ce15" table:formula="of:=SUM([.H31:.H55])" office:value-type="float" office:value="32296.8759018759" calcext:value-type="float">
            <text:p>32296.8759018759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16/05/2016</text:p>
          </table:table-cell>
          <table:table-cell office:value-type="float" office:value="8600" calcext:value-type="float">
            <text:p>8600</text:p>
          </table:table-cell>
          <table:table-cell office:value-type="float" office:value="9800" calcext:value-type="float">
            <text:p>9800</text:p>
          </table:table-cell>
          <table:table-cell office:value-type="float" office:value="10800" calcext:value-type="float">
            <text:p>10800</text:p>
          </table:table-cell>
          <table:table-cell office:value-type="float" office:value="9100" calcext:value-type="float">
            <text:p>91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59:.F59])" office:value-type="float" office:value="47700" calcext:value-type="float">
            <text:p>47700</text:p>
          </table:table-cell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90])" office:value-type="float" office:value="1792.30769230769" calcext:value-type="float">
            <text:p>1792.307692307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45000" calcext:value-type="float">
            <text:p>45000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style-name="ce16"/>
          <table:table-cell table:number-columns-repeated="3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+Mariam</text:p>
          </table:table-cell>
          <table:table-cell/>
          <table:table-cell table:formula="of:=SUM([.C90:.F90])" office:value-type="float" office:value="1461.53846153846" calcext:value-type="float">
            <text:p>1461.5384615385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2" office:value-type="string" calcext:value-type="string">
            <text:p>+Mariam</text:p>
          </table:table-cell>
          <table:table-cell table:number-columns-repeated="2"/>
          <table:table-cell table:formula="of:=SUM([.E90:.F90])" office:value-type="float" office:value="698.575498575499" calcext:value-type="float">
            <text:p>698.5754985755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 table:number-columns-repeated="2" office:value-type="string" calcext:value-type="string">
            <text:p>-Sargis</text:p>
          </table:table-cell>
          <table:table-cell table:number-columns-repeated="2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 office:value-type="string" calcext:value-type="string">
            <text:p>-Taro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];[.C90];[.D90];[.F90])" office:value-type="float" office:value="1455.27065527066" calcext:value-type="float">
            <text:p>1455.2706552707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Edgar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Hasmik K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Smbat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ni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raks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Meruj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/>
          <table:table-cell table:formula="of:=[.B59]/26" office:value-type="float" office:value="330.769230769231" calcext:value-type="float">
            <text:p>330.7692307692</text:p>
          </table:table-cell>
          <table:table-cell table:formula="of:=[.C59]/27" office:value-type="float" office:value="362.962962962963" calcext:value-type="float">
            <text:p>362.962962963</text:p>
          </table:table-cell>
          <table:table-cell table:formula="of:=[.D59]/27" office:value-type="float" office:value="400" calcext:value-type="float">
            <text:p>400</text:p>
          </table:table-cell>
          <table:table-cell table:formula="of:=[.E59]/27" office:value-type="float" office:value="337.037037037037" calcext:value-type="float">
            <text:p>337.037037037</text:p>
          </table:table-cell>
          <table:table-cell table:formula="of:=[.F59]/26" office:value-type="float" office:value="361.538461538462" calcext:value-type="float">
            <text:p>361.5384615385</text:p>
          </table:table-cell>
          <table:table-cell/>
          <table:table-cell table:style-name="ce15" table:formula="of:=SUM([.H59:.H89])" office:value-type="float" office:value="47700" calcext:value-type="float">
            <text:p>477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3/05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8800" calcext:value-type="float">
            <text:p>8800</text:p>
          </table:table-cell>
          <table:table-cell office:value-type="float" office:value="10900" calcext:value-type="float">
            <text:p>109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93:.F93])" office:value-type="float" office:value="47500" calcext:value-type="float">
            <text:p>475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27000" calcext:value-type="float">
            <text:p>27000</text:p>
          </table:table-cell>
          <table:table-cell table:number-columns-repeated="4"/>
        </table:table-row>
        <table:table-row table:style-name="ro12">
          <table:table-cell table:number-columns-repeated="3"/>
          <table:table-cell table:style-name="ce16"/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C124];[.E124];[.F124])" office:value-type="float" office:value="1181.99300699301" calcext:value-type="float">
            <text:p>1181.99300699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number-columns-repeated="3" office:value-type="string" calcext:value-type="string">
            <text:p>-Sargis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office:value-type="string" calcext:value-type="string">
            <text:p>-Tamara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ron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Jozef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24];[.D124];[.F124])" office:value-type="float" office:value="1038.53846153846" calcext:value-type="float">
            <text:p>1038.538461538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Jozef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/>
          <table:table-cell table:formula="of:=[.B93]/26" office:value-type="float" office:value="357.692307692308" calcext:value-type="float">
            <text:p>357.6923076923</text:p>
          </table:table-cell>
          <table:table-cell table:formula="of:=[.C93]/28" office:value-type="float" office:value="325" calcext:value-type="float">
            <text:p>325</text:p>
          </table:table-cell>
          <table:table-cell table:formula="of:=[.D93]/25" office:value-type="float" office:value="352" calcext:value-type="float">
            <text:p>352</text:p>
          </table:table-cell>
          <table:table-cell table:formula="of:=[.E93]/22" office:value-type="float" office:value="495.454545454545" calcext:value-type="float">
            <text:p>495.4545454545</text:p>
          </table:table-cell>
          <table:table-cell table:formula="of:=[.F93]/26" office:value-type="float" office:value="361.538461538462" calcext:value-type="float">
            <text:p>361.5384615385</text:p>
          </table:table-cell>
          <table:table-cell/>
          <table:table-cell table:style-name="ce15" table:formula="of:=SUM([.H94:.H123])" office:value-type="float" office:value="47500" calcext:value-type="float">
            <text:p>47500</text:p>
          </table:table-cell>
          <table:table-cell table:style-name="Default"/>
          <table:table-cell table:number-columns-repeated="6"/>
        </table:table-row>
      </table:table>
      <table:table table:name="Sheet16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7000/24" office:value-type="float" office:value="2375" calcext:value-type="float">
            <text:p>2375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2700" calcext:value-type="float">
            <text:p>27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30/05/2016</text:p>
          </table:table-cell>
          <table:table-cell office:value-type="float" office:value="9500" calcext:value-type="float">
            <text:p>9500</text:p>
          </table:table-cell>
          <table:table-cell office:value-type="float" office:value="9300" calcext:value-type="float">
            <text:p>9300</text:p>
          </table:table-cell>
          <table:table-cell office:value-type="float" office:value="9800" calcext:value-type="float">
            <text:p>9800</text:p>
          </table:table-cell>
          <table:table-cell office:value-type="float" office:value="9400" calcext:value-type="float">
            <text:p>9400</text:p>
          </table:table-cell>
          <table:table-cell office:value-type="float" office:value="10200" calcext:value-type="float">
            <text:p>10200</text:p>
          </table:table-cell>
          <table:table-cell table:style-name="ce15" table:formula="of:=SUM([.B3:.F3])" office:value-type="float" office:value="48200" calcext:value-type="float">
            <text:p>48200</text:p>
          </table:table-cell>
          <table:table-cell table:number-columns-repeated="2"/>
          <table:table-cell table:style-name="ce22"/>
          <table:table-cell table:number-columns-repeated="5"/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0100" calcext:value-type="float">
            <text:p>10100</text:p>
          </table:table-cell>
          <table:table-cell table:formula="of:=SUM([.J2];[.J38];[.J39];[.J40];[.J41];[.J42];[.K72];[.K76];[.K104];[.K105];[.K106];[.K107];[.J137];[.J138];[.J139])" office:value-type="float" office:value="243700" calcext:value-type="float">
            <text:p>243700</text:p>
          </table:table-cell>
          <table:table-cell table:formula="of:=SUM([.H4];[.H39];[.H72];[.H104];[.H137])" office:value-type="float" office:value="8246.49208863854" calcext:value-type="float">
            <text:p>8246.4920886386</text:p>
          </table:table-cell>
          <table:table-cell/>
          <table:table-cell table:formula="of:=SUM([.L4:.L4];[.M1])" office:value-type="float" office:value="10621.4920886385" calcext:value-type="float">
            <text:p>10621.4920886385</text:p>
          </table:table-cell>
          <table:table-cell table:formula="of:=[.J4]-[.N4]" office:value-type="float" office:value="-521.492088638543" calcext:value-type="float">
            <text:p>-521.492088638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9750" calcext:value-type="float">
            <text:p>9750</text:p>
          </table:table-cell>
          <table:table-cell table:formula="of:=SUM([.G3];[.G38];[.G71];[.G103];[.G136])" office:value-type="float" office:value="250300" calcext:value-type="float">
            <text:p>250300</text:p>
          </table:table-cell>
          <table:table-cell table:formula="of:=SUM([.H5];[.H40];[.H73];[.H105];[.H138])" office:value-type="float" office:value="10347.0538553742" calcext:value-type="float">
            <text:p>10347.0538553742</text:p>
          </table:table-cell>
          <table:table-cell/>
          <table:table-cell table:formula="of:=SUM([.M1];[.L5])" office:value-type="float" office:value="12722.0538553742" calcext:value-type="float">
            <text:p>12722.0538553742</text:p>
          </table:table-cell>
          <table:table-cell table:formula="of:=[.J5]-[.N5]" office:value-type="float" office:value="-2972.05385537422" calcext:value-type="float">
            <text:p>-2972.0538553742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700" calcext:value-type="float">
            <text:p>7700</text:p>
          </table:table-cell>
          <table:table-cell table:formula="of:=[.K4]-[.K5]" office:value-type="float" office:value="-6600" calcext:value-type="float">
            <text:p>-6600</text:p>
          </table:table-cell>
          <table:table-cell table:formula="of:=SUM([.H6];[.H41];[.H74];[.H106];[.H139])" office:value-type="float" office:value="10755.7495075481" calcext:value-type="float">
            <text:p>10755.7495075481</text:p>
          </table:table-cell>
          <table:table-cell/>
          <table:table-cell table:formula="of:=SUM([.M1];[.L6])" office:value-type="float" office:value="13130.7495075481" calcext:value-type="float">
            <text:p>13130.7495075481</text:p>
          </table:table-cell>
          <table:table-cell table:formula="of:=[.J6]-[.N6]" office:value-type="float" office:value="-5430.74950754814" calcext:value-type="float">
            <text:p>-5430.7495075481</text:p>
          </table:table-cell>
        </table:table-row>
        <table:table-row table:style-name="ro12">
          <table:table-cell table:number-columns-repeated="7"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20600" calcext:value-type="float">
            <text:p>20600</text:p>
          </table:table-cell>
          <table:table-cell/>
          <table:table-cell table:formula="of:=SUM([.H7];[.H42];[.H75];[.H107];[.H140])" office:value-type="float" office:value="7848.21264001699" calcext:value-type="float">
            <text:p>7848.212640017</text:p>
          </table:table-cell>
          <table:table-cell/>
          <table:table-cell table:formula="of:=SUM([.L7:.L7];[.M1])" office:value-type="float" office:value="10223.212640017" calcext:value-type="float">
            <text:p>10223.212640017</text:p>
          </table:table-cell>
          <table:table-cell table:formula="of:=[.J7]-[.N7]" office:value-type="float" office:value="10376.787359983" calcext:value-type="float">
            <text:p>10376.787359983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6200" calcext:value-type="float">
            <text:p>6200</text:p>
          </table:table-cell>
          <table:table-cell/>
          <table:table-cell table:formula="of:=SUM([.H8];[.H43];[.H76];[.H108];[.H141])" office:value-type="float" office:value="10355.7495075481" calcext:value-type="float">
            <text:p>10355.7495075481</text:p>
          </table:table-cell>
          <table:table-cell/>
          <table:table-cell table:formula="of:=SUM([.L8:.L8];[.M1])" office:value-type="float" office:value="12730.7495075481" calcext:value-type="float">
            <text:p>12730.7495075481</text:p>
          </table:table-cell>
          <table:table-cell table:formula="of:=[.J8]-[.N8]" office:value-type="float" office:value="-6530.74950754813" calcext:value-type="float">
            <text:p>-6530.7495075481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7950" calcext:value-type="float">
            <text:p>7950</text:p>
          </table:table-cell>
          <table:table-cell/>
          <table:table-cell table:formula="of:=SUM([.H9];[.H44];[.H77];[.H109];[.H142])" office:value-type="float" office:value="10755.7495075481" calcext:value-type="float">
            <text:p>10755.7495075481</text:p>
          </table:table-cell>
          <table:table-cell/>
          <table:table-cell table:formula="of:=SUM([.L9:.L9];[.M1])" office:value-type="float" office:value="13130.7495075481" calcext:value-type="float">
            <text:p>13130.7495075481</text:p>
          </table:table-cell>
          <table:table-cell table:formula="of:=[.J9]-[.N9]" office:value-type="float" office:value="-5180.74950754814" calcext:value-type="float">
            <text:p>-5180.749507548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9700" calcext:value-type="float">
            <text:p>9700</text:p>
          </table:table-cell>
          <table:table-cell/>
          <table:table-cell table:formula="of:=SUM([.H10];[.H78];[.H110];[.H143])" office:value-type="float" office:value="8683.17640813293" calcext:value-type="float">
            <text:p>8683.1764081329</text:p>
          </table:table-cell>
          <table:table-cell/>
          <table:table-cell table:formula="of:=SUM([.L10:.L10];[.M1])" office:value-type="float" office:value="11058.1764081329" calcext:value-type="float">
            <text:p>11058.1764081329</text:p>
          </table:table-cell>
          <table:table-cell table:formula="of:=[.J10]-[.N10]" office:value-type="float" office:value="-1358.17640813293" calcext:value-type="float">
            <text:p>-1358.176408132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eryoja</text:p>
          </table:table-cell>
          <table:table-cell table:style-name="ce16"/>
          <table:table-cell office:value-type="string" calcext:value-type="string">
            <text:p>-Arman</text:p>
          </table:table-cell>
          <table:table-cell office:value-type="string" calcext:value-type="string">
            <text:p>-Movses</text:p>
          </table:table-cell>
          <table:table-cell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formula="of:=SUM([.H11];[.H46];[.H79];[.H111];[.H144])" office:value-type="float" office:value="9917.81091105691" calcext:value-type="float">
            <text:p>9917.8109110569</text:p>
          </table:table-cell>
          <table:table-cell/>
          <table:table-cell table:formula="of:=SUM([.L11:.L11];[.M1])" office:value-type="float" office:value="12292.8109110569" calcext:value-type="float">
            <text:p>12292.8109110569</text:p>
          </table:table-cell>
          <table:table-cell table:formula="of:=[.J11]-[.N11]" office:value-type="float" office:value="-5292.81091105691" calcext:value-type="float">
            <text:p>-5292.8109110569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14500" calcext:value-type="float">
            <text:p>14500</text:p>
          </table:table-cell>
          <table:table-cell/>
          <table:table-cell table:formula="of:=SUM([.H12];[.H47];[.H80];[.H112];[.H145])" office:value-type="float" office:value="8179.74950754813" calcext:value-type="float">
            <text:p>8179.7495075481</text:p>
          </table:table-cell>
          <table:table-cell/>
          <table:table-cell table:formula="of:=SUM([.L12:.L12];[.M1])" office:value-type="float" office:value="10554.7495075481" calcext:value-type="float">
            <text:p>10554.7495075481</text:p>
          </table:table-cell>
          <table:table-cell table:formula="of:=[.J12]-[.N12]" office:value-type="float" office:value="3945.25049245187" calcext:value-type="float">
            <text:p>3945.2504924519</text:p>
          </table:table-cell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 table:number-columns-repeated="2"/>
          <table:table-cell table:formula="of:=SUM([.C34:.F34])" office:value-type="float" office:value="1470.83240431067" calcext:value-type="float">
            <text:p>1470.8324043107</text:p>
          </table:table-cell>
          <table:table-cell table:style-name="ce40" office:value-type="string" calcext:value-type="string">
            <text:p>Գենա</text:p>
          </table:table-cell>
          <table:table-cell table:style-name="ce30" office:value-type="float" office:value="5500" calcext:value-type="float">
            <text:p>5500</text:p>
          </table:table-cell>
          <table:table-cell/>
          <table:table-cell table:formula="of:=SUM([.N45];[.H81];[.H113];[.H146])" office:value-type="float" office:value="4513.62040133779" calcext:value-type="float">
            <text:p>4513.6204013378</text:p>
          </table:table-cell>
          <table:table-cell office:value-type="float" office:value="1500" calcext:value-type="float">
            <text:p>1500</text:p>
          </table:table-cell>
          <table:table-cell table:formula="of:=SUM([.L13:.M13])" office:value-type="float" office:value="6013.62040133779" calcext:value-type="float">
            <text:p>6013.6204013378</text:p>
          </table:table-cell>
          <table:table-cell table:formula="of:=[.J13]-[.N13]" office:value-type="float" office:value="-513.620401337793" calcext:value-type="float">
            <text:p>-513.6204013378</text:p>
          </table:table-cell>
        </table:table-row>
        <table:table-row table:style-name="ro11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4"/>
          <table:table-cell table:formula="of:=SUM([.D34];[.F34])" office:value-type="float" office:value="704.444444444444" calcext:value-type="float">
            <text:p>704.4444444444</text:p>
          </table:table-cell>
          <table:table-cell office:value-type="string" calcext:value-type="string">
            <text:p>Արման</text:p>
          </table:table-cell>
          <table:table-cell table:style-name="ce30" office:value-type="float" office:value="0" calcext:value-type="float">
            <text:p>0</text:p>
          </table:table-cell>
          <table:table-cell/>
          <table:table-cell table:formula="of:=SUM([.H14])" office:value-type="float" office:value="704.444444444444" calcext:value-type="float">
            <text:p>704.4444444444</text:p>
          </table:table-cell>
          <table:table-cell/>
          <table:table-cell table:formula="of:=SUM([.L14])" office:value-type="float" office:value="704.444444444444" calcext:value-type="float">
            <text:p>704.4444444444</text:p>
          </table:table-cell>
          <table:table-cell table:formula="of:=[.J14]-[.N14]" office:value-type="float" office:value="-704.444444444444" calcext:value-type="float">
            <text:p>-704.4444444444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Tatev</text:p>
          </table:table-cell>
          <table:table-cell table:number-columns-repeated="2"/>
          <table:table-cell table:formula="of:=SUM([.B34];[.D34];[.E34];[.F34])" office:value-type="float" office:value="1508.97342995169" calcext:value-type="float">
            <text:p>1508.9734299517</text:p>
          </table:table-cell>
          <table:table-cell office:value-type="string" calcext:value-type="string">
            <text:p>Սերյոժա</text:p>
          </table:table-cell>
          <table:table-cell table:style-name="ce30" office:value-type="float" office:value="400" calcext:value-type="float">
            <text:p>400</text:p>
          </table:table-cell>
          <table:table-cell office:value-type="float" office:value="7700" calcext:value-type="float">
            <text:p>7700</text:p>
          </table:table-cell>
          <table:table-cell table:formula="of:=SUM([.H15])" office:value-type="float" office:value="1508.97342995169" calcext:value-type="float">
            <text:p>1508.9734299517</text:p>
          </table:table-cell>
          <table:table-cell/>
          <table:table-cell table:formula="of:=SUM([.L15])" office:value-type="float" office:value="1508.97342995169" calcext:value-type="float">
            <text:p>1508.9734299517</text:p>
          </table:table-cell>
          <table:table-cell table:formula="of:=[.J15]-[.N15]" office:value-type="float" office:value="-1108.97342995169" calcext:value-type="float">
            <text:p>-1108.9734299517</text:p>
          </table:table-cell>
        </table:table-row>
        <table:table-row table:style-name="ro12">
          <table:table-cell table:number-columns-repeated="3"/>
          <table:table-cell office:value-type="string" calcext:value-type="string">
            <text:p>+Tina</text:p>
          </table:table-cell>
          <table:table-cell office:value-type="string" calcext:value-type="string">
            <text:p>-Mariam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9600" calcext:value-type="float">
            <text:p>9600</text:p>
          </table:table-cell>
          <table:table-cell/>
          <table:table-cell table:formula="of:=SUM([.H16];[.H49];[.H82];[.H114];[.H147])" office:value-type="float" office:value="9412.92687124724" calcext:value-type="float">
            <text:p>9412.9268712472</text:p>
          </table:table-cell>
          <table:table-cell/>
          <table:table-cell table:formula="of:=SUM([.L16];[.M1])" office:value-type="float" office:value="11787.9268712472" calcext:value-type="float">
            <text:p>11787.9268712472</text:p>
          </table:table-cell>
          <table:table-cell table:formula="of:=[.J16]-[.N16]" office:value-type="float" office:value="-2187.92687124724" calcext:value-type="float">
            <text:p>-2187.9268712472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raqs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Դավիթ</text:p>
          </table:table-cell>
          <table:table-cell table:style-name="ce30" office:value-type="float" office:value="2150" calcext:value-type="float">
            <text:p>2150</text:p>
          </table:table-cell>
          <table:table-cell/>
          <table:table-cell table:formula="of:=SUM([.H17])" office:value-type="float" office:value="1866.665737644" calcext:value-type="float">
            <text:p>1866.665737644</text:p>
          </table:table-cell>
          <table:table-cell/>
          <table:table-cell office:value-type="float" office:value="1900" calcext:value-type="float">
            <text:p>1900</text:p>
          </table:table-cell>
          <table:table-cell table:formula="of:=[.J17]-[.N17]" office:value-type="float" office:value="250" calcext:value-type="float">
            <text:p>250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13000" calcext:value-type="float">
            <text:p>13000</text:p>
          </table:table-cell>
          <table:table-cell/>
          <table:table-cell table:formula="of:=SUM([.M20];[.H50];[.H83];[.H115];[.H148])" office:value-type="float" office:value="7687.69488101525" calcext:value-type="float">
            <text:p>7687.6948810153</text:p>
          </table:table-cell>
          <table:table-cell/>
          <table:table-cell table:formula="of:=SUM([.L18];[.M1])" office:value-type="float" office:value="10062.6948810152" calcext:value-type="float">
            <text:p>10062.6948810152</text:p>
          </table:table-cell>
          <table:table-cell table:formula="of:=[.J18]-[.N18]" office:value-type="float" office:value="2937.30511898475" calcext:value-type="float">
            <text:p>2937.3051189848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650" calcext:value-type="float">
            <text:p>7650</text:p>
          </table:table-cell>
          <table:table-cell/>
          <table:table-cell table:formula="of:=SUM([.H19];[.H51];[.H84];[.H116];[.H149])" office:value-type="float" office:value="10755.7495075481" calcext:value-type="float">
            <text:p>10755.7495075481</text:p>
          </table:table-cell>
          <table:table-cell/>
          <table:table-cell table:formula="of:=SUM([.L19];[.M1])" office:value-type="float" office:value="13130.7495075481" calcext:value-type="float">
            <text:p>13130.7495075481</text:p>
          </table:table-cell>
          <table:table-cell table:formula="of:=[.J19]-[.N19]" office:value-type="float" office:value="-5480.74950754813" calcext:value-type="float">
            <text:p>-548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19700" calcext:value-type="float">
            <text:p>19700</text:p>
          </table:table-cell>
          <table:table-cell/>
          <table:table-cell table:formula="of:=SUM([.H20];[.H52];[.H85];[.H117];[.H150])" office:value-type="float" office:value="10755.7495075481" calcext:value-type="float">
            <text:p>10755.7495075481</text:p>
          </table:table-cell>
          <table:table-cell/>
          <table:table-cell table:formula="of:=SUM([.L20];[.M1])" office:value-type="float" office:value="13130.7495075481" calcext:value-type="float">
            <text:p>13130.7495075481</text:p>
          </table:table-cell>
          <table:table-cell table:formula="of:=[.J20]-[.N20]" office:value-type="float" office:value="6569.25049245187" calcext:value-type="float">
            <text:p>6569.2504924519</text:p>
          </table:table-cell>
        </table:table-row>
        <table:table-row table:style-name="ro12">
          <table:table-cell table:number-columns-repeated="7"/>
          <table:table-cell table:formula="of:=SUM([.B34:.D34])" office:value-type="float" office:value="1080.19230769231" calcext:value-type="float">
            <text:p>1080.1923076923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8850" calcext:value-type="float">
            <text:p>8850</text:p>
          </table:table-cell>
          <table:table-cell/>
          <table:table-cell table:formula="of:=SUM([.H21];[.H53];[.H86];[.H118];[.H151])" office:value-type="float" office:value="9474.03798235835" calcext:value-type="float">
            <text:p>9474.0379823584</text:p>
          </table:table-cell>
          <table:table-cell/>
          <table:table-cell table:formula="of:=SUM([.L21];[.M1])" office:value-type="float" office:value="11849.0379823584" calcext:value-type="float">
            <text:p>11849.0379823584</text:p>
          </table:table-cell>
          <table:table-cell table:formula="of:=[.J21]-[.N21]" office:value-type="float" office:value="-2999.03798235835" calcext:value-type="float">
            <text:p>-2999.0379823584</text:p>
          </table:table-cell>
        </table:table-row>
        <table:table-row table:style-name="ro12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600" calcext:value-type="float">
            <text:p>7600</text:p>
          </table:table-cell>
          <table:table-cell/>
          <table:table-cell table:formula="of:=SUM([.H22];[.H54];[.H87];[.H119];[.H152])" office:value-type="float" office:value="9451.81576013612" calcext:value-type="float">
            <text:p>9451.8157601361</text:p>
          </table:table-cell>
          <table:table-cell/>
          <table:table-cell table:formula="of:=SUM([.L22];[.M1])" office:value-type="float" office:value="11826.8157601361" calcext:value-type="float">
            <text:p>11826.8157601361</text:p>
          </table:table-cell>
          <table:table-cell table:formula="of:=[.J22]-[.N22]" office:value-type="float" office:value="-4226.81576013613" calcext:value-type="float">
            <text:p>-4226.8157601361</text:p>
          </table:table-cell>
        </table:table-row>
        <table:table-row table:style-name="ro12">
          <table:table-cell table:number-columns-repeated="7"/>
          <table:table-cell table:formula="of:=SUM([.B34:.D34];[.E34])" office:value-type="float" office:value="1488.88795986622" calcext:value-type="float">
            <text:p>1488.8879598662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7950" calcext:value-type="float">
            <text:p>7950</text:p>
          </table:table-cell>
          <table:table-cell/>
          <table:table-cell table:formula="of:=SUM([.H23];[.H55];[.H88];[.H120];[.H153])" office:value-type="float" office:value="6417.73948248548" calcext:value-type="float">
            <text:p>6417.7394824855</text:p>
          </table:table-cell>
          <table:table-cell/>
          <table:table-cell table:formula="of:=SUM([.L23];[.M1])" office:value-type="float" office:value="8792.73948248548" calcext:value-type="float">
            <text:p>8792.7394824855</text:p>
          </table:table-cell>
          <table:table-cell table:formula="of:=[.J23]-[.N23]" office:value-type="float" office:value="-842.739482485478" calcext:value-type="float">
            <text:p>-842.73948248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style-name="ce30" office:value-type="float" office:value="650" calcext:value-type="float">
            <text:p>650</text:p>
          </table:table-cell>
          <table:table-cell/>
          <table:table-cell table:formula="of:=SUM([.H89];[.H154])" office:value-type="float" office:value="1352.72909698997" calcext:value-type="float">
            <text:p>1352.72909699</text:p>
          </table:table-cell>
          <table:table-cell/>
          <table:table-cell office:value-type="float" office:value="650" calcext:value-type="float">
            <text:p>650</text:p>
          </table:table-cell>
          <table:table-cell table:formula="of:=[.J24]-[.N24]" office:value-type="float" office:value="0" calcext:value-type="float">
            <text:p>0</text:p>
          </table:table-cell>
        </table:table-row>
        <table:table-row table:style-name="ro12">
          <table:table-cell table:number-columns-repeated="7"/>
          <table:table-cell table:formula="of:=SUM([.D34];[.F34])" office:value-type="float" office:value="704.444444444444" calcext:value-type="float">
            <text:p>704.4444444444</text:p>
          </table:table-cell>
          <table:table-cell table:style-name="ce47" office:value-type="string" calcext:value-type="string">
            <text:p>Մարիամ</text:p>
          </table:table-cell>
          <table:table-cell table:style-name="ce30" office:value-type="float" office:value="5650" calcext:value-type="float">
            <text:p>5650</text:p>
          </table:table-cell>
          <table:table-cell/>
          <table:table-cell table:formula="of:=SUM([.H25];[.H57];[.H90];[.H155])" office:value-type="float" office:value="4031.17669172932" calcext:value-type="float">
            <text:p>4031.1766917293</text:p>
          </table:table-cell>
          <table:table-cell office:value-type="float" office:value="1500" calcext:value-type="float">
            <text:p>1500</text:p>
          </table:table-cell>
          <table:table-cell table:formula="of:=SUM([.L25];[.M25])" office:value-type="float" office:value="5531.17669172932" calcext:value-type="float">
            <text:p>5531.1766917293</text:p>
          </table:table-cell>
          <table:table-cell table:formula="of:=[.J25]-[.N25]" office:value-type="float" office:value="118.823308270677" calcext:value-type="float">
            <text:p>118.8233082707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9950" calcext:value-type="float">
            <text:p>9950</text:p>
          </table:table-cell>
          <table:table-cell/>
          <table:table-cell table:formula="of:=SUM([.H26];[.H58];[.H91];[.H123];[.H156])" office:value-type="float" office:value="8683.17640813293" calcext:value-type="float">
            <text:p>8683.1764081329</text:p>
          </table:table-cell>
          <table:table-cell/>
          <table:table-cell table:formula="of:=SUM([.L26];[.M1])" office:value-type="float" office:value="11058.1764081329" calcext:value-type="float">
            <text:p>11058.1764081329</text:p>
          </table:table-cell>
          <table:table-cell table:formula="of:=[.J26]-[.N26]" office:value-type="float" office:value="-1108.17640813293" calcext:value-type="float">
            <text:p>-1108.1764081329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0600" calcext:value-type="float">
            <text:p>10600</text:p>
          </table:table-cell>
          <table:table-cell/>
          <table:table-cell table:formula="of:=SUM([.H27];[.H92];[.H124];[.H157])" office:value-type="float" office:value="8122.30684291554" calcext:value-type="float">
            <text:p>8122.3068429155</text:p>
          </table:table-cell>
          <table:table-cell/>
          <table:table-cell table:formula="of:=SUM([.L27];[.M1])" office:value-type="float" office:value="10497.3068429155" calcext:value-type="float">
            <text:p>10497.3068429155</text:p>
          </table:table-cell>
          <table:table-cell table:formula="of:=[.J27]-[.N27]" office:value-type="float" office:value="102.693157084461" calcext:value-type="float">
            <text:p>102.693157084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Edgar</text:p>
          </table:table-cell>
          <table:table-cell table:style-name="ce20" office:value-type="float" office:value="9300" calcext:value-type="float">
            <text:p>9300</text:p>
          </table:table-cell>
          <table:table-cell/>
          <table:table-cell table:formula="of:=SUM([.H28];[.H60];[.H93];[.H125];[.H158])" office:value-type="float" office:value="10755.7495075481" calcext:value-type="float">
            <text:p>10755.7495075481</text:p>
          </table:table-cell>
          <table:table-cell/>
          <table:table-cell table:formula="of:=SUM([.L28];[.M1])" office:value-type="float" office:value="13130.7495075481" calcext:value-type="float">
            <text:p>13130.7495075481</text:p>
          </table:table-cell>
          <table:table-cell table:formula="of:=[.J28]-[.N28]" office:value-type="float" office:value="-3830.74950754813" calcext:value-type="float">
            <text:p>-383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Hasmik K</text:p>
          </table:table-cell>
          <table:table-cell table:style-name="ce20" office:value-type="float" office:value="9300" calcext:value-type="float">
            <text:p>9300</text:p>
          </table:table-cell>
          <table:table-cell/>
          <table:table-cell table:formula="of:=SUM([.H29];[.H61];[.H94];[.H126];[.H159])" office:value-type="float" office:value="10351.4016814612" calcext:value-type="float">
            <text:p>10351.4016814612</text:p>
          </table:table-cell>
          <table:table-cell/>
          <table:table-cell table:formula="of:=SUM([.L29];[.M1])" office:value-type="float" office:value="12726.4016814612" calcext:value-type="float">
            <text:p>12726.4016814612</text:p>
          </table:table-cell>
          <table:table-cell table:formula="of:=[.J29]-[.N29]" office:value-type="float" office:value="-3426.40168146118" calcext:value-type="float">
            <text:p>-3426.4016814612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Smbat</text:p>
          </table:table-cell>
          <table:table-cell table:style-name="ce20" office:value-type="float" office:value="9000" calcext:value-type="float">
            <text:p>9000</text:p>
          </table:table-cell>
          <table:table-cell/>
          <table:table-cell table:style-name="ce16" table:formula="of:=SUM([.H30];[.H62];[.H95];[.H127];[.H160])" office:value-type="float" office:value="10755.7495075481" calcext:value-type="float">
            <text:p>10755.7495075481</text:p>
          </table:table-cell>
          <table:table-cell/>
          <table:table-cell table:formula="of:=SUM([.L30];[.M1])" office:value-type="float" office:value="13130.7495075481" calcext:value-type="float">
            <text:p>13130.7495075481</text:p>
          </table:table-cell>
          <table:table-cell table:formula="of:=[.J30]-[.N30]" office:value-type="float" office:value="-4130.74950754814" calcext:value-type="float">
            <text:p>-4130.7495075481</text:p>
          </table:table-cell>
        </table:table-row>
        <table:table-row table:style-name="ro11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ni</text:p>
          </table:table-cell>
          <table:table-cell table:style-name="ce20" office:value-type="float" office:value="6300" calcext:value-type="float">
            <text:p>6300</text:p>
          </table:table-cell>
          <table:table-cell/>
          <table:table-cell table:style-name="ce16" table:formula="of:=SUM([.H31];[.H63];[.H96];[.H128];[.H161])" office:value-type="float" office:value="7550.55015884192" calcext:value-type="float">
            <text:p>7550.5501588419</text:p>
          </table:table-cell>
          <table:table-cell/>
          <table:table-cell table:formula="of:=SUM([.L31];[.M1])" office:value-type="float" office:value="9925.55015884192" calcext:value-type="float">
            <text:p>9925.5501588419</text:p>
          </table:table-cell>
          <table:table-cell table:formula="of:=[.J31]-[.N31]" office:value-type="float" office:value="-3625.55015884192" calcext:value-type="float">
            <text:p>-3625.5501588419</text:p>
          </table:table-cell>
        </table:table-row>
        <table:table-row table:style-name="ro11">
          <table:table-cell table:number-columns-repeated="7"/>
          <table:table-cell table:formula="of:=SUM([.B34: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raks</text:p>
          </table:table-cell>
          <table:table-cell table:style-name="ce20" office:value-type="float" office:value="7300" calcext:value-type="float">
            <text:p>7300</text:p>
          </table:table-cell>
          <table:table-cell/>
          <table:table-cell table:style-name="ce16" table:formula="of:=SUM([.H32];[.H64];[.H97];[.H129];[.H162])" office:value-type="float" office:value="9085.86964484791" calcext:value-type="float">
            <text:p>9085.8696448479</text:p>
          </table:table-cell>
          <table:table-cell/>
          <table:table-cell table:formula="of:=SUM([.L32];[.M1])" office:value-type="float" office:value="11460.8696448479" calcext:value-type="float">
            <text:p>11460.8696448479</text:p>
          </table:table-cell>
          <table:table-cell table:formula="of:=[.J32]-[.N32]" office:value-type="float" office:value="-4160.86964484791" calcext:value-type="float">
            <text:p>-4160.8696448479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Meruj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style-name="ce16" table:formula="of:=SUM([.H32];[.H65];[.H98];[.H130];[.H163])" office:value-type="float" office:value="10347.0538553742" calcext:value-type="float">
            <text:p>10347.0538553742</text:p>
          </table:table-cell>
          <table:table-cell/>
          <table:table-cell table:formula="of:=SUM([.L33];[.M1])" office:value-type="float" office:value="12722.0538553742" calcext:value-type="float">
            <text:p>12722.0538553742</text:p>
          </table:table-cell>
          <table:table-cell table:formula="of:=[.J33]-[.N33]" office:value-type="float" office:value="-5722.05385537422" calcext:value-type="float">
            <text:p>-5722.0538553742</text:p>
          </table:table-cell>
        </table:table-row>
        <table:table-row table:style-name="ro12">
          <table:table-cell/>
          <table:table-cell table:formula="of:=[.B3]/24" office:value-type="float" office:value="395.833333333333" calcext:value-type="float">
            <text:p>395.8333333333</text:p>
          </table:table-cell>
          <table:table-cell table:formula="of:=[.C3]/26" office:value-type="float" office:value="357.692307692308" calcext:value-type="float">
            <text:p>357.6923076923</text:p>
          </table:table-cell>
          <table:table-cell table:formula="of:=[.D3]/30" office:value-type="float" office:value="326.666666666667" calcext:value-type="float">
            <text:p>326.6666666667</text:p>
          </table:table-cell>
          <table:table-cell table:formula="of:=[.E3]/23" office:value-type="float" office:value="408.695652173913" calcext:value-type="float">
            <text:p>408.6956521739</text:p>
          </table:table-cell>
          <table:table-cell table:formula="of:=[.F3]/27" office:value-type="float" office:value="377.777777777778" calcext:value-type="float">
            <text:p>377.7777777778</text:p>
          </table:table-cell>
          <table:table-cell/>
          <table:table-cell table:formula="of:=SUM([.D34])" office:value-type="float" office:value="326.666666666667" calcext:value-type="float">
            <text:p>326.6666666667</text:p>
          </table:table-cell>
          <table:table-cell office:value-type="string" calcext:value-type="string">
            <text:p>Tina</text:p>
          </table:table-cell>
          <table:table-cell table:style-name="ce30"/>
          <table:table-cell/>
          <table:table-cell table:formula="of:=SUM([.H34];[.H164])" office:value-type="float" office:value="1405.90476190476" calcext:value-type="float">
            <text:p>1405.9047619048</text:p>
          </table:table-cell>
          <table:table-cell/>
          <table:table-cell office:value-type="float" office:value="1400" calcext:value-type="float">
            <text:p>1400</text:p>
          </table:table-cell>
          <table:table-cell table:formula="of:=[.J34]-[.L34]" office:value-type="float" office:value="-1405.90476190476" calcext:value-type="float">
            <text:p>-1405.9047619048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Default" office:value-type="string" calcext:value-type="string">
            <text:p>Artsvi</text:p>
          </table:table-cell>
          <table:table-cell table:style-name="ce30" office:value-type="float" office:value="6000" calcext:value-type="float">
            <text:p>6000</text:p>
          </table:table-cell>
          <table:table-cell/>
          <table:table-cell table:formula="of:=SUM([.H35];[.H66];[.H99];[.H131])" office:value-type="float" office:value="7939.64184709265" calcext:value-type="float">
            <text:p>7939.6418470927</text:p>
          </table:table-cell>
          <table:table-cell/>
          <table:table-cell office:value-type="float" office:value="8000" calcext:value-type="float">
            <text:p>8000</text:p>
          </table:table-cell>
          <table:table-cell table:formula="of:=[.J35]-[.L35]" office:value-type="float" office:value="-1939.64184709265" calcext:value-type="float">
            <text:p>-1939.6418470927</text:p>
          </table:table-cell>
        </table:table-row>
        <table:table-row table:style-name="ro12">
          <table:table-cell table:number-columns-repeated="7"/>
          <table:table-cell table:style-name="ce15" table:formula="of:=SUM([.H4:.H34])" office:value-type="float" office:value="48200" calcext:value-type="float">
            <text:p>48200</text:p>
          </table:table-cell>
          <table:table-cell table:style-name="ce29"/>
          <table:table-cell table:number-columns-repeated="2"/>
          <table:table-cell table:style-name="ce15" table:formula="of:=SUM([.L4:.L35])" office:value-type="float" office:value="248020.471943515" calcext:value-type="float">
            <text:p>248020.471943515</text:p>
          </table:table-cell>
          <table:table-cell table:number-columns-repeated="2"/>
          <table:table-cell table:style-name="ce15" table:formula="of:=SUM([.O4:.O6];[.O8];[.O9];[.O10];[.O11];[.O13];[.O14];[.O15];[.O16];[.O19];[.O21];[.O22];[.O23];[.O26];[.O28];[.O29];[.O30];[.O31];[.O32];[.O33];[.O34];[.O35])" office:value-type="float" office:value="-74701.1870381081" calcext:value-type="float">
            <text:p>-74701.1870381081</text:p>
          </table:table-cell>
        </table:table-row>
        <table:table-row table:style-name="ro14">
          <table:table-cell table:style-name="ce63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date" office:date-value="2016-06-06" calcext:value-type="date">
            <text:p>06/06/16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office:value-type="float" office:value="7500" calcext:value-type="float">
            <text:p>7500</text:p>
          </table:table-cell>
          <table:table-cell office:value-type="float" office:value="7900" calcext:value-type="float">
            <text:p>7900</text:p>
          </table:table-cell>
          <table:table-cell table:style-name="ce15" table:formula="of:=SUM([.B38:.F38])" office:value-type="float" office:value="39700" calcext:value-type="float">
            <text:p>39700</text:p>
          </table:table-cell>
          <table:table-cell table:number-columns-repeated="2"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67:.C67])" office:value-type="float" office:value="873.684210526316" calcext:value-type="float">
            <text:p>873.6842105263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1">
          <table:table-cell/>
          <table:table-cell table:style-name="ce16" office:value-type="string" calcext:value-type="string">
            <text:p>- Movses</text:p>
          </table:table-cell>
          <table:table-cell table:number-columns-repeated="4" office:value-type="string" calcext:value-type="string">
            <text:p>-Nai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Արմենուհի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 Marine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table:style-name="ce16" office:value-type="string" calcext:value-type="string">
            <text:p>-Jozef</text:p>
          </table:table-cell>
          <table:table-cell table:number-columns-repeated="4" office:value-type="string" calcext:value-type="string">
            <text:p>-Hasmik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office:value-type="float" office:value="39000" calcext:value-type="float">
            <text:p>39000</text:p>
          </table:table-cell>
          <table:table-cell table:number-columns-repeated="5"/>
        </table:table-row>
        <table:table-row table:style-name="ro11">
          <table:table-cell/>
          <table:table-cell table:style-name="ce16" office:value-type="string" calcext:value-type="string">
            <text:p>-Areg</text:p>
          </table:table-cell>
          <table:table-cell table:number-columns-repeated="4" office:value-type="string" calcext:value-type="string">
            <text:p>-Areg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Հասմիկ Դ․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Գենա</text:p>
          </table:table-cell>
          <table:table-cell table:number-columns-repeated="4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 Ani</text:p>
          </table:table-cell>
          <table:table-cell table:style-name="ce16"/>
          <table:table-cell office:value-type="string" calcext:value-type="string">
            <text:p>- Taron</text:p>
          </table:table-cell>
          <table:table-cell table:style-name="ce16" office:value-type="string" calcext:value-type="string">
            <text:p>- Անժելա</text:p>
          </table:table-cell>
          <table:table-cell/>
          <table:table-cell table:formula="of:=SUM([.C67:.F67])" office:value-type="float" office:value="1630.46783625731" calcext:value-type="float">
            <text:p>1630.4678362573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Նաիրա</text:p>
          </table:table-cell>
          <table:table-cell office:value-type="string" calcext:value-type="string">
            <text:p>- Araqsia</text:p>
          </table:table-cell>
          <table:table-cell office:value-type="string" calcext:value-type="string">
            <text:p>- Մարիամ</text:p>
          </table:table-cell>
          <table:table-cell table:style-name="ce16" office:value-type="string" calcext:value-type="string">
            <text:p>- Անժելա</text:p>
          </table:table-cell>
          <table:table-cell table:style-name="ce16" office:value-type="string" calcext:value-type="string">
            <text:p>- Taron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Թամարա</text:p>
          </table:table-cell>
          <table:table-cell office:value-type="string" calcext:value-type="string">
            <text:p>- Մարիամ</text:p>
          </table:table-cell>
          <table:table-cell office:value-type="string" calcext:value-type="string">
            <text:p>- Անժելա</text:p>
          </table:table-cell>
          <table:table-cell table:style-name="ce16"/>
          <table:table-cell office:value-type="string" calcext:value-type="string">
            <text:p>- Մովսես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3"/>
          <table:table-cell office:value-type="string" calcext:value-type="string">
            <text:p>- Mher</text:p>
          </table:table-cell>
          <table:table-cell/>
          <table:table-cell table:formula="of:=SUM([.B67:.E67])" office:value-type="float" office:value="1633.68421052632" calcext:value-type="float">
            <text:p>1633.6842105263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67:.D67])" office:value-type="float" office:value="1258.68421052632" calcext:value-type="float">
            <text:p>1258.6842105263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B67:.F67])" office:value-type="float" office:value="2072.5730994152" calcext:value-type="float">
            <text:p>2072.573099415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67:.E67])" office:value-type="float" office:value="1191.57894736842" calcext:value-type="float">
            <text:p>1191.578947368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];[.E67];[.F67])" office:value-type="float" office:value="1255.99415204678" calcext:value-type="float">
            <text:p>1255.9941520468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Smbat</text:p>
          </table:table-cell>
          <table:table-cell table:style-name="ce22"/>
          <table:table-cell table:number-columns-repeated="5"/>
        </table:table-row>
        <table:table-row table:style-name="ro11">
          <table:table-cell table:number-columns-repeated="7"/>
          <table:table-cell table:formula="of:=SUM([.B67];[.D67];[.E67];[.F67])" office:value-type="float" office:value="1640.99415204678" calcext:value-type="float">
            <text:p>1640.9941520468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D67:.F67])" office:value-type="float" office:value="1198.88888888889" calcext:value-type="float">
            <text:p>1198.888888888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38]/19" office:value-type="float" office:value="442.105263157895" calcext:value-type="float">
            <text:p>442.1052631579</text:p>
          </table:table-cell>
          <table:table-cell table:formula="of:=[.C38]/19" office:value-type="float" office:value="431.578947368421" calcext:value-type="float">
            <text:p>431.5789473684</text:p>
          </table:table-cell>
          <table:table-cell table:formula="of:=[.D38]/20" office:value-type="float" office:value="385" calcext:value-type="float">
            <text:p>385</text:p>
          </table:table-cell>
          <table:table-cell table:formula="of:=[.E38]/20" office:value-type="float" office:value="375" calcext:value-type="float">
            <text:p>375</text:p>
          </table:table-cell>
          <table:table-cell table:style-name="ce16" table:formula="of:=[.F38]/18" office:value-type="float" office:value="438.888888888889" calcext:value-type="float">
            <text:p>438.8888888889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9:.H67])" office:value-type="float" office:value="39700" calcext:value-type="float">
            <text:p>39700</text:p>
          </table:table-cell>
          <table:table-cell table:style-name="ce22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3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13/06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400" calcext:value-type="float">
            <text:p>9400</text:p>
          </table:table-cell>
          <table:table-cell office:value-type="float" office:value="10300" calcext:value-type="float">
            <text:p>10300</text:p>
          </table:table-cell>
          <table:table-cell office:value-type="float" office:value="9700" calcext:value-type="float">
            <text:p>9700</text:p>
          </table:table-cell>
          <table:table-cell office:value-type="float" office:value="9600" calcext:value-type="float">
            <text:p>9600</text:p>
          </table:table-cell>
          <table:table-cell table:style-name="ce15" table:formula="of:=SUM([.B71:.F71])" office:value-type="float" office:value="48300" calcext:value-type="float">
            <text:p>483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4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1">
          <table:table-cell/>
          <table:table-cell table:style-name="ce16" office:value-type="string" calcext:value-type="string">
            <text:p>-Ani</text:p>
          </table:table-cell>
          <table:table-cell table:number-columns-repeated="5"/>
          <table:table-cell table:formula="of:=SUM([.B100:.E100])" office:value-type="float" office:value="1564.24358974359" calcext:value-type="float">
            <text:p>1564.2435897436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Marine</text:p>
          </table:table-cell>
          <table:table-cell/>
          <table:table-cell table:style-name="ce16" office:value-type="string" calcext:value-type="string">
            <text:p>-Mariam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E100])" office:value-type="float" office:value="760.576923076923" calcext:value-type="float">
            <text:p>760.576923076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Sargis</text:p>
          </table:table-cell>
          <table:table-cell table:style-name="ce16" office:value-type="string" calcext:value-type="string">
            <text:p>-Ani</text:p>
          </table:table-cell>
          <table:table-cell office:value-type="string" calcext:value-type="string">
            <text:p>-Mane</text:p>
          </table:table-cell>
          <table:table-cell/>
          <table:table-cell table:formula="of:=SUM([.B100];[.C100];[.E100];[.F100])" office:value-type="float" office:value="1552.24358974359" calcext:value-type="float">
            <text:p>1552.2435897436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C100:.F100])" office:value-type="float" office:value="1576.74358974359" calcext:value-type="float">
            <text:p>1576.7435897436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E100];[.F100])" office:value-type="float" office:value="1572.57692307692" calcext:value-type="float">
            <text:p>1572.576923076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00])" office:value-type="float" office:value="373.076923076923" calcext:value-type="float">
            <text:p>373.0769230769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F100])" office:value-type="float" office:value="1199.5" calcext:value-type="float">
            <text:p>1199.5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];[.D100])" office:value-type="float" office:value="803.666666666667" calcext:value-type="float">
            <text:p>803.6666666667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:.F100])" office:value-type="float" office:value="1576.74358974359" calcext:value-type="float">
            <text:p>1576.7435897436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71]/24" office:value-type="float" office:value="387.5" calcext:value-type="float">
            <text:p>387.5</text:p>
          </table:table-cell>
          <table:table-cell table:formula="of:=[.C71]/24" office:value-type="float" office:value="391.666666666667" calcext:value-type="float">
            <text:p>391.6666666667</text:p>
          </table:table-cell>
          <table:table-cell table:formula="of:=[.D71]/25" office:value-type="float" office:value="412" calcext:value-type="float">
            <text:p>412</text:p>
          </table:table-cell>
          <table:table-cell table:formula="of:=[.E71]/26" office:value-type="float" office:value="373.076923076923" calcext:value-type="float">
            <text:p>373.0769230769</text:p>
          </table:table-cell>
          <table:table-cell table:style-name="ce16" table:formula="of:=[.F71]/24" office:value-type="float" office:value="400" calcext:value-type="float">
            <text:p>400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72:.H100])" office:value-type="float" office:value="48300" calcext:value-type="float">
            <text:p>48300</text:p>
          </table:table-cell>
          <table:table-cell table:style-name="ce22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0/06/2016</text:p>
          </table:table-cell>
          <table:table-cell office:value-type="float" office:value="9800" calcext:value-type="float">
            <text:p>9800</text:p>
          </table:table-cell>
          <table:table-cell office:value-type="float" office:value="9500" calcext:value-type="float">
            <text:p>9500</text:p>
          </table:table-cell>
          <table:table-cell office:value-type="float" office:value="9600" calcext:value-type="float">
            <text:p>9600</text:p>
          </table:table-cell>
          <table:table-cell office:value-type="float" office:value="10100" calcext:value-type="float">
            <text:p>101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103:.F103])" office:value-type="float" office:value="48400" calcext:value-type="float">
            <text:p>484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18000" calcext:value-type="float">
            <text:p>18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4"/>
        </table:table-row>
        <table:table-row table:style-name="ro11">
          <table:table-cell/>
          <table:table-cell table:style-name="ce16" office:value-type="string" calcext:value-type="string">
            <text:p>-Sargi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style-name="ce16" office:value-type="string" calcext:value-type="string">
            <text:p>-Mariam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table:number-columns-repeated="3"/>
          <table:table-cell table:style-name="ce16" office:value-type="string" calcext:value-type="string">
            <text:p>-Ani</text:p>
          </table:table-cell>
          <table:table-cell/>
          <table:table-cell office:value-type="string" calcext:value-type="string">
            <text:p>-Mher</text:p>
          </table:table-cell>
          <table:table-cell/>
          <table:table-cell table:formula="of:=SUM([.D132:.F132])" office:value-type="float" office:value="1247.82608695652" calcext:value-type="float">
            <text:p>1247.826086956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table:formula="of:=SUM([.B132];[.C132];[.D132];[.F132])" office:value-type="float" office:value="1597.02898550725" calcext:value-type="float">
            <text:p>1597.028985507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table:style-name="ce16"/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Armenuhi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1">
          <table:table-cell table:number-columns-repeated="2"/>
          <table:table-cell table:style-name="ce16"/>
          <table:table-cell/>
          <table:table-cell office:value-type="string" calcext:value-type="string">
            <text:p>-Anjela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];[.C132];[.E132];[.F132])" office:value-type="float" office:value="1636.15942028986" calcext:value-type="float">
            <text:p>1636.1594202899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32];[.E132];[.F132])" office:value-type="float" office:value="1227.82608695652" calcext:value-type="float">
            <text:p>1227.826086956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];[.C132];[.E132])" office:value-type="float" office:value="1227.46376811594" calcext:value-type="float">
            <text:p>1227.463768116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103]/24" office:value-type="float" office:value="408.333333333333" calcext:value-type="float">
            <text:p>408.3333333333</text:p>
          </table:table-cell>
          <table:table-cell table:formula="of:=[.C103]/25" office:value-type="float" office:value="380" calcext:value-type="float">
            <text:p>380</text:p>
          </table:table-cell>
          <table:table-cell table:formula="of:=[.D103]/24" office:value-type="float" office:value="400" calcext:value-type="float">
            <text:p>400</text:p>
          </table:table-cell>
          <table:table-cell table:formula="of:=[.E103]/23" office:value-type="float" office:value="439.130434782609" calcext:value-type="float">
            <text:p>439.1304347826</text:p>
          </table:table-cell>
          <table:table-cell table:style-name="ce16" table:formula="of:=[.F103]/23" office:value-type="float" office:value="408.695652173913" calcext:value-type="float">
            <text:p>408.6956521739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104:.H132])" office:value-type="float" office:value="48000" calcext:value-type="float">
            <text:p>48000</text:p>
          </table:table-cell>
          <table:table-cell table:style-name="ce22"/>
          <table:table-cell table:number-columns-repeated="6"/>
        </table:table-row>
        <table:table-row table:style-name="ro12">
          <table:table-cell table:style-name="ce37" office:value-type="string" calcext:value-type="string">
            <text:p>27/06/2016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office:value-type="float" office:value="10400" calcext:value-type="float">
            <text:p>10400</text:p>
          </table:table-cell>
          <table:table-cell office:value-type="float" office:value="12900" calcext:value-type="float">
            <text:p>12900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14600" calcext:value-type="float">
            <text:p>146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A136:.F136])" office:value-type="float" office:value="65700" calcext:value-type="float">
            <text:p>657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65:.E165])" office:value-type="float" office:value="1944.86956521739" calcext:value-type="float">
            <text:p>1944.8695652174</text:p>
          </table:table-cell>
          <table:table-cell office:value-type="string" calcext:value-type="string">
            <text:p>Անժելա</text:p>
          </table:table-cell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մենուհի</text:p>
          </table:table-cell>
          <table:table-cell office:value-type="float" office:value="33000" calcext:value-type="float">
            <text:p>33000</text:p>
          </table:table-cell>
          <table:table-cell table:number-columns-repeated="5"/>
        </table:table-row>
        <table:table-row table:style-name="ro11">
          <table:table-cell office:value-type="string" calcext:value-type="string">
            <text:p>-Anjela</text:p>
          </table:table-cell>
          <table:table-cell office:value-type="string" calcext:value-type="string">
            <text:p>-Marine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+Tina(2)</text:p>
          </table:table-cell>
          <table:table-cell office:value-type="string" calcext:value-type="string">
            <text:p>-Mariam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office:value-type="string" calcext:value-type="string">
            <text:p>-Marine</text:p>
          </table:table-cell>
          <table:table-cell table:style-name="ce16" office:value-type="string" calcext:value-type="string">
            <text:p>-Tamar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Tatev</text:p>
          </table:table-cell>
          <table:table-cell office:value-type="string" calcext:value-type="string">
            <text:p>-Gen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/>
          <table:table-cell table:style-name="ce16" office:value-type="string" calcext:value-type="string">
            <text:p>-Anjela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her</text:p>
          </table:table-cell>
          <table:table-cell table:number-columns-repeated="2"/>
          <table:table-cell table:style-name="ce16" office:value-type="string" calcext:value-type="string">
            <text:p>-Ani</text:p>
          </table:table-cell>
          <table:table-cell table:number-columns-repeated="3"/>
          <table:table-cell table:formula="of:=SUM([.A165];[.B165];[.C165];[.D165];[.F165])" office:value-type="float" office:value="2232.10766045549" calcext:value-type="float">
            <text:p>2232.107660455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65];[.E165];[.F165])" office:value-type="float" office:value="1364.34782608696" calcext:value-type="float">
            <text:p>1364.347826087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3" office:value-type="string" calcext:value-type="string">
            <text:p>-Mariam</text:p>
          </table:table-cell>
          <table:table-cell table:number-columns-repeated="2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office:value-type="string" calcext:value-type="string">
            <text:p>-Hasmik K</text:p>
          </table:table-cell>
          <table:table-cell/>
          <table:table-cell office:value-type="string" calcext:value-type="string">
            <text:p>+Tina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/>
          <table:table-cell office:value-type="string" calcext:value-type="string">
            <text:p>-Sargis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];[.F165])" office:value-type="float" office:value="936.869565217391" calcext:value-type="float">
            <text:p>936.869565217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65];[.E165])" office:value-type="float" office:value="979.652173913044" calcext:value-type="float">
            <text:p>979.652173913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165];[.A165])" office:value-type="float" office:value="871.238095238095" calcext:value-type="float">
            <text:p>871.238095238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C165];[.D165];[.E165];[.F165])" office:value-type="float" office:value="2255.2380952381" calcext:value-type="float">
            <text:p>2255.2380952381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B165];[.D165];[.E165];[.F165])" office:value-type="float" office:value="2411.75983436853" calcext:value-type="float">
            <text:p>2411.7598343685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];[.B165];[.C165];[.E165];[.F165])" office:value-type="float" office:value="2420.45548654244" calcext:value-type="float">
            <text:p>2420.4554865425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E165])" office:value-type="float" office:value="1079.2380952381" calcext:value-type="float">
            <text:p>1079.2380952381</text:p>
          </table:table-cell>
          <table:table-cell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formula="of:=[.A136]/21" office:value-type="float" office:value="495.238095238095" calcext:value-type="float">
            <text:p>495.2380952381</text:p>
          </table:table-cell>
          <table:table-cell table:formula="of:=[.B136]/23" office:value-type="float" office:value="560.869565217391" calcext:value-type="float">
            <text:p>560.8695652174</text:p>
          </table:table-cell>
          <table:table-cell table:formula="of:=[.C136]/23" office:value-type="float" office:value="404.347826086957" calcext:value-type="float">
            <text:p>404.347826087</text:p>
          </table:table-cell>
          <table:table-cell table:formula="of:=[.D136]/23" office:value-type="float" office:value="395.652173913043" calcext:value-type="float">
            <text:p>395.652173913</text:p>
          </table:table-cell>
          <table:table-cell table:formula="of:=[.E136]/25" office:value-type="float" office:value="584" calcext:value-type="float">
            <text:p>584</text:p>
          </table:table-cell>
          <table:table-cell table:style-name="ce16" table:formula="of:=[.F136]/25" office:value-type="float" office:value="376" calcext:value-type="float">
            <text:p>376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137:.H165])" office:value-type="float" office:value="65700" calcext:value-type="float">
            <text:p>65700</text:p>
          </table:table-cell>
          <table:table-cell table:style-name="ce22"/>
          <table:table-cell table:number-columns-repeated="6"/>
        </table:table-row>
      </table:table>
      <table:table table:name="Sheet17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table:formula="of:=-60000/26" office:value-type="float" office:value="-2307.69230769231" calcext:value-type="float">
            <text:p>-2307.6923076923</text:p>
          </table:table-cell>
          <table:table-cell/>
          <table:table-cell table:formula="of:=SUM([.H4];[.H33];[.H62];[.H92];[.H122])" office:value-type="float" office:value="8544.88349496931" calcext:value-type="float">
            <text:p>8544.8834949693</text:p>
          </table:table-cell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-6600" calcext:value-type="float">
            <text:p>-6600</text:p>
          </table:table-cell>
          <table:table-cell table:number-columns-repeated="7"/>
        </table:table-row>
        <table:table-row table:style-name="ro12">
          <table:table-cell table:style-name="ce37" office:value-type="date" office:date-value="2016-06-07" calcext:value-type="date">
            <text:p>06/07/16</text:p>
          </table:table-cell>
          <table:table-cell office:value-type="float" office:value="8000" calcext:value-type="float">
            <text:p>8000</text:p>
          </table:table-cell>
          <table:table-cell office:value-type="float" office:value="8500" calcext:value-type="float">
            <text:p>8500</text:p>
          </table:table-cell>
          <table:table-cell office:value-type="float" office:value="9000" calcext:value-type="float">
            <text:p>9000</text:p>
          </table:table-cell>
          <table:table-cell table:number-columns-repeated="2"/>
          <table:table-cell table:style-name="ce15" table:formula="of:=SUM([.B3:.D3])" office:value-type="float" office:value="25500" calcext:value-type="float">
            <text:p>25500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նժելա</text:p>
          </table:table-cell>
          <table:table-cell table:style-name="ce64" office:value-type="float" office:value="-500" calcext:value-type="float">
            <text:p>-500</text:p>
          </table:table-cell>
          <table:table-cell office:value-type="float" office:value="10000" calcext:value-type="float">
            <text:p>10000</text:p>
          </table:table-cell>
          <table:table-cell table:formula="of:=SUM([.J2];[.K35];[.K36];[.K37];[.K93];[.K94]; [.K123])" office:value-type="float" office:value="194400" calcext:value-type="float">
            <text:p>194400</text:p>
          </table:table-cell>
          <table:table-cell table:formula="of:=SUM([.H4];[.H33];[.H62];[.H92];[.L125];[.H122])" office:value-type="float" office:value="8544.88349496931" calcext:value-type="float">
            <text:p>8544.8834949693</text:p>
          </table:table-cell>
          <table:table-cell table:formula="of:=SUM([.J4];[.K4])" office:value-type="float" office:value="9500" calcext:value-type="float">
            <text:p>9500</text:p>
          </table:table-cell>
          <table:table-cell table:formula="of:=[.N4]-[.M4]" office:value-type="float" office:value="955.116505030692" calcext:value-type="float">
            <text:p>955.1165050307</text:p>
          </table:table-cell>
          <table:table-cell table:formula="of:=SUM([.O1];[.O4])" office:value-type="float" office:value="-1352.57580266162" calcext:value-type="float">
            <text:p>-1352.5758026616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մենուհի</text:p>
          </table:table-cell>
          <table:table-cell table:style-name="ce64" office:value-type="float" office:value="-3000" calcext:value-type="float">
            <text:p>-3000</text:p>
          </table:table-cell>
          <table:table-cell office:value-type="float" office:value="11000" calcext:value-type="float">
            <text:p>11000</text:p>
          </table:table-cell>
          <table:table-cell table:formula="of:=SUM([.G3];[.G32];[.G61];[.G91];[.G121])" office:value-type="float" office:value="194700" calcext:value-type="float">
            <text:p>194700</text:p>
          </table:table-cell>
          <table:table-cell table:formula="of:=SUM([.H5];[.H34];[.H63];[.H93];[.L126];[.H123])" office:value-type="float" office:value="8185.84459336748" calcext:value-type="float">
            <text:p>8185.8445933675</text:p>
          </table:table-cell>
          <table:table-cell table:formula="of:=SUM([.K5];[.J5])" office:value-type="float" office:value="8000" calcext:value-type="float">
            <text:p>8000</text:p>
          </table:table-cell>
          <table:table-cell table:formula="of:=[.N5]-[.M5]" office:value-type="float" office:value="-185.844593367478" calcext:value-type="float">
            <text:p>-185.8445933675</text:p>
          </table:table-cell>
          <table:table-cell table:formula="of:=SUM([.O1];[.O5])" office:value-type="float" office:value="-2493.53690105979" calcext:value-type="float">
            <text:p>-2493.536901059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57" office:value-type="string" calcext:value-type="string">
            <text:p>Գայանե</text:p>
          </table:table-cell>
          <table:table-cell table:style-name="ce64" office:value-type="float" office:value="-5400" calcext:value-type="float">
            <text:p>-5400</text:p>
          </table:table-cell>
          <table:table-cell office:value-type="float" office:value="13000" calcext:value-type="float">
            <text:p>13000</text:p>
          </table:table-cell>
          <table:table-cell table:formula="of:=[.L4]-[.L5]" office:value-type="float" office:value="-300" calcext:value-type="float">
            <text:p>-300</text:p>
          </table:table-cell>
          <table:table-cell table:formula="of:=SUM([.H6];[.H35];[.H64];[.H94];[.L127];[.H124])" office:value-type="float" office:value="4505.31244118201" calcext:value-type="float">
            <text:p>4505.312441182</text:p>
          </table:table-cell>
          <table:table-cell table:formula="of:=SUM([.K6];[.J6])" office:value-type="float" office:value="7600" calcext:value-type="float">
            <text:p>7600</text:p>
          </table:table-cell>
          <table:table-cell table:formula="of:=[.N6]-[.M6]" office:value-type="float" office:value="3094.68755881799" calcext:value-type="float">
            <text:p>3094.687558818</text:p>
          </table:table-cell>
          <table:table-cell table:formula="of:=SUM([.O1];[.O6])" office:value-type="float" office:value="786.995251125686" calcext:value-type="float">
            <text:p>786.9952511257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9400" calcext:value-type="float">
            <text:p>94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7];[.H36];[.H65];[.H95];[.L128];[.H125])" office:value-type="float" office:value="7236.69636046638" calcext:value-type="float">
            <text:p>7236.6963604664</text:p>
          </table:table-cell>
          <table:table-cell table:formula="of:=SUM([.K7];[.J7])" office:value-type="float" office:value="14400" calcext:value-type="float">
            <text:p>14400</text:p>
          </table:table-cell>
          <table:table-cell table:formula="of:=[.N7]-[.M7]" office:value-type="float" office:value="7163.30363953362" calcext:value-type="float">
            <text:p>7163.3036395336</text:p>
          </table:table-cell>
          <table:table-cell table:formula="of:=SUM([.O1];[.O7])" office:value-type="float" office:value="4855.61133184131" calcext:value-type="float">
            <text:p>4855.61133184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40" office:value-type="string" calcext:value-type="string">
            <text:p>Մանե</text:p>
          </table:table-cell>
          <table:table-cell table:style-name="ce64" office:value-type="float" office:value="-7600" calcext:value-type="float">
            <text:p>-7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8];[.H37];[.H66];[.H96];[.L129];[.H126])" office:value-type="float" office:value="6002.59975531715" calcext:value-type="float">
            <text:p>6002.5997553172</text:p>
          </table:table-cell>
          <table:table-cell table:formula="of:=SUM([.K8];[.J8])" office:value-type="float" office:value="2400" calcext:value-type="float">
            <text:p>2400</text:p>
          </table:table-cell>
          <table:table-cell table:formula="of:=[.N8]-[.M8]" office:value-type="float" office:value="-3602.59975531715" calcext:value-type="float">
            <text:p>-3602.5997553172</text:p>
          </table:table-cell>
          <table:table-cell table:formula="of:=SUM([.O1];[.O8])" office:value-type="float" office:value="-5910.29206300945" calcext:value-type="float">
            <text:p>-5910.2920630095</text:p>
          </table:table-cell>
          <table:table-cell/>
        </table:table-row>
        <table:table-row table:style-name="ro12">
          <table:table-cell table:number-columns-repeated="7"/>
          <table:table-cell table:formula="of:=SUM([.C30:.F30])" office:value-type="float" office:value="745.471014492754" calcext:value-type="float">
            <text:p>745.4710144928</text:p>
          </table:table-cell>
          <table:table-cell table:style-name="ce40" office:value-type="string" calcext:value-type="string">
            <text:p>Նանե</text:p>
          </table:table-cell>
          <table:table-cell table:style-name="ce64" office:value-type="float" office:value="-5600" calcext:value-type="float">
            <text:p>-5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9];[.H38];[.H67];[.H97];[.L130];[.H127])" office:value-type="float" office:value="5621.64737436477" calcext:value-type="float">
            <text:p>5621.6473743648</text:p>
          </table:table-cell>
          <table:table-cell table:formula="of:=SUM([.K9];[.J9])" office:value-type="float" office:value="9400" calcext:value-type="float">
            <text:p>9400</text:p>
          </table:table-cell>
          <table:table-cell table:formula="of:=[.N9]-[.M9]" office:value-type="float" office:value="3778.35262563523" calcext:value-type="float">
            <text:p>3778.3526256352</text:p>
          </table:table-cell>
          <table:table-cell table:formula="of:=SUM([.O1];[.O9])" office:value-type="float" office:value="1470.66031794293" calcext:value-type="float">
            <text:p>1470.66031794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ասմիկ Դ․</text:p>
          </table:table-cell>
          <table:table-cell table:style-name="ce64" office:value-type="float" office:value="-2250" calcext:value-type="float">
            <text:p>-22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10];[.H39];[.H68];[.H98];[.L131];[.H128])" office:value-type="float" office:value="8955.40981075878" calcext:value-type="float">
            <text:p>8955.4098107588</text:p>
          </table:table-cell>
          <table:table-cell table:formula="of:=SUM([.K10];[.J10])" office:value-type="float" office:value="9750" calcext:value-type="float">
            <text:p>9750</text:p>
          </table:table-cell>
          <table:table-cell table:formula="of:=[.N10]-[.M10]" office:value-type="float" office:value="794.590189241218" calcext:value-type="float">
            <text:p>794.5901892412</text:p>
          </table:table-cell>
          <table:table-cell table:formula="of:=SUM([.O1];[.O10])" office:value-type="float" office:value="-1513.10211845109" calcext:value-type="float">
            <text:p>-1513.1021184511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/>
          <table:table-cell table:style-name="ce16"/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Ժոզեֆ</text:p>
          </table:table-cell>
          <table:table-cell table:style-name="ce64" office:value-type="float" office:value="-9600" calcext:value-type="float">
            <text:p>-9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11];[.H40];[.H69];[.H99];[.L132];[.H129])" office:value-type="float" office:value="8587.22799257696" calcext:value-type="float">
            <text:p>8587.227992577</text:p>
          </table:table-cell>
          <table:table-cell table:formula="of:=SUM([.K11];[.J11])" office:value-type="float" office:value="5400" calcext:value-type="float">
            <text:p>5400</text:p>
          </table:table-cell>
          <table:table-cell table:formula="of:=[.N11]-[.M11]" office:value-type="float" office:value="-3187.22799257696" calcext:value-type="float">
            <text:p>-3187.227992577</text:p>
          </table:table-cell>
          <table:table-cell table:formula="of:=SUM([.O1];[.O11])" office:value-type="float" office:value="-5494.92030026927" calcext:value-type="float">
            <text:p>-5494.9203002693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0];[.C30];[.E30];[.F30])" office:value-type="float" office:value="735.119047619048" calcext:value-type="float">
            <text:p>735.119047619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3950" calcext:value-type="float">
            <text:p>39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2];[.H41];[.H70];[.H100];[.L133];[.H130])" office:value-type="float" office:value="6937.39326082003" calcext:value-type="float">
            <text:p>6937.39326082</text:p>
          </table:table-cell>
          <table:table-cell table:formula="of:=SUM([.K12];[.J12])" office:value-type="float" office:value="8950" calcext:value-type="float">
            <text:p>8950</text:p>
          </table:table-cell>
          <table:table-cell table:formula="of:=[.N12]-[.M12]" office:value-type="float" office:value="2012.60673917997" calcext:value-type="float">
            <text:p>2012.60673918</text:p>
          </table:table-cell>
          <table:table-cell table:formula="of:=SUM([.O1];[.O12])" office:value-type="float" office:value="-295.085568512342" calcext:value-type="float">
            <text:p>-295.0855685123</text:p>
          </table:table-cell>
          <table:table-cell/>
        </table:table-row>
        <table:table-row table:style-name="ro12">
          <table:table-cell/>
          <table:table-cell table:number-columns-repeated="2" office:value-type="string" calcext:value-type="string">
            <text:p>-Tamara</text:p>
          </table:table-cell>
          <table:table-cell table:number-columns-repeated="4"/>
          <table:table-cell table:formula="of:=SUM([.C30:.F30])" office:value-type="float" office:value="745.471014492754" calcext:value-type="float">
            <text:p>745.4710144928</text:p>
          </table:table-cell>
          <table:table-cell table:style-name="ce40" office:value-type="string" calcext:value-type="string">
            <text:p>Գենա</text:p>
          </table:table-cell>
          <table:table-cell table:style-name="ce30" office:value-type="float" office:value="-500" calcext:value-type="float">
            <text:p>-5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3];[.H42];[.H71];[.H101];[.L134];[.H131])" office:value-type="float" office:value="5999.35300207039" calcext:value-type="float">
            <text:p>5999.3530020704</text:p>
          </table:table-cell>
          <table:table-cell table:formula="of:=SUM([.K13];[.J13])" office:value-type="float" office:value="4500" calcext:value-type="float">
            <text:p>4500</text:p>
          </table:table-cell>
          <table:table-cell table:formula="of:=[.N13]-[.M13]" office:value-type="float" office:value="-1499.35300207039" calcext:value-type="float">
            <text:p>-1499.3530020704</text:p>
          </table:table-cell>
          <table:table-cell table:formula="of:=SUM([.O1];[.O13])" office:value-type="float" office:value="-3807.0453097627" calcext:value-type="float">
            <text:p>-3807.0453097627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Մհեր</text:p>
          </table:table-cell>
          <table:table-cell table:style-name="ce64" office:value-type="float" office:value="-2200" calcext:value-type="float">
            <text:p>-22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4];[.H43];[.H72];[.H102];[.L135];[.H132])" office:value-type="float" office:value="8955.40981075878" calcext:value-type="float">
            <text:p>8955.4098107588</text:p>
          </table:table-cell>
          <table:table-cell table:formula="of:=SUM([.K14];[.J14])" office:value-type="float" office:value="7800" calcext:value-type="float">
            <text:p>7800</text:p>
          </table:table-cell>
          <table:table-cell table:formula="of:=[.N14]-[.M14]" office:value-type="float" office:value="-1155.40981075878" calcext:value-type="float">
            <text:p>-1155.4098107588</text:p>
          </table:table-cell>
          <table:table-cell table:formula="of:=SUM([.O1];[.O14])" office:value-type="float" office:value="-3463.10211845109" calcext:value-type="float">
            <text:p>-34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2900" calcext:value-type="float">
            <text:p>29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5];[.H44];[.H73];[.H103];[.L136];[.H133])" office:value-type="float" office:value="8955.40981075878" calcext:value-type="float">
            <text:p>8955.4098107588</text:p>
          </table:table-cell>
          <table:table-cell table:formula="of:=SUM([.K15];[.J15])" office:value-type="float" office:value="12900" calcext:value-type="float">
            <text:p>12900</text:p>
          </table:table-cell>
          <table:table-cell table:formula="of:=[.N15]-[.M15]" office:value-type="float" office:value="3944.59018924122" calcext:value-type="float">
            <text:p>3944.5901892412</text:p>
          </table:table-cell>
          <table:table-cell table:formula="of:=SUM([.O1];[.O15])" office:value-type="float" office:value="1636.89788154891" calcext:value-type="float">
            <text:p>16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Saqo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րաչ</text:p>
          </table:table-cell>
          <table:table-cell table:style-name="ce64" office:value-type="float" office:value="-5500" calcext:value-type="float">
            <text:p>-550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16];[.H45];[.H74];[.H104];[.L137];[.H134])" office:value-type="float" office:value="8955.40981075878" calcext:value-type="float">
            <text:p>8955.4098107588</text:p>
          </table:table-cell>
          <table:table-cell table:formula="of:=SUM([.K16];[.J16])" office:value-type="float" office:value="14500" calcext:value-type="float">
            <text:p>14500</text:p>
          </table:table-cell>
          <table:table-cell table:formula="of:=[.N16]-[.M16]" office:value-type="float" office:value="5544.59018924122" calcext:value-type="float">
            <text:p>5544.5901892412</text:p>
          </table:table-cell>
          <table:table-cell table:formula="of:=SUM([.O1];[.O16])" office:value-type="float" office:value="3236.89788154891" calcext:value-type="float">
            <text:p>32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6550" calcext:value-type="float">
            <text:p>65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7];[.H46];[.H75];[.H105];[.L138];[.H135])" office:value-type="float" office:value="4896.2215320911" calcext:value-type="float">
            <text:p>4896.2215320911</text:p>
          </table:table-cell>
          <table:table-cell table:formula="of:=SUM([.K17];[.J17])" office:value-type="float" office:value="11550" calcext:value-type="float">
            <text:p>11550</text:p>
          </table:table-cell>
          <table:table-cell table:formula="of:=[.N17]-[.M17]" office:value-type="float" office:value="6653.7784679089" calcext:value-type="float">
            <text:p>6653.7784679089</text:p>
          </table:table-cell>
          <table:table-cell table:formula="of:=SUM([.O1];[.O17])" office:value-type="float" office:value="4346.0861602166" calcext:value-type="float">
            <text:p>4346.0861602166</text:p>
          </table:table-cell>
          <table:table-cell/>
        </table:table-row>
        <table:table-row table:style-name="ro12">
          <table:table-cell table:number-columns-repeated="7"/>
          <table:table-cell table:formula="of:=SUM([.C30];[.D30])" office:value-type="float" office:value="745.471014492754" calcext:value-type="float">
            <text:p>745.4710144928</text:p>
          </table:table-cell>
          <table:table-cell table:style-name="ce47" office:value-type="string" calcext:value-type="string">
            <text:p>Մարիամ</text:p>
          </table:table-cell>
          <table:table-cell table:style-name="ce30"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/>
          <table:table-cell table:formula="of:=SUM([.H18];[.H47];[.H76];[.H106];[.L139];[.H136])" office:value-type="float" office:value="4804.65929316044" calcext:value-type="float">
            <text:p>4804.6592931604</text:p>
          </table:table-cell>
          <table:table-cell table:formula="of:=SUM([.K18];[.J18])" office:value-type="float" office:value="2100" calcext:value-type="float">
            <text:p>2100</text:p>
          </table:table-cell>
          <table:table-cell table:formula="of:=[.N18]-[.M18]" office:value-type="float" office:value="-2704.65929316044" calcext:value-type="float">
            <text:p>-2704.6592931604</text:p>
          </table:table-cell>
          <table:table-cell table:formula="of:=SUM([.O1];[.O18])" office:value-type="float" office:value="-5012.35160085275" calcext:value-type="float">
            <text:p>-5012.351600852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Նաիրա</text:p>
          </table:table-cell>
          <table:table-cell table:style-name="ce64" office:value-type="float" office:value="-1100" calcext:value-type="float">
            <text:p>-11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9];[.H48];[.H77];[.H107];[.L140];[.H137])" office:value-type="float" office:value="8955.40981075878" calcext:value-type="float">
            <text:p>8955.4098107588</text:p>
          </table:table-cell>
          <table:table-cell table:formula="of:=SUM([.J19];[.K19])" office:value-type="float" office:value="8900" calcext:value-type="float">
            <text:p>8900</text:p>
          </table:table-cell>
          <table:table-cell table:formula="of:=[.N19]-[.M19]" office:value-type="float" office:value="-55.4098107587815" calcext:value-type="float">
            <text:p>-55.4098107588</text:p>
          </table:table-cell>
          <table:table-cell table:formula="of:=SUM([.O1];[.O19])" office:value-type="float" office:value="-2363.10211845109" calcext:value-type="float">
            <text:p>-2363.1021184511</text:p>
          </table:table-cell>
          <table:table-cell/>
        </table:table-row>
        <table:table-row table:style-name="ro12">
          <table:table-cell table:number-columns-repeated="7"/>
          <table:table-cell table:formula="of:=SUM([.D30:.F30])" office:value-type="float" office:value="391.304347826087" calcext:value-type="float">
            <text:p>391.3043478261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00" calcext:value-type="float">
            <text:p>1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0];[.H49];[.H78];[.H108];[.L141];[.H138])" office:value-type="float" office:value="8220.29076313973" calcext:value-type="float">
            <text:p>8220.2907631397</text:p>
          </table:table-cell>
          <table:table-cell table:formula="of:=SUM([.J20];[.K20])" office:value-type="float" office:value="12100" calcext:value-type="float">
            <text:p>12100</text:p>
          </table:table-cell>
          <table:table-cell table:formula="of:=[.N20]-[.M20]" office:value-type="float" office:value="3879.70923686027" calcext:value-type="float">
            <text:p>3879.7092368603</text:p>
          </table:table-cell>
          <table:table-cell table:formula="of:=SUM([.O1];[.O20])" office:value-type="float" office:value="1572.01692916796" calcext:value-type="float">
            <text:p>1572.01692916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Edgar</text:p>
          </table:table-cell>
          <table:table-cell table:style-name="ce65" office:value-type="float" office:value="-3800" calcext:value-type="float">
            <text:p>-38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50];[.H79];[.H109];[.L142];[.H139])" office:value-type="float" office:value="8955.40981075878" calcext:value-type="float">
            <text:p>8955.4098107588</text:p>
          </table:table-cell>
          <table:table-cell table:formula="of:=SUM([.J21];[.K21])" office:value-type="float" office:value="6200" calcext:value-type="float">
            <text:p>6200</text:p>
          </table:table-cell>
          <table:table-cell table:formula="of:=[.N21]-[.M21]" office:value-type="float" office:value="-2755.40981075878" calcext:value-type="float">
            <text:p>-2755.4098107588</text:p>
          </table:table-cell>
          <table:table-cell table:formula="of:=SUM([.O1];[.O21])" office:value-type="float" office:value="-5063.10211845109" calcext:value-type="float">
            <text:p>-50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Hasmik K</text:p>
          </table:table-cell>
          <table:table-cell table:style-name="ce64" office:value-type="float" office:value="-3400" calcext:value-type="float">
            <text:p>-3400</text:p>
          </table:table-cell>
          <table:table-cell office:value-type="float" office:value="14000" calcext:value-type="float">
            <text:p>14000</text:p>
          </table:table-cell>
          <table:table-cell/>
          <table:table-cell table:formula="of:=SUM([.H22];[.H51];[.H80];[.H110];[.L143];[.H140])" office:value-type="float" office:value="7843.66738651636" calcext:value-type="float">
            <text:p>7843.6673865164</text:p>
          </table:table-cell>
          <table:table-cell table:formula="of:=SUM([.J22];[.K22])" office:value-type="float" office:value="10600" calcext:value-type="float">
            <text:p>10600</text:p>
          </table:table-cell>
          <table:table-cell table:formula="of:=[.N22]-[.M22]" office:value-type="float" office:value="2756.33261348364" calcext:value-type="float">
            <text:p>2756.3326134837</text:p>
          </table:table-cell>
          <table:table-cell table:formula="of:=SUM([.O1];[.O22])" office:value-type="float" office:value="448.640305791335" calcext:value-type="float">
            <text:p>448.64030579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Smbat</text:p>
          </table:table-cell>
          <table:table-cell table:style-name="ce64" office:value-type="float" office:value="-4100" calcext:value-type="float">
            <text:p>-4100</text:p>
          </table:table-cell>
          <table:table-cell office:value-type="float" office:value="12100" calcext:value-type="float">
            <text:p>12100</text:p>
          </table:table-cell>
          <table:table-cell/>
          <table:table-cell table:formula="of:=SUM([.H23];[.H52];[.H81];[.H111];[.L144];[.H141])" office:value-type="float" office:value="8955.40981075878" calcext:value-type="float">
            <text:p>8955.4098107588</text:p>
          </table:table-cell>
          <table:table-cell table:formula="of:=SUM([.J23];[.K23])" office:value-type="float" office:value="8000" calcext:value-type="float">
            <text:p>8000</text:p>
          </table:table-cell>
          <table:table-cell table:formula="of:=[.N23]-[.M23]" office:value-type="float" office:value="-955.409810758782" calcext:value-type="float">
            <text:p>-955.4098107588</text:p>
          </table:table-cell>
          <table:table-cell table:formula="of:=SUM([.O1];[.O23])" office:value-type="float" office:value="-3263.10211845109" calcext:value-type="float">
            <text:p>-32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];[.C30])" office:value-type="float" office:value="735.119047619048" calcext:value-type="float">
            <text:p>735.119047619</text:p>
          </table:table-cell>
          <table:table-cell office:value-type="string" calcext:value-type="string">
            <text:p>Ani</text:p>
          </table:table-cell>
          <table:table-cell table:style-name="ce64" office:value-type="float" office:value="-3600" calcext:value-type="float">
            <text:p>-36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4];[.H53];[.H82];[.H112];[.L145];[.H142])" office:value-type="float" office:value="6175.50104675391" calcext:value-type="float">
            <text:p>6175.5010467539</text:p>
          </table:table-cell>
          <table:table-cell table:formula="of:=SUM([.J24];[.K24])" office:value-type="float" office:value="8400" calcext:value-type="float">
            <text:p>8400</text:p>
          </table:table-cell>
          <table:table-cell table:formula="of:=[.N24]-[.M24]" office:value-type="float" office:value="2224.49895324609" calcext:value-type="float">
            <text:p>2224.4989532461</text:p>
          </table:table-cell>
          <table:table-cell table:formula="of:=SUM([.O1];[.O24])" office:value-type="float" office:value="-83.1933544462154" calcext:value-type="float">
            <text:p>-83.1933544462</text:p>
          </table:table-cell>
          <table:table-cell/>
        </table:table-row>
        <table:table-row table:style-name="ro12">
          <table:table-cell table:number-columns-repeated="7"/>
          <table:table-cell table:formula="of:=SUM([.B30:.D30];[.F30])" office:value-type="float" office:value="1126.42339544513" calcext:value-type="float">
            <text:p>1126.4233954451</text:p>
          </table:table-cell>
          <table:table-cell office:value-type="string" calcext:value-type="string">
            <text:p>Araks</text:p>
          </table:table-cell>
          <table:table-cell table:style-name="ce64" office:value-type="float" office:value="-4150" calcext:value-type="float">
            <text:p>-41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5];[.H54];[.H83];[.H113];[.L146];[.H143])" office:value-type="float" office:value="7377.4877328367" calcext:value-type="float">
            <text:p>7377.4877328367</text:p>
          </table:table-cell>
          <table:table-cell table:formula="of:=SUM([.J25];[.K25])" office:value-type="float" office:value="7850" calcext:value-type="float">
            <text:p>7850</text:p>
          </table:table-cell>
          <table:table-cell table:formula="of:=[.N25]-[.M25]" office:value-type="float" office:value="472.512267163297" calcext:value-type="float">
            <text:p>472.5122671633</text:p>
          </table:table-cell>
          <table:table-cell table:formula="of:=SUM([.O1];[.O25])" office:value-type="float" office:value="-1835.18004052901" calcext:value-type="float">
            <text:p>-1835.1800405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Meruj</text:p>
          </table:table-cell>
          <table:table-cell table:style-name="ce64" office:value-type="float" office:value="-6800" calcext:value-type="float">
            <text:p>-6800</text:p>
          </table:table-cell>
          <table:table-cell office:value-type="float" office:value="13700" calcext:value-type="float">
            <text:p>13700</text:p>
          </table:table-cell>
          <table:table-cell/>
          <table:table-cell table:formula="of:=SUM([.H26];[.H55];[.H84];[.H114];[.L147];[.H144])" office:value-type="float" office:value="8582.68253803151" calcext:value-type="float">
            <text:p>8582.6825380315</text:p>
          </table:table-cell>
          <table:table-cell table:formula="of:=SUM([.J26];[.K26])" office:value-type="float" office:value="6900" calcext:value-type="float">
            <text:p>6900</text:p>
          </table:table-cell>
          <table:table-cell table:formula="of:=[.N26]-[.M26]" office:value-type="float" office:value="-1682.68253803151" calcext:value-type="float">
            <text:p>-1682.6825380315</text:p>
          </table:table-cell>
          <table:table-cell table:formula="of:=SUM([.O1];[.O26])" office:value-type="float" office:value="-3990.37484572382" calcext:value-type="float">
            <text:p>-3990.374845723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Default" office:value-type="string" calcext:value-type="string">
            <text:p>Jirayr</text:p>
          </table:table-cell>
          <table:table-cell/>
          <table:table-cell office:value-type="float" office:value="8000" calcext:value-type="float">
            <text:p>8000</text:p>
          </table:table-cell>
          <table:table-cell/>
          <table:table-cell table:formula="of:=SUM([.H27];[.H56];[.H85];[.H115];[.L148];[.H145])" office:value-type="float" office:value="8047.22267625586" calcext:value-type="float">
            <text:p>8047.2226762559</text:p>
          </table:table-cell>
          <table:table-cell office:value-type="float" office:value="8000" calcext:value-type="float">
            <text:p>8000</text:p>
          </table:table-cell>
          <table:table-cell table:formula="of:=[.N27]-[.M27]" office:value-type="float" office:value="-47.2226762558576" calcext:value-type="float">
            <text:p>-47.2226762559</text:p>
          </table:table-cell>
          <table:table-cell table:formula="of:=SUM([.O1];[.O27])" office:value-type="float" office:value="-2354.91498394817" calcext:value-type="float">
            <text:p>-2354.9149839482</text:p>
          </table:table-cell>
          <table:table-cell/>
        </table:table-row>
        <table:table-row table:style-name="ro12">
          <table:table-cell table:number-columns-repeated="7"/>
          <table:table-cell table:style-name="ce21" table:formula="of:=SUM([.B30:.F30])" office:value-type="float" office:value="1126.42339544513" calcext:value-type="float">
            <text:p>1126.4233954451</text:p>
          </table:table-cell>
          <table:table-cell table:style-name="ce22" office:value-type="string" calcext:value-type="string">
            <text:p>Gevo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28];[.H57];[.H86];[.H116];[.L149];[.H146])" office:value-type="float" office:value="8955.40981075878" calcext:value-type="float">
            <text:p>8955.4098107588</text:p>
          </table:table-cell>
          <table:table-cell office:value-type="float" office:value="0" calcext:value-type="float">
            <text:p>0</text:p>
          </table:table-cell>
          <table:table-cell table:formula="of:=[.N28]-[.M28]" office:value-type="float" office:value="-8955.40981075878" calcext:value-type="float">
            <text:p>-8955.4098107588</text:p>
          </table:table-cell>
          <table:table-cell table:formula="of:=SUM([.O1];[.O28])" office:value-type="float" office:value="-11263.1021184511" calcext:value-type="float">
            <text:p>-11263.1021184511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Ani G</text:p>
          </table:table-cell>
          <table:table-cell/>
          <table:table-cell table:style-name="ce15" table:formula="of:=SUM([.K4:.K27])" office:value-type="float" office:value="251800" calcext:value-type="float">
            <text:p>251800</text:p>
          </table:table-cell>
          <table:table-cell/>
          <table:table-cell table:formula="of:=SUM([.H87];[.H117];[.H147])" office:value-type="float" office:value="5539.11252109193" calcext:value-type="float">
            <text:p>5539.1125210919</text:p>
          </table:table-cell>
          <table:table-cell office:value-type="float" office:value="0" calcext:value-type="float">
            <text:p>0</text:p>
          </table:table-cell>
          <table:table-cell table:formula="of:=[.N29]-[.M29]" office:value-type="float" office:value="-5539.11252109193" calcext:value-type="float">
            <text:p>-5539.1125210919</text:p>
          </table:table-cell>
          <table:table-cell table:formula="of:=SUM([.O1];[.O29])" office:value-type="float" office:value="-7846.80482878423" calcext:value-type="float">
            <text:p>-7846.8048287842</text:p>
          </table:table-cell>
          <table:table-cell/>
        </table:table-row>
        <table:table-row table:style-name="ro12">
          <table:table-cell/>
          <table:table-cell table:formula="of:=[.B3]/21" office:value-type="float" office:value="380.952380952381" calcext:value-type="float">
            <text:p>380.9523809524</text:p>
          </table:table-cell>
          <table:table-cell table:formula="of:=[.C3]/24" office:value-type="float" office:value="354.166666666667" calcext:value-type="float">
            <text:p>354.1666666667</text:p>
          </table:table-cell>
          <table:table-cell table:formula="of:=[.D3]/23" office:value-type="float" office:value="391.304347826087" calcext:value-type="float">
            <text:p>391.3043478261</text:p>
          </table:table-cell>
          <table:table-cell table:formula="of:=[.E3]/23" office:value-type="float" office:value="0" calcext:value-type="float">
            <text:p>0</text:p>
          </table:table-cell>
          <table:table-cell table:formula="of:=[.F3]/27" office:value-type="float" office:value="0" calcext:value-type="float">
            <text:p>0</text:p>
          </table:table-cell>
          <table:table-cell/>
          <table:table-cell table:style-name="ce15" table:formula="of:=SUM([.H4:.H28])" office:value-type="float" office:value="25500" calcext:value-type="float">
            <text:p>25500</text:p>
          </table:table-cell>
          <table:table-cell table:style-name="ce29"/>
          <table:table-cell/>
          <table:table-cell table:formula="of:=SUM([.H30];[.H152])" office:value-type="float" office:value="25500" calcext:value-type="float">
            <text:p>25500</text:p>
          </table:table-cell>
          <table:table-cell table:number-columns-repeated="4"/>
          <table:table-cell table:style-name="ce15" table:formula="of:=SUM([.P4];[.P5];[.P8];[.P10];[.P11];[.P12];[.P13];[.P14];[.P18];[.P19];[.P21];[.P23];[.P24];[.P25];[.P26];[.P27];[.P28];[.P29])" office:value-type="float" office:value="-67404.8883102659" calcext:value-type="float">
            <text:p>-67404.8883102659</text:p>
          </table:table-cell>
          <table:table-cell/>
        </table:table-row>
        <table:table-row table:style-name="ro11">
          <table:table-cell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date" office:date-value="2016-11-07" calcext:value-type="date">
            <text:p>11/07/16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office:value-type="float" office:value="8400" calcext:value-type="float">
            <text:p>8400</text:p>
          </table:table-cell>
          <table:table-cell office:value-type="float" office:value="8700" calcext:value-type="float">
            <text:p>8700</text:p>
          </table:table-cell>
          <table:table-cell table:style-name="ce15" table:formula="of:=SUM([.B32:.F32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F58])" office:value-type="float" office:value="1475.15527950311" calcext:value-type="float">
            <text:p>1475.1552795031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38000" calcext:value-type="float">
            <text:p>38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82000" calcext:value-type="float">
            <text:p>82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5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 office:value-type="string" calcext:value-type="string">
            <text:p>-Saqo</text:p>
          </table:table-cell>
          <table:table-cell table:number-columns-repeated="2" office:value-type="string" calcext:value-type="string">
            <text:p>-Mariam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Araks</text:p>
          </table:table-cell>
          <table:table-cell/>
          <table:table-cell table:formula="of:=SUM([.B58];[.C58];[.E58];[.F58])" office:value-type="float" office:value="1505.19480519481" calcext:value-type="float">
            <text:p>1505.1948051948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58:.E58])" office:value-type="float" office:value="1451.77865612648" calcext:value-type="float">
            <text:p>1451.7786561265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ni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E58])" office:value-type="float" office:value="1451.77865612648" calcext:value-type="float">
            <text:p>1451.778656126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E58])" office:value-type="float" office:value="1060.86956521739" calcext:value-type="float">
            <text:p>1060.8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58:.F58])" office:value-type="float" office:value="1866.0643704122" calcext:value-type="float">
            <text:p>1866.0643704122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/>
          <table:table-cell table:formula="of:=[.B32]/22" office:value-type="float" office:value="390.909090909091" calcext:value-type="float">
            <text:p>390.9090909091</text:p>
          </table:table-cell>
          <table:table-cell table:formula="of:=[.C32]/24" office:value-type="float" office:value="350" calcext:value-type="float">
            <text:p>350</text:p>
          </table:table-cell>
          <table:table-cell table:formula="of:=[.D32]/23" office:value-type="float" office:value="360.869565217391" calcext:value-type="float">
            <text:p>360.8695652174</text:p>
          </table:table-cell>
          <table:table-cell table:formula="of:=[.E32]/24" office:value-type="float" office:value="350" calcext:value-type="float">
            <text:p>350</text:p>
          </table:table-cell>
          <table:table-cell table:formula="of:=[.F32]/21" office:value-type="float" office:value="414.285714285714" calcext:value-type="float">
            <text:p>414.2857142857</text:p>
          </table:table-cell>
          <table:table-cell/>
          <table:table-cell table:style-name="ce15" table:formula="of:=SUM([.H33:.H57])" office:value-type="float" office:value="42400" calcext:value-type="float">
            <text:p>424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18/07/2016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office:value-type="float" office:value="8200" calcext:value-type="float">
            <text:p>8200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61:.F61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 table:number-columns-repeated="5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formula="of:=SUM([.B88:.E88])" office:value-type="float" office:value="1535.55194805195" calcext:value-type="float">
            <text:p>1535.55194805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-Nane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Hasmik K</text:p>
          </table:table-cell>
          <table:table-cell office:value-type="string" calcext:value-type="string">
            <text:p>-Zhozeph</text:p>
          </table:table-cell>
          <table:table-cell/>
          <table:table-cell table:formula="of:=SUM([.B88];[.D88];[.E88];[.F88])" office:value-type="float" office:value="1535.55194805195" calcext:value-type="float">
            <text:p>1535.55194805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eruj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office:value-type="string" calcext:value-type="string">
            <text:p>-Hasmik K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Araks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 G</text:p>
          </table:table-cell>
          <table:table-cell office:value-type="string" calcext:value-type="string">
            <text:p>-Saqo</text:p>
          </table:table-cell>
          <table:table-cell office:value-type="string" calcext:value-type="string">
            <text:p>-Ani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 K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)" office:value-type="float" office:value="791.991341991342" calcext:value-type="float">
            <text:p>791.991341991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)" office:value-type="float" office:value="1162.82467532468" calcext:value-type="float">
            <text:p>1162.8246753247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88:.F88])" office:value-type="float" office:value="1903.73376623377" calcext:value-type="float">
            <text:p>1903.7337662338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79.92424242424" calcext:value-type="float">
            <text:p>1479.924242424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1" office:value-type="float" office:value="423.809523809524" calcext:value-type="float">
            <text:p>423.8095238095</text:p>
          </table:table-cell>
          <table:table-cell table:formula="of:=[.C61]/22" office:value-type="float" office:value="368.181818181818" calcext:value-type="float">
            <text:p>368.1818181818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70.833333333333" calcext:value-type="float">
            <text:p>370.8333333333</text:p>
          </table:table-cell>
          <table:table-cell table:formula="of:=[.F61]/22" office:value-type="float" office:value="368.181818181818" calcext:value-type="float">
            <text:p>368.1818181818</text:p>
          </table:table-cell>
          <table:table-cell/>
          <table:table-cell table:style-name="ce15" table:formula="of:=SUM([.H62:.H87])" office:value-type="float" office:value="42251.0822510823" calcext:value-type="float">
            <text:p>42251.0822510823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office:value-type="float" office:value="8900" calcext:value-type="float">
            <text:p>8900</text:p>
          </table:table-cell>
          <table:table-cell office:value-type="float" office:value="9000" calcext:value-type="float">
            <text:p>9000</text:p>
          </table:table-cell>
          <table:table-cell office:value-type="float" office:value="8500" calcext:value-type="float">
            <text:p>8500</text:p>
          </table:table-cell>
          <table:table-cell office:value-type="float" office:value="8400" calcext:value-type="float">
            <text:p>8400</text:p>
          </table:table-cell>
          <table:table-cell table:style-name="ce15" table:formula="of:=SUM([.B91:.F91])" office:value-type="float" office:value="43600" calcext:value-type="float">
            <text:p>436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128.80434782609" calcext:value-type="float">
            <text:p>1128.804347826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5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Stepan</text:p>
          </table:table-cell>
          <table:table-cell table:number-columns-repeated="2"/>
          <table:table-cell table:number-columns-repeated="2" office:value-type="string" calcext:value-type="string">
            <text:p>-Gayane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Gayane</text:p>
          </table:table-cell>
          <table:table-cell/>
          <table:table-cell table:number-columns-repeated="2" office:value-type="string" calcext:value-type="string">
            <text:p>-Stepan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Stepan</text:p>
          </table:table-cell>
          <table:table-cell office:value-type="string" calcext:value-type="string">
            <text:p>-Gayane</text:p>
          </table:table-cell>
          <table:table-cell office:value-type="string" calcext:value-type="string">
            <text:p>-Armenuhi</text:p>
          </table:table-cell>
          <table:table-cell office:value-type="string" calcext:value-type="string">
            <text:p>-Araks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Stepan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107.0652173913" calcext:value-type="float">
            <text:p>1107.065217391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498.36956521739" calcext:value-type="float">
            <text:p>1498.3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118:.F118])" office:value-type="float" office:value="1898.36956521739" calcext:value-type="float">
            <text:p>1898.3695652174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4" office:value-type="float" office:value="366.666666666667" calcext:value-type="float">
            <text:p>366.6666666667</text:p>
          </table:table-cell>
          <table:table-cell table:formula="of:=[.C91]/24" office:value-type="float" office:value="370.833333333333" calcext:value-type="float">
            <text:p>370.8333333333</text:p>
          </table:table-cell>
          <table:table-cell table:formula="of:=[.D91]/23" office:value-type="float" office:value="391.304347826087" calcext:value-type="float">
            <text:p>391.3043478261</text:p>
          </table:table-cell>
          <table:table-cell table:formula="of:=[.E91]/23" office:value-type="float" office:value="369.565217391304" calcext:value-type="float">
            <text:p>369.5652173913</text:p>
          </table:table-cell>
          <table:table-cell table:formula="of:=[.F91]/21" office:value-type="float" office:value="400" calcext:value-type="float">
            <text:p>400</text:p>
          </table:table-cell>
          <table:table-cell/>
          <table:table-cell table:style-name="ce15" table:formula="of:=SUM([.H92:.H117])" office:value-type="float" office:value="43600" calcext:value-type="float">
            <text:p>43600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date" office:date-value="2016-01-08" calcext:value-type="date">
            <text:p>01/08/16</text:p>
          </table:table-cell>
          <table:table-cell office:value-type="float" office:value="8000" calcext:value-type="float">
            <text:p>8000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800" calcext:value-type="float">
            <text:p>7800</text:p>
          </table:table-cell>
          <table:table-cell table:style-name="ce15" table:formula="of:=SUM([.B121:.F121])" office:value-type="float" office:value="41000" calcext:value-type="float">
            <text:p>410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48:.E148])" office:value-type="float" office:value="1750.29239766082" calcext:value-type="float">
            <text:p>1750.292397660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26000" calcext:value-type="float">
            <text:p>26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48])" office:value-type="float" office:value="442.105263157895" calcext:value-type="float">
            <text:p>442.1052631579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ay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Ani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table:formula="of:=SUM([.B148];[.C148];[.F148])" office:value-type="float" office:value="1263.15789473684" calcext:value-type="float">
            <text:p>1263.157894736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3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eg</text:p>
          </table:table-cell>
          <table:table-cell table:number-columns-repeated="3" office:value-type="string" calcext:value-type="string">
            <text:p>-N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Jirayr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Jirayr</text:p>
          </table:table-cell>
          <table:table-cell office:value-type="string" calcext:value-type="string">
            <text:p>-Anjel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C148];[.E148];[.F148])" office:value-type="float" office:value="1718.7134502924" calcext:value-type="float">
            <text:p>1718.7134502924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D148];[.F148])" office:value-type="float" office:value="1252.63157894737" calcext:value-type="float">
            <text:p>1252.63157894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148:.F148])" office:value-type="float" office:value="2160.81871345029" calcext:value-type="float">
            <text:p>2160.8187134503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121]/20" office:value-type="float" office:value="400" calcext:value-type="float">
            <text:p>400</text:p>
          </table:table-cell>
          <table:table-cell table:formula="of:=[.C121]/19" office:value-type="float" office:value="452.631578947368" calcext:value-type="float">
            <text:p>452.6315789474</text:p>
          </table:table-cell>
          <table:table-cell table:formula="of:=[.D121]/19" office:value-type="float" office:value="442.105263157895" calcext:value-type="float">
            <text:p>442.1052631579</text:p>
          </table:table-cell>
          <table:table-cell table:formula="of:=[.E121]/18" office:value-type="float" office:value="455.555555555556" calcext:value-type="float">
            <text:p>455.5555555556</text:p>
          </table:table-cell>
          <table:table-cell table:formula="of:=[.F121]/19" office:value-type="float" office:value="410.526315789474" calcext:value-type="float">
            <text:p>410.5263157895</text:p>
          </table:table-cell>
          <table:table-cell/>
          <table:table-cell table:style-name="ce15" table:formula="of:=SUM([.H122:.H147])" office:value-type="float" office:value="41000" calcext:value-type="float">
            <text:p>41000</text:p>
          </table:table-cell>
          <table:table-cell table:style-name="Default"/>
          <table:table-cell table:number-columns-repeated="8"/>
        </table:table-row>
      </table:table>
      <table:table table:name="Sheet18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table:formula="of:=2300+[.P1]" office:value-type="float" office:value="2841.66666666667" calcext:value-type="float">
            <text:p>2841.6666666667</text:p>
          </table:table-cell>
          <table:table-cell table:formula="of:=13000/24" office:value-type="float" office:value="541.666666666667" calcext:value-type="float">
            <text:p>541.6666666667</text:p>
          </table:table-cell>
          <table:table-cell office:value-type="float" office:value="2300" calcext:value-type="float">
            <text:p>2300</text:p>
          </table:table-cell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3700" calcext:value-type="float">
            <text:p>3700</text:p>
          </table:table-cell>
          <table:table-cell table:number-columns-repeated="7"/>
        </table:table-row>
        <table:table-row table:style-name="ro12">
          <table:table-cell table:style-name="ce37" office:value-type="date" office:date-value="2016-08-08" calcext:value-type="date">
            <text:p>08/08/16</text:p>
          </table:table-cell>
          <table:table-cell office:value-type="float" office:value="8200" calcext:value-type="float">
            <text:p>82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table:style-name="ce15" table:formula="of:=SUM([.B3:.F3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style-name="ce64" office:value-type="float" office:value="-1350" calcext:value-type="float">
            <text:p>-135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G3];[.G32];[.G61];[.G91];[.G121];[.J2])" office:value-type="float" office:value="180800" calcext:value-type="float">
            <text:p>180800</text:p>
          </table:table-cell>
          <table:table-cell table:formula="of:=SUM([.H4];[.H33];[.H62];[.H92])" office:value-type="float" office:value="4864.12332254276" calcext:value-type="float">
            <text:p>4864.1233225428</text:p>
          </table:table-cell>
          <table:table-cell table:formula="of:=SUM([.O1];[.N4])" office:value-type="float" office:value="7705.78998920943" calcext:value-type="float">
            <text:p>7705.7899892094</text:p>
          </table:table-cell>
          <table:table-cell table:formula="of:=SUM([.J4];[.K4])" office:value-type="float" office:value="8650" calcext:value-type="float">
            <text:p>8650</text:p>
          </table:table-cell>
          <table:table-cell table:formula="of:=[.P4]-[.O4]" office:value-type="float" office:value="944.210010790574" calcext:value-type="float">
            <text:p>944.2100107906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մենուհի</text:p>
          </table:table-cell>
          <table:table-cell table:style-name="ce64" office:value-type="float" office:value="-2500" calcext:value-type="float">
            <text:p>-2500</text:p>
          </table:table-cell>
          <table:table-cell office:value-type="float" office:value="11000" calcext:value-type="float">
            <text:p>11000</text:p>
          </table:table-cell>
          <table:table-cell/>
          <table:table-cell table:formula="of:=SUM([.K34];[.K37];[.K38];[.K62];[.K92])" office:value-type="float" office:value="178500" calcext:value-type="float">
            <text:p>178500</text:p>
          </table:table-cell>
          <table:table-cell table:formula="of:=SUM([.H5];[.H33];[.H62];[.H92];[.H122])" office:value-type="float" office:value="6766.45722052883" calcext:value-type="float">
            <text:p>6766.4572205288</text:p>
          </table:table-cell>
          <table:table-cell table:formula="of:=SUM([.O1];[.N5])" office:value-type="float" office:value="9608.1238871955" calcext:value-type="float">
            <text:p>9608.1238871955</text:p>
          </table:table-cell>
          <table:table-cell table:style-name="ce21" table:formula="of:=SUM([.J5];[.K5])" office:value-type="float" office:value="8500" calcext:value-type="float">
            <text:p>8500</text:p>
          </table:table-cell>
          <table:table-cell table:formula="of:=[.P5]-[.O5]" office:value-type="float" office:value="-1108.1238871955" calcext:value-type="float">
            <text:p>-1108.12388719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800" calcext:value-type="float">
            <text:p>800</text:p>
          </table:table-cell>
          <table:table-cell table:number-columns-repeated="2"/>
          <table:table-cell table:style-name="ce15" table:formula="of:=[.M5]-[.M4]" office:value-type="float" office:value="-2300" calcext:value-type="float">
            <text:p>-2300</text:p>
          </table:table-cell>
          <table:table-cell table:formula="of:=SUM([.H6];[.H35];[.H64];[.H94])" office:value-type="float" office:value="5794.12332254276" calcext:value-type="float">
            <text:p>5794.1233225428</text:p>
          </table:table-cell>
          <table:table-cell table:formula="of:=SUM([.O1];[.N6])" office:value-type="float" office:value="8635.78998920943" calcext:value-type="float">
            <text:p>8635.7899892094</text:p>
          </table:table-cell>
          <table:table-cell table:formula="of:=SUM([.J6])" office:value-type="float" office:value="800" calcext:value-type="float">
            <text:p>800</text:p>
          </table:table-cell>
          <table:table-cell table:formula="of:=[.P6]-[.O6]" office:value-type="float" office:value="-7835.78998920943" calcext:value-type="float">
            <text:p>-7835.789989209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4900" calcext:value-type="float">
            <text:p>4900</text:p>
          </table:table-cell>
          <table:table-cell table:number-columns-repeated="3"/>
          <table:table-cell table:formula="of:=SUM([.H7];[.H36];[.H65];[.H95])" office:value-type="float" office:value="4625.64035623371" calcext:value-type="float">
            <text:p>4625.6403562337</text:p>
          </table:table-cell>
          <table:table-cell table:formula="of:=SUM([.N7:.N7];[.O1])" office:value-type="float" office:value="7467.30702290037" calcext:value-type="float">
            <text:p>7467.3070229004</text:p>
          </table:table-cell>
          <table:table-cell table:formula="of:=SUM([.J7])" office:value-type="float" office:value="4900" calcext:value-type="float">
            <text:p>4900</text:p>
          </table:table-cell>
          <table:table-cell table:formula="of:=[.P7]-[.O7]" office:value-type="float" office:value="-2567.30702290037" calcext:value-type="float">
            <text:p>-2567.307022900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Մանե</text:p>
          </table:table-cell>
          <table:table-cell table:style-name="ce64" office:value-type="float" office:value="-5900" calcext:value-type="float">
            <text:p>-5900</text:p>
          </table:table-cell>
          <table:table-cell office:value-type="float" office:value="12850" calcext:value-type="float">
            <text:p>12850</text:p>
          </table:table-cell>
          <table:table-cell table:number-columns-repeated="2"/>
          <table:table-cell table:formula="of:=SUM([.H8];[.H37];[.H66];[.H96])" office:value-type="float" office:value="7696.45722052883" calcext:value-type="float">
            <text:p>7696.4572205288</text:p>
          </table:table-cell>
          <table:table-cell table:formula="of:=SUM([.N8:.N8];[.O1])" office:value-type="float" office:value="10538.1238871955" calcext:value-type="float">
            <text:p>10538.1238871955</text:p>
          </table:table-cell>
          <table:table-cell table:formula="of:=SUM([.J8];[.K8])" office:value-type="float" office:value="6950" calcext:value-type="float">
            <text:p>6950</text:p>
          </table:table-cell>
          <table:table-cell table:formula="of:=[.P8]-[.O8]" office:value-type="float" office:value="-3588.1238871955" calcext:value-type="float">
            <text:p>-35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1500" calcext:value-type="float">
            <text:p>1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9];[.H38];[.H67];[.H97])" office:value-type="float" office:value="6393.72994780156" calcext:value-type="float">
            <text:p>6393.7299478016</text:p>
          </table:table-cell>
          <table:table-cell table:formula="of:=SUM([.N9:.N9];[.O1])" office:value-type="float" office:value="9235.39661446823" calcext:value-type="float">
            <text:p>9235.3966144682</text:p>
          </table:table-cell>
          <table:table-cell table:formula="of:=SUM([.J9];[.K9])" office:value-type="float" office:value="11500" calcext:value-type="float">
            <text:p>11500</text:p>
          </table:table-cell>
          <table:table-cell table:formula="of:=[.P9]-[.O9]" office:value-type="float" office:value="2264.60338553177" calcext:value-type="float">
            <text:p>2264.6033855318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ասմիկ Դ․</text:p>
          </table:table-cell>
          <table:table-cell table:style-name="ce64" office:value-type="float" office:value="-1500" calcext:value-type="float">
            <text:p>-1500</text:p>
          </table:table-cell>
          <table:table-cell office:value-type="float" office:value="10650" calcext:value-type="float">
            <text:p>10650</text:p>
          </table:table-cell>
          <table:table-cell table:number-columns-repeated="2"/>
          <table:table-cell table:formula="of:=SUM([.H10];[.H39];[.H68];[.H98])" office:value-type="float" office:value="6205.69925726448" calcext:value-type="float">
            <text:p>6205.6992572645</text:p>
          </table:table-cell>
          <table:table-cell table:formula="of:=SUM([.N10:.N10];[.O1])" office:value-type="float" office:value="9047.36592393114" calcext:value-type="float">
            <text:p>9047.3659239312</text:p>
          </table:table-cell>
          <table:table-cell table:formula="of:=SUM([.J10];[.K10])" office:value-type="float" office:value="9150" calcext:value-type="float">
            <text:p>9150</text:p>
          </table:table-cell>
          <table:table-cell table:formula="of:=[.P10]-[.O10]" office:value-type="float" office:value="102.634076068858" calcext:value-type="float">
            <text:p>102.6340760689</text:p>
          </table:table-cell>
        </table:table-row>
        <table:table-row table:style-name="ro12">
          <table:table-cell table:number-columns-repeated="3"/>
          <table:table-cell table:style-name="ce16"/>
          <table:table-cell table:number-columns-repeated="3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Ժոզեֆ</text:p>
          </table:table-cell>
          <table:table-cell table:style-name="ce64" office:value-type="float" office:value="-5500" calcext:value-type="float">
            <text:p>-5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1];[.H40];[.H69];[.H99])" office:value-type="float" office:value="7696.45722052883" calcext:value-type="float">
            <text:p>7696.4572205288</text:p>
          </table:table-cell>
          <table:table-cell table:formula="of:=SUM([.N11:.N11];[.O1])" office:value-type="float" office:value="10538.1238871955" calcext:value-type="float">
            <text:p>10538.1238871955</text:p>
          </table:table-cell>
          <table:table-cell table:formula="of:=SUM([.J11];[.K11])" office:value-type="float" office:value="4500" calcext:value-type="float">
            <text:p>4500</text:p>
          </table:table-cell>
          <table:table-cell table:formula="of:=[.P11]-[.O11]" office:value-type="float" office:value="-6038.1238871955" calcext:value-type="float">
            <text:p>-6038.1238871955</text:p>
          </table:table-cell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Gayane</text:p>
          </table:table-cell>
          <table:table-cell/>
          <table:table-cell table:formula="of:=SUM([.C31:.F31])" office:value-type="float" office:value="1511.85770750988" calcext:value-type="float">
            <text:p>1511.8577075099</text:p>
          </table:table-cell>
          <table:table-cell table:style-name="ce67" office:value-type="string" calcext:value-type="string">
            <text:p>Սարգիս</text:p>
          </table:table-cell>
          <table:table-cell table:style-name="ce64" office:value-type="float" office:value="-300" calcext:value-type="float">
            <text:p>-300</text:p>
          </table:table-cell>
          <table:table-cell office:value-type="float" office:value="8500" calcext:value-type="float">
            <text:p>8500</text:p>
          </table:table-cell>
          <table:table-cell table:number-columns-repeated="2"/>
          <table:table-cell table:formula="of:=SUM([.H12];[.H41];[.H70];[.H100])" office:value-type="float" office:value="5817.22306678828" calcext:value-type="float">
            <text:p>5817.2230667883</text:p>
          </table:table-cell>
          <table:table-cell table:formula="of:=SUM([.N12:.N12];[.Q1])" office:value-type="float" office:value="8117.22306678828" calcext:value-type="float">
            <text:p>8117.2230667883</text:p>
          </table:table-cell>
          <table:table-cell table:formula="of:=SUM([.J12];[.K12])" office:value-type="float" office:value="8200" calcext:value-type="float">
            <text:p>8200</text:p>
          </table:table-cell>
          <table:table-cell table:formula="of:=[.P12]-[.O12]" office:value-type="float" office:value="82.7769332117159" calcext:value-type="float">
            <text:p>82.7769332117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Gayane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Գենա</text:p>
          </table:table-cell>
          <table:table-cell table:style-name="ce64" office:value-type="float" office:value="-3800" calcext:value-type="float">
            <text:p>-3800</text:p>
          </table:table-cell>
          <table:table-cell office:value-type="float" office:value="5000" calcext:value-type="float">
            <text:p>5000</text:p>
          </table:table-cell>
          <table:table-cell table:style-name="ce15"/>
          <table:table-cell/>
          <table:table-cell table:formula="of:=SUM([.H13];[.H42];[.H71];[.H101])" office:value-type="float" office:value="6210.04708335143" calcext:value-type="float">
            <text:p>6210.0470833514</text:p>
          </table:table-cell>
          <table:table-cell table:formula="of:=SUM([.N13:.N13];[.O1])" office:value-type="float" office:value="9051.7137500181" calcext:value-type="float">
            <text:p>9051.7137500181</text:p>
          </table:table-cell>
          <table:table-cell table:formula="of:=SUM([.J13];[.K13])" office:value-type="float" office:value="1200" calcext:value-type="float">
            <text:p>1200</text:p>
          </table:table-cell>
          <table:table-cell table:formula="of:=[.P13]-[.O13]" office:value-type="float" office:value="-7851.7137500181" calcext:value-type="float">
            <text:p>-7851.7137500181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Մհեր</text:p>
          </table:table-cell>
          <table:table-cell table:style-name="ce64" office:value-type="float" office:value="-3450" calcext:value-type="float">
            <text:p>-34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4];[.H43];[.H72];[.H102])" office:value-type="float" office:value="7696.45722052883" calcext:value-type="float">
            <text:p>7696.4572205288</text:p>
          </table:table-cell>
          <table:table-cell table:formula="of:=SUM([.N14:.N14];[.O1])" office:value-type="float" office:value="10538.1238871955" calcext:value-type="float">
            <text:p>10538.1238871955</text:p>
          </table:table-cell>
          <table:table-cell table:formula="of:=SUM([.J14];[.K14])" office:value-type="float" office:value="6550" calcext:value-type="float">
            <text:p>6550</text:p>
          </table:table-cell>
          <table:table-cell table:formula="of:=[.P14]-[.O14]" office:value-type="float" office:value="-3988.1238871955" calcext:value-type="float">
            <text:p>-3988.1238871955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1600" calcext:value-type="float">
            <text:p>16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5];[.H44];[.H73];[.H103])" office:value-type="float" office:value="7696.45722052883" calcext:value-type="float">
            <text:p>7696.4572205288</text:p>
          </table:table-cell>
          <table:table-cell table:formula="of:=SUM([.N15:.N15];[.O1])" office:value-type="float" office:value="10538.1238871955" calcext:value-type="float">
            <text:p>10538.1238871955</text:p>
          </table:table-cell>
          <table:table-cell table:formula="of:=SUM([.J15];[.K15])" office:value-type="float" office:value="11600" calcext:value-type="float">
            <text:p>11600</text:p>
          </table:table-cell>
          <table:table-cell table:formula="of:=[.P15]-[.O15]" office:value-type="float" office:value="1061.8761128045" calcext:value-type="float">
            <text:p>1061.8761128045</text:p>
          </table:table-cell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4" office:value-type="string" calcext:value-type="string">
            <text:p>-Anjela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3200" calcext:value-type="float">
            <text:p>32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6];[.H45];[.H74];[.H104])" office:value-type="float" office:value="7323.72994780156" calcext:value-type="float">
            <text:p>7323.7299478016</text:p>
          </table:table-cell>
          <table:table-cell table:formula="of:=SUM([.N16:.N16];[.O1])" office:value-type="float" office:value="10165.3966144682" calcext:value-type="float">
            <text:p>10165.3966144682</text:p>
          </table:table-cell>
          <table:table-cell table:formula="of:=SUM([.J16];[.K16])" office:value-type="float" office:value="13200" calcext:value-type="float">
            <text:p>13200</text:p>
          </table:table-cell>
          <table:table-cell table:formula="of:=[.P16]-[.O16]" office:value-type="float" office:value="3034.60338553177" calcext:value-type="float">
            <text:p>3034.6033855318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4400" calcext:value-type="float">
            <text:p>44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7];[.H46];[.H75];[.H105])" office:value-type="float" office:value="3816.7847191172" calcext:value-type="float">
            <text:p>3816.7847191172</text:p>
          </table:table-cell>
          <table:table-cell table:formula="of:=SUM([.O1];[.N17])" office:value-type="float" office:value="6658.45138578387" calcext:value-type="float">
            <text:p>6658.4513857839</text:p>
          </table:table-cell>
          <table:table-cell table:formula="of:=SUM([.J17];[.K17])" office:value-type="float" office:value="14400" calcext:value-type="float">
            <text:p>14400</text:p>
          </table:table-cell>
          <table:table-cell table:formula="of:=[.P17]-[.O17]" office:value-type="float" office:value="7741.54861421613" calcext:value-type="float">
            <text:p>7741.5486142161</text:p>
          </table:table-cell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table:style-name="ce47" office:value-type="string" calcext:value-type="string">
            <text:p>Մարիամ</text:p>
          </table:table-cell>
          <table:table-cell table:style-name="ce64" office:value-type="float" office:value="-5000" calcext:value-type="float">
            <text:p>-50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8];[.H47];[.H76];[.H106])" office:value-type="float" office:value="7696.45722052883" calcext:value-type="float">
            <text:p>7696.4572205288</text:p>
          </table:table-cell>
          <table:table-cell table:formula="of:=SUM([.N18:.N18];[.O1])" office:value-type="float" office:value="10538.1238871955" calcext:value-type="float">
            <text:p>10538.1238871955</text:p>
          </table:table-cell>
          <table:table-cell table:formula="of:=SUM([.J18];[.K18])" office:value-type="float" office:value="0" calcext:value-type="float">
            <text:p>0</text:p>
          </table:table-cell>
          <table:table-cell table:formula="of:=[.P18]-[.O18]" office:value-type="float" office:value="-10538.1238871955" calcext:value-type="float">
            <text:p>-10538.1238871955</text:p>
          </table:table-cell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Նաիրա</text:p>
          </table:table-cell>
          <table:table-cell table:style-name="ce64" office:value-type="float" office:value="-2350" calcext:value-type="float">
            <text:p>-23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9];[.H48];[.H77];[.H107])" office:value-type="float" office:value="7302.33957347001" calcext:value-type="float">
            <text:p>7302.33957347</text:p>
          </table:table-cell>
          <table:table-cell table:formula="of:=SUM([.N19:.N19];[.O1])" office:value-type="float" office:value="10144.0062401367" calcext:value-type="float">
            <text:p>10144.0062401367</text:p>
          </table:table-cell>
          <table:table-cell table:formula="of:=SUM([.J19];[.K19])" office:value-type="float" office:value="7650" calcext:value-type="float">
            <text:p>7650</text:p>
          </table:table-cell>
          <table:table-cell table:formula="of:=[.P19]-[.O19]" office:value-type="float" office:value="-2494.00624013668" calcext:value-type="float">
            <text:p>-2494.0062401367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600" calcext:value-type="float">
            <text:p>1600</text:p>
          </table:table-cell>
          <table:table-cell table:number-columns-repeated="3"/>
          <table:table-cell table:formula="of:=SUM([.H20];[.H49];[.H78];[.H108])" office:value-type="float" office:value="1651.91304347826" calcext:value-type="float">
            <text:p>1651.9130434783</text:p>
          </table:table-cell>
          <table:table-cell table:formula="of:=SUM([.N20:.N20];[.O1])" office:value-type="float" office:value="4493.57971014493" calcext:value-type="float">
            <text:p>4493.5797101449</text:p>
          </table:table-cell>
          <table:table-cell table:formula="of:=SUM([.J20])" office:value-type="float" office:value="1600" calcext:value-type="float">
            <text:p>1600</text:p>
          </table:table-cell>
          <table:table-cell table:formula="of:=[.P20]-[.O20]" office:value-type="float" office:value="-2893.57971014493" calcext:value-type="float">
            <text:p>-2893.5797101449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Edgar</text:p>
          </table:table-cell>
          <table:table-cell table:style-name="ce64" office:value-type="float" office:value="-5000" calcext:value-type="float">
            <text:p>-5000</text:p>
          </table:table-cell>
          <table:table-cell office:value-type="float" office:value="13000" calcext:value-type="float">
            <text:p>13000</text:p>
          </table:table-cell>
          <table:table-cell table:number-columns-repeated="2"/>
          <table:table-cell table:formula="of:=SUM([.H21];[.H50];[.H79];[.H109])" office:value-type="float" office:value="7302.33957347001" calcext:value-type="float">
            <text:p>7302.33957347</text:p>
          </table:table-cell>
          <table:table-cell table:formula="of:=SUM([.N21:.N21];[.O1])" office:value-type="float" office:value="10144.0062401367" calcext:value-type="float">
            <text:p>10144.0062401367</text:p>
          </table:table-cell>
          <table:table-cell table:formula="of:=SUM([.J21];[.K21])" office:value-type="float" office:value="8000" calcext:value-type="float">
            <text:p>8000</text:p>
          </table:table-cell>
          <table:table-cell table:formula="of:=[.P21]-[.O21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Hasmik K</text:p>
          </table:table-cell>
          <table:table-cell table:style-name="ce20" office:value-type="float" office:value="450" calcext:value-type="float">
            <text:p>45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2];[.H51];[.H80];[.H110])" office:value-type="float" office:value="7696.45722052883" calcext:value-type="float">
            <text:p>7696.4572205288</text:p>
          </table:table-cell>
          <table:table-cell table:formula="of:=SUM([.N22:.N22];[.O1])" office:value-type="float" office:value="10538.1238871955" calcext:value-type="float">
            <text:p>10538.1238871955</text:p>
          </table:table-cell>
          <table:table-cell table:formula="of:=SUM([.J22];[.K22])" office:value-type="float" office:value="8450" calcext:value-type="float">
            <text:p>8450</text:p>
          </table:table-cell>
          <table:table-cell table:formula="of:=[.P22]-[.O22]" office:value-type="float" office:value="-2088.1238871955" calcext:value-type="float">
            <text:p>-20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Smbat</text:p>
          </table:table-cell>
          <table:table-cell table:style-name="ce64" office:value-type="float" office:value="-3250" calcext:value-type="float">
            <text:p>-3250</text:p>
          </table:table-cell>
          <table:table-cell office:value-type="float" office:value="11200" calcext:value-type="float">
            <text:p>11200</text:p>
          </table:table-cell>
          <table:table-cell table:number-columns-repeated="2"/>
          <table:table-cell table:formula="of:=SUM([.H23];[.H52];[.H81];[.H111])" office:value-type="float" office:value="7696.45722052883" calcext:value-type="float">
            <text:p>7696.4572205288</text:p>
          </table:table-cell>
          <table:table-cell table:formula="of:=SUM([.N23:.N23];[.O1])" office:value-type="float" office:value="10538.1238871955" calcext:value-type="float">
            <text:p>10538.1238871955</text:p>
          </table:table-cell>
          <table:table-cell table:formula="of:=SUM([.J23];[.K23])" office:value-type="float" office:value="7950" calcext:value-type="float">
            <text:p>7950</text:p>
          </table:table-cell>
          <table:table-cell table:formula="of:=[.P23]-[.O23]" office:value-type="float" office:value="-2588.1238871955" calcext:value-type="float">
            <text:p>-2588.1238871955</text:p>
          </table:table-cell>
        </table:table-row>
        <table:table-row table:style-name="ro12">
          <table:table-cell table:number-columns-repeated="7"/>
          <table:table-cell table:formula="of:=SUM([.B31];[.C31];[.E31])" office:value-type="float" office:value="1129.6066252588" calcext:value-type="float">
            <text:p>1129.6066252588</text:p>
          </table:table-cell>
          <table:table-cell office:value-type="string" calcext:value-type="string">
            <text:p>Ani</text:p>
          </table:table-cell>
          <table:table-cell table:style-name="ce64" office:value-type="float" office:value="-100" calcext:value-type="float">
            <text:p>-10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4];[.H53];[.H82];[.H112])" office:value-type="float" office:value="5468.71018495571" calcext:value-type="float">
            <text:p>5468.7101849557</text:p>
          </table:table-cell>
          <table:table-cell table:formula="of:=SUM([.N24:.N24];[.O1])" office:value-type="float" office:value="8310.37685162238" calcext:value-type="float">
            <text:p>8310.3768516224</text:p>
          </table:table-cell>
          <table:table-cell table:formula="of:=SUM([.J24];[.K24])" office:value-type="float" office:value="7900" calcext:value-type="float">
            <text:p>7900</text:p>
          </table:table-cell>
          <table:table-cell table:formula="of:=[.P24]-[.O24]" office:value-type="float" office:value="-410.376851622375" calcext:value-type="float">
            <text:p>-410.3768516224</text:p>
          </table:table-cell>
        </table:table-row>
        <table:table-row table:style-name="ro12">
          <table:table-cell table:number-columns-repeated="7"/>
          <table:table-cell table:formula="of:=SUM([.C31:.F31])" office:value-type="float" office:value="1511.85770750988" calcext:value-type="float">
            <text:p>1511.8577075099</text:p>
          </table:table-cell>
          <table:table-cell office:value-type="string" calcext:value-type="string">
            <text:p>Araks</text:p>
          </table:table-cell>
          <table:table-cell table:style-name="ce64" office:value-type="float" office:value="-1800" calcext:value-type="float">
            <text:p>-18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25];[.H54];[.H83];[.H113])" office:value-type="float" office:value="6537.95033951556" calcext:value-type="float">
            <text:p>6537.9503395156</text:p>
          </table:table-cell>
          <table:table-cell table:formula="of:=SUM([.N25:.N25];[.O1])" office:value-type="float" office:value="9379.61700618222" calcext:value-type="float">
            <text:p>9379.6170061822</text:p>
          </table:table-cell>
          <table:table-cell table:formula="of:=SUM([.J25];[.K25])" office:value-type="float" office:value="8200" calcext:value-type="float">
            <text:p>8200</text:p>
          </table:table-cell>
          <table:table-cell table:formula="of:=[.P25]-[.O25]" office:value-type="float" office:value="-1179.61700618222" calcext:value-type="float">
            <text:p>-1179.6170061822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35" office:value-type="string" calcext:value-type="string">
            <text:p>Meruj</text:p>
          </table:table-cell>
          <table:table-cell table:style-name="ce64" office:value-type="float" office:value="-4000" calcext:value-type="float">
            <text:p>-4000</text:p>
          </table:table-cell>
          <table:table-cell office:value-type="float" office:value="12000" calcext:value-type="float">
            <text:p>12000</text:p>
          </table:table-cell>
          <table:table-cell table:number-columns-repeated="2"/>
          <table:table-cell table:formula="of:=SUM([.H26];[.H55];[.H84];[.H114])" office:value-type="float" office:value="6954.33957347001" calcext:value-type="float">
            <text:p>6954.33957347</text:p>
          </table:table-cell>
          <table:table-cell table:formula="of:=SUM([.N26:.N26];[.Q1])" office:value-type="float" office:value="9254.33957347001" calcext:value-type="float">
            <text:p>9254.33957347</text:p>
          </table:table-cell>
          <table:table-cell table:formula="of:=SUM([.J26];[.K26])" office:value-type="float" office:value="8000" calcext:value-type="float">
            <text:p>8000</text:p>
          </table:table-cell>
          <table:table-cell table:formula="of:=[.P26]-[.O26]" office:value-type="float" office:value="-1254.33957347001" calcext:value-type="float">
            <text:p>-1254.3395734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Jirayr</text:p>
          </table:table-cell>
          <table:table-cell table:style-name="ce64" office:value-type="float" office:value="-2300" calcext:value-type="float">
            <text:p>-2300</text:p>
          </table:table-cell>
          <table:table-cell office:value-type="float" office:value="10300" calcext:value-type="float">
            <text:p>10300</text:p>
          </table:table-cell>
          <table:table-cell table:number-columns-repeated="2"/>
          <table:table-cell table:formula="of:=SUM([.H27];[.H56];[.H85];[.H115])" office:value-type="float" office:value="7302.33957347001" calcext:value-type="float">
            <text:p>7302.33957347</text:p>
          </table:table-cell>
          <table:table-cell table:formula="of:=SUM([.N27:.N27];[.O1])" office:value-type="float" office:value="10144.0062401367" calcext:value-type="float">
            <text:p>10144.0062401367</text:p>
          </table:table-cell>
          <table:table-cell table:formula="of:=SUM([.J27];[.K27])" office:value-type="float" office:value="8000" calcext:value-type="float">
            <text:p>8000</text:p>
          </table:table-cell>
          <table:table-cell table:formula="of:=[.P27]-[.O27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style-name="ce21" table:formula="of:=SUM([.B31:.F31])" office:value-type="float" office:value="1902.33389798607" calcext:value-type="float">
            <text:p>1902.3338979861</text:p>
          </table:table-cell>
          <table:table-cell table:style-name="ce47" office:value-type="string" calcext:value-type="string">
            <text:p>Gevor</text:p>
          </table:table-cell>
          <table:table-cell table:style-name="ce64" office:value-type="float" office:value="-11100" calcext:value-type="float">
            <text:p>-11100</text:p>
          </table:table-cell>
          <table:table-cell office:value-type="float" office:value="19100" calcext:value-type="float">
            <text:p>19100</text:p>
          </table:table-cell>
          <table:table-cell table:number-columns-repeated="2"/>
          <table:table-cell table:formula="of:=SUM([.H28];[.H57];[.H86];[.H116])" office:value-type="float" office:value="7696.45722052883" calcext:value-type="float">
            <text:p>7696.4572205288</text:p>
          </table:table-cell>
          <table:table-cell table:formula="of:=SUM([.N28:.N28];[.O1])" office:value-type="float" office:value="10538.1238871955" calcext:value-type="float">
            <text:p>10538.1238871955</text:p>
          </table:table-cell>
          <table:table-cell table:formula="of:=SUM([.J28];[.K28])" office:value-type="float" office:value="8000" calcext:value-type="float">
            <text:p>8000</text:p>
          </table:table-cell>
          <table:table-cell table:formula="of:=[.P28]-[.O28]" office:value-type="float" office:value="-2538.1238871955" calcext:value-type="float">
            <text:p>-253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Ani G</text:p>
          </table:table-cell>
          <table:table-cell table:style-name="ce64" office:value-type="float" office:value="-7850" calcext:value-type="float">
            <text:p>-7850</text:p>
          </table:table-cell>
          <table:table-cell table:style-name="ce21" office:value-type="float" office:value="10000" calcext:value-type="float">
            <text:p>10000</text:p>
          </table:table-cell>
          <table:table-cell table:number-columns-repeated="2"/>
          <table:table-cell table:formula="of:=SUM([.H29];[.H59];[.H87];[.H117])" office:value-type="float" office:value="7696.45722052883" calcext:value-type="float">
            <text:p>7696.4572205288</text:p>
          </table:table-cell>
          <table:table-cell table:formula="of:=SUM([.N29:.N29];[.O1])" office:value-type="float" office:value="10538.1238871955" calcext:value-type="float">
            <text:p>10538.1238871955</text:p>
          </table:table-cell>
          <table:table-cell table:formula="of:=SUM([.J29];[.K29])" office:value-type="float" office:value="2150" calcext:value-type="float">
            <text:p>2150</text:p>
          </table:table-cell>
          <table:table-cell table:formula="of:=[.P29]-[.O29]" office:value-type="float" office:value="-8388.1238871955" calcext:value-type="float">
            <text:p>-83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Zori</text:p>
          </table:table-cell>
          <table:table-cell table:style-name="ce64" office:value-type="float" office:value="0" calcext:value-type="float">
            <text:p>0</text:p>
          </table:table-cell>
          <table:table-cell office:value-type="float" office:value="3900" calcext:value-type="float">
            <text:p>3900</text:p>
          </table:table-cell>
          <table:table-cell table:formula="of:=SUM([.H30];[.H58])" office:value-type="float" office:value="3879.67250141163" calcext:value-type="float">
            <text:p>3879.6725014116</text:p>
          </table:table-cell>
          <table:table-cell table:style-name="ce15" office:value-type="string" calcext:value-type="string">
            <text:p>Tina</text:p>
          </table:table-cell>
          <table:table-cell table:formula="of:=SUM([.H88];[.H118])" office:value-type="float" office:value="3816.7847191172" calcext:value-type="float">
            <text:p>3816.7847191172</text:p>
          </table:table-cell>
          <table:table-cell office:value-type="float" office:value="3400" calcext:value-type="float">
            <text:p>3400</text:p>
          </table:table-cell>
          <table:table-cell office:value-type="float" office:value="0" calcext:value-type="float">
            <text:p>0</text:p>
          </table:table-cell>
          <table:table-cell office:value-type="float" office:value="-3400" calcext:value-type="float">
            <text:p>-3400</text:p>
          </table:table-cell>
        </table:table-row>
        <table:table-row table:style-name="ro12">
          <table:table-cell/>
          <table:table-cell table:formula="of:=[.B3]/21" office:value-type="float" office:value="390.47619047619" calcext:value-type="float">
            <text:p>390.4761904762</text:p>
          </table:table-cell>
          <table:table-cell table:formula="of:=[.C3]/23" office:value-type="float" office:value="373.913043478261" calcext:value-type="float">
            <text:p>373.9130434783</text:p>
          </table:table-cell>
          <table:table-cell table:formula="of:=[.D3]/22" office:value-type="float" office:value="395.454545454545" calcext:value-type="float">
            <text:p>395.4545454545</text:p>
          </table:table-cell>
          <table:table-cell table:formula="of:=[.E3]/23" office:value-type="float" office:value="365.217391304348" calcext:value-type="float">
            <text:p>365.2173913043</text:p>
          </table:table-cell>
          <table:table-cell table:formula="of:=[.F3]/22" office:value-type="float" office:value="377.272727272727" calcext:value-type="float">
            <text:p>377.2727272727</text:p>
          </table:table-cell>
          <table:table-cell/>
          <table:table-cell table:style-name="ce15" table:formula="of:=SUM([.H4:.H30])" office:value-type="float" office:value="42200" calcext:value-type="float">
            <text:p>42200</text:p>
          </table:table-cell>
          <table:table-cell table:style-name="ce29" office:value-type="float" office:value="0" calcext:value-type="float">
            <text:p>0</text:p>
          </table:table-cell>
          <table:table-cell/>
          <table:table-cell table:style-name="ce15" table:formula="of:=SUM([.K4:.K30])" office:value-type="float" office:value="238500" calcext:value-type="float">
            <text:p>238500</text:p>
          </table:table-cell>
          <table:table-cell table:number-columns-repeated="6"/>
        </table:table-row>
        <table:table-row table:style-name="ro11">
          <table:table-cell table:style-name="ce66" office:value-type="string" calcext:value-type="string">
            <text:p>2<text:span text:style-name="T3">nd</text:span> 2016</text:p>
          </table:table-cell>
          <table:table-cell office:value-type="float" office:value="8400" calcext:value-type="float">
            <text:p>8400</text:p>
          </table:table-cell>
          <table:table-cell office:value-type="float" office:value="12500" calcext:value-type="float">
            <text:p>12500</text:p>
          </table:table-cell>
          <table:table-cell office:value-type="float" office:value="8200" calcext:value-type="float">
            <text:p>82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table:style-name="ce15" table:formula="of:=SUM([.B32:.F32])" office:value-type="float" office:value="45600" calcext:value-type="float">
            <text:p>45600</text:p>
          </table:table-cell>
          <table:table-cell table:number-columns-repeated="9"/>
          <table:table-cell table:formula="of:=SUM([.Q5];[.Q6];[.Q7];[.Q8];[.Q11];[.Q13];[.Q14];[.Q18];[.Q19];[.Q20];[.Q21];[.Q22];[.Q23];[.Q24];[.Q25];[.Q26];[.Q27];[.Q28];[.Q29];[.Q30])" office:value-type="float" office:value="-75037.857608717" calcext:value-type="float">
            <text:p>-75037.857608717</text:p>
          </table:table-cell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9:.F59])" office:value-type="float" office:value="1612.12121212121" calcext:value-type="float">
            <text:p>1612.121212121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70000" calcext:value-type="float">
            <text:p>70000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9];[.C59];[.E59];[.F59])" office:value-type="float" office:value="1604.61133069829" calcext:value-type="float">
            <text:p>1604.6113306983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/>
          <table:table-cell office:value-type="string" calcext:value-type="string">
            <text:p>-Nane</text:p>
          </table:table-cell>
          <table:table-cell/>
          <table:table-cell office:value-type="string" calcext:value-type="string">
            <text:p>-Sargis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E59])" office:value-type="float" office:value="1604.61133069829" calcext:value-type="float">
            <text:p>1604.611330698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59:.F59])" office:value-type="float" office:value="1977.33860342556" calcext:value-type="float">
            <text:p>1977.3386034256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Zori</text:p>
          </table:table-cell>
          <table:table-cell table:number-columns-repeated="8"/>
        </table:table-row>
        <table:table-row table:style-name="ro12">
          <table:table-cell/>
          <table:table-cell table:formula="of:=[.B32]/23" office:value-type="float" office:value="365.217391304348" calcext:value-type="float">
            <text:p>365.2173913043</text:p>
          </table:table-cell>
          <table:table-cell table:formula="of:=[.C32]/24" office:value-type="float" office:value="520.833333333333" calcext:value-type="float">
            <text:p>520.8333333333</text:p>
          </table:table-cell>
          <table:table-cell table:formula="of:=[.D32]/22" office:value-type="float" office:value="372.727272727273" calcext:value-type="float">
            <text:p>372.7272727273</text:p>
          </table:table-cell>
          <table:table-cell table:formula="of:=[.E32]/24" office:value-type="float" office:value="345.833333333333" calcext:value-type="float">
            <text:p>345.8333333333</text:p>
          </table:table-cell>
          <table:table-cell table:formula="of:=[.F32]/22" office:value-type="float" office:value="372.727272727273" calcext:value-type="float">
            <text:p>372.7272727273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6"/>
          <table:table-cell table:style-name="ce15" table:formula="of:=SUM([.H33:.H59])" office:value-type="float" office:value="45600" calcext:value-type="float">
            <text:p>456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18/07/2016</text:p>
          </table:table-cell>
          <table:table-cell office:value-type="float" office:value="8500" calcext:value-type="float">
            <text:p>8500</text:p>
          </table:table-cell>
          <table:table-cell office:value-type="float" office:value="8800" calcext:value-type="float">
            <text:p>8800</text:p>
          </table:table-cell>
          <table:table-cell office:value-type="float" office:value="8200" calcext:value-type="float">
            <text:p>8200</text:p>
          </table:table-cell>
          <table:table-cell office:value-type="float" office:value="8400" calcext:value-type="float">
            <text:p>8400</text:p>
          </table:table-cell>
          <table:table-cell office:value-type="float" office:value="8500" calcext:value-type="float">
            <text:p>8500</text:p>
          </table:table-cell>
          <table:table-cell table:style-name="ce15" table:formula="of:=SUM([.B61:.F61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01.18881118881" calcext:value-type="float">
            <text:p>1401.18881118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menuhi</text:p>
          </table:table-cell>
          <table:table-cell table:number-columns-repeated="3"/>
          <table:table-cell table:formula="of:=SUM([.B88:.C88];[.F88])" office:value-type="float" office:value="1048.02675585284" calcext:value-type="float">
            <text:p>1048.0267558529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Hrach</text:p>
          </table:table-cell>
          <table:table-cell office:value-type="string" calcext:value-type="string">
            <text:p>-Gana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C88];[.D88];[.F88])" office:value-type="float" office:value="1051.18881118881" calcext:value-type="float">
            <text:p>1051.188811188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Tina</text:p>
          </table:table-cell>
          <table:table-cell table:number-columns-repeated="2" office:value-type="string" calcext:value-type="string">
            <text:p>-Hasmik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+Tina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];[.E88])" office:value-type="float" office:value="688.461538461538" calcext:value-type="float">
            <text:p>688.461538461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88:.F88])" office:value-type="float" office:value="1770.75402858012" calcext:value-type="float">
            <text:p>1770.7540285801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3" office:value-type="float" office:value="369.565217391304" calcext:value-type="float">
            <text:p>369.5652173913</text:p>
          </table:table-cell>
          <table:table-cell table:formula="of:=[.C61]/26" office:value-type="float" office:value="338.461538461538" calcext:value-type="float">
            <text:p>338.4615384615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50" calcext:value-type="float">
            <text:p>350</text:p>
          </table:table-cell>
          <table:table-cell table:formula="of:=[.F61]/25" office:value-type="float" office:value="340" calcext:value-type="float">
            <text:p>340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62:.H88])" office:value-type="float" office:value="42400" calcext:value-type="float">
            <text:p>42400</text:p>
          </table:table-cell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5/07/2016</text:p>
          </table:table-cell>
          <table:table-cell office:value-type="float" office:value="14500" calcext:value-type="float">
            <text:p>14500</text:p>
          </table:table-cell>
          <table:table-cell office:value-type="float" office:value="8400" calcext:value-type="float">
            <text:p>84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6700" calcext:value-type="float">
            <text:p>6700</text:p>
          </table:table-cell>
          <table:table-cell table:style-name="ce15" table:formula="of:=SUM([.B91:.F91])" office:value-type="float" office:value="46900" calcext:value-type="float">
            <text:p>469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D118:.F118])" office:value-type="float" office:value="1116.03069053708" calcext:value-type="float">
            <text:p>1116.030690537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33500" calcext:value-type="float">
            <text:p>335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];[.E118];[.F118])" office:value-type="float" office:value="1322.11764705882" calcext:value-type="float">
            <text:p>1322.11764705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njela</text:p>
          </table:table-cell>
          <table:table-cell table:number-columns-repeated="4"/>
          <table:table-cell table:formula="of:=SUM([.D118:.F118])" office:value-type="float" office:value="1116.03069053708" calcext:value-type="float">
            <text:p>1116.0306905371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4"/>
          <table:table-cell table:formula="of:=SUM([.B118];[.C118];[.E118])" office:value-type="float" office:value="1278" calcext:value-type="float">
            <text:p>127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Tina</text:p>
          </table:table-cell>
          <table:table-cell/>
          <table:table-cell table:formula="of:=SUM([.B118:.C118])" office:value-type="float" office:value="930" calcext:value-type="float">
            <text:p>930</text:p>
          </table:table-cell>
          <table:table-cell table:style-name="ce67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Meruj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Gen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Sargis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Tama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Nai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Hasmik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Jiray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Edga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rmenuhi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278" calcext:value-type="float">
            <text:p>1278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303.91304347826" calcext:value-type="float">
            <text:p>1303.913043478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5" office:value-type="float" office:value="580" calcext:value-type="float">
            <text:p>580</text:p>
          </table:table-cell>
          <table:table-cell table:formula="of:=[.C91]/24" office:value-type="float" office:value="350" calcext:value-type="float">
            <text:p>350</text:p>
          </table:table-cell>
          <table:table-cell table:formula="of:=[.D91]/23" office:value-type="float" office:value="373.913043478261" calcext:value-type="float">
            <text:p>373.9130434783</text:p>
          </table:table-cell>
          <table:table-cell table:formula="of:=[.E91]/25" office:value-type="float" office:value="348" calcext:value-type="float">
            <text:p>348</text:p>
          </table:table-cell>
          <table:table-cell table:formula="of:=[.F91]/17" office:value-type="float" office:value="394.117647058824" calcext:value-type="float">
            <text:p>394.1176470588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5">
          <table:table-cell office:value-type="string" calcext:value-type="string">
            <text:p><text:span text:style-name="T3">5th</text:span></text:p>
          </table:table-cell>
          <table:table-cell table:number-columns-repeated="6"/>
          <table:table-cell table:style-name="ce15" table:formula="of:=SUM([.H92:.H119])" office:value-type="float" office:value="46900" calcext:value-type="float">
            <text:p>469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37"/>
          <table:table-cell table:number-columns-repeated="5"/>
          <table:table-cell table:style-name="ce15"/>
          <table:table-cell table:number-columns-repeated="10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57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40"/>
          <table:table-cell table:number-columns-repeated="8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40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>
          <table:table-cell table:number-columns-repeated="8"/>
          <table:table-cell table:style-name="ce40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47"/>
          <table:table-cell table:number-columns-repeated="8"/>
        </table:table-row>
        <table:table-row table:style-name="ro12" table:number-rows-repeated="8">
          <table:table-cell table:number-columns-repeated="17"/>
        </table:table-row>
        <table:table-row table:style-name="ro12">
          <table:table-cell table:number-columns-repeated="8"/>
          <table:table-cell table:style-name="ce47"/>
          <table:table-cell table:number-columns-repeated="8"/>
        </table:table-row>
        <table:table-row table:style-name="ro12">
          <table:table-cell table:number-columns-repeated="7"/>
          <table:table-cell table:style-name="ce21"/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number-columns-repeated="7"/>
          <table:table-cell table:style-name="ce15"/>
          <table:table-cell table:style-name="Default"/>
          <table:table-cell table:number-columns-repeated="8"/>
        </table:table-row>
      </table:table>
      <table:table table:name="Sheet19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6" table:default-cell-style-name="Default"/>
        <table:table-row table:style-name="ro16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  <table:table-cell office:value-type="float" office:value="2600" calcext:value-type="float">
            <text:p>2600</text:p>
          </table:table-cell>
          <table:table-cell/>
        </table:table-row>
        <table:table-row table:style-name="ro6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-2300" calcext:value-type="float">
            <text:p>-2300</text:p>
          </table:table-cell>
          <table:table-cell table:number-columns-repeated="7"/>
        </table:table-row>
        <table:table-row table:style-name="ro17">
          <table:table-cell table:style-name="ce37" office:value-type="date" office:date-value="2016-05-09" calcext:value-type="date">
            <text:p>05/09/16</text:p>
          </table:table-cell>
          <table:table-cell office:value-type="float" office:value="8600" calcext:value-type="float">
            <text:p>8600</text:p>
          </table:table-cell>
          <table:table-cell office:value-type="float" office:value="9600" calcext:value-type="float">
            <text:p>96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table:style-name="ce15" table:formula="of:=SUM([.B3:.F3])" office:value-type="float" office:value="42400" calcext:value-type="float">
            <text:p>42400</text:p>
          </table:table-cell>
          <table:table-cell/>
          <table:table-cell office:value-type="string" calcext:value-type="string">
            <text:p>Meruj</text:p>
          </table:table-cell>
          <table:table-cell/>
          <table:table-cell office:value-type="float" office:value="1300" calcext:value-type="float">
            <text:p>1300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950" calcext:value-type="float">
            <text:p>950</text:p>
          </table:table-cell>
          <table:table-cell/>
          <table:table-cell table:formula="of:=SUM([.G3];[.G29];[.G54];[.G80])-[.J2]" office:value-type="float" office:value="140200" calcext:value-type="float">
            <text:p>140200</text:p>
          </table:table-cell>
          <table:table-cell office:value-type="string" calcext:value-type="string">
            <text:p>60000(salary)</text:p>
          </table:table-cell>
          <table:table-cell table:formula="of:=[.L5]+60000" office:value-type="float" office:value="204000" calcext:value-type="float">
            <text:p>204000</text:p>
          </table:table-cell>
          <table:table-cell table:formula="of:=SUM([.H4];[.H30];[.H55];[.H81])" office:value-type="float" office:value="6827.54499886079" calcext:value-type="float">
            <text:p>6827.5449988608</text:p>
          </table:table-cell>
          <table:table-cell table:formula="of:=SUM([.P1];[.O4])" office:value-type="float" office:value="9427.54499886079" calcext:value-type="float">
            <text:p>9427.5449988608</text:p>
          </table:table-cell>
          <table:table-cell table:formula="of:=[.J4]-[.P4]" office:value-type="float" office:value="-8477.54499886079" calcext:value-type="float">
            <text:p>-847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րմենուհի</text:p>
          </table:table-cell>
          <table:table-cell table:style-name="ce64" office:value-type="float" office:value="8900" calcext:value-type="float">
            <text:p>8900</text:p>
          </table:table-cell>
          <table:table-cell office:value-type="float" office:value="10000" calcext:value-type="float">
            <text:p>10000</text:p>
          </table:table-cell>
          <table:table-cell table:formula="of:=SUM([.K34];[.K35];[.K36];[.K38];[.K39])" office:value-type="float" office:value="144000" calcext:value-type="float">
            <text:p>144000</text:p>
          </table:table-cell>
          <table:table-cell/>
          <table:table-cell table:formula="of:=[.K29]-[.N4]" office:value-type="float" office:value="13900" calcext:value-type="float">
            <text:p>13900</text:p>
          </table:table-cell>
          <table:table-cell table:formula="of:=SUM([.H5];[.H31];[.H56];[.H82])" office:value-type="float" office:value="6827.54499886079" calcext:value-type="float">
            <text:p>6827.5449988608</text:p>
          </table:table-cell>
          <table:table-cell table:formula="of:=SUM([.P1];[.O5])" office:value-type="float" office:value="9427.54499886079" calcext:value-type="float">
            <text:p>9427.5449988608</text:p>
          </table:table-cell>
          <table:table-cell table:formula="of:=[.J5]-[.P5]" office:value-type="float" office:value="-527.544998860789" calcext:value-type="float">
            <text:p>-52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57" office:value-type="string" calcext:value-type="string">
            <text:p>Գայանե</text:p>
          </table:table-cell>
          <table:table-cell table:style-name="ce64" office:value-type="float" office:value="7150" calcext:value-type="float">
            <text:p>7150</text:p>
          </table:table-cell>
          <table:table-cell office:value-type="float" office:value="15000" calcext:value-type="float">
            <text:p>15000</text:p>
          </table:table-cell>
          <table:table-cell table:formula="of:=[.L5]-[.L4]" office:value-type="float" office:value="3800" calcext:value-type="float">
            <text:p>3800</text:p>
          </table:table-cell>
          <table:table-cell table:number-columns-repeated="2"/>
          <table:table-cell table:formula="of:=SUM([.H6];[.H32];[.H57];[.H83])" office:value-type="float" office:value="6827.54499886079" calcext:value-type="float">
            <text:p>6827.5449988608</text:p>
          </table:table-cell>
          <table:table-cell table:formula="of:=SUM([.P1];[.O6])" office:value-type="float" office:value="9427.54499886079" calcext:value-type="float">
            <text:p>9427.5449988608</text:p>
          </table:table-cell>
          <table:table-cell table:formula="of:=[.J6]-[.P6]" office:value-type="float" office:value="-2277.54499886079" calcext:value-type="float">
            <text:p>-2277.5449988608</text:p>
          </table:table-cell>
        </table:table-row>
        <table:table-row table:style-name="ro17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64" office:value-type="float" office:value="-2550" calcext:value-type="float">
            <text:p>-2550</text:p>
          </table:table-cell>
          <table:table-cell table:number-columns-repeated="3"/>
          <table:table-cell table:formula="of:=[.K29]-60000-[.K34]-[.K35]-[.K36]-13000-[.K38]-[.K39]" office:value-type="float" office:value="900" calcext:value-type="float">
            <text:p>900</text:p>
          </table:table-cell>
          <table:table-cell table:formula="of:=SUM([.H84];[.H58])" office:value-type="float" office:value="2355.33492822966" calcext:value-type="float">
            <text:p>2355.3349282297</text:p>
          </table:table-cell>
          <table:table-cell table:formula="of:=SUM([.P1];[.O7])" office:value-type="float" office:value="4955.33492822967" calcext:value-type="float">
            <text:p>4955.3349282297</text:p>
          </table:table-cell>
          <table:table-cell table:formula="of:=[.J7]-[.P7]" office:value-type="float" office:value="-7505.33492822967" calcext:value-type="float">
            <text:p>-7505.3349282297</text:p>
          </table:table-cell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40" office:value-type="string" calcext:value-type="string">
            <text:p>Մանե</text:p>
          </table:table-cell>
          <table:table-cell table:style-name="ce64" office:value-type="float" office:value="6450" calcext:value-type="float">
            <text:p>64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8];[.H34];[.H59];[.H85])" office:value-type="float" office:value="6827.54499886079" calcext:value-type="float">
            <text:p>6827.5449988608</text:p>
          </table:table-cell>
          <table:table-cell table:formula="of:=SUM([.O8:.O8];[.P1])" office:value-type="float" office:value="9427.54499886079" calcext:value-type="float">
            <text:p>9427.5449988608</text:p>
          </table:table-cell>
          <table:table-cell table:formula="of:=[.J8]-[.P8]" office:value-type="float" office:value="-2977.54499886079" calcext:value-type="float">
            <text:p>-2977.5449988608</text:p>
          </table:table-cell>
        </table:table-row>
        <table:table-row table:style-name="ro17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12250" calcext:value-type="float">
            <text:p>122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9];[.H35];[.H60];[.H86])" office:value-type="float" office:value="6827.54499886079" calcext:value-type="float">
            <text:p>6827.5449988608</text:p>
          </table:table-cell>
          <table:table-cell table:formula="of:=SUM([.O9:.O9];[.P1])" office:value-type="float" office:value="9427.54499886079" calcext:value-type="float">
            <text:p>9427.5449988608</text:p>
          </table:table-cell>
          <table:table-cell table:formula="of:=[.J9]-[.P9]" office:value-type="float" office:value="2822.45500113921" calcext:value-type="float">
            <text:p>2822.4550011392</text:p>
          </table:table-cell>
        </table:table-row>
        <table:table-row table:style-name="ro17">
          <table:table-cell table:number-columns-repeated="2"/>
          <table:table-cell office:value-type="string" calcext:value-type="string">
            <text:p>-Tamara</text:p>
          </table:table-cell>
          <table:table-cell office:value-type="string" calcext:value-type="string">
            <text:p>-Edgar</text:p>
          </table:table-cell>
          <table:table-cell table:number-columns-repeated="2" office:value-type="string" calcext:value-type="string">
            <text:p>-Hasmik K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1100" calcext:value-type="float">
            <text:p>111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10];[.H36])" office:value-type="float" office:value="4022.21007063112" calcext:value-type="float">
            <text:p>4022.2100706311</text:p>
          </table:table-cell>
          <table:table-cell table:formula="of:=SUM([.O10:.O10];[.P1])" office:value-type="float" office:value="6622.21007063112" calcext:value-type="float">
            <text:p>6622.2100706311</text:p>
          </table:table-cell>
          <table:table-cell table:formula="of:=[.J10]-[.P10]" office:value-type="float" office:value="4477.78992936888" calcext:value-type="float">
            <text:p>4477.7899293689</text:p>
          </table:table-cell>
        </table:table-row>
        <table:table-row table:style-name="ro17">
          <table:table-cell table:number-columns-repeated="3"/>
          <table:table-cell table:style-name="ce16" office:value-type="string" calcext:value-type="string">
            <text:p>-Hasmik K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Ժոզեֆ</text:p>
          </table:table-cell>
          <table:table-cell table:style-name="ce64" office:value-type="float" office:value="5000" calcext:value-type="float">
            <text:p>50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11];[.H37];[.H62];[.H88])" office:value-type="float" office:value="6827.54499886079" calcext:value-type="float">
            <text:p>6827.5449988608</text:p>
          </table:table-cell>
          <table:table-cell table:formula="of:=SUM([.O11:.O11];[.P1])" office:value-type="float" office:value="9427.54499886079" calcext:value-type="float">
            <text:p>9427.5449988608</text:p>
          </table:table-cell>
          <table:table-cell table:formula="of:=[.J11]-[.P11]" office:value-type="float" office:value="-4427.54499886079" calcext:value-type="float">
            <text:p>-4427.5449988608</text:p>
          </table:table-cell>
        </table:table-row>
        <table:table-row table:style-name="ro17">
          <table:table-cell table:number-columns-repeated="3"/>
          <table:table-cell office:value-type="string" calcext:value-type="string">
            <text:p>-Tamara</text:p>
          </table:table-cell>
          <table:table-cell office:value-type="string" calcext:value-type="string">
            <text:p>-Ani G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table:style-name="ce40" office:value-type="string" calcext:value-type="string">
            <text:p>Գենա</text:p>
          </table:table-cell>
          <table:table-cell table:style-name="ce64" office:value-type="float" office:value="150" calcext:value-type="float">
            <text:p>150</text:p>
          </table:table-cell>
          <table:table-cell office:value-type="float" office:value="8000" calcext:value-type="float">
            <text:p>8000</text:p>
          </table:table-cell>
          <table:table-cell table:number-columns-repeated="3"/>
          <table:table-cell table:formula="of:=SUM([.H12];[.H38];[.H63];[.H89])" office:value-type="float" office:value="5566.75552517658" calcext:value-type="float">
            <text:p>5566.7555251766</text:p>
          </table:table-cell>
          <table:table-cell table:formula="of:=SUM([.O12:.O12];[.P1])" office:value-type="float" office:value="8166.75552517658" calcext:value-type="float">
            <text:p>8166.7555251766</text:p>
          </table:table-cell>
          <table:table-cell table:formula="of:=[.J12]-[.P12]" office:value-type="float" office:value="-8016.75552517658" calcext:value-type="float">
            <text:p>-8016.7555251766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Մհեր</text:p>
          </table:table-cell>
          <table:table-cell table:style-name="ce64" office:value-type="float" office:value="6000" calcext:value-type="float">
            <text:p>6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3];[.H39];[.H64];[.H90])" office:value-type="float" office:value="6827.54499886079" calcext:value-type="float">
            <text:p>6827.5449988608</text:p>
          </table:table-cell>
          <table:table-cell table:formula="of:=SUM([.O13:.O13];[.P1])" office:value-type="float" office:value="9427.54499886079" calcext:value-type="float">
            <text:p>9427.5449988608</text:p>
          </table:table-cell>
          <table:table-cell table:formula="of:=[.J13]-[.P13]" office:value-type="float" office:value="-3427.54499886079" calcext:value-type="float">
            <text:p>-3427.5449988608</text:p>
          </table:table-cell>
        </table:table-row>
        <table:table-row table:style-name="ro17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11050" calcext:value-type="float">
            <text:p>110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4];[.H40];[.H65];[.H91])" office:value-type="float" office:value="6001.75552517658" calcext:value-type="float">
            <text:p>6001.7555251766</text:p>
          </table:table-cell>
          <table:table-cell table:formula="of:=SUM([.O14:.O14];[.P1])" office:value-type="float" office:value="8601.75552517658" calcext:value-type="float">
            <text:p>8601.7555251766</text:p>
          </table:table-cell>
          <table:table-cell table:formula="of:=[.J14]-[.P14]" office:value-type="float" office:value="2448.24447482342" calcext:value-type="float">
            <text:p>2448.2444748234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13000" calcext:value-type="float">
            <text:p>13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5];[.H41];[.H66];[.H92])" office:value-type="float" office:value="6827.54499886079" calcext:value-type="float">
            <text:p>6827.5449988608</text:p>
          </table:table-cell>
          <table:table-cell table:formula="of:=SUM([.O15:.O15];[.P1])" office:value-type="float" office:value="9427.54499886079" calcext:value-type="float">
            <text:p>9427.5449988608</text:p>
          </table:table-cell>
          <table:table-cell table:formula="of:=[.J15]-[.P15]" office:value-type="float" office:value="3572.45500113921" calcext:value-type="float">
            <text:p>3572.4550011392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7750" calcext:value-type="float">
            <text:p>7750</text:p>
          </table:table-cell>
          <table:table-cell table:number-columns-repeated="4"/>
          <table:table-cell table:formula="of:=SUM([.H16];[.H42];[.H67];[.H93])" office:value-type="float" office:value="6410.87833219412" calcext:value-type="float">
            <text:p>6410.8783321941</text:p>
          </table:table-cell>
          <table:table-cell table:formula="of:=SUM([.O16:.O16];[.P1])" office:value-type="float" office:value="9010.87833219412" calcext:value-type="float">
            <text:p>9010.8783321941</text:p>
          </table:table-cell>
          <table:table-cell table:formula="of:=[.J16]-[.P16]" office:value-type="float" office:value="-1260.87833219412" calcext:value-type="float">
            <text:p>-1260.8783321941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47" office:value-type="string" calcext:value-type="string">
            <text:p>Մարիամ</text:p>
          </table:table-cell>
          <table:table-cell table:style-name="ce64" office:value-type="float" office:value="4500" calcext:value-type="float">
            <text:p>4500</text:p>
          </table:table-cell>
          <table:table-cell office:value-type="float" office:value="15000" calcext:value-type="float">
            <text:p>15000</text:p>
          </table:table-cell>
          <table:table-cell table:number-columns-repeated="3"/>
          <table:table-cell table:formula="of:=SUM([.H17];[.H43];[.H68];[.H94])" office:value-type="float" office:value="6827.54499886079" calcext:value-type="float">
            <text:p>6827.5449988608</text:p>
          </table:table-cell>
          <table:table-cell table:formula="of:=SUM([.O17:.O17];[.P1])" office:value-type="float" office:value="9427.54499886079" calcext:value-type="float">
            <text:p>9427.5449988608</text:p>
          </table:table-cell>
          <table:table-cell table:formula="of:=[.J17]-[.P17]" office:value-type="float" office:value="-4927.54499886079" calcext:value-type="float">
            <text:p>-4927.5449988608</text:p>
          </table:table-cell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style-name="ce64" office:value-type="float" office:value="6500" calcext:value-type="float">
            <text:p>65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  <table:table-cell table:formula="of:=SUM([.H18];[.H95])" office:value-type="float" office:value="1220.78947368421" calcext:value-type="float">
            <text:p>1220.7894736842</text:p>
          </table:table-cell>
          <table:table-cell table:formula="of:=SUM([.O18:.O18];[.P1])" office:value-type="float" office:value="3820.78947368421" calcext:value-type="float">
            <text:p>3820.7894736842</text:p>
          </table:table-cell>
          <table:table-cell table:formula="of:=[.J18]-[.P18]" office:value-type="float" office:value="2679.21052631579" calcext:value-type="float">
            <text:p>2679.2105263158</text:p>
          </table:table-cell>
        </table:table-row>
        <table:table-row table:style-name="ro17">
          <table:table-cell table:number-columns-repeated="7"/>
          <table:table-cell table:formula="of:=SUM([.B28];[.E28];[.F28])" office:value-type="float" office:value="1167.57575757576" calcext:value-type="float">
            <text:p>1167.5757575758</text:p>
          </table:table-cell>
          <table:table-cell office:value-type="string" calcext:value-type="string">
            <text:p>Թամարա</text:p>
          </table:table-cell>
          <table:table-cell table:style-name="ce64" office:value-type="float" office:value="7000" calcext:value-type="float">
            <text:p>7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9];[.H45];[.H70];[.H96])" office:value-type="float" office:value="5537.67259056733" calcext:value-type="float">
            <text:p>5537.6725905673</text:p>
          </table:table-cell>
          <table:table-cell table:formula="of:=SUM([.O19:.O19];[.P1])" office:value-type="float" office:value="8137.67259056733" calcext:value-type="float">
            <text:p>8137.6725905673</text:p>
          </table:table-cell>
          <table:table-cell table:formula="of:=[.J19]-[.P19]" office:value-type="float" office:value="-1137.67259056733" calcext:value-type="float">
            <text:p>-1137.6725905673</text:p>
          </table:table-cell>
        </table:table-row>
        <table:table-row table:style-name="ro17">
          <table:table-cell table:number-columns-repeated="7"/>
          <table:table-cell table:formula="of:=SUM([.C28];[.E27];[.E28];[.F28])" office:value-type="float" office:value="1213.0303030303" calcext:value-type="float">
            <text:p>1213.0303030303</text:p>
          </table:table-cell>
          <table:table-cell office:value-type="string" calcext:value-type="string">
            <text:p>Edgar</text:p>
          </table:table-cell>
          <table:table-cell table:style-name="ce64" office:value-type="float" office:value="7850" calcext:value-type="float">
            <text:p>78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0];[.H46];[.H71];[.H97])" office:value-type="float" office:value="4364.79380268854" calcext:value-type="float">
            <text:p>4364.7938026885</text:p>
          </table:table-cell>
          <table:table-cell table:formula="of:=SUM([.O20:.O20];[.P1])" office:value-type="float" office:value="6964.79380268854" calcext:value-type="float">
            <text:p>6964.7938026885</text:p>
          </table:table-cell>
          <table:table-cell table:formula="of:=[.J20]-[.P20]" office:value-type="float" office:value="885.206197311461" calcext:value-type="float">
            <text:p>885.2061973115</text:p>
          </table:table-cell>
        </table:table-row>
        <table:table-row table:style-name="ro17">
          <table:table-cell table:number-columns-repeated="7"/>
          <table:table-cell table:formula="of:=SUM([.B28];[.C28])" office:value-type="float" office:value="827.272727272727" calcext:value-type="float">
            <text:p>827.2727272727</text:p>
          </table:table-cell>
          <table:table-cell office:value-type="string" calcext:value-type="string">
            <text:p>Hasmik K</text:p>
          </table:table-cell>
          <table:table-cell table:style-name="ce64" office:value-type="float" office:value="0" calcext:value-type="float">
            <text:p>0</text:p>
          </table:table-cell>
          <table:table-cell office:value-type="float" office:value="2100" calcext:value-type="float">
            <text:p>2100</text:p>
          </table:table-cell>
          <table:table-cell table:number-columns-repeated="3"/>
          <table:table-cell table:formula="of:=SUM([.H21])" office:value-type="float" office:value="827.272727272727" calcext:value-type="float">
            <text:p>827.2727272727</text:p>
          </table:table-cell>
          <table:table-cell office:value-type="float" office:value="800" calcext:value-type="float">
            <text:p>800</text:p>
          </table:table-cell>
          <table:table-cell table:formula="of:=[.J21]-[.P21]" office:value-type="float" office:value="-800" calcext:value-type="float">
            <text:p>-800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Smbat</text:p>
          </table:table-cell>
          <table:table-cell table:style-name="ce64" office:value-type="float" office:value="7400" calcext:value-type="float">
            <text:p>74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2];[.H47];[.H72];[.H98])" office:value-type="float" office:value="6827.54499886079" calcext:value-type="float">
            <text:p>6827.5449988608</text:p>
          </table:table-cell>
          <table:table-cell table:formula="of:=SUM([.O22:.O22];[.P1])" office:value-type="float" office:value="9427.54499886079" calcext:value-type="float">
            <text:p>9427.5449988608</text:p>
          </table:table-cell>
          <table:table-cell table:formula="of:=[.J22]-[.P22]" office:value-type="float" office:value="-2027.54499886079" calcext:value-type="float">
            <text:p>-2027.5449988608</text:p>
          </table:table-cell>
        </table:table-row>
        <table:table-row table:style-name="ro17">
          <table:table-cell table:number-columns-repeated="7"/>
          <table:table-cell table:formula="of:=SUM([.B28];[.C28];[.E28])" office:value-type="float" office:value="1237.27272727273" calcext:value-type="float">
            <text:p>1237.2727272727</text:p>
          </table:table-cell>
          <table:table-cell office:value-type="string" calcext:value-type="string">
            <text:p>Ani</text:p>
          </table:table-cell>
          <table:table-cell table:style-name="ce64" office:value-type="float" office:value="8600" calcext:value-type="float">
            <text:p>86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  <table:table-cell table:formula="of:=SUM([.H23];[.H48];[.H73];[.H99])" office:value-type="float" office:value="3636.58008658009" calcext:value-type="float">
            <text:p>3636.5800865801</text:p>
          </table:table-cell>
          <table:table-cell table:formula="of:=SUM([.O23:.O23];[.P1])" office:value-type="float" office:value="6236.58008658009" calcext:value-type="float">
            <text:p>6236.5800865801</text:p>
          </table:table-cell>
          <table:table-cell table:formula="of:=[.J23]-[.P23]" office:value-type="float" office:value="2363.41991341991" calcext:value-type="float">
            <text:p>2363.4199134199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Araks</text:p>
          </table:table-cell>
          <table:table-cell table:style-name="ce64" office:value-type="float" office:value="8850" calcext:value-type="float">
            <text:p>88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4];[.H49];[.H74];[.H100])" office:value-type="float" office:value="6827.54499886079" calcext:value-type="float">
            <text:p>6827.5449988608</text:p>
          </table:table-cell>
          <table:table-cell table:formula="of:=SUM([.O24:.O24];[.P1])" office:value-type="float" office:value="9427.54499886079" calcext:value-type="float">
            <text:p>9427.5449988608</text:p>
          </table:table-cell>
          <table:table-cell table:formula="of:=[.J24]-[.P24]" office:value-type="float" office:value="-577.544998860789" calcext:value-type="float">
            <text:p>-57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Jirayr</text:p>
          </table:table-cell>
          <table:table-cell table:style-name="ce64" office:value-type="float" office:value="8850" calcext:value-type="float">
            <text:p>885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25];[.H50];[.H75];[.H101])" office:value-type="float" office:value="6827.54499886079" calcext:value-type="float">
            <text:p>6827.5449988608</text:p>
          </table:table-cell>
          <table:table-cell table:formula="of:=SUM([.O25:.O25];[.P1])" office:value-type="float" office:value="9427.54499886079" calcext:value-type="float">
            <text:p>9427.5449988608</text:p>
          </table:table-cell>
          <table:table-cell table:formula="of:=[.J25]-[.P25]" office:value-type="float" office:value="-577.544998860789" calcext:value-type="float">
            <text:p>-577.5449988608</text:p>
          </table:table-cell>
        </table:table-row>
        <table:table-row table:style-name="ro17">
          <table:table-cell table:number-columns-repeated="7"/>
          <table:table-cell table:style-name="ce21" table:formula="of:=SUM([.B28:.F28])" office:value-type="float" office:value="2040.78149920255" calcext:value-type="float">
            <text:p>2040.7814992026</text:p>
          </table:table-cell>
          <table:table-cell table:style-name="ce47" office:value-type="string" calcext:value-type="string">
            <text:p>Gevor</text:p>
          </table:table-cell>
          <table:table-cell table:style-name="ce64" office:value-type="float" office:value="7500" calcext:value-type="float">
            <text:p>75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6];[.H51];[.H76];[.H102])" office:value-type="float" office:value="6827.54499886079" calcext:value-type="float">
            <text:p>6827.5449988608</text:p>
          </table:table-cell>
          <table:table-cell table:formula="of:=SUM([.O26:.O26];[.P1])" office:value-type="float" office:value="9427.54499886079" calcext:value-type="float">
            <text:p>9427.5449988608</text:p>
          </table:table-cell>
          <table:table-cell table:formula="of:=[.J26]-[.P26]" office:value-type="float" office:value="-1927.54499886079" calcext:value-type="float">
            <text:p>-1927.5449988608</text:p>
          </table:table-cell>
        </table:table-row>
        <table:table-row table:style-name="ro17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office:value-type="string" calcext:value-type="string">
            <text:p>Ani G</text:p>
          </table:table-cell>
          <table:table-cell table:style-name="ce64" office:value-type="float" office:value="1700" calcext:value-type="float">
            <text:p>1700</text:p>
          </table:table-cell>
          <table:table-cell table:style-name="ce21" office:value-type="float" office:value="10000" calcext:value-type="float">
            <text:p>10000</text:p>
          </table:table-cell>
          <table:table-cell table:number-columns-repeated="3"/>
          <table:table-cell table:formula="of:=SUM([.H27];[.H52];[.H77];[.H103])" office:value-type="float" office:value="6001.75552517658" calcext:value-type="float">
            <text:p>6001.7555251766</text:p>
          </table:table-cell>
          <table:table-cell table:formula="of:=SUM([.O27:.O27];[.P1:.P2])" office:value-type="float" office:value="8601.75552517658" calcext:value-type="float">
            <text:p>8601.7555251766</text:p>
          </table:table-cell>
          <table:table-cell table:formula="of:=[.J27]-[.P27]" office:value-type="float" office:value="-6901.75552517658" calcext:value-type="float">
            <text:p>-6901.7555251766</text:p>
          </table:table-cell>
        </table:table-row>
        <table:table-row table:style-name="ro17">
          <table:table-cell/>
          <table:table-cell table:formula="of:=[.B3]/22" office:value-type="float" office:value="390.909090909091" calcext:value-type="float">
            <text:p>390.9090909091</text:p>
          </table:table-cell>
          <table:table-cell table:formula="of:=[.C3]/22" office:value-type="float" office:value="436.363636363636" calcext:value-type="float">
            <text:p>436.3636363636</text:p>
          </table:table-cell>
          <table:table-cell table:formula="of:=[.D3]/19" office:value-type="float" office:value="436.842105263158" calcext:value-type="float">
            <text:p>436.8421052632</text:p>
          </table:table-cell>
          <table:table-cell table:formula="of:=[.E3]/20" office:value-type="float" office:value="410" calcext:value-type="float">
            <text:p>410</text:p>
          </table:table-cell>
          <table:table-cell table:formula="of:=[.F3]/21" office:value-type="float" office:value="366.666666666667" calcext:value-type="float">
            <text:p>366.6666666667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Tina</text:p>
          </table:table-cell>
          <table:table-cell table:style-name="ce64" office:value-type="float" office:value="0" calcext:value-type="float">
            <text:p>0</text:p>
          </table:table-cell>
          <table:table-cell office:value-type="float" office:value="5500" calcext:value-type="float">
            <text:p>550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table:formula="of:=SUM([.H78];[.H104])" office:value-type="float" office:value="1155.33492822967" calcext:value-type="float">
            <text:p>1155.3349282297</text:p>
          </table:table-cell>
          <table:table-cell/>
          <table:table-cell office:value-type="float" office:value="1200" calcext:value-type="float">
            <text:p>1200</text:p>
          </table:table-cell>
        </table:table-row>
        <table:table-row table:style-name="ro6">
          <table:table-cell table:style-name="ce66" office:value-type="string" calcext:value-type="string">
            <text:p>2<text:span text:style-name="T3">nd</text:span> 2016</text:p>
          </table:table-cell>
          <table:table-cell office:value-type="float" office:value="8500" calcext:value-type="float">
            <text:p>8500</text:p>
          </table:table-cell>
          <table:table-cell office:value-type="float" office:value="7900" calcext:value-type="float">
            <text:p>7900</text:p>
          </table:table-cell>
          <table:table-cell office:value-type="float" office:value="8000" calcext:value-type="float">
            <text:p>8000</text:p>
          </table:table-cell>
          <table:table-cell office:value-type="float" office:value="7500" calcext:value-type="float">
            <text:p>7500</text:p>
          </table:table-cell>
          <table:table-cell office:value-type="float" office:value="7300" calcext:value-type="float">
            <text:p>7300</text:p>
          </table:table-cell>
          <table:table-cell table:style-name="ce15" table:formula="of:=SUM([.B29:.F29])" office:value-type="float" office:value="39200" calcext:value-type="float">
            <text:p>39200</text:p>
          </table:table-cell>
          <table:table-cell table:style-name="ce15" table:formula="of:=SUM([.H4:.H28])" office:value-type="float" office:value="42400" calcext:value-type="float">
            <text:p>42400</text:p>
          </table:table-cell>
          <table:table-cell table:style-name="ce29" office:value-type="float" office:value="900" calcext:value-type="float">
            <text:p>900</text:p>
          </table:table-cell>
          <table:table-cell/>
          <table:table-cell table:style-name="ce15" table:formula="of:=SUM([.K3:.K28])" office:value-type="float" office:value="217900" calcext:value-type="float">
            <text:p>217900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24000" calcext:value-type="float">
            <text:p>24000</text:p>
          </table:table-cell>
          <table:table-cell table:number-columns-repeated="6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6"/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45000" calcext:value-type="float">
            <text:p>45000</text:p>
          </table:table-cell>
          <table:table-cell table:number-columns-repeated="6"/>
        </table:table-row>
        <table:table-row table:style-name="ro17">
          <table:table-cell/>
          <table:table-cell table:number-columns-repeated="3"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 office:value-type="string" calcext:value-type="string">
            <text:p>-Areg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Tamara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table:style-name="ce40" office:value-type="string" calcext:value-type="string">
            <text:p>Գենա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6"/>
        </table:table-row>
        <table:table-row table:style-name="ro17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Մհեր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6"/>
        </table:table-row>
        <table:table-row table:style-name="ro17">
          <table:table-cell table:number-columns-repeated="4"/>
          <table:table-cell office:value-type="string" calcext:value-type="string">
            <text:p>-Stepan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D52];[.F52])" office:value-type="float" office:value="1564.7619047619" calcext:value-type="float">
            <text:p>1564.7619047619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];[.C52];[.D52];[.F52])" office:value-type="float" office:value="1564.7619047619" calcext:value-type="float">
            <text:p>1564.7619047619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52];[.D52];[.E52];[.F52])" office:value-type="float" office:value="1586.42857142857" calcext:value-type="float">
            <text:p>1586.428571428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];[.C52])" office:value-type="float" office:value="799.761904761905" calcext:value-type="float">
            <text:p>799.7619047619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21" table:formula="of:=SUM([.B52:.F52])" office:value-type="float" office:value="1981.42857142857" calcext:value-type="float">
            <text:p>1981.4285714286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29]/21" office:value-type="float" office:value="404.761904761905" calcext:value-type="float">
            <text:p>404.7619047619</text:p>
          </table:table-cell>
          <table:table-cell table:formula="of:=[.C29]/20" office:value-type="float" office:value="395" calcext:value-type="float">
            <text:p>395</text:p>
          </table:table-cell>
          <table:table-cell table:formula="of:=[.D29]/20" office:value-type="float" office:value="400" calcext:value-type="float">
            <text:p>400</text:p>
          </table:table-cell>
          <table:table-cell table:formula="of:=[.E29]/18" office:value-type="float" office:value="416.666666666667" calcext:value-type="float">
            <text:p>416.6666666667</text:p>
          </table:table-cell>
          <table:table-cell table:formula="of:=[.F29]/20" office:value-type="float" office:value="365" calcext:value-type="float">
            <text:p>365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3rd</text:span></text:p>
          </table:table-cell>
          <table:table-cell table:number-columns-repeated="6"/>
          <table:table-cell table:style-name="ce15" table:formula="of:=SUM([.H30:.H52])" office:value-type="float" office:value="39200" calcext:value-type="float">
            <text:p>39200</text:p>
          </table:table-cell>
          <table:table-cell table:style-name="Default"/>
          <table:table-cell table:number-columns-repeated="8"/>
        </table:table-row>
        <table:table-row table:style-name="ro17">
          <table:table-cell table:style-name="ce37" office:value-type="string" calcext:value-type="string">
            <text:p>18/07/2016</text:p>
          </table:table-cell>
          <table:table-cell office:value-type="float" office:value="7900" calcext:value-type="float">
            <text:p>7900</text:p>
          </table:table-cell>
          <table:table-cell office:value-type="float" office:value="8100" calcext:value-type="float">
            <text:p>8100</text:p>
          </table:table-cell>
          <table:table-cell/>
          <table:table-cell office:value-type="float" office:value="7800" calcext:value-type="float">
            <text:p>7800</text:p>
          </table:table-cell>
          <table:table-cell office:value-type="float" office:value="7700" calcext:value-type="float">
            <text:p>7700</text:p>
          </table:table-cell>
          <table:table-cell table:style-name="ce15" table:formula="of:=SUM([.B54:.F54])" office:value-type="float" office:value="31500" calcext:value-type="float">
            <text:p>31500</text:p>
          </table:table-cell>
          <table:table-cell table:number-columns-repeated="10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77];[.E77];[.F77])" office:value-type="float" office:value="1134.54545454545" calcext:value-type="float">
            <text:p>1134.5454545455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Hasmik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7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Edgar</text:p>
          </table:table-cell>
          <table:table-cell table:number-columns-repeated="2"/>
          <table:table-cell office:value-type="string" calcext:value-type="string">
            <text:p>+Arus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E77:.F77])" office:value-type="float" office:value="739.545454545454" calcext:value-type="float">
            <text:p>739.5454545455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];[.E77])" office:value-type="float" office:value="749.545454545455" calcext:value-type="float">
            <text:p>749.5454545455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];[.C77];[.E77])" office:value-type="float" office:value="1199.54545454545" calcext:value-type="float">
            <text:p>1199.545454545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21" table:formula="of:=SUM([.B77:.F77])" office:value-type="float" office:value="1584.54545454545" calcext:value-type="float">
            <text:p>1584.5454545455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54]/20" office:value-type="float" office:value="395" calcext:value-type="float">
            <text:p>395</text:p>
          </table:table-cell>
          <table:table-cell table:formula="of:=[.C54]/18" office:value-type="float" office:value="450" calcext:value-type="float">
            <text:p>450</text:p>
          </table:table-cell>
          <table:table-cell table:formula="of:=[.D54]/20" office:value-type="float" office:value="0" calcext:value-type="float">
            <text:p>0</text:p>
          </table:table-cell>
          <table:table-cell table:formula="of:=[.E54]/22" office:value-type="float" office:value="354.545454545455" calcext:value-type="float">
            <text:p>354.5454545455</text:p>
          </table:table-cell>
          <table:table-cell table:formula="of:=[.F54]/20" office:value-type="float" office:value="385" calcext:value-type="float">
            <text:p>385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15" table:formula="of:=SUM([.E77:.F77])" office:value-type="float" office:value="739.545454545454" calcext:value-type="float">
            <text:p>739.5454545455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4rd</text:span></text:p>
          </table:table-cell>
          <table:table-cell table:number-columns-repeated="6"/>
          <table:table-cell table:style-name="ce15" table:formula="of:=SUM([.H55:.H78])" office:value-type="float" office:value="31500" calcext:value-type="float">
            <text:p>31500</text:p>
          </table:table-cell>
          <table:table-cell table:style-name="Default"/>
          <table:table-cell table:number-columns-repeated="8"/>
        </table:table-row>
        <table:table-row table:style-name="ro17">
          <table:table-cell table:style-name="ce37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table:number-columns-repeated="2"/>
          <table:table-cell office:value-type="float" office:value="8100" calcext:value-type="float">
            <text:p>8100</text:p>
          </table:table-cell>
          <table:table-cell office:value-type="float" office:value="7900" calcext:value-type="float">
            <text:p>7900</text:p>
          </table:table-cell>
          <table:table-cell table:style-name="ce15" table:formula="of:=SUM([.B80:.F80])" office:value-type="float" office:value="24800" calcext:value-type="float">
            <text:p>24800</text:p>
          </table:table-cell>
          <table:table-cell table:number-columns-repeated="10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 table:number-columns-repeated="5"/>
          <table:table-cell office:value-type="string" calcext:value-type="string">
            <text:p>-Taron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Hasmik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7">
          <table:table-cell/>
          <table:table-cell office:value-type="string" calcext:value-type="string">
            <text:p>+Shoxik</text:p>
          </table:table-cell>
          <table:table-cell table:number-columns-repeated="2"/>
          <table:table-cell office:value-type="string" calcext:value-type="string">
            <text:p>-Ani</text:p>
          </table:table-cell>
          <table:table-cell office:value-type="string" calcext:value-type="string">
            <text:p>-Gaya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7">
          <table:table-cell table:number-columns-repeated="4"/>
          <table:table-cell office:value-type="string" calcext:value-type="string">
            <text:p>-Edgar</text:p>
          </table:table-cell>
          <table:table-cell office:value-type="string" calcext:value-type="string">
            <text:p>+Arus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4"/>
          <table:table-cell table:style-name="ce16" office:value-type="string" calcext:value-type="string">
            <text:p>+Shoxik</text:p>
          </table:table-cell>
          <table:table-cell office:value-type="string" calcext:value-type="string">
            <text:p>+Shoxik</text:p>
          </table:table-cell>
          <table:table-cell/>
          <table:table-cell table:formula="of:=SUM([.B103];[.E103])" office:value-type="float" office:value="805" calcext:value-type="float">
            <text:p>805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7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E103])" office:value-type="float" office:value="805" calcext:value-type="float">
            <text:p>805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];[.D103];[.F103])" office:value-type="float" office:value="815.78947368421" calcext:value-type="float">
            <text:p>815.789473684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])" office:value-type="float" office:value="400" calcext:value-type="float">
            <text:p>400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80]/22" office:value-type="float" office:value="400" calcext:value-type="float">
            <text:p>400</text:p>
          </table:table-cell>
          <table:table-cell table:formula="of:=[.C80]/20" office:value-type="float" office:value="0" calcext:value-type="float">
            <text:p>0</text:p>
          </table:table-cell>
          <table:table-cell table:formula="of:=[.D80]/20" office:value-type="float" office:value="0" calcext:value-type="float">
            <text:p>0</text:p>
          </table:table-cell>
          <table:table-cell table:formula="of:=[.E80]/20" office:value-type="float" office:value="405" calcext:value-type="float">
            <text:p>405</text:p>
          </table:table-cell>
          <table:table-cell table:formula="of:=[.F80]/19" office:value-type="float" office:value="415.789473684211" calcext:value-type="float">
            <text:p>415.7894736842</text:p>
          </table:table-cell>
          <table:table-cell/>
          <table:table-cell table:style-name="ce21" table:formula="of:=SUM([.B103:.E103])" office:value-type="float" office:value="805" calcext:value-type="float">
            <text:p>805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F103])" office:value-type="float" office:value="415.789473684211" calcext:value-type="float">
            <text:p>415.7894736842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5th</text:span></text:p>
          </table:table-cell>
          <table:table-cell table:number-columns-repeated="6"/>
          <table:table-cell table:style-name="ce15" table:formula="of:=SUM([.H81:.H104])" office:value-type="float" office:value="24800" calcext:value-type="float">
            <text:p>24800</text:p>
          </table:table-cell>
          <table:table-cell table:style-name="Default"/>
          <table:table-cell table:number-columns-repeated="8"/>
        </table:table-row>
      </table:table>
      <table:table table:name="Sheet20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7" table:default-cell-style-name="Default"/>
        <table:table-column table:style-name="co15" table:default-cell-style-name="Default"/>
        <table:table-row table:style-name="ro1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table:formula="of:=60000/21" office:value-type="float" office:value="2857.14285714286" calcext:value-type="float">
            <text:p>2857.1428571429</text:p>
          </table:table-cell>
          <table:table-cell table:number-columns-repeated="2"/>
          <table:table-cell table:formula="of:=[.L29]-[.J29]" office:value-type="float" office:value="-3900" calcext:value-type="float">
            <text:p>-3900</text:p>
          </table:table-cell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/>
          <table:table-cell office:value-type="float" office:value="3800" calcext:value-type="float">
            <text:p>3800</text:p>
          </table:table-cell>
          <table:table-cell table:formula="of:=SUM([.G3];[.G31])" office:value-type="float" office:value="76700" calcext:value-type="float">
            <text:p>76700</text:p>
          </table:table-cell>
          <table:table-cell table:number-columns-repeated="5"/>
        </table:table-row>
        <table:table-row table:style-name="ro3">
          <table:table-cell table:style-name="ce37" office:value-type="date" office:date-value="2016-03-10" calcext:value-type="date">
            <text:p>03/10/16</text:p>
          </table:table-cell>
          <table:table-cell table:number-columns-repeated="2" office:value-type="float" office:value="7900" calcext:value-type="float">
            <text:p>7900</text:p>
          </table:table-cell>
          <table:table-cell office:value-type="float" office:value="7600" calcext:value-type="float">
            <text:p>7600</text:p>
          </table:table-cell>
          <table:table-cell office:value-type="float" office:value="8000" calcext:value-type="float">
            <text:p>8000</text:p>
          </table:table-cell>
          <table:table-cell office:value-type="float" office:value="7800" calcext:value-type="float">
            <text:p>7800</text:p>
          </table:table-cell>
          <table:table-cell table:style-name="ce15" table:formula="of:=SUM([.B3:.F3])" office:value-type="float" office:value="39200" calcext:value-type="float">
            <text:p>39200</text:p>
          </table:table-cell>
          <table:table-cell/>
          <table:table-cell office:value-type="string" calcext:value-type="string">
            <text:p>Hasmik K</text:p>
          </table:table-cell>
          <table:table-cell office:value-type="float" office:value="800" calcext:value-type="float">
            <text:p>800</text:p>
          </table:table-cell>
          <table:table-cell/>
          <table:table-cell table:style-name="ce15" table:formula="of:=[.L29]-60000-[.L2]" office:value-type="float" office:value="76300" calcext:value-type="float">
            <text:p>763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6];[.D26];[.E26];[.F26])" office:value-type="float" office:value="1496.30895420369" calcext:value-type="float">
            <text:p>1496.3089542037</text:p>
          </table:table-cell>
          <table:table-cell office:value-type="string" calcext:value-type="string">
            <text:p>Անժելա</text:p>
          </table:table-cell>
          <table:table-cell office:value-type="float" office:value="15000" calcext:value-type="float">
            <text:p>15000</text:p>
          </table:table-cell>
          <table:table-cell office:value-type="float" office:value="-8500" calcext:value-type="float">
            <text:p>-8500</text:p>
          </table:table-cell>
          <table:table-cell/>
          <table:table-cell table:formula="of:=SUM([.H4];[.H32];[.H60];[.H87])" office:value-type="float" office:value="1496.30895420369" calcext:value-type="float">
            <text:p>1496.3089542037</text:p>
          </table:table-cell>
          <table:table-cell office:value-type="float" office:value="1500" calcext:value-type="float">
            <text:p>1500</text:p>
          </table:table-cell>
          <table:table-cell table:formula="of:=SUM([.J4];[.K4])" office:value-type="float" office:value="6500" calcext:value-type="float">
            <text:p>6500</text:p>
          </table:table-cell>
          <table:table-cell table:formula="of:=[.O4]-[.N4]" office:value-type="float" office:value="5000" calcext:value-type="float">
            <text:p>5000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Արմենուհի</text:p>
          </table:table-cell>
          <table:table-cell office:value-type="float" office:value="8000" calcext:value-type="float">
            <text:p>8000</text:p>
          </table:table-cell>
          <table:table-cell office:value-type="float" office:value="-500" calcext:value-type="float">
            <text:p>-500</text:p>
          </table:table-cell>
          <table:table-cell/>
          <table:table-cell table:formula="of:=SUM([.H5];[.H33];[.H61];[.H88])" office:value-type="float" office:value="3716.68489405332" calcext:value-type="float">
            <text:p>3716.6848940533</text:p>
          </table:table-cell>
          <table:table-cell table:formula="of:=SUM([.M5:.M5];[.N1])" office:value-type="float" office:value="6573.82775119617" calcext:value-type="float">
            <text:p>6573.8277511962</text:p>
          </table:table-cell>
          <table:table-cell table:formula="of:=SUM([.J5];[.K5])" office:value-type="float" office:value="7500" calcext:value-type="float">
            <text:p>7500</text:p>
          </table:table-cell>
          <table:table-cell table:formula="of:=[.O5]-[.N5]" office:value-type="float" office:value="926.172248803827" calcext:value-type="float">
            <text:p>926.1722488038</text:p>
          </table:table-cell>
          <table:table-cell/>
        </table:table-row>
        <table:table-row table:style-name="ro3">
          <table:table-cell table:number-columns-repeated="7"/>
          <table:table-cell table:formula="of:=SUM([.D26:.F26])" office:value-type="float" office:value="1080.51948051948" calcext:value-type="float">
            <text:p>1080.5194805195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2300" calcext:value-type="float">
            <text:p>-2300</text:p>
          </table:table-cell>
          <table:table-cell/>
          <table:table-cell table:formula="of:=SUM([.H6];[.H34];[.H62];[.H89])" office:value-type="float" office:value="7148.16064224733" calcext:value-type="float">
            <text:p>7148.1606422473</text:p>
          </table:table-cell>
          <table:table-cell table:formula="of:=SUM([.M6:.M6];[.N1])" office:value-type="float" office:value="10005.3034993902" calcext:value-type="float">
            <text:p>10005.3034993902</text:p>
          </table:table-cell>
          <table:table-cell table:formula="of:=SUM([.J6];[.K6])" office:value-type="float" office:value="7700" calcext:value-type="float">
            <text:p>7700</text:p>
          </table:table-cell>
          <table:table-cell table:formula="of:=[.O6]-[.N6]" office:value-type="float" office:value="-2305.30349939019" calcext:value-type="float">
            <text:p>-2305.303499390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-7500" calcext:value-type="float">
            <text:p>-7500</text:p>
          </table:table-cell>
          <table:table-cell/>
          <table:table-cell table:formula="of:=SUM([.H7];[.H35];[.H63];[.H90])" office:value-type="float" office:value="4047.3340660028" calcext:value-type="float">
            <text:p>4047.3340660028</text:p>
          </table:table-cell>
          <table:table-cell table:formula="of:=SUM([.M7:.M7];[.N1])" office:value-type="float" office:value="6904.47692314565" calcext:value-type="float">
            <text:p>6904.4769231457</text:p>
          </table:table-cell>
          <table:table-cell table:formula="of:=SUM([.J7];[.K7])" office:value-type="float" office:value="12500" calcext:value-type="float">
            <text:p>12500</text:p>
          </table:table-cell>
          <table:table-cell table:formula="of:=[.O7]-[.N7]" office:value-type="float" office:value="5595.52307685435" calcext:value-type="float">
            <text:p>5595.52307685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40" office:value-type="string" calcext:value-type="string">
            <text:p>Մանե</text:p>
          </table:table-cell>
          <table:table-cell office:value-type="float" office:value="8000" calcext:value-type="float">
            <text:p>8000</text:p>
          </table:table-cell>
          <table:table-cell office:value-type="float" office:value="-3000" calcext:value-type="float">
            <text:p>-3000</text:p>
          </table:table-cell>
          <table:table-cell/>
          <table:table-cell table:formula="of:=SUM([.H8];[.H36];[.H64];[.H91])" office:value-type="float" office:value="7958.95011593154" calcext:value-type="float">
            <text:p>7958.9501159315</text:p>
          </table:table-cell>
          <table:table-cell table:formula="of:=SUM([.M8:.M8];[.N1])" office:value-type="float" office:value="10816.0929730744" calcext:value-type="float">
            <text:p>10816.0929730744</text:p>
          </table:table-cell>
          <table:table-cell table:formula="of:=SUM([.J8];[.K8])" office:value-type="float" office:value="5000" calcext:value-type="float">
            <text:p>5000</text:p>
          </table:table-cell>
          <table:table-cell table:formula="of:=[.O8]-[.N8]" office:value-type="float" office:value="-5816.0929730744" calcext:value-type="float">
            <text:p>-58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40" office:value-type="string" calcext:value-type="string">
            <text:p>Նանե</text:p>
          </table:table-cell>
          <table:table-cell office:value-type="float" office:value="8000" calcext:value-type="float">
            <text:p>8000</text:p>
          </table:table-cell>
          <table:table-cell office:value-type="float" office:value="2800" calcext:value-type="float">
            <text:p>2800</text:p>
          </table:table-cell>
          <table:table-cell/>
          <table:table-cell table:formula="of:=SUM([.H9];[.H37];[.H65];[.H92])" office:value-type="float" office:value="7958.95011593154" calcext:value-type="float">
            <text:p>7958.9501159315</text:p>
          </table:table-cell>
          <table:table-cell table:formula="of:=SUM([.M9:.M9];[.N1])" office:value-type="float" office:value="10816.0929730744" calcext:value-type="float">
            <text:p>10816.0929730744</text:p>
          </table:table-cell>
          <table:table-cell table:formula="of:=SUM([.J9];[.K9])" office:value-type="float" office:value="10800" calcext:value-type="float">
            <text:p>10800</text:p>
          </table:table-cell>
          <table:table-cell table:formula="of:=[.O9]-[.N9]" office:value-type="float" office:value="-16.0929730743974" calcext:value-type="float">
            <text:p>-16.0929730744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Հասմիկ Դ․</text:p>
          </table:table-cell>
          <table:table-cell office:value-type="float" office:value="7000" calcext:value-type="float">
            <text:p>7000</text:p>
          </table:table-cell>
          <table:table-cell office:value-type="float" office:value="4500" calcext:value-type="float">
            <text:p>4500</text:p>
          </table:table-cell>
          <table:table-cell/>
          <table:table-cell table:formula="of:=SUM([.H10];[.H38];[.H66];[.H93])" office:value-type="float" office:value="7958.95011593154" calcext:value-type="float">
            <text:p>7958.9501159315</text:p>
          </table:table-cell>
          <table:table-cell table:formula="of:=SUM([.M10:.M10];[.N1])" office:value-type="float" office:value="10816.0929730744" calcext:value-type="float">
            <text:p>10816.0929730744</text:p>
          </table:table-cell>
          <table:table-cell table:formula="of:=SUM([.J10];[.K10])" office:value-type="float" office:value="11500" calcext:value-type="float">
            <text:p>11500</text:p>
          </table:table-cell>
          <table:table-cell table:formula="of:=[.O10]-[.N10]" office:value-type="float" office:value="683.907026925603" calcext:value-type="float">
            <text:p>683.9070269256</text:p>
          </table:table-cell>
          <table:table-cell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office:value-type="float" office:value="-4400" calcext:value-type="float">
            <text:p>-4400</text:p>
          </table:table-cell>
          <table:table-cell/>
          <table:table-cell table:formula="of:=SUM([.H11];[.H39];[.H67];[.H94])" office:value-type="float" office:value="1825.37593984962" calcext:value-type="float">
            <text:p>1825.3759398496</text:p>
          </table:table-cell>
          <table:table-cell table:formula="of:=SUM([.M11:.M11];[.N1])" office:value-type="float" office:value="4682.51879699248" calcext:value-type="float">
            <text:p>4682.5187969925</text:p>
          </table:table-cell>
          <table:table-cell table:formula="of:=SUM([.J11];[.K11])" office:value-type="float" office:value="600" calcext:value-type="float">
            <text:p>600</text:p>
          </table:table-cell>
          <table:table-cell table:formula="of:=[.O11]-[.N11]" office:value-type="float" office:value="-4082.51879699248" calcext:value-type="float">
            <text:p>-4082.5187969925</text:p>
          </table:table-cell>
          <table:table-cell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8000" calcext:value-type="float">
            <text:p>-8000</text:p>
          </table:table-cell>
          <table:table-cell/>
          <table:table-cell table:formula="of:=SUM([.H12];[.H40];[.H68];[.H95])" office:value-type="float" office:value="6757.78052528827" calcext:value-type="float">
            <text:p>6757.7805252883</text:p>
          </table:table-cell>
          <table:table-cell table:formula="of:=SUM([.M12:.M12];[.N1])" office:value-type="float" office:value="9614.92338243112" calcext:value-type="float">
            <text:p>9614.9233824311</text:p>
          </table:table-cell>
          <table:table-cell table:formula="of:=SUM([.J12];[.K12])" office:value-type="float" office:value="2000" calcext:value-type="float">
            <text:p>2000</text:p>
          </table:table-cell>
          <table:table-cell table:formula="of:=[.O12]-[.N12]" office:value-type="float" office:value="-7614.92338243112" calcext:value-type="float">
            <text:p>-7614.9233824311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Anjela</text:p>
          </table:table-cell>
          <table:table-cell table:number-columns-repeated="2"/>
          <table:table-cell office:value-type="string" calcext:value-type="string">
            <text:p>-Edgar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Մհեր</text:p>
          </table:table-cell>
          <table:table-cell office:value-type="float" office:value="10000" calcext:value-type="float">
            <text:p>10000</text:p>
          </table:table-cell>
          <table:table-cell office:value-type="float" office:value="-3400" calcext:value-type="float">
            <text:p>-3400</text:p>
          </table:table-cell>
          <table:table-cell/>
          <table:table-cell table:formula="of:=SUM([.H13];[.H41];[.H69];[.H96])" office:value-type="float" office:value="7958.95011593154" calcext:value-type="float">
            <text:p>7958.9501159315</text:p>
          </table:table-cell>
          <table:table-cell table:formula="of:=SUM([.M13:.M13];[.N1])" office:value-type="float" office:value="10816.0929730744" calcext:value-type="float">
            <text:p>10816.0929730744</text:p>
          </table:table-cell>
          <table:table-cell table:formula="of:=SUM([.J13];[.K13])" office:value-type="float" office:value="6600" calcext:value-type="float">
            <text:p>6600</text:p>
          </table:table-cell>
          <table:table-cell table:formula="of:=[.O13]-[.N13]" office:value-type="float" office:value="-4216.0929730744" calcext:value-type="float">
            <text:p>-4216.0929730744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Naira</text:p>
          </table:table-cell>
          <table:table-cell table:number-columns-repeated="4"/>
          <table:table-cell table:formula="of:=SUM([.C26:.F26])" office:value-type="float" office:value="1475.51948051948" calcext:value-type="float">
            <text:p>1475.5194805195</text:p>
          </table:table-cell>
          <table:table-cell table:style-name="ce40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office:value-type="float" office:value="2450" calcext:value-type="float">
            <text:p>2450</text:p>
          </table:table-cell>
          <table:table-cell/>
          <table:table-cell table:formula="of:=SUM([.H14];[.H42];[.H70];[.H97])" office:value-type="float" office:value="7096.10181871792" calcext:value-type="float">
            <text:p>7096.1018187179</text:p>
          </table:table-cell>
          <table:table-cell table:formula="of:=SUM([.M14:.M14];[.N1])" office:value-type="float" office:value="9953.24467586078" calcext:value-type="float">
            <text:p>9953.2446758608</text:p>
          </table:table-cell>
          <table:table-cell table:formula="of:=SUM([.J14];[.K14])" office:value-type="float" office:value="12450" calcext:value-type="float">
            <text:p>12450</text:p>
          </table:table-cell>
          <table:table-cell table:formula="of:=[.O14]-[.N14]" office:value-type="float" office:value="2496.75532413922" calcext:value-type="float">
            <text:p>2496.7553241392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Gayan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/>
          <table:table-cell office:value-type="float" office:value="3600" calcext:value-type="float">
            <text:p>3600</text:p>
          </table:table-cell>
          <table:table-cell/>
          <table:table-cell table:formula="of:=SUM([.H15];[.H43];[.H71];[.H9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600" calcext:value-type="float">
            <text:p>3600</text:p>
          </table:table-cell>
          <table:table-cell table:formula="of:=[.O15]-[.N15]" office:value-type="float" office:value="3600" calcext:value-type="float">
            <text:p>3600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26:.F26])" office:value-type="float" office:value="1891.30895420369" calcext:value-type="float">
            <text:p>1891.3089542037</text:p>
          </table:table-cell>
          <table:table-cell table:style-name="ce47" office:value-type="string" calcext:value-type="string">
            <text:p>Ստեփան</text:p>
          </table:table-cell>
          <table:table-cell office:value-type="float" office:value="10000" calcext:value-type="float">
            <text:p>10000</text:p>
          </table:table-cell>
          <table:table-cell office:value-type="float" office:value="-1260" calcext:value-type="float">
            <text:p>-1260</text:p>
          </table:table-cell>
          <table:table-cell/>
          <table:table-cell table:formula="of:=SUM([.H16];[.H44];[.H72];[.H99])" office:value-type="float" office:value="7523.65599828448" calcext:value-type="float">
            <text:p>7523.6559982845</text:p>
          </table:table-cell>
          <table:table-cell table:formula="of:=SUM([.M16];[.N1])" office:value-type="float" office:value="10380.7988554273" calcext:value-type="float">
            <text:p>10380.7988554273</text:p>
          </table:table-cell>
          <table:table-cell table:formula="of:=SUM([.J16];[.K16])" office:value-type="float" office:value="8740" calcext:value-type="float">
            <text:p>8740</text:p>
          </table:table-cell>
          <table:table-cell table:formula="of:=[.O16]-[.N16]" office:value-type="float" office:value="-1640.79885542734" calcext:value-type="float">
            <text:p>-1640.798855427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47" office:value-type="string" calcext:value-type="string">
            <text:p>Մարիամ</text:p>
          </table:table-cell>
          <table:table-cell office:value-type="float" office:value="10000" calcext:value-type="float">
            <text:p>10000</text:p>
          </table:table-cell>
          <table:table-cell office:value-type="float" office:value="-4900" calcext:value-type="float">
            <text:p>-4900</text:p>
          </table:table-cell>
          <table:table-cell/>
          <table:table-cell table:formula="of:=SUM([.H17];[.H45];[.H73];[.H100])" office:value-type="float" office:value="7958.95011593154" calcext:value-type="float">
            <text:p>7958.9501159315</text:p>
          </table:table-cell>
          <table:table-cell table:formula="of:=SUM([.M17:.M17];[.N1])" office:value-type="float" office:value="10816.0929730744" calcext:value-type="float">
            <text:p>10816.0929730744</text:p>
          </table:table-cell>
          <table:table-cell table:formula="of:=SUM([.J17];[.K17])" office:value-type="float" office:value="5100" calcext:value-type="float">
            <text:p>5100</text:p>
          </table:table-cell>
          <table:table-cell table:formula="of:=[.O17]-[.N17]" office:value-type="float" office:value="-5716.0929730744" calcext:value-type="float">
            <text:p>-5716.0929730744</text:p>
          </table:table-cell>
          <table:table-cell/>
        </table:table-row>
        <table:table-row table:style-name="ro3">
          <table:table-cell table:number-columns-repeated="7"/>
          <table:table-cell table:formula="of:=SUM([.B26];[.D26];[.E26];[.F26])" office:value-type="float" office:value="1496.30895420369" calcext:value-type="float">
            <text:p>1496.3089542037</text:p>
          </table:table-cell>
          <table:table-cell office:value-type="string" calcext:value-type="string">
            <text:p>Նաիրա</text:p>
          </table:table-cell>
          <table:table-cell office:value-type="float" office:value="5000" calcext:value-type="float">
            <text:p>5000</text:p>
          </table:table-cell>
          <table:table-cell office:value-type="float" office:value="2670" calcext:value-type="float">
            <text:p>2670</text:p>
          </table:table-cell>
          <table:table-cell/>
          <table:table-cell table:formula="of:=SUM([.H18];[.H46];[.H74];[.H101])" office:value-type="float" office:value="7563.95011593154" calcext:value-type="float">
            <text:p>7563.9501159315</text:p>
          </table:table-cell>
          <table:table-cell table:formula="of:=SUM([.M18:.M18];[.N1])" office:value-type="float" office:value="10421.0929730744" calcext:value-type="float">
            <text:p>10421.0929730744</text:p>
          </table:table-cell>
          <table:table-cell table:formula="of:=SUM([.J18];[.K18])" office:value-type="float" office:value="7670" calcext:value-type="float">
            <text:p>7670</text:p>
          </table:table-cell>
          <table:table-cell table:formula="of:=[.O18]-[.N18]" office:value-type="float" office:value="-2751.0929730744" calcext:value-type="float">
            <text:p>-2751.0929730744</text:p>
          </table:table-cell>
          <table:table-cell/>
        </table:table-row>
        <table:table-row table:style-name="ro3">
          <table:table-cell table:number-columns-repeated="7"/>
          <table:table-cell table:formula="of:=SUM([.C26:.F26])" office:value-type="float" office:value="1475.51948051948" calcext:value-type="float">
            <text:p>1475.5194805195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1130" calcext:value-type="float">
            <text:p>-1130</text:p>
          </table:table-cell>
          <table:table-cell/>
          <table:table-cell table:formula="of:=SUM([.H19];[.H47];[.H75];[.H102])" office:value-type="float" office:value="7543.16064224733" calcext:value-type="float">
            <text:p>7543.1606422473</text:p>
          </table:table-cell>
          <table:table-cell table:formula="of:=SUM([.M19:.M19];[.N1])" office:value-type="float" office:value="10400.3034993902" calcext:value-type="float">
            <text:p>10400.3034993902</text:p>
          </table:table-cell>
          <table:table-cell table:formula="of:=SUM([.J19];[.K19])" office:value-type="float" office:value="8870" calcext:value-type="float">
            <text:p>8870</text:p>
          </table:table-cell>
          <table:table-cell table:formula="of:=[.O19]-[.N19]" office:value-type="float" office:value="-1530.30349939019" calcext:value-type="float">
            <text:p>-1530.3034993902</text:p>
          </table:table-cell>
          <table:table-cell/>
        </table:table-row>
        <table:table-row table:style-name="ro3">
          <table:table-cell table:number-columns-repeated="7"/>
          <table:table-cell table:formula="of:=SUM([.B26:.E26])" office:value-type="float" office:value="1519.88038277512" calcext:value-type="float">
            <text:p>1519.8803827751</text:p>
          </table:table-cell>
          <table:table-cell office:value-type="string" calcext:value-type="string">
            <text:p>Edgar</text:p>
          </table:table-cell>
          <table:table-cell office:value-type="float" office:value="8000" calcext:value-type="float">
            <text:p>8000</text:p>
          </table:table-cell>
          <table:table-cell office:value-type="float" office:value="900" calcext:value-type="float">
            <text:p>900</text:p>
          </table:table-cell>
          <table:table-cell/>
          <table:table-cell table:formula="of:=SUM([.H20];[.H48];[.H76];[.H103])" office:value-type="float" office:value="5894.33269001381" calcext:value-type="float">
            <text:p>5894.3326900138</text:p>
          </table:table-cell>
          <table:table-cell table:formula="of:=SUM([.M20:.M20];[.N1])" office:value-type="float" office:value="8751.47554715666" calcext:value-type="float">
            <text:p>8751.4755471567</text:p>
          </table:table-cell>
          <table:table-cell table:formula="of:=SUM([.J20];[.K20])" office:value-type="float" office:value="8900" calcext:value-type="float">
            <text:p>8900</text:p>
          </table:table-cell>
          <table:table-cell table:formula="of:=[.O20]-[.N20]" office:value-type="float" office:value="148.524452843338" calcext:value-type="float">
            <text:p>148.524452843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office:value-type="float" office:value="-2070" calcext:value-type="float">
            <text:p>-2070</text:p>
          </table:table-cell>
          <table:table-cell/>
          <table:table-cell table:formula="of:=SUM([.H21];[.H49];[.H77];[.H104])" office:value-type="float" office:value="7958.95011593154" calcext:value-type="float">
            <text:p>7958.9501159315</text:p>
          </table:table-cell>
          <table:table-cell table:formula="of:=SUM([.M21:.M21];[.N1])" office:value-type="float" office:value="10816.0929730744" calcext:value-type="float">
            <text:p>10816.0929730744</text:p>
          </table:table-cell>
          <table:table-cell table:formula="of:=SUM([.J21];[.K21])" office:value-type="float" office:value="7930" calcext:value-type="float">
            <text:p>7930</text:p>
          </table:table-cell>
          <table:table-cell table:formula="of:=[.O21]-[.N21]" office:value-type="float" office:value="-2886.0929730744" calcext:value-type="float">
            <text:p>-288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Araks</text:p>
          </table:table-cell>
          <table:table-cell office:value-type="float" office:value="10000" calcext:value-type="float">
            <text:p>10000</text:p>
          </table:table-cell>
          <table:table-cell office:value-type="float" office:value="-600" calcext:value-type="float">
            <text:p>-600</text:p>
          </table:table-cell>
          <table:table-cell office:value-type="float" office:value="60000" calcext:value-type="float">
            <text:p>60000</text:p>
          </table:table-cell>
          <table:table-cell table:formula="of:=SUM([.H22];[.H50];[.H78];[.H105])" office:value-type="float" office:value="7958.95011593154" calcext:value-type="float">
            <text:p>7958.9501159315</text:p>
          </table:table-cell>
          <table:table-cell table:formula="of:=SUM([.N1];[.M22])" office:value-type="float" office:value="10816.0929730744" calcext:value-type="float">
            <text:p>10816.0929730744</text:p>
          </table:table-cell>
          <table:table-cell table:formula="of:=SUM([.J22];[.K22])" office:value-type="float" office:value="9400" calcext:value-type="float">
            <text:p>9400</text:p>
          </table:table-cell>
          <table:table-cell table:formula="of:=[.O22]-[.N22]" office:value-type="float" office:value="-1416.0929730744" calcext:value-type="float">
            <text:p>-14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Jirayr</text:p>
          </table:table-cell>
          <table:table-cell office:value-type="float" office:value="9000" calcext:value-type="float">
            <text:p>9000</text:p>
          </table:table-cell>
          <table:table-cell office:value-type="float" office:value="-600" calcext:value-type="float">
            <text:p>-600</text:p>
          </table:table-cell>
          <table:table-cell office:value-type="float" office:value="8000" calcext:value-type="float">
            <text:p>8000</text:p>
          </table:table-cell>
          <table:table-cell table:formula="of:=SUM([.H23];[.H51];[.H79];[.H106])" office:value-type="float" office:value="7958.95011593154" calcext:value-type="float">
            <text:p>7958.9501159315</text:p>
          </table:table-cell>
          <table:table-cell table:formula="of:=SUM([.N1];[.M23])" office:value-type="float" office:value="10816.0929730744" calcext:value-type="float">
            <text:p>10816.0929730744</text:p>
          </table:table-cell>
          <table:table-cell table:formula="of:=SUM([.J23];[.K23])" office:value-type="float" office:value="8400" calcext:value-type="float">
            <text:p>8400</text:p>
          </table:table-cell>
          <table:table-cell table:formula="of:=[.O23]-[.N23]" office:value-type="float" office:value="-2416.0929730744" calcext:value-type="float">
            <text:p>-2416.0929730744</text:p>
          </table:table-cell>
          <table:table-cell/>
        </table:table-row>
        <table:table-row table:style-name="ro3">
          <table:table-cell table:number-columns-repeated="7"/>
          <table:table-cell table:style-name="ce21" table:formula="of:=SUM([.B26:.F26])" office:value-type="float" office:value="1891.30895420369" calcext:value-type="float">
            <text:p>1891.3089542037</text:p>
          </table:table-cell>
          <table:table-cell table:style-name="ce47" office:value-type="string" calcext:value-type="string">
            <text:p>Gevor</text:p>
          </table:table-cell>
          <table:table-cell office:value-type="float" office:value="10000" calcext:value-type="float">
            <text:p>10000</text:p>
          </table:table-cell>
          <table:table-cell office:value-type="float" office:value="-1900" calcext:value-type="float">
            <text:p>-1900</text:p>
          </table:table-cell>
          <table:table-cell office:value-type="float" office:value="10000" calcext:value-type="float">
            <text:p>10000</text:p>
          </table:table-cell>
          <table:table-cell table:formula="of:=SUM([.H24];[.H52];[.H80];[.H107])" office:value-type="float" office:value="7958.95011593154" calcext:value-type="float">
            <text:p>7958.9501159315</text:p>
          </table:table-cell>
          <table:table-cell table:formula="of:=SUM([.N1];[.M24])" office:value-type="float" office:value="10816.0929730744" calcext:value-type="float">
            <text:p>10816.0929730744</text:p>
          </table:table-cell>
          <table:table-cell table:formula="of:=SUM([.J24];[.K24])" office:value-type="float" office:value="8100" calcext:value-type="float">
            <text:p>8100</text:p>
          </table:table-cell>
          <table:table-cell table:formula="of:=[.O24]-[.N24]" office:value-type="float" office:value="-2716.0929730744" calcext:value-type="float">
            <text:p>-27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Ani G</text:p>
          </table:table-cell>
          <table:table-cell table:style-name="ce21" office:value-type="float" office:value="10000" calcext:value-type="float">
            <text:p>10000</text:p>
          </table:table-cell>
          <table:table-cell office:value-type="float" office:value="-6900" calcext:value-type="float">
            <text:p>-6900</text:p>
          </table:table-cell>
          <table:table-cell table:style-name="ce21" office:value-type="float" office:value="10000" calcext:value-type="float">
            <text:p>10000</text:p>
          </table:table-cell>
          <table:table-cell table:formula="of:=SUM([.H25];[.H53];[.H81];[.H108])" office:value-type="float" office:value="7511.89129240213" calcext:value-type="float">
            <text:p>7511.8912924021</text:p>
          </table:table-cell>
          <table:table-cell table:formula="of:=SUM([.N1];[.M25])" office:value-type="float" office:value="10369.034149545" calcext:value-type="float">
            <text:p>10369.034149545</text:p>
          </table:table-cell>
          <table:table-cell table:formula="of:=SUM([.J25];[.K25])" office:value-type="float" office:value="3100" calcext:value-type="float">
            <text:p>3100</text:p>
          </table:table-cell>
          <table:table-cell table:formula="of:=[.O25]-[.N25]" office:value-type="float" office:value="-7269.03414954499" calcext:value-type="float">
            <text:p>-7269.034149545</text:p>
          </table:table-cell>
          <table:table-cell/>
        </table:table-row>
        <table:table-row table:style-name="ro3">
          <table:table-cell/>
          <table:table-cell table:formula="of:=[.B3]/19" office:value-type="float" office:value="415.789473684211" calcext:value-type="float">
            <text:p>415.7894736842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22" office:value-type="float" office:value="345.454545454545" calcext:value-type="float">
            <text:p>345.4545454545</text:p>
          </table:table-cell>
          <table:table-cell table:formula="of:=[.E3]/22" office:value-type="float" office:value="363.636363636364" calcext:value-type="float">
            <text:p>363.6363636364</text:p>
          </table:table-cell>
          <table:table-cell table:formula="of:=[.F3]/21" office:value-type="float" office:value="371.428571428571" calcext:value-type="float">
            <text:p>371.4285714286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Tina</text:p>
          </table:table-cell>
          <table:table-cell office:value-type="float" office:value="3500" calcext:value-type="float">
            <text:p>3500</text:p>
          </table:table-cell>
          <table:table-cell office:value-type="float" office:value="0" calcext:value-type="float">
            <text:p>0</text:p>
          </table:table-cell>
          <table:table-cell office:value-type="float" office:value="15000" calcext:value-type="float">
            <text:p>15000</text:p>
          </table:table-cell>
          <table:table-cell table:formula="of:=SUM([.H26];[.H54])" office:value-type="float" office:value="3577.54906428281" calcext:value-type="float">
            <text:p>3577.5490642828</text:p>
          </table:table-cell>
          <table:table-cell office:value-type="float" office:value="3500" calcext:value-type="float">
            <text:p>3500</text:p>
          </table:table-cell>
          <table:table-cell table:formula="of:=SUM([.J26])" office:value-type="float" office:value="3500" calcext:value-type="float">
            <text:p>3500</text:p>
          </table:table-cell>
          <table:table-cell table:formula="of:=[.O26]-[.N26]"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66"/>
          <table:table-cell table:number-columns-repeated="5"/>
          <table:table-cell table:style-name="ce15" table:formula="of:=SUM([.B27:.F27])" office:value-type="float" office:value="0" calcext:value-type="float">
            <text:p>0</text:p>
          </table:table-cell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Meruj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formula="of:=SUM([.H27];[.H55];[.H82];[.H109])" office:value-type="float" office:value="7958.95011593154" calcext:value-type="float">
            <text:p>7958.9501159315</text:p>
          </table:table-cell>
          <table:table-cell table:formula="of:=SUM([.N1];[.M27])" office:value-type="float" office:value="10816.0929730744" calcext:value-type="float">
            <text:p>10816.0929730744</text:p>
          </table:table-cell>
          <table:table-cell office:value-type="float" office:value="8000" calcext:value-type="float">
            <text:p>8000</text:p>
          </table:table-cell>
          <table:table-cell table:formula="of:=[.O27]-[.N27]" office:value-type="float" office:value="-2816.0929730744" calcext:value-type="float">
            <text:p>-2816.0929730744</text:p>
          </table:table-cell>
          <table:table-cell/>
        </table:table-row>
        <table:table-row table:style-name="ro3">
          <table:table-cell table:number-columns-repeated="7"/>
          <table:table-cell table:formula="of:=SUM([.C26])" office:value-type="float" office:value="395" calcext:value-type="float">
            <text:p>395</text:p>
          </table:table-cell>
          <table:table-cell office:value-type="string" calcext:value-type="string">
            <text:p>Arus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  <table:table-cell table:formula="of:=SUM([.H28];[.H56];[.H83];[.H111])" office:value-type="float" office:value="2808.21219715957" calcext:value-type="float">
            <text:p>2808.21219715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800" calcext:value-type="float">
            <text:p>-2800</text:p>
          </table:table-cell>
          <table:table-cell/>
        </table:table-row>
        <table:table-row table:style-name="ro3">
          <table:table-cell table:number-columns-repeated="7"/>
          <table:table-cell table:style-name="ce15" table:formula="of:=SUM([.H4:.H28])" office:value-type="float" office:value="39200" calcext:value-type="float">
            <text:p>39200</text:p>
          </table:table-cell>
          <table:table-cell table:style-name="ce29" office:value-type="float" office:value="4600" calcext:value-type="float">
            <text:p>4600</text:p>
          </table:table-cell>
          <table:table-cell table:style-name="ce15" table:formula="of:=SUM([.J3:.J28])" office:value-type="float" office:value="216900" calcext:value-type="float">
            <text:p>216900</text:p>
          </table:table-cell>
          <table:table-cell/>
          <table:table-cell table:style-name="ce15" table:formula="of:=SUM([.L22:.L28];[.K33:.K34])" office:value-type="float" office:value="213000" calcext:value-type="float">
            <text:p>213000</text:p>
          </table:table-cell>
          <table:table-cell table:number-columns-repeated="5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style-name="ce37" office:value-type="date" office:date-value="2016-10-10" calcext:value-type="date">
            <text:p>10/10/16</text:p>
          </table:table-cell>
          <table:table-cell office:value-type="float" office:value="7800" calcext:value-type="float">
            <text:p>7800</text:p>
          </table:table-cell>
          <table:table-cell office:value-type="float" office:value="7600" calcext:value-type="float">
            <text:p>7600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31:.F31])" office:value-type="float" office:value="37500" calcext:value-type="float">
            <text:p>37500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6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menuhi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Tina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C54:.F54])" office:value-type="float" office:value="1652.90677674579" calcext:value-type="float">
            <text:p>1652.906776745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-Taron</text:p>
          </table:table-cell>
          <table:table-cell table:number-columns-repeated="4"/>
          <table:table-cell table:formula="of:=SUM([.B54];[.D54];[.E54];[.F54])" office:value-type="float" office:value="1639.18128654971" calcext:value-type="float">
            <text:p>1639.1812865497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-Ani G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];[.C54];[.D54];[.F54])" office:value-type="float" office:value="1675.12899896801" calcext:value-type="float">
            <text:p>1675.12899896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1" table:formula="of:=SUM([.B54:.F54])" office:value-type="float" office:value="2086.24011007912" calcext:value-type="float">
            <text:p>2086.2401100791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];[.D54];[.E54];[.F54])" office:value-type="float" office:value="1639.18128654971" calcext:value-type="float">
            <text:p>1639.1812865497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31]/18" office:value-type="float" office:value="433.333333333333" calcext:value-type="float">
            <text:p>433.3333333333</text:p>
          </table:table-cell>
          <table:table-cell table:formula="of:=[.C31]/17" office:value-type="float" office:value="447.058823529412" calcext:value-type="float">
            <text:p>447.0588235294</text:p>
          </table:table-cell>
          <table:table-cell table:formula="of:=[.D31]/19" office:value-type="float" office:value="394.736842105263" calcext:value-type="float">
            <text:p>394.7368421053</text:p>
          </table:table-cell>
          <table:table-cell table:formula="of:=[.E31]/18" office:value-type="float" office:value="411.111111111111" calcext:value-type="float">
            <text:p>411.1111111111</text:p>
          </table:table-cell>
          <table:table-cell table:formula="of:=[.F31]/18" office:value-type="float" office:value="400" calcext:value-type="float">
            <text:p>400</text:p>
          </table:table-cell>
          <table:table-cell/>
          <table:table-cell table:formula="of:=SUM([.B54:.E54])" office:value-type="float" office:value="1686.24011007912" calcext:value-type="float">
            <text:p>1686.240110079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3">
          <table:table-cell table:style-name="ce66"/>
          <table:table-cell table:number-columns-repeated="5"/>
          <table:table-cell table:style-name="ce15" table:formula="of:=SUM([.B55:.F55])" office:value-type="float" office:value="0" calcext:value-type="float">
            <text:p>0</text:p>
          </table:table-cell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15" table:formula="of:=SUM([.H32:.H56])" office:value-type="float" office:value="37500" calcext:value-type="float">
            <text:p>37500</text:p>
          </table:table-cell>
          <table:table-cell table:number-columns-repeated="9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style-name="ce37" office:value-type="string" calcext:value-type="string">
            <text:p>17/10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8700" calcext:value-type="float">
            <text:p>8700</text:p>
          </table:table-cell>
          <table:table-cell office:value-type="float" office:value="7000" calcext:value-type="float">
            <text:p>7000</text:p>
          </table:table-cell>
          <table:table-cell office:value-type="float" office:value="9900" calcext:value-type="float">
            <text:p>9900</text:p>
          </table:table-cell>
          <table:table-cell table:style-name="ce15" table:formula="of:=SUM([.B59:.F59])" office:value-type="float" office:value="40200" calcext:value-type="float">
            <text:p>40200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3])" office:value-type="float" office:value="2156.02511179911" calcext:value-type="float">
            <text:p>2156.0251117991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menuhi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Stepan</text:p>
          </table:table-cell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Gena</text:p>
          </table:table-cell>
          <table:table-cell table:number-columns-repeated="2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82];[.C82];[.D82];[.F82])" office:value-type="float" office:value="1767.13622291022" calcext:value-type="float">
            <text:p>1767.1362229102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+Lusine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/>
          <table:table-cell office:value-type="string" calcext:value-type="string">
            <text:p>+Arus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4"/>
          <table:table-cell office:value-type="string" calcext:value-type="string">
            <text:p>+Lusi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4"/>
          <table:table-cell office:value-type="string" calcext:value-type="string">
            <text:p>+Arus</text:p>
          </table:table-cell>
          <table:table-cell table:number-columns-repeated="2"/>
          <table:table-cell table:formula="of:=SUM([.C82:.F82])" office:value-type="float" office:value="1720.73099415205" calcext:value-type="float">
            <text:p>1720.730994152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2];[.F82])" office:value-type="float" office:value="873.947368421053" calcext:value-type="float">
            <text:p>873.9473684211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1" table:formula="of:=SUM([.B82:.F82])" office:value-type="float" office:value="2156.02511179911" calcext:value-type="float">
            <text:p>2156.0251117991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59]/17" office:value-type="float" office:value="435.294117647059" calcext:value-type="float">
            <text:p>435.2941176471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19" office:value-type="float" office:value="457.894736842105" calcext:value-type="float">
            <text:p>457.8947368421</text:p>
          </table:table-cell>
          <table:table-cell table:formula="of:=[.E59]/18" office:value-type="float" office:value="388.888888888889" calcext:value-type="float">
            <text:p>388.8888888889</text:p>
          </table:table-cell>
          <table:table-cell table:formula="of:=[.F59]/20" office:value-type="float" office:value="495" calcext:value-type="float">
            <text:p>495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style-name="ce66"/>
          <table:table-cell table:number-columns-repeated="5"/>
          <table:table-cell table:style-name="ce15" table:formula="of:=SUM([.B83:.F83])" office:value-type="float" office:value="0" calcext:value-type="float">
            <text:p>0</text:p>
          </table:table-cell>
          <table:table-cell table:formula="of:=SUM([.D82];[.E82];[.F82])" office:value-type="float" office:value="1341.78362573099" calcext:value-type="float">
            <text:p>1341.783625731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number-columns-repeated="7"/>
          <table:table-cell table:style-name="ce15" table:formula="of:=SUM([.H60:.H84])" office:value-type="float" office:value="40200" calcext:value-type="float">
            <text:p>40200</text:p>
          </table:table-cell>
          <table:table-cell table:number-columns-repeated="9"/>
        </table:table-row>
        <table:table-row table:style-name="ro3">
          <table:table-cell table:style-name="ce37" office:value-type="string" calcext:value-type="string">
            <text:p>24/10/2016</text:p>
          </table:table-cell>
          <table:table-cell table:number-columns-repeated="5"/>
          <table:table-cell table:style-name="ce15" table:formula="of:=SUM([.B86:.F86])" office:value-type="float" office:value="0" calcext:value-type="float">
            <text:p>0</text:p>
          </table:table-cell>
          <table:table-cell table:number-columns-repeated="10"/>
        </table:table-row>
        <table:table-row table:style-name="ro3">
          <table:table-cell/>
          <table:table-cell office:value-type="float" office:value="7300" calcext:value-type="float">
            <text:p>7300</text:p>
          </table:table-cell>
          <table:table-cell office:value-type="float" office:value="7400" calcext:value-type="float">
            <text:p>74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87:.F87])" office:value-type="float" office:value="37200" calcext:value-type="float">
            <text:p>37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3" office:value-type="string" calcext:value-type="string">
            <text:p>+Arus</text:p>
          </table:table-cell>
          <table:table-cell/>
          <table:table-cell office:value-type="string" calcext:value-type="string">
            <text:p>-Gena</text:p>
          </table:table-cell>
          <table:table-cell/>
          <table:table-cell table:formula="of:=SUM([.B109:.E109])" office:value-type="float" office:value="1446.42857142857" calcext:value-type="float">
            <text:p>1446.4285714286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1" table:formula="of:=SUM([.B109:.F109])" office:value-type="float" office:value="1825.37593984962" calcext:value-type="float">
            <text:p>1825.3759398496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87]/21" office:value-type="float" office:value="347.619047619048" calcext:value-type="float">
            <text:p>347.619047619</text:p>
          </table:table-cell>
          <table:table-cell table:formula="of:=[.C87]/21" office:value-type="float" office:value="352.380952380952" calcext:value-type="float">
            <text:p>352.380952381</text:p>
          </table:table-cell>
          <table:table-cell table:formula="of:=[.D87]/21" office:value-type="float" office:value="371.428571428571" calcext:value-type="float">
            <text:p>371.4285714286</text:p>
          </table:table-cell>
          <table:table-cell table:formula="of:=[.E87]/20" office:value-type="float" office:value="375" calcext:value-type="float">
            <text:p>375</text:p>
          </table:table-cell>
          <table:table-cell table:formula="of:=[.F87]/19" office:value-type="float" office:value="378.947368421053" calcext:value-type="float">
            <text:p>378.9473684211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style-name="ce66"/>
          <table:table-cell table:number-columns-repeated="5"/>
          <table:table-cell table:style-name="ce15" table:formula="of:=SUM([.B110:.F110]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8"/>
        </table:table-row>
        <table:table-row table:style-name="ro3">
          <table:table-cell table:number-columns-repeated="7"/>
          <table:table-cell table:formula="of:=SUM([.B109:.D109])" office:value-type="float" office:value="1071.42857142857" calcext:value-type="float">
            <text:p>1071.4285714286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15" table:formula="of:=SUM([.H87:.H111])" office:value-type="float" office:value="37200" calcext:value-type="float">
            <text:p>37200</text:p>
          </table:table-cell>
          <table:table-cell table:number-columns-repeated="9"/>
        </table:table-row>
      </table:table>
      <table:table table:name="Sheet21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10" table:default-cell-style-name="Default"/>
        <table:table-row table:style-name="ro1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Debt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table:formula="of:=SUM([.G3];[.G32];[.G61];[.G90])" office:value-type="float" office:value="180500" calcext:value-type="float">
            <text:p>180500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/>
          <table:table-cell table:number-columns-repeated="2"/>
          <table:table-cell table:formula="of:=[.J29]-[.L29]" office:value-type="float" office:value="-5000" calcext:value-type="float">
            <text:p>-5000</text:p>
          </table:table-cell>
          <table:table-cell/>
          <table:table-cell table:formula="of:=[.L29]-60000" office:value-type="float" office:value="185000" calcext:value-type="float">
            <text:p>185000</text:p>
          </table:table-cell>
          <table:table-cell/>
          <table:table-cell table:formula="of:=SUM([.H4];[.H33];[.H62];[.H91])" office:value-type="float" office:value="8616.29932043548" calcext:value-type="float">
            <text:p>8616.2993204355</text:p>
          </table:table-cell>
          <table:table-cell/>
          <table:table-cell table:formula="of:=SUM([.N4];[.P1])" office:value-type="float" office:value="11343.5720477082" calcext:value-type="float">
            <text:p>11343.5720477082</text:p>
          </table:table-cell>
        </table:table-row>
        <table:table-row table:style-name="ro3">
          <table:table-cell table:style-name="ce37" office:value-type="string" calcext:value-type="string">
            <text:p>31/10/2016</text:p>
          </table:table-cell>
          <table:table-cell office:value-type="float" office:value="7700" calcext:value-type="float">
            <text:p>7700</text:p>
          </table:table-cell>
          <table:table-cell office:value-type="float" office:value="8700" calcext:value-type="float">
            <text:p>8700</text:p>
          </table:table-cell>
          <table:table-cell office:value-type="float" office:value="7800" calcext:value-type="float">
            <text:p>7800</text:p>
          </table:table-cell>
          <table:table-cell office:value-type="float" office:value="8200" calcext:value-type="float">
            <text:p>8200</text:p>
          </table:table-cell>
          <table:table-cell office:value-type="float" office:value="7500" calcext:value-type="float">
            <text:p>7500</text:p>
          </table:table-cell>
          <table:table-cell table:style-name="ce15" table:formula="of:=SUM([.B3:.F3])" office:value-type="float" office:value="39900" calcext:value-type="float">
            <text:p>39900</text:p>
          </table:table-cell>
          <table:table-cell table:number-columns-repeated="7"/>
          <table:table-cell table:style-name="ce15" table:formula="of:=[.O2]-[.O1]" office:value-type="float" office:value="4500" calcext:value-type="float">
            <text:p>45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նժելա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4];[.H33];[.H62];[.H91])" office:value-type="float" office:value="8616.29932043548" calcext:value-type="float">
            <text:p>8616.2993204355</text:p>
          </table:table-cell>
          <table:table-cell table:formula="of:=SUM([.J4];[.K4])" office:value-type="float" office:value="9000" calcext:value-type="float">
            <text:p>9000</text:p>
          </table:table-cell>
          <table:table-cell table:formula="of:=[.O4]-[.N4]" office:value-type="float" office:value="383.700679564525" calcext:value-type="float">
            <text:p>3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4]-[.Q4]" office:value-type="float" office:value="-2343.5720477082" calcext:value-type="float">
            <text:p>-23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րմենուհի</text:p>
          </table:table-cell>
          <table:table-cell office:value-type="float" office:value="9000" calcext:value-type="float">
            <text:p>9000</text:p>
          </table:table-cell>
          <table:table-cell office:value-type="float" office:value="900" calcext:value-type="float">
            <text:p>900</text:p>
          </table:table-cell>
          <table:table-cell table:number-columns-repeated="2"/>
          <table:table-cell table:formula="of:=SUM([.H5];[.H34];[.H63];[.H92])" office:value-type="float" office:value="8616.29932043548" calcext:value-type="float">
            <text:p>8616.2993204355</text:p>
          </table:table-cell>
          <table:table-cell table:formula="of:=SUM([.J5];[.K5])" office:value-type="float" office:value="9900" calcext:value-type="float">
            <text:p>9900</text:p>
          </table:table-cell>
          <table:table-cell table:formula="of:=[.O5]-[.N5]" office:value-type="float" office:value="1283.70067956452" calcext:value-type="float">
            <text:p>12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5]-[.Q5]" office:value-type="float" office:value="-1443.5720477082" calcext:value-type="float">
            <text:p>-14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11000" calcext:value-type="float">
            <text:p>11000</text:p>
          </table:table-cell>
          <table:table-cell office:value-type="float" office:value="-2300" calcext:value-type="float">
            <text:p>-2300</text:p>
          </table:table-cell>
          <table:table-cell table:number-columns-repeated="2"/>
          <table:table-cell table:formula="of:=SUM([.H6];[.H35];[.H64];[.H93])" office:value-type="float" office:value="7805.773004646" calcext:value-type="float">
            <text:p>7805.773004646</text:p>
          </table:table-cell>
          <table:table-cell table:formula="of:=SUM([.J6];[.K6])" office:value-type="float" office:value="8700" calcext:value-type="float">
            <text:p>8700</text:p>
          </table:table-cell>
          <table:table-cell table:formula="of:=[.O6]-[.N6]" office:value-type="float" office:value="894.226995353997" calcext:value-type="float">
            <text:p>894.226995354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6]-[.Q6]" office:value-type="float" office:value="-1833.04573191873" calcext:value-type="float">
            <text:p>-1833.0457319187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րեգ</text:p>
          </table:table-cell>
          <table:table-cell office:value-type="float" office:value="0" calcext:value-type="float">
            <text:p>0</text:p>
          </table:table-cell>
          <table:table-cell office:value-type="float" office:value="5600" calcext:value-type="float">
            <text:p>5600</text:p>
          </table:table-cell>
          <table:table-cell table:number-columns-repeated="2"/>
          <table:table-cell table:formula="of:=SUM([.H7];[.H36];[.H65];[.H94])" office:value-type="float" office:value="4033.79305477132" calcext:value-type="float">
            <text:p>4033.7930547713</text:p>
          </table:table-cell>
          <table:table-cell table:formula="of:=SUM([.J7];[.K7])" office:value-type="float" office:value="5600" calcext:value-type="float">
            <text:p>5600</text:p>
          </table:table-cell>
          <table:table-cell table:formula="of:=[.O7]-[.N7]" office:value-type="float" office:value="1566.20694522868" calcext:value-type="float">
            <text:p>1566.2069452287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7]-[.Q7]" office:value-type="float" office:value="-1161.06578204404" calcext:value-type="float">
            <text:p>-1161.0657820441</text:p>
          </table:table-cell>
          <table:table-cell/>
        </table:table-row>
        <table:table-row table:style-name="ro3">
          <table:table-cell table:number-columns-repeated="7"/>
          <table:table-cell table:formula="of:=SUM([.B26:.D26])" office:value-type="float" office:value="1051.63043478261" calcext:value-type="float">
            <text:p>1051.6304347826</text:p>
          </table:table-cell>
          <table:table-cell table:style-name="ce40" office:value-type="string" calcext:value-type="string">
            <text:p>Մանե</text:p>
          </table:table-cell>
          <table:table-cell office:value-type="float" office:value="15000" calcext:value-type="float">
            <text:p>15000</text:p>
          </table:table-cell>
          <table:table-cell office:value-type="float" office:value="-5800" calcext:value-type="float">
            <text:p>-5800</text:p>
          </table:table-cell>
          <table:table-cell table:number-columns-repeated="2"/>
          <table:table-cell table:formula="of:=SUM([.H8];[.H37];[.H66];[.H95])" office:value-type="float" office:value="6183.36698960841" calcext:value-type="float">
            <text:p>6183.3669896084</text:p>
          </table:table-cell>
          <table:table-cell table:formula="of:=SUM([.J8];[.K8])" office:value-type="float" office:value="9200" calcext:value-type="float">
            <text:p>9200</text:p>
          </table:table-cell>
          <table:table-cell table:formula="of:=[.O8]-[.N8]" office:value-type="float" office:value="3016.63301039159" calcext:value-type="float">
            <text:p>3016.6330103916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8]-[.Q8]" office:value-type="float" office:value="289.360283118863" calcext:value-type="float">
            <text:p>289.3602831189</text:p>
          </table:table-cell>
          <table:table-cell/>
        </table:table-row>
        <table:table-row table:style-name="ro3">
          <table:table-cell table:number-columns-repeated="7"/>
          <table:table-cell table:formula="of:=SUM([.B26:.D26])" office:value-type="float" office:value="1051.63043478261" calcext:value-type="float">
            <text:p>1051.6304347826</text:p>
          </table:table-cell>
          <table:table-cell table:style-name="ce40" office:value-type="string" calcext:value-type="string">
            <text:p>Ն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9];[.H38];[.H67];[.H96])" office:value-type="float" office:value="7849.15646329262" calcext:value-type="float">
            <text:p>7849.1564632926</text:p>
          </table:table-cell>
          <table:table-cell table:formula="of:=SUM([.J9];[.K9])" office:value-type="float" office:value="10000" calcext:value-type="float">
            <text:p>10000</text:p>
          </table:table-cell>
          <table:table-cell table:formula="of:=[.O9]-[.N9]" office:value-type="float" office:value="2150.84353670738" calcext:value-type="float">
            <text:p>2150.8435367074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9]-[.Q9]" office:value-type="float" office:value="-576.429190565347" calcext:value-type="float">
            <text:p>-576.429190565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Հասմիկ Դ․</text:p>
          </table:table-cell>
          <table:table-cell office:value-type="float" office:value="10400" calcext:value-type="float">
            <text:p>10400</text:p>
          </table:table-cell>
          <table:table-cell office:value-type="float" office:value="700" calcext:value-type="float">
            <text:p>700</text:p>
          </table:table-cell>
          <table:table-cell table:number-columns-repeated="2"/>
          <table:table-cell table:formula="of:=SUM([.H10];[.H39];[.H68];[.H97])" office:value-type="float" office:value="8616.29932043548" calcext:value-type="float">
            <text:p>8616.2993204355</text:p>
          </table:table-cell>
          <table:table-cell table:formula="of:=SUM([.J10];[.K10])" office:value-type="float" office:value="11100" calcext:value-type="float">
            <text:p>11100</text:p>
          </table:table-cell>
          <table:table-cell table:formula="of:=[.O10]-[.N10]" office:value-type="float" office:value="2483.70067956452" calcext:value-type="float">
            <text:p>24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0]-[.Q10]" office:value-type="float" office:value="-243.572047708203" calcext:value-type="float">
            <text:p>-2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Ժոզեֆ</text:p>
          </table:table-cell>
          <table:table-cell office:value-type="float" office:value="13000" calcext:value-type="float">
            <text:p>13000</text:p>
          </table:table-cell>
          <table:table-cell office:value-type="float" office:value="-4000" calcext:value-type="float">
            <text:p>-4000</text:p>
          </table:table-cell>
          <table:table-cell table:number-columns-repeated="2"/>
          <table:table-cell table:formula="of:=SUM([.H11];[.H40];[.H69];[.H98])" office:value-type="float" office:value="8616.29932043548" calcext:value-type="float">
            <text:p>8616.2993204355</text:p>
          </table:table-cell>
          <table:table-cell table:formula="of:=SUM([.J11];[.K11])" office:value-type="float" office:value="9000" calcext:value-type="float">
            <text:p>9000</text:p>
          </table:table-cell>
          <table:table-cell table:formula="of:=[.O11]-[.N11]" office:value-type="float" office:value="383.700679564525" calcext:value-type="float">
            <text:p>3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1]-[.Q11]" office:value-type="float" office:value="-2343.5720477082" calcext:value-type="float">
            <text:p>-2343.5720477082</text:p>
          </table:table-cell>
          <table:table-cell/>
        </table:table-row>
        <table:table-row table:style-name="ro3">
          <table:table-cell table:number-columns-repeated="7"/>
          <table:table-cell table:formula="of:=SUM([.C26:.F26])" office:value-type="float" office:value="1468.77329192547" calcext:value-type="float">
            <text:p>1468.7732919255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7600" calcext:value-type="float">
            <text:p>-7600</text:p>
          </table:table-cell>
          <table:table-cell table:number-columns-repeated="2"/>
          <table:table-cell table:formula="of:=SUM([.H12];[.H41];[.H70];[.H99])" office:value-type="float" office:value="2933.20016939582" calcext:value-type="float">
            <text:p>2933.2001693958</text:p>
          </table:table-cell>
          <table:table-cell table:formula="of:=SUM([.J12];[.K12])" office:value-type="float" office:value="2400" calcext:value-type="float">
            <text:p>2400</text:p>
          </table:table-cell>
          <table:table-cell table:formula="of:=[.O12]-[.N12]" office:value-type="float" office:value="-533.200169395822" calcext:value-type="float">
            <text:p>-533.2001693958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2]-[.Q12]" office:value-type="float" office:value="-3260.47289666855" calcext:value-type="float">
            <text:p>-3260.472896668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table:number-columns-repeated="2" office:value-type="string" calcext:value-type="string">
            <text:p>+Arus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Մհեր</text:p>
          </table:table-cell>
          <table:table-cell office:value-type="float" office:value="13000" calcext:value-type="float">
            <text:p>13000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  <table:table-cell table:formula="of:=SUM([.H13];[.H42];[.H71];[.H100])" office:value-type="float" office:value="7124.82062369362" calcext:value-type="float">
            <text:p>7124.8206236936</text:p>
          </table:table-cell>
          <table:table-cell table:formula="of:=SUM([.J13];[.K13])" office:value-type="float" office:value="8800" calcext:value-type="float">
            <text:p>8800</text:p>
          </table:table-cell>
          <table:table-cell table:formula="of:=[.O13]-[.N13]" office:value-type="float" office:value="1675.17937630638" calcext:value-type="float">
            <text:p>1675.1793763064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3]-[.Q13]" office:value-type="float" office:value="-1052.09335096635" calcext:value-type="float">
            <text:p>-1052.0933509664</text:p>
          </table:table-cell>
          <table:table-cell/>
        </table:table-row>
        <table:table-row table:style-name="ro3">
          <table:table-cell table:number-columns-repeated="3"/>
          <table:table-cell table:number-columns-repeated="2" office:value-type="string" calcext:value-type="string">
            <text:p>-Edgar</text:p>
          </table:table-cell>
          <table:table-cell office:value-type="string" calcext:value-type="string">
            <text:p>-Mane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table:style-name="ce40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office:value-type="float" office:value="2500" calcext:value-type="float">
            <text:p>2500</text:p>
          </table:table-cell>
          <table:table-cell table:number-columns-repeated="2"/>
          <table:table-cell table:formula="of:=SUM([.H14];[.H43];[.H72];[.H101])" office:value-type="float" office:value="8616.29932043548" calcext:value-type="float">
            <text:p>8616.2993204355</text:p>
          </table:table-cell>
          <table:table-cell table:formula="of:=SUM([.J14];[.K14])" office:value-type="float" office:value="12500" calcext:value-type="float">
            <text:p>12500</text:p>
          </table:table-cell>
          <table:table-cell table:formula="of:=[.O14]-[.N14]" office:value-type="float" office:value="3883.70067956452" calcext:value-type="float">
            <text:p>38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4]-[.Q14]" office:value-type="float" office:value="1156.4279522918" calcext:value-type="float">
            <text:p>1156.4279522918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Nane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Հրաչ</text:p>
          </table:table-cell>
          <table:table-cell office:value-type="float" office:value="11000" calcext:value-type="float">
            <text:p>11000</text:p>
          </table:table-cell>
          <table:table-cell office:value-type="float" office:value="3600" calcext:value-type="float">
            <text:p>3600</text:p>
          </table:table-cell>
          <table:table-cell table:number-columns-repeated="2"/>
          <table:table-cell table:formula="of:=SUM([.H15];[.H44];[.H73];[.H102])" office:value-type="float" office:value="8616.29932043548" calcext:value-type="float">
            <text:p>8616.2993204355</text:p>
          </table:table-cell>
          <table:table-cell table:formula="of:=SUM([.J15];[.K15])" office:value-type="float" office:value="14600" calcext:value-type="float">
            <text:p>14600</text:p>
          </table:table-cell>
          <table:table-cell table:formula="of:=[.O15]-[.N15]" office:value-type="float" office:value="5983.70067956452" calcext:value-type="float">
            <text:p>59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5]-[.Q15]" office:value-type="float" office:value="3256.4279522918" calcext:value-type="float">
            <text:p>3256.4279522918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47" office:value-type="string" calcext:value-type="string">
            <text:p>Ստեփան</text:p>
          </table:table-cell>
          <table:table-cell office:value-type="float" office:value="10000" calcext:value-type="float">
            <text:p>10000</text:p>
          </table:table-cell>
          <table:table-cell office:value-type="float" office:value="-1650" calcext:value-type="float">
            <text:p>-1650</text:p>
          </table:table-cell>
          <table:table-cell table:number-columns-repeated="2"/>
          <table:table-cell table:formula="of:=SUM([.H16];[.H45];[.H74];[.H103])" office:value-type="float" office:value="8616.29932043548" calcext:value-type="float">
            <text:p>8616.2993204355</text:p>
          </table:table-cell>
          <table:table-cell table:formula="of:=SUM([.J16];[.K16])" office:value-type="float" office:value="8350" calcext:value-type="float">
            <text:p>8350</text:p>
          </table:table-cell>
          <table:table-cell table:formula="of:=[.O16]-[.N16]" office:value-type="float" office:value="-266.299320435475" calcext:value-type="float">
            <text:p>-26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6]-[.Q16]" office:value-type="float" office:value="-2993.5720477082" calcext:value-type="float">
            <text:p>-299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47" office:value-type="string" calcext:value-type="string">
            <text:p>Մարիամ</text:p>
          </table:table-cell>
          <table:table-cell office:value-type="float" office:value="15000" calcext:value-type="float">
            <text:p>15000</text:p>
          </table:table-cell>
          <table:table-cell office:value-type="float" office:value="-5700" calcext:value-type="float">
            <text:p>-5700</text:p>
          </table:table-cell>
          <table:table-cell table:number-columns-repeated="2"/>
          <table:table-cell table:formula="of:=SUM([.H17];[.H46];[.H75];[.H104])" office:value-type="float" office:value="8616.29932043548" calcext:value-type="float">
            <text:p>8616.2993204355</text:p>
          </table:table-cell>
          <table:table-cell table:formula="of:=SUM([.J17];[.K17])" office:value-type="float" office:value="9300" calcext:value-type="float">
            <text:p>9300</text:p>
          </table:table-cell>
          <table:table-cell table:formula="of:=[.O17]-[.N17]" office:value-type="float" office:value="683.700679564525" calcext:value-type="float">
            <text:p>6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7]-[.Q17]" office:value-type="float" office:value="-2043.5720477082" calcext:value-type="float">
            <text:p>-20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Նաի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2750" calcext:value-type="float">
            <text:p>-2750</text:p>
          </table:table-cell>
          <table:table-cell table:number-columns-repeated="2"/>
          <table:table-cell table:formula="of:=SUM([.H18];[.H47];[.H76];[.H105])" office:value-type="float" office:value="8616.29932043548" calcext:value-type="float">
            <text:p>8616.2993204355</text:p>
          </table:table-cell>
          <table:table-cell table:formula="of:=SUM([.J18];[.K18])" office:value-type="float" office:value="7250" calcext:value-type="float">
            <text:p>7250</text:p>
          </table:table-cell>
          <table:table-cell table:formula="of:=[.O18]-[.N18]" office:value-type="float" office:value="-1366.29932043548" calcext:value-type="float">
            <text:p>-136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8]-[.Q18]" office:value-type="float" office:value="-4093.5720477082" calcext:value-type="float">
            <text:p>-409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1500" calcext:value-type="float">
            <text:p>-1500</text:p>
          </table:table-cell>
          <table:table-cell table:number-columns-repeated="2"/>
          <table:table-cell table:formula="of:=SUM([.H19];[.H48];[.H77];[.H106])" office:value-type="float" office:value="8616.29932043548" calcext:value-type="float">
            <text:p>8616.2993204355</text:p>
          </table:table-cell>
          <table:table-cell table:formula="of:=SUM([.J19];[.K19])" office:value-type="float" office:value="8500" calcext:value-type="float">
            <text:p>8500</text:p>
          </table:table-cell>
          <table:table-cell table:formula="of:=[.O19]-[.N19]" office:value-type="float" office:value="-116.299320435475" calcext:value-type="float">
            <text:p>-11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9]-[.Q19]" office:value-type="float" office:value="-2843.5720477082" calcext:value-type="float">
            <text:p>-2843.5720477082</text:p>
          </table:table-cell>
          <table:table-cell/>
        </table:table-row>
        <table:table-row table:style-name="ro3">
          <table:table-cell table:number-columns-repeated="7"/>
          <table:table-cell table:formula="of:=SUM([.B26];[.C26];[.F26])" office:value-type="float" office:value="1069.64285714286" calcext:value-type="float">
            <text:p>1069.6428571429</text:p>
          </table:table-cell>
          <table:table-cell office:value-type="string" calcext:value-type="string">
            <text:p>Edgar</text:p>
          </table:table-cell>
          <table:table-cell office:value-type="float" office:value="9000" calcext:value-type="float">
            <text:p>9000</text:p>
          </table:table-cell>
          <table:table-cell office:value-type="float" office:value="150" calcext:value-type="float">
            <text:p>150</text:p>
          </table:table-cell>
          <table:table-cell table:number-columns-repeated="2"/>
          <table:table-cell table:formula="of:=SUM([.H20];[.H49];[.H78];[.H107])" office:value-type="float" office:value="5861.18802440885" calcext:value-type="float">
            <text:p>5861.1880244089</text:p>
          </table:table-cell>
          <table:table-cell table:formula="of:=SUM([.J20];[.K20])" office:value-type="float" office:value="9150" calcext:value-type="float">
            <text:p>9150</text:p>
          </table:table-cell>
          <table:table-cell table:formula="of:=[.O20]-[.N20]" office:value-type="float" office:value="3288.81197559115" calcext:value-type="float">
            <text:p>3288.8119755912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0]-[.Q20]" office:value-type="float" office:value="561.539248318425" calcext:value-type="float">
            <text:p>561.539248318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office:value-type="float" office:value="-2900" calcext:value-type="float">
            <text:p>-2900</text:p>
          </table:table-cell>
          <table:table-cell table:number-columns-repeated="2"/>
          <table:table-cell table:formula="of:=SUM([.H21];[.H50];[.H79];[.H108])" office:value-type="float" office:value="8616.29932043548" calcext:value-type="float">
            <text:p>8616.2993204355</text:p>
          </table:table-cell>
          <table:table-cell table:formula="of:=SUM([.J21];[.K21])" office:value-type="float" office:value="7100" calcext:value-type="float">
            <text:p>7100</text:p>
          </table:table-cell>
          <table:table-cell table:formula="of:=[.O21]-[.N21]" office:value-type="float" office:value="-1516.29932043548" calcext:value-type="float">
            <text:p>-151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1]-[.Q21]" office:value-type="float" office:value="-4243.5720477082" calcext:value-type="float">
            <text:p>-42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Araks</text:p>
          </table:table-cell>
          <table:table-cell office:value-type="float" office:value="11000" calcext:value-type="float">
            <text:p>11000</text:p>
          </table:table-cell>
          <table:table-cell office:value-type="float" office:value="-1400" calcext:value-type="float">
            <text:p>-1400</text:p>
          </table:table-cell>
          <table:table-cell office:value-type="float" office:value="65000" calcext:value-type="float">
            <text:p>65000</text:p>
          </table:table-cell>
          <table:table-cell/>
          <table:table-cell table:formula="of:=SUM([.H22];[.H51];[.H80];[.H109])" office:value-type="float" office:value="8616.29932043548" calcext:value-type="float">
            <text:p>8616.2993204355</text:p>
          </table:table-cell>
          <table:table-cell table:formula="of:=SUM([.J22];[.K22])" office:value-type="float" office:value="9600" calcext:value-type="float">
            <text:p>9600</text:p>
          </table:table-cell>
          <table:table-cell table:formula="of:=[.O22]-[.N22]" office:value-type="float" office:value="983.700679564525" calcext:value-type="float">
            <text:p>9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2]-[.Q22]" office:value-type="float" office:value="-1743.5720477082" calcext:value-type="float">
            <text:p>-17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Jirayr</text:p>
          </table:table-cell>
          <table:table-cell office:value-type="float" office:value="10000" calcext:value-type="float">
            <text:p>10000</text:p>
          </table:table-cell>
          <table:table-cell office:value-type="float" office:value="-2400" calcext:value-type="float">
            <text:p>-24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23];[.H52];[.H81];[.H110])" office:value-type="float" office:value="8616.29932043548" calcext:value-type="float">
            <text:p>8616.2993204355</text:p>
          </table:table-cell>
          <table:table-cell table:formula="of:=SUM([.J23];[.K23])" office:value-type="float" office:value="7600" calcext:value-type="float">
            <text:p>7600</text:p>
          </table:table-cell>
          <table:table-cell table:formula="of:=[.O23]-[.N23]" office:value-type="float" office:value="-1016.29932043548" calcext:value-type="float">
            <text:p>-101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3]-[.Q23]" office:value-type="float" office:value="-3743.5720477082" calcext:value-type="float">
            <text:p>-3743.5720477082</text:p>
          </table:table-cell>
          <table:table-cell/>
        </table:table-row>
        <table:table-row table:style-name="ro3">
          <table:table-cell table:number-columns-repeated="7"/>
          <table:table-cell table:style-name="ce21" table:formula="of:=SUM([.B26:.F26])" office:value-type="float" office:value="1818.77329192547" calcext:value-type="float">
            <text:p>1818.7732919255</text:p>
          </table:table-cell>
          <table:table-cell table:style-name="ce47" office:value-type="string" calcext:value-type="string">
            <text:p>Gevor</text:p>
          </table:table-cell>
          <table:table-cell office:value-type="float" office:value="15500" calcext:value-type="float">
            <text:p>15500</text:p>
          </table:table-cell>
          <table:table-cell office:value-type="float" office:value="-2700" calcext:value-type="float">
            <text:p>-27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4];[.H53];[.H82];[.H111])" office:value-type="float" office:value="8616.29932043548" calcext:value-type="float">
            <text:p>8616.2993204355</text:p>
          </table:table-cell>
          <table:table-cell table:formula="of:=SUM([.J24];[.K24])" office:value-type="float" office:value="12800" calcext:value-type="float">
            <text:p>12800</text:p>
          </table:table-cell>
          <table:table-cell table:formula="of:=[.O24]-[.N24]" office:value-type="float" office:value="4183.70067956452" calcext:value-type="float">
            <text:p>41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4]-[.Q24]" office:value-type="float" office:value="1456.4279522918" calcext:value-type="float">
            <text:p>1456.4279522918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Ani G</text:p>
          </table:table-cell>
          <table:table-cell table:style-name="ce21" office:value-type="float" office:value="15000" calcext:value-type="float">
            <text:p>15000</text:p>
          </table:table-cell>
          <table:table-cell office:value-type="float" office:value="-7250" calcext:value-type="float">
            <text:p>-725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25];[.H54];[.H83];[.H112])" office:value-type="float" office:value="8616.29932043548" calcext:value-type="float">
            <text:p>8616.2993204355</text:p>
          </table:table-cell>
          <table:table-cell table:formula="of:=SUM([.J25];[.K25])" office:value-type="float" office:value="7750" calcext:value-type="float">
            <text:p>7750</text:p>
          </table:table-cell>
          <table:table-cell table:formula="of:=[.O25]-[.N25]" office:value-type="float" office:value="-866.299320435475" calcext:value-type="float">
            <text:p>-86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5]-[.Q25]" office:value-type="float" office:value="-3593.5720477082" calcext:value-type="float">
            <text:p>-3593.5720477082</text:p>
          </table:table-cell>
          <table:table-cell/>
        </table:table-row>
        <table:table-row table:style-name="ro3">
          <table:table-cell/>
          <table:table-cell table:formula="of:=[.B3]/22" office:value-type="float" office:value="350" calcext:value-type="float">
            <text:p>350</text:p>
          </table:table-cell>
          <table:table-cell table:formula="of:=[.C3]/24" office:value-type="float" office:value="362.5" calcext:value-type="float">
            <text:p>362.5</text:p>
          </table:table-cell>
          <table:table-cell table:formula="of:=[.D3]/23" office:value-type="float" office:value="339.130434782609" calcext:value-type="float">
            <text:p>339.1304347826</text:p>
          </table:table-cell>
          <table:table-cell table:formula="of:=[.E3]/20" office:value-type="float" office:value="410" calcext:value-type="float">
            <text:p>410</text:p>
          </table:table-cell>
          <table:table-cell table:formula="of:=[.F3]/21" office:value-type="float" office:value="357.142857142857" calcext:value-type="float">
            <text:p>357.1428571429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Meruj</text:p>
          </table:table-cell>
          <table:table-cell office:value-type="float" office:value="6100" calcext:value-type="float">
            <text:p>6100</text:p>
          </table:table-cell>
          <table:table-cell office:value-type="float" office:value="-2800" calcext:value-type="float">
            <text:p>-2800</text:p>
          </table:table-cell>
          <table:table-cell office:value-type="float" office:value="40000" calcext:value-type="float">
            <text:p>40000</text:p>
          </table:table-cell>
          <table:table-cell table:formula="of:=SUM([.H26];[.H55]) +2800" office:value-type="float" office:value="6077.27131564088" calcext:value-type="float">
            <text:p>6077.2713156409</text:p>
          </table:table-cell>
          <table:table-cell table:formula="of:=SUM([.H26];[.H55])" office:value-type="float" office:value="3277.27131564088" calcext:value-type="float">
            <text:p>3277.2713156409</text:p>
          </table:table-cell>
          <table:table-cell table:formula="of:=SUM([.J26];[.K26])" office:value-type="float" office:value="3300" calcext:value-type="float">
            <text:p>3300</text:p>
          </table:table-cell>
          <table:table-cell table:formula="of:=[.O26]-[.N26]" office:value-type="float" office:value="22.7286843591191" calcext:value-type="float">
            <text:p>22.728684359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66"/>
          <table:table-cell table:number-columns-repeated="5"/>
          <table:table-cell table:style-name="ce15" table:formula="of:=SUM([.B27:.F27])" office:value-type="float" office:value="0" calcext:value-type="float">
            <text:p>0</text:p>
          </table:table-cell>
          <table:table-cell table:formula="of:=SUM([.C26:.D26])" office:value-type="float" office:value="701.630434782609" calcext:value-type="float">
            <text:p>701.6304347826</text:p>
          </table:table-cell>
          <table:table-cell office:value-type="string" calcext:value-type="string">
            <text:p>Arus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27];[.H85];[.H114])" office:value-type="float" office:value="2580.56690639643" calcext:value-type="float">
            <text:p>2580.5669063964</text:p>
          </table:table-cell>
          <table:table-cell table:formula="of:=SUM([.J27];[.K27])" office:value-type="float" office:value="2000" calcext:value-type="float">
            <text:p>2000</text:p>
          </table:table-cell>
          <table:table-cell table:formula="of:=[.O27]-[.N27]" office:value-type="float" office:value="-580.566906396426" calcext:value-type="float">
            <text:p>-580.5669063964</text:p>
          </table:table-cell>
          <table:table-cell office:value-type="float" office:value="0" calcext:value-type="float">
            <text:p>0</text:p>
          </table:table-cell>
          <table:table-cell table:formula="of:=[.P27]-[.Q27]" office:value-type="float" office:value="-580.566906396426" calcext:value-type="float">
            <text:p>-580.5669063964</text:p>
          </table:table-cell>
          <table:table-cell/>
        </table:table-row>
        <table:table-row table:style-name="ro3">
          <table:table-cell table:number-columns-repeated="8"/>
          <table:table-cell office:value-type="string" calcext:value-type="string">
            <text:p>Hasmik K</text:p>
          </table:table-cell>
          <table:table-cell table:number-columns-repeated="2"/>
          <table:table-cell office:value-type="float" office:value="60000" calcext:value-type="float">
            <text:p>60000</text:p>
          </table:table-cell>
          <table:table-cell/>
          <table:table-cell table:formula="of:=SUM([.H57];[.H84];[.H113])" office:value-type="float" office:value="3606.37364161392" calcext:value-type="float">
            <text:p>3606.3736416139</text:p>
          </table:table-cell>
          <table:table-cell office:value-type="float" office:value="0" calcext:value-type="float">
            <text:p>0</text:p>
          </table:table-cell>
          <table:table-cell table:formula="of:=[.O28]-[.N28]" office:value-type="float" office:value="-3606.37364161392" calcext:value-type="float">
            <text:p>-3606.3736416139</text:p>
          </table:table-cell>
          <table:table-cell office:value-type="float" office:value="0" calcext:value-type="float">
            <text:p>0</text:p>
          </table:table-cell>
          <table:table-cell table:formula="of:=[.P28]-[.Q28]" office:value-type="float" office:value="-3606.37364161392" calcext:value-type="float">
            <text:p>-3606.3736416139</text:p>
          </table:table-cell>
          <table:table-cell/>
        </table:table-row>
        <table:table-row table:style-name="ro3">
          <table:table-cell table:number-columns-repeated="7"/>
          <table:table-cell table:style-name="ce15" table:formula="of:=SUM([.H4:.H27])" office:value-type="float" office:value="39900" calcext:value-type="float">
            <text:p>39900</text:p>
          </table:table-cell>
          <table:table-cell table:style-name="ce29"/>
          <table:table-cell table:style-name="ce15" table:formula="of:=SUM([.J3:.J28])" office:value-type="float" office:value="240000" calcext:value-type="float">
            <text:p>240000</text:p>
          </table:table-cell>
          <table:table-cell/>
          <table:table-cell table:style-name="ce15" table:formula="of:=SUM([.L22:.L28])" office:value-type="float" office:value="245000" calcext:value-type="float">
            <text:p>245000</text:p>
          </table:table-cell>
          <table:table-cell/>
          <table:table-cell table:style-name="ce15" table:formula="of:=SUM([.N4:.N28])" office:value-type="float" office:value="180500" calcext:value-type="float">
            <text:p>180500</text:p>
          </table:table-cell>
          <table:table-cell table:number-columns-repeated="5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37" office:value-type="date" office:date-value="2016-07-11" calcext:value-type="date">
            <text:p>07/11/16</text:p>
          </table:table-cell>
          <table:table-cell office:value-type="float" office:value="8300" calcext:value-type="float">
            <text:p>8300</text:p>
          </table:table-cell>
          <table:table-cell office:value-type="float" office:value="8000" calcext:value-type="float">
            <text:p>80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500" calcext:value-type="float">
            <text:p>8500</text:p>
          </table:table-cell>
          <table:table-cell table:style-name="ce15" table:formula="of:=SUM([.B32:.F32])" office:value-type="float" office:value="41300" calcext:value-type="float">
            <text:p>41300</text:p>
          </table:table-cell>
          <table:table-cell table:number-columns-repeated="12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57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40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 table:number-columns-repeated="5"/>
          <table:table-cell office:value-type="string" calcext:value-type="string">
            <text:p>+Hasmik K</text:p>
          </table:table-cell>
          <table:table-cell/>
          <table:table-cell table:formula="of:=SUM([.B55:.F55])" office:value-type="float" office:value="1828.06324110672" calcext:value-type="float">
            <text:p>1828.0632411067</text:p>
          </table:table-cell>
          <table:table-cell table:style-name="ce40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+Hasmik K</text:p>
          </table:table-cell>
          <table:table-cell table:number-columns-repeated="2"/>
          <table:table-cell office:value-type="string" calcext:value-type="string">
            <text:p>-Meruj</text:p>
          </table:table-cell>
          <table:table-cell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 table:number-columns-repeated="2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table:formula="of:=SUM([.B55];[.D55];[.E55];[.F55])" office:value-type="float" office:value="1464.42687747036" calcext:value-type="float">
            <text:p>1464.4268774704</text:p>
          </table:table-cell>
          <table:table-cell table:style-name="ce40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40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47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47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];[.D55];[.F55])" office:value-type="float" office:value="1082.60869565217" calcext:value-type="float">
            <text:p>1082.6086956522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21" table:formula="of:=SUM([.B55:.F55])" office:value-type="float" office:value="1828.06324110672" calcext:value-type="float">
            <text:p>1828.0632411067</text:p>
          </table:table-cell>
          <table:table-cell table:style-name="ce47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/>
          <table:table-cell table:formula="of:=[.B32]/23" office:value-type="float" office:value="360.869565217391" calcext:value-type="float">
            <text:p>360.8695652174</text:p>
          </table:table-cell>
          <table:table-cell table:formula="of:=[.C32]/22" office:value-type="float" office:value="363.636363636364" calcext:value-type="float">
            <text:p>363.6363636364</text:p>
          </table:table-cell>
          <table:table-cell table:formula="of:=[.D32]/23" office:value-type="float" office:value="352.173913043478" calcext:value-type="float">
            <text:p>352.1739130435</text:p>
          </table:table-cell>
          <table:table-cell table:formula="of:=[.E32]/22" office:value-type="float" office:value="381.818181818182" calcext:value-type="float">
            <text:p>381.8181818182</text:p>
          </table:table-cell>
          <table:table-cell table:formula="of:=[.F32]/23" office:value-type="float" office:value="369.565217391304" calcext:value-type="float">
            <text:p>369.5652173913</text:p>
          </table:table-cell>
          <table:table-cell/>
          <table:table-cell table:formula="of:=SUM([.B55:.E55])" office:value-type="float" office:value="1458.49802371542" calcext:value-type="float">
            <text:p>1458.4980237154</text:p>
          </table:table-cell>
          <table:table-cell office:value-type="string" calcext:value-type="string">
            <text:p>Meruj</text:p>
          </table:table-cell>
          <table:table-cell table:number-columns-repeated="10"/>
        </table:table-row>
        <table:table-row table:style-name="ro3">
          <table:table-cell table:style-name="ce66"/>
          <table:table-cell table:number-columns-repeated="5"/>
          <table:table-cell table:style-name="ce15" table:formula="of:=SUM([.B56:.F56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C55];[.F55])" office:value-type="float" office:value="733.201581027668" calcext:value-type="float">
            <text:p>733.2015810277</text:p>
          </table:table-cell>
          <table:table-cell table:style-name="ce25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15" table:formula="of:=SUM([.H33:.H57])" office:value-type="float" office:value="41300" calcext:value-type="float">
            <text:p>41300</text:p>
          </table:table-cell>
          <table:table-cell table:style-name="ce29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<text:span text:style-name="T3">3nd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37" office:value-type="date" office:date-value="2016-07-11" calcext:value-type="date">
            <text:p>07/11/16</text:p>
          </table:table-cell>
          <table:table-cell office:value-type="float" office:value="8600" calcext:value-type="float">
            <text:p>8600</text:p>
          </table:table-cell>
          <table:table-cell office:value-type="float" office:value="8300" calcext:value-type="float">
            <text:p>8300</text:p>
          </table:table-cell>
          <table:table-cell office:value-type="float" office:value="14300" calcext:value-type="float">
            <text:p>14300</text:p>
          </table:table-cell>
          <table:table-cell office:value-type="float" office:value="15400" calcext:value-type="float">
            <text:p>15400</text:p>
          </table:table-cell>
          <table:table-cell office:value-type="float" office:value="12600" calcext:value-type="float">
            <text:p>12600</text:p>
          </table:table-cell>
          <table:table-cell table:style-name="ce15" table:formula="of:=SUM([.B61:.F61])" office:value-type="float" office:value="59200" calcext:value-type="float">
            <text:p>59200</text:p>
          </table:table-cell>
          <table:table-cell table:number-columns-repeated="12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];[.C84];[.D84];[.F84])" office:value-type="float" office:value="2106.19047619048" calcext:value-type="float">
            <text:p>2106.1904761905</text:p>
          </table:table-cell>
          <table:table-cell table:style-name="ce57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Areg</text:p>
          </table:table-cell>
          <table:table-cell office:value-type="string" calcext:value-type="string">
            <text:p>-Gayane</text:p>
          </table:table-cell>
          <table:table-cell table:number-columns-repeated="2"/>
          <table:table-cell table:formula="of:=SUM([.B84:.F84])" office:value-type="float" office:value="2916.71679197995" calcext:value-type="float">
            <text:p>2916.71679198</text:p>
          </table:table-cell>
          <table:table-cell table:style-name="ce40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table:number-columns-repeated="2" office:value-type="string" calcext:value-type="string">
            <text:p>-Areg</text:p>
          </table:table-cell>
          <table:table-cell table:number-columns-repeated="3" office:value-type="string" calcext:value-type="string">
            <text:p>+Hasmik K</text:p>
          </table:table-cell>
          <table:table-cell/>
          <table:table-cell table:formula="of:=SUM([.B84:.F84])" office:value-type="float" office:value="2916.71679197995" calcext:value-type="float">
            <text:p>2916.71679198</text:p>
          </table:table-cell>
          <table:table-cell table:style-name="ce40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];[.C84];[.F84])" office:value-type="float" office:value="1425.2380952381" calcext:value-type="float">
            <text:p>1425.2380952381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table:style-name="ce40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table:style-name="ce47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table:style-name="ce47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];[.C84];[.D84];[.E84];[.F84])" office:value-type="float" office:value="2916.71679197995" calcext:value-type="float">
            <text:p>2916.71679198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21" table:formula="of:=SUM([.B84:.F84])" office:value-type="float" office:value="2916.71679197995" calcext:value-type="float">
            <text:p>2916.71679198</text:p>
          </table:table-cell>
          <table:table-cell table:style-name="ce47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/>
          <table:table-cell table:formula="of:=[.B61]/20" office:value-type="float" office:value="430" calcext:value-type="float">
            <text:p>430</text:p>
          </table:table-cell>
          <table:table-cell table:formula="of:=[.C61]/21" office:value-type="float" office:value="395.238095238095" calcext:value-type="float">
            <text:p>395.2380952381</text:p>
          </table:table-cell>
          <table:table-cell table:formula="of:=[.D61]/21" office:value-type="float" office:value="680.952380952381" calcext:value-type="float">
            <text:p>680.9523809524</text:p>
          </table:table-cell>
          <table:table-cell table:formula="of:=[.E61]/19" office:value-type="float" office:value="810.526315789474" calcext:value-type="float">
            <text:p>810.5263157895</text:p>
          </table:table-cell>
          <table:table-cell table:formula="of:=[.F61]/21" office:value-type="float" office:value="600" calcext:value-type="float">
            <text:p>600</text:p>
          </table:table-cell>
          <table:table-cell/>
          <table:table-cell table:formula="of:=SUM([.D84:.F84])" office:value-type="float" office:value="2091.47869674185" calcext:value-type="float">
            <text:p>2091.4786967419</text:p>
          </table:table-cell>
          <table:table-cell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66"/>
          <table:table-cell table:number-columns-repeated="5"/>
          <table:table-cell table:style-name="ce15" table:formula="of:=SUM([.B85:.F85])" office:value-type="float" office:value="0" calcext:value-type="float">
            <text:p>0</text:p>
          </table:table-cell>
          <table:table-cell table:formula="of:=SUM([.C84];[.D84])" office:value-type="float" office:value="1076.19047619048" calcext:value-type="float">
            <text:p>1076.1904761905</text:p>
          </table:table-cell>
          <table:table-cell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3">
          <table:table-cell table:number-columns-repeated="7"/>
          <table:table-cell table:style-name="ce15" table:formula="of:=SUM([.H62:.H85])" office:value-type="float" office:value="59200" calcext:value-type="float">
            <text:p>59200</text:p>
          </table:table-cell>
          <table:table-cell table:style-name="ce29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<text:span text:style-name="T3">3nd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37" office:value-type="date" office:date-value="2016-07-11" calcext:value-type="date">
            <text:p>07/11/16</text:p>
          </table:table-cell>
          <table:table-cell office:value-type="float" office:value="8100" calcext:value-type="float">
            <text:p>8100</text:p>
          </table:table-cell>
          <table:table-cell office:value-type="float" office:value="8900" calcext:value-type="float">
            <text:p>8900</text:p>
          </table:table-cell>
          <table:table-cell office:value-type="float" office:value="7900" calcext:value-type="float">
            <text:p>7900</text:p>
          </table:table-cell>
          <table:table-cell office:value-type="float" office:value="7700" calcext:value-type="float">
            <text:p>7700</text:p>
          </table:table-cell>
          <table:table-cell office:value-type="float" office:value="7500" calcext:value-type="float">
            <text:p>7500</text:p>
          </table:table-cell>
          <table:table-cell table:style-name="ce15" table:formula="of:=SUM([.B90:.F90])" office:value-type="float" office:value="40100" calcext:value-type="float">
            <text:p>40100</text:p>
          </table:table-cell>
          <table:table-cell table:number-columns-repeated="12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57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table:formula="of:=SUM([.C113])" office:value-type="float" office:value="386.95652173913" calcext:value-type="float">
            <text:p>386.9565217391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+Hasmik K</text:p>
          </table:table-cell>
          <table:table-cell/>
          <table:table-cell table:formula="of:=SUM([.C113])" office:value-type="float" office:value="386.95652173913" calcext:value-type="float">
            <text:p>386.9565217391</text:p>
          </table:table-cell>
          <table:table-cell table:style-name="ce40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+Arus</text:p>
          </table:table-cell>
          <table:table-cell table:number-columns-repeated="3" office:value-type="string" calcext:value-type="string">
            <text:p>-Mane</text:p>
          </table:table-cell>
          <table:table-cell/>
          <table:table-cell table:formula="of:=SUM([.B113:.F113])" office:value-type="float" office:value="2052.74599542334" calcext:value-type="float">
            <text:p>2052.7459954234</text:p>
          </table:table-cell>
          <table:table-cell table:style-name="ce40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smik K</text:p>
          </table:table-cell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 table:number-columns-repeated="5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40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47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47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C113];[.E113])" office:value-type="float" office:value="792.219679633867" calcext:value-type="float">
            <text:p>792.2196796339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21" table:formula="of:=SUM([.B113:.F113])" office:value-type="float" office:value="2052.74599542334" calcext:value-type="float">
            <text:p>2052.7459954234</text:p>
          </table:table-cell>
          <table:table-cell table:style-name="ce47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/>
          <table:table-cell table:formula="of:=[.B90]/18" office:value-type="float" office:value="450" calcext:value-type="float">
            <text:p>450</text:p>
          </table:table-cell>
          <table:table-cell table:formula="of:=[.C90]/23" office:value-type="float" office:value="386.95652173913" calcext:value-type="float">
            <text:p>386.9565217391</text:p>
          </table:table-cell>
          <table:table-cell table:formula="of:=[.D90]/19" office:value-type="float" office:value="415.789473684211" calcext:value-type="float">
            <text:p>415.7894736842</text:p>
          </table:table-cell>
          <table:table-cell table:formula="of:=[.E90]/19" office:value-type="float" office:value="405.263157894737" calcext:value-type="float">
            <text:p>405.2631578947</text:p>
          </table:table-cell>
          <table:table-cell table:formula="of:=[.F90]/19" office:value-type="float" office:value="394.736842105263" calcext:value-type="float">
            <text:p>394.7368421053</text:p>
          </table:table-cell>
          <table:table-cell/>
          <table:table-cell table:formula="of:=SUM([.C113];[.F113])" office:value-type="float" office:value="781.693363844394" calcext:value-type="float">
            <text:p>781.6933638444</text:p>
          </table:table-cell>
          <table:table-cell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66"/>
          <table:table-cell table:number-columns-repeated="5"/>
          <table:table-cell table:style-name="ce15" table:formula="of:=SUM([.B114:.F114])" office:value-type="float" office:value="0" calcext:value-type="float">
            <text:p>0</text:p>
          </table:table-cell>
          <table:table-cell table:formula="of:=SUM([.C113];[.D113])" office:value-type="float" office:value="802.745995423341" calcext:value-type="float">
            <text:p>802.7459954233</text:p>
          </table:table-cell>
          <table:table-cell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3">
          <table:table-cell table:number-columns-repeated="7"/>
          <table:table-cell table:style-name="ce15" table:formula="of:=SUM([.H91:.H114])" office:value-type="float" office:value="40100" calcext:value-type="float">
            <text:p>40100</text:p>
          </table:table-cell>
          <table:table-cell table:style-name="ce29"/>
          <table:table-cell table:number-columns-repeated="10"/>
        </table:table-row>
      </table:table>
      <table:table table:name="Sheet22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3" table:default-cell-style-name="Default"/>
        <table:table-row table:style-name="ro1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Debt</text:p>
          </table:table-cell>
          <table:table-cell table:style-name="ce14" office:value-type="string" calcext:value-type="string">
            <text:p>Cook</text:p>
          </table:table-cell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/>
          <table:table-cell table:number-columns-repeated="2"/>
        </table:table-row>
        <table:table-row table:style-name="ro3">
          <table:table-cell table:style-name="ce37" office:value-type="string" calcext:value-type="string">
            <text:p>28/11/2016</text:p>
          </table:table-cell>
          <table:table-cell office:value-type="float" office:value="7800" calcext:value-type="float">
            <text:p>7800</text:p>
          </table:table-cell>
          <table:table-cell table:number-columns-repeated="4"/>
          <table:table-cell table:style-name="ce15" table:formula="of:=SUM([.B3:.F3])" office:value-type="float" office:value="7800" calcext:value-type="float">
            <text:p>78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6:.F26])" office:value-type="float" office:value="390" calcext:value-type="float">
            <text:p>390</text:p>
          </table:table-cell>
          <table:table-cell office:value-type="string" calcext:value-type="string">
            <text:p>Անժելա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26:.F26])" office:value-type="float" office:value="390" calcext:value-type="float">
            <text:p>390</text:p>
          </table:table-cell>
          <table:table-cell office:value-type="string" calcext:value-type="string">
            <text:p>Արմենուհի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26:.F26])" office:value-type="float" office:value="390" calcext:value-type="float">
            <text:p>390</text:p>
          </table:table-cell>
          <table:table-cell table:style-name="ce57" office:value-type="string" calcext:value-type="string">
            <text:p>Գայանե</text:p>
          </table:table-cell>
          <table:table-cell table:number-columns-repeated="3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3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6:.D26])" office:value-type="float" office:value="390" calcext:value-type="float">
            <text:p>390</text:p>
          </table:table-cell>
          <table:table-cell table:style-name="ce40" office:value-type="string" calcext:value-type="string">
            <text:p>Նանե</text:p>
          </table:table-cell>
          <table:table-cell office:value-type="float" office:value="9000" calcext:value-type="float">
            <text:p>90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6:.F26])" office:value-type="float" office:value="390" calcext:value-type="float">
            <text:p>390</text:p>
          </table:table-cell>
          <table:table-cell office:value-type="string" calcext:value-type="string">
            <text:p>Հասմիկ Դ․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6:.F26])" office:value-type="float" office:value="390" calcext:value-type="float">
            <text:p>390</text:p>
          </table:table-cell>
          <table:table-cell office:value-type="string" calcext:value-type="string">
            <text:p>Ժոզեֆ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5"/>
          <table:table-cell table:formula="of:=SUM([.C26:.F26])"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3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26:.F26])" office:value-type="float" office:value="390" calcext:value-type="float">
            <text:p>390</text:p>
          </table:table-cell>
          <table:table-cell office:value-type="string" calcext:value-type="string">
            <text:p>Մհեր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 table:number-columns-repeated="3"/>
          <table:table-cell office:value-type="string" calcext:value-type="string">
            <text:p>-Mane</text:p>
          </table:table-cell>
          <table:table-cell/>
          <table:table-cell table:formula="of:=SUM([.B26:.F26])" office:value-type="float" office:value="390" calcext:value-type="float">
            <text:p>390</text:p>
          </table:table-cell>
          <table:table-cell table:style-name="ce40" office:value-type="string" calcext:value-type="string">
            <text:p>Տարոն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-Araks</text:p>
          </table:table-cell>
          <table:table-cell table:number-columns-repeated="3"/>
          <table:table-cell office:value-type="string" calcext:value-type="string">
            <text:p>+Hasmik K</text:p>
          </table:table-cell>
          <table:table-cell/>
          <table:table-cell table:formula="of:=SUM([.B26:.F26])" office:value-type="float" office:value="390" calcext:value-type="float">
            <text:p>390</text:p>
          </table:table-cell>
          <table:table-cell office:value-type="string" calcext:value-type="string">
            <text:p>Հրաչ</text:p>
          </table:table-cell>
          <table:table-cell table:number-columns-repeated="3"/>
        </table:table-row>
        <table:table-row table:style-name="ro3">
          <table:table-cell/>
          <table:table-cell table:number-columns-repeated="5" office:value-type="string" calcext:value-type="string">
            <text:p>-Mane</text:p>
          </table:table-cell>
          <table:table-cell/>
          <table:table-cell table:formula="of:=SUM([.B26:.F26])" office:value-type="float" office:value="390" calcext:value-type="float">
            <text:p>39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 table:number-columns-repeated="5"/>
          <table:table-cell table:formula="of:=SUM([.B26:.F26])" office:value-type="float" office:value="390" calcext:value-type="float">
            <text:p>39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3"/>
        </table:table-row>
        <table:table-row table:style-name="ro3">
          <table:table-cell/>
          <table:table-cell table:number-columns-repeated="3" office:value-type="string" calcext:value-type="string">
            <text:p>+Arus</text:p>
          </table:table-cell>
          <table:table-cell table:number-columns-repeated="3"/>
          <table:table-cell table:formula="of:=SUM([.B26:.F26])" office:value-type="float" office:value="390" calcext:value-type="float">
            <text:p>390</text:p>
          </table:table-cell>
          <table:table-cell office:value-type="string" calcext:value-type="string">
            <text:p>Նաիրա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26:.F26])" office:value-type="float" office:value="390" calcext:value-type="float">
            <text:p>390</text:p>
          </table:table-cell>
          <table:table-cell office:value-type="string" calcext:value-type="string">
            <text:p>Թամարա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C26:.F26])" office:value-type="float" office:value="0" calcext:value-type="float">
            <text:p>0</text:p>
          </table:table-cell>
          <table:table-cell office:value-type="string" calcext:value-type="string">
            <text:p>Edgar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26:.F26])" office:value-type="float" office:value="390" calcext:value-type="float">
            <text:p>390</text:p>
          </table:table-cell>
          <table:table-cell office:value-type="string" calcext:value-type="string">
            <text:p>Smbat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C26:.F26])" office:value-type="float" office:value="0" calcext:value-type="float">
            <text:p>0</text:p>
          </table:table-cell>
          <table:table-cell office:value-type="string" calcext:value-type="string">
            <text:p>Araks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26:.F26])" office:value-type="float" office:value="390" calcext:value-type="float">
            <text:p>390</text:p>
          </table:table-cell>
          <table:table-cell office:value-type="string" calcext:value-type="string">
            <text:p>Jirayr</text:p>
          </table:table-cell>
          <table:table-cell table:number-columns-repeated="3"/>
        </table:table-row>
        <table:table-row table:style-name="ro3">
          <table:table-cell table:number-columns-repeated="7"/>
          <table:table-cell table:style-name="ce21" table:formula="of:=SUM([.B26:.F26])" office:value-type="float" office:value="390" calcext:value-type="float">
            <text:p>390</text:p>
          </table:table-cell>
          <table:table-cell table:style-name="ce47" office:value-type="string" calcext:value-type="string">
            <text:p>Gevor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26:.F26])" office:value-type="float" office:value="390" calcext:value-type="float">
            <text:p>390</text:p>
          </table:table-cell>
          <table:table-cell office:value-type="string" calcext:value-type="string">
            <text:p>Ani G</text:p>
          </table:table-cell>
          <table:table-cell table:style-name="ce21"/>
          <table:table-cell table:number-columns-repeated="2"/>
        </table:table-row>
        <table:table-row table:style-name="ro3">
          <table:table-cell/>
          <table:table-cell table:formula="of:=[.B3]/20" office:value-type="float" office:value="390" calcext:value-type="float">
            <text:p>390</text:p>
          </table:table-cell>
          <table:table-cell table:formula="of:=[.C3]/24" office:value-type="float" office:value="0" calcext:value-type="float">
            <text:p>0</text:p>
          </table:table-cell>
          <table:table-cell table:formula="of:=[.D3]/23" office:value-type="float" office:value="0" calcext:value-type="float">
            <text:p>0</text:p>
          </table:table-cell>
          <table:table-cell table:formula="of:=[.E3]/20" office:value-type="float" office:value="0" calcext:value-type="float">
            <text:p>0</text:p>
          </table:table-cell>
          <table:table-cell table:formula="of:=[.F3]/21" office:value-type="float" office:value="0" calcext:value-type="float">
            <text:p>0</text:p>
          </table:table-cell>
          <table:table-cell/>
          <table:table-cell table:formula="of:=SUM([.B26:.F26])" office:value-type="float" office:value="390" calcext:value-type="float">
            <text:p>390</text:p>
          </table:table-cell>
          <table:table-cell office:value-type="string" calcext:value-type="string">
            <text:p>Hasmik K</text:p>
          </table:table-cell>
          <table:table-cell table:number-columns-repeated="3"/>
        </table:table-row>
        <table:table-row table:style-name="ro3">
          <table:table-cell table:style-name="ce66"/>
          <table:table-cell table:number-columns-repeated="5"/>
          <table:table-cell table:style-name="ce15" table:formula="of:=SUM([.B27:.F27])" office:value-type="float" office:value="0" calcext:value-type="float">
            <text:p>0</text:p>
          </table:table-cell>
          <table:table-cell table:formula="of:=SUM([.B26:.D26])" office:value-type="float" office:value="390" calcext:value-type="float">
            <text:p>390</text:p>
          </table:table-cell>
          <table:table-cell office:value-type="string" calcext:value-type="string">
            <text:p>Arus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26:.F26])" office:value-type="float" office:value="390" calcext:value-type="float">
            <text:p>390</text:p>
          </table:table-cell>
          <table:table-cell office:value-type="string" calcext:value-type="string">
            <text:p>Vahe</text:p>
          </table:table-cell>
          <table:table-cell table:number-columns-repeated="3"/>
        </table:table-row>
        <table:table-row table:style-name="ro3">
          <table:table-cell table:number-columns-repeated="7"/>
          <table:table-cell table:style-name="ce15" table:formula="of:=SUM([.H4:.H28])" office:value-type="float" office:value="7800" calcext:value-type="float">
            <text:p>7800</text:p>
          </table:table-cell>
          <table:table-cell table:style-name="ce29" office:value-type="float" office:value="4500" calcext:value-type="float">
            <text:p>4500</text:p>
          </table:table-cell>
          <table:table-cell table:style-name="ce15"/>
          <table:table-cell/>
          <table:table-cell table:style-name="ce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3"/>
        </table:table-row>
        <table:table-row table:style-name="ro7">
          <table:table-cell office:value-type="string" calcext:value-type="string">
            <text:p><text:span text:style-name="T3">2ndt</text:span></text:p>
          </table:table-cell>
          <table:table-cell table:number-columns-repeated="7"/>
          <table:table-cell table:style-name="Default"/>
          <table:table-cell table:number-columns-repeated="3"/>
        </table:table-row>
        <table:table-row table:style-name="ro3">
          <table:table-cell table:style-name="ce37" office:value-type="string" calcext:value-type="string">
            <text:p>28/11/2016</text:p>
          </table:table-cell>
          <table:table-cell table:number-columns-repeated="5"/>
          <table:table-cell table:style-name="ce15" table:formula="of:=SUM([.B33:.F33])" office:value-type="float" office:value="0" calcext:value-type="float">
            <text:p>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56:.F56])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56:.F56])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56:.F56])"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number-columns-repeated="3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3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56:.D56])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56:.F56])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56:.F56])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3"/>
        </table:table-row>
        <table:table-row table:style-name="ro3">
          <table:table-cell table:number-columns-repeated="2"/>
          <table:table-cell office:value-type="string" calcext:value-type="string">
            <text:p>+Hasmik K</text:p>
          </table:table-cell>
          <table:table-cell table:number-columns-repeated="2"/>
          <table:table-cell office:value-type="string" calcext:value-type="string">
            <text:p>+Hasmik K</text:p>
          </table:table-cell>
          <table:table-cell/>
          <table:table-cell table:formula="of:=SUM([.C56:.F56])"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3"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56:.F56])" office:value-type="float" office:value="0" calcext:value-type="float">
            <text:p>0</text:p>
          </table:table-cell>
          <table:table-cell office:value-type="string" calcext:value-type="string">
            <text:p>Մհեր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56:.F56])"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56:.F56])"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56:.F56])"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56:.F56])"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56:.F56])"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56:.F56])"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C56:.F56])" office:value-type="float" office:value="0" calcext:value-type="float">
            <text:p>0</text:p>
          </table:table-cell>
          <table:table-cell office:value-type="string" calcext:value-type="string">
            <text:p>Edgar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56:.F56])" office:value-type="float" office:value="0" calcext:value-type="float">
            <text:p>0</text:p>
          </table:table-cell>
          <table:table-cell office:value-type="string" calcext:value-type="string">
            <text:p>Smbat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C56:.F56])" office:value-type="float" office:value="0" calcext:value-type="float">
            <text:p>0</text:p>
          </table:table-cell>
          <table:table-cell office:value-type="string" calcext:value-type="string">
            <text:p>Araks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56:.F56])" office:value-type="float" office:value="0" calcext:value-type="float">
            <text:p>0</text:p>
          </table:table-cell>
          <table:table-cell office:value-type="string" calcext:value-type="string">
            <text:p>Jirayr</text:p>
          </table:table-cell>
          <table:table-cell table:number-columns-repeated="3"/>
        </table:table-row>
        <table:table-row table:style-name="ro3">
          <table:table-cell table:number-columns-repeated="7"/>
          <table:table-cell table:style-name="ce21" table:formula="of:=SUM([.B56:.F56])" office:value-type="float" office:value="0" calcext:value-type="float">
            <text:p>0</text:p>
          </table:table-cell>
          <table:table-cell table:style-name="ce47" office:value-type="string" calcext:value-type="string">
            <text:p>Gevor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56:.F56])"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3"/>
        </table:table-row>
        <table:table-row table:style-name="ro3">
          <table:table-cell/>
          <table:table-cell table:formula="of:=[.B33]/20" office:value-type="float" office:value="0" calcext:value-type="float">
            <text:p>0</text:p>
          </table:table-cell>
          <table:table-cell table:formula="of:=[.C33]/24" office:value-type="float" office:value="0" calcext:value-type="float">
            <text:p>0</text:p>
          </table:table-cell>
          <table:table-cell table:formula="of:=[.D33]/23" office:value-type="float" office:value="0" calcext:value-type="float">
            <text:p>0</text:p>
          </table:table-cell>
          <table:table-cell table:formula="of:=[.E33]/20" office:value-type="float" office:value="0" calcext:value-type="float">
            <text:p>0</text:p>
          </table:table-cell>
          <table:table-cell table:formula="of:=[.F33]/21" office:value-type="float" office:value="0" calcext:value-type="float">
            <text:p>0</text:p>
          </table:table-cell>
          <table:table-cell/>
          <table:table-cell table:formula="of:=SUM([.B56:.F56])" office:value-type="float" office:value="0" calcext:value-type="float">
            <text:p>0</text:p>
          </table:table-cell>
          <table:table-cell office:value-type="string" calcext:value-type="string">
            <text:p>Hasmik K</text:p>
          </table:table-cell>
          <table:table-cell table:number-columns-repeated="3"/>
        </table:table-row>
        <table:table-row table:style-name="ro3">
          <table:table-cell table:style-name="ce66"/>
          <table:table-cell table:number-columns-repeated="5"/>
          <table:table-cell table:style-name="ce15" table:formula="of:=SUM([.B57:.F57])" office:value-type="float" office:value="0" calcext:value-type="float">
            <text:p>0</text:p>
          </table:table-cell>
          <table:table-cell table:formula="of:=SUM([.B56:.D56])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56:.F56])" office:value-type="float" office:value="0" calcext:value-type="float">
            <text:p>0</text:p>
          </table:table-cell>
          <table:table-cell office:value-type="string" calcext:value-type="string">
            <text:p>Vahe</text:p>
          </table:table-cell>
          <table:table-cell table:number-columns-repeated="3"/>
        </table:table-row>
        <table:table-row table:style-name="ro3">
          <table:table-cell table:number-columns-repeated="7"/>
          <table:table-cell table:style-name="ce15" table:formula="of:=SUM([.H34:.H58])" office:value-type="float" office:value="0" calcext:value-type="float">
            <text:p>0</text:p>
          </table:table-cell>
          <table:table-cell table:style-name="ce29"/>
          <table:table-cell table:number-columns-repeated="3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3"/>
        </table:table-row>
        <table:table-row table:style-name="ro7">
          <table:table-cell office:value-type="string" calcext:value-type="string">
            <text:p><text:span text:style-name="T3">2ndt</text:span></text:p>
          </table:table-cell>
          <table:table-cell table:number-columns-repeated="7"/>
          <table:table-cell table:style-name="Default"/>
          <table:table-cell table:number-columns-repeated="3"/>
        </table:table-row>
        <table:table-row table:style-name="ro3">
          <table:table-cell table:style-name="ce37" office:value-type="string" calcext:value-type="string">
            <text:p>28/11/2016</text:p>
          </table:table-cell>
          <table:table-cell table:number-columns-repeated="5"/>
          <table:table-cell table:style-name="ce15" table:formula="of:=SUM([.B63:.F63])" office:value-type="float" office:value="0" calcext:value-type="float">
            <text:p>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86:.F86])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86:.F86])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86:.F86])"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number-columns-repeated="3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3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86:.D86])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86:.F86])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86:.F86])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3"/>
        </table:table-row>
        <table:table-row table:style-name="ro3">
          <table:table-cell table:number-columns-repeated="2"/>
          <table:table-cell office:value-type="string" calcext:value-type="string">
            <text:p>+Hasmik K</text:p>
          </table:table-cell>
          <table:table-cell office:value-type="string" calcext:value-type="string">
            <text:p>+Arus</text:p>
          </table:table-cell>
          <table:table-cell/>
          <table:table-cell office:value-type="string" calcext:value-type="string">
            <text:p>+Hasmik K</text:p>
          </table:table-cell>
          <table:table-cell/>
          <table:table-cell table:formula="of:=SUM([.C86:.F86])"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3"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86:.F86])" office:value-type="float" office:value="0" calcext:value-type="float">
            <text:p>0</text:p>
          </table:table-cell>
          <table:table-cell office:value-type="string" calcext:value-type="string">
            <text:p>Մհեր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86:.F86])"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86:.F86])"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86:.F86])"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86:.F86])"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86:.F86])"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86:.F86])"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C86:.F86])" office:value-type="float" office:value="0" calcext:value-type="float">
            <text:p>0</text:p>
          </table:table-cell>
          <table:table-cell office:value-type="string" calcext:value-type="string">
            <text:p>Edgar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86:.F86])" office:value-type="float" office:value="0" calcext:value-type="float">
            <text:p>0</text:p>
          </table:table-cell>
          <table:table-cell office:value-type="string" calcext:value-type="string">
            <text:p>Smbat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C86:.F86])" office:value-type="float" office:value="0" calcext:value-type="float">
            <text:p>0</text:p>
          </table:table-cell>
          <table:table-cell office:value-type="string" calcext:value-type="string">
            <text:p>Araks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86:.F86])" office:value-type="float" office:value="0" calcext:value-type="float">
            <text:p>0</text:p>
          </table:table-cell>
          <table:table-cell office:value-type="string" calcext:value-type="string">
            <text:p>Jirayr</text:p>
          </table:table-cell>
          <table:table-cell table:number-columns-repeated="3"/>
        </table:table-row>
        <table:table-row table:style-name="ro3">
          <table:table-cell table:number-columns-repeated="7"/>
          <table:table-cell table:style-name="ce21" table:formula="of:=SUM([.B86:.F86])" office:value-type="float" office:value="0" calcext:value-type="float">
            <text:p>0</text:p>
          </table:table-cell>
          <table:table-cell table:style-name="ce47" office:value-type="string" calcext:value-type="string">
            <text:p>Gevor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86:.F86])"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3"/>
        </table:table-row>
        <table:table-row table:style-name="ro3">
          <table:table-cell/>
          <table:table-cell table:formula="of:=[.B63]/20" office:value-type="float" office:value="0" calcext:value-type="float">
            <text:p>0</text:p>
          </table:table-cell>
          <table:table-cell table:formula="of:=[.C63]/24" office:value-type="float" office:value="0" calcext:value-type="float">
            <text:p>0</text:p>
          </table:table-cell>
          <table:table-cell table:formula="of:=[.D63]/23" office:value-type="float" office:value="0" calcext:value-type="float">
            <text:p>0</text:p>
          </table:table-cell>
          <table:table-cell table:formula="of:=[.E63]/20" office:value-type="float" office:value="0" calcext:value-type="float">
            <text:p>0</text:p>
          </table:table-cell>
          <table:table-cell table:formula="of:=[.F63]/21" office:value-type="float" office:value="0" calcext:value-type="float">
            <text:p>0</text:p>
          </table:table-cell>
          <table:table-cell/>
          <table:table-cell table:formula="of:=SUM([.B86:.F86])" office:value-type="float" office:value="0" calcext:value-type="float">
            <text:p>0</text:p>
          </table:table-cell>
          <table:table-cell office:value-type="string" calcext:value-type="string">
            <text:p>Hasmik K</text:p>
          </table:table-cell>
          <table:table-cell table:number-columns-repeated="3"/>
        </table:table-row>
        <table:table-row table:style-name="ro3">
          <table:table-cell table:style-name="ce66"/>
          <table:table-cell table:number-columns-repeated="5"/>
          <table:table-cell table:style-name="ce15" table:formula="of:=SUM([.B87:.F87])" office:value-type="float" office:value="0" calcext:value-type="float">
            <text:p>0</text:p>
          </table:table-cell>
          <table:table-cell table:formula="of:=SUM([.B86:.D86])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86:.F86])" office:value-type="float" office:value="0" calcext:value-type="float">
            <text:p>0</text:p>
          </table:table-cell>
          <table:table-cell office:value-type="string" calcext:value-type="string">
            <text:p>Vahe</text:p>
          </table:table-cell>
          <table:table-cell table:number-columns-repeated="3"/>
        </table:table-row>
        <table:table-row table:style-name="ro3">
          <table:table-cell table:number-columns-repeated="7"/>
          <table:table-cell table:style-name="ce15" table:formula="of:=SUM([.H64:.H88])" office:value-type="float" office:value="0" calcext:value-type="float">
            <text:p>0</text:p>
          </table:table-cell>
          <table:table-cell table:style-name="ce29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currency-symbol>$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8">00/00/0000</text:date>, <text:time style:data-style-name="N2" text:time-value="12:36:18.48498070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6-11-28T12:36:56.226425677</dc:date>
    <meta:editing-duration>P11DT7H48M39S</meta:editing-duration>
    <meta:editing-cycles>3413</meta:editing-cycles>
    <meta:generator>LibreOffice/4.2.8.2$Linux_X86_64 LibreOffice_project/420m0$Build-2</meta:generator>
    <meta:document-statistic meta:table-count="21" meta:cell-count="9766" meta:object-count="0"/>
  </office:meta>
</office:document-meta>
</file>